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text-properties fo:font-weight="bold" officeooo:paragraph-rsid="03b926b9" style:font-weight-asian="bold" style:font-weight-complex="bold"/>
    </style:style>
    <style:style style:name="P29" style:family="paragraph" style:parent-style-name="Standard">
      <style:text-properties fo:font-weight="bold" officeooo:paragraph-rsid="03c46ef4" style:font-weight-asian="bold" style:font-weight-complex="bold"/>
    </style:style>
    <style:style style:name="P30" style:family="paragraph" style:parent-style-name="Standard">
      <style:text-properties fo:font-weight="bold" officeooo:paragraph-rsid="03d95e4f" style:font-weight-asian="bold" style:font-weight-complex="bold"/>
    </style:style>
    <style:style style:name="P31" style:family="paragraph" style:parent-style-name="Standard">
      <style:text-properties fo:font-weight="bold" officeooo:paragraph-rsid="041aec18" style:font-weight-asian="bold" style:font-weight-complex="bold"/>
    </style:style>
    <style:style style:name="P32" style:family="paragraph" style:parent-style-name="Standard">
      <style:text-properties fo:font-weight="bold" officeooo:paragraph-rsid="042b91e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1465b56"/>
    </style:style>
    <style:style style:name="P35" style:family="paragraph" style:parent-style-name="Standard">
      <style:paragraph-properties fo:text-align="center" style:justify-single-word="false"/>
      <style:text-properties officeooo:paragraph-rsid="0149565a"/>
    </style:style>
    <style:style style:name="P36" style:family="paragraph" style:parent-style-name="Standard">
      <style:paragraph-properties fo:text-align="center" style:justify-single-word="false"/>
      <style:text-properties officeooo:paragraph-rsid="0164559d"/>
    </style:style>
    <style:style style:name="P37" style:family="paragraph" style:parent-style-name="Standard">
      <style:paragraph-properties fo:text-align="center" style:justify-single-word="false"/>
      <style:text-properties officeooo:paragraph-rsid="016bb559"/>
    </style:style>
    <style:style style:name="P38" style:family="paragraph" style:parent-style-name="Standard">
      <style:paragraph-properties fo:text-align="center" style:justify-single-word="false"/>
      <style:text-properties officeooo:paragraph-rsid="01bd0f67"/>
    </style:style>
    <style:style style:name="P39" style:family="paragraph" style:parent-style-name="Standard">
      <style:paragraph-properties fo:text-align="center" style:justify-single-word="false"/>
      <style:text-properties officeooo:paragraph-rsid="01c1d024"/>
    </style:style>
    <style:style style:name="P40" style:family="paragraph" style:parent-style-name="Standard">
      <style:paragraph-properties fo:text-align="center" style:justify-single-word="false"/>
      <style:text-properties officeooo:paragraph-rsid="01cb91a6"/>
    </style:style>
    <style:style style:name="P41" style:family="paragraph" style:parent-style-name="Standard">
      <style:paragraph-properties fo:text-align="center" style:justify-single-word="false"/>
      <style:text-properties officeooo:paragraph-rsid="01d4e3ac"/>
    </style:style>
    <style:style style:name="P42" style:family="paragraph" style:parent-style-name="Standard">
      <style:paragraph-properties fo:text-align="center" style:justify-single-word="false"/>
      <style:text-properties officeooo:paragraph-rsid="01dcf296"/>
    </style:style>
    <style:style style:name="P43" style:family="paragraph" style:parent-style-name="Standard">
      <style:paragraph-properties fo:text-align="center" style:justify-single-word="false"/>
      <style:text-properties officeooo:paragraph-rsid="02a8e881"/>
    </style:style>
    <style:style style:name="P44" style:family="paragraph" style:parent-style-name="Standard">
      <style:paragraph-properties fo:text-align="center" style:justify-single-word="false"/>
      <style:text-properties officeooo:paragraph-rsid="02ae637f"/>
    </style:style>
    <style:style style:name="P45" style:family="paragraph" style:parent-style-name="Standard">
      <style:paragraph-properties fo:text-align="center" style:justify-single-word="false"/>
      <style:text-properties officeooo:paragraph-rsid="02b835c8"/>
    </style:style>
    <style:style style:name="P46" style:family="paragraph" style:parent-style-name="Standard">
      <style:paragraph-properties fo:text-align="center" style:justify-single-word="false"/>
      <style:text-properties officeooo:paragraph-rsid="02d19655"/>
    </style:style>
    <style:style style:name="P47" style:family="paragraph" style:parent-style-name="Standard">
      <style:paragraph-properties fo:text-align="center" style:justify-single-word="false"/>
      <style:text-properties officeooo:paragraph-rsid="034b4241"/>
    </style:style>
    <style:style style:name="P48" style:family="paragraph" style:parent-style-name="Standard">
      <style:paragraph-properties fo:text-align="center" style:justify-single-word="false"/>
      <style:text-properties officeooo:paragraph-rsid="0368b3a9"/>
    </style:style>
    <style:style style:name="P49" style:family="paragraph" style:parent-style-name="Standard">
      <style:paragraph-properties fo:text-align="center" style:justify-single-word="false"/>
      <style:text-properties officeooo:paragraph-rsid="03ae1542"/>
    </style:style>
    <style:style style:name="P50" style:family="paragraph" style:parent-style-name="Standard">
      <style:paragraph-properties fo:text-align="center" style:justify-single-word="false"/>
      <style:text-properties officeooo:paragraph-rsid="03b07332"/>
    </style:style>
    <style:style style:name="P51" style:family="paragraph" style:parent-style-name="Standard">
      <style:paragraph-properties fo:text-align="center" style:justify-single-word="false"/>
      <style:text-properties officeooo:paragraph-rsid="0346697a"/>
    </style:style>
    <style:style style:name="P52" style:family="paragraph" style:parent-style-name="Standard">
      <style:paragraph-properties fo:text-align="center" style:justify-single-word="false"/>
      <style:text-properties officeooo:paragraph-rsid="04172718"/>
    </style:style>
    <style:style style:name="P53" style:family="paragraph" style:parent-style-name="Standard">
      <style:paragraph-properties fo:text-align="center" style:justify-single-word="false"/>
      <style:text-properties officeooo:paragraph-rsid="02b7df84"/>
    </style:style>
    <style:style style:name="P54" style:family="paragraph" style:parent-style-name="Standard">
      <style:paragraph-properties fo:text-align="center" style:justify-single-word="false"/>
      <style:text-properties officeooo:paragraph-rsid="0418e30b"/>
    </style:style>
    <style:style style:name="P55" style:family="paragraph" style:parent-style-name="Standard">
      <style:paragraph-properties fo:text-align="center" style:justify-single-word="false"/>
      <style:text-properties officeooo:paragraph-rsid="041aec18"/>
    </style:style>
    <style:style style:name="P56" style:family="paragraph" style:parent-style-name="Standard">
      <style:paragraph-properties fo:text-align="center" style:justify-single-word="false"/>
      <style:text-properties officeooo:paragraph-rsid="042b91e7"/>
    </style:style>
    <style:style style:name="P5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5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6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6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6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end" style:justify-single-word="false"/>
    </style:style>
    <style:style style:name="P66" style:family="paragraph" style:parent-style-name="Standard">
      <style:paragraph-properties fo:text-align="end" style:justify-single-word="false"/>
      <style:text-properties officeooo:paragraph-rsid="01d027d3"/>
    </style:style>
    <style:style style:name="P67" style:family="paragraph" style:parent-style-name="Standard">
      <style:paragraph-properties fo:text-align="end" style:justify-single-word="false"/>
      <style:text-properties officeooo:paragraph-rsid="01d4e3ac"/>
    </style:style>
    <style:style style:name="P68" style:family="paragraph" style:parent-style-name="Standard">
      <style:paragraph-properties fo:text-align="end" style:justify-single-word="false"/>
      <style:text-properties officeooo:paragraph-rsid="01dcf296"/>
    </style:style>
    <style:style style:name="P69" style:family="paragraph" style:parent-style-name="Standard">
      <style:paragraph-properties fo:text-align="end" style:justify-single-word="false"/>
      <style:text-properties officeooo:paragraph-rsid="01465b56"/>
    </style:style>
    <style:style style:name="P70" style:family="paragraph" style:parent-style-name="Standard">
      <style:paragraph-properties fo:text-align="end" style:justify-single-word="false"/>
      <style:text-properties officeooo:paragraph-rsid="0149565a"/>
    </style:style>
    <style:style style:name="P71" style:family="paragraph" style:parent-style-name="Standard">
      <style:paragraph-properties fo:text-align="end" style:justify-single-word="false"/>
      <style:text-properties officeooo:paragraph-rsid="0157a40b"/>
    </style:style>
    <style:style style:name="P72" style:family="paragraph" style:parent-style-name="Standard">
      <style:paragraph-properties fo:text-align="end" style:justify-single-word="false"/>
      <style:text-properties officeooo:paragraph-rsid="0164559d"/>
    </style:style>
    <style:style style:name="P73" style:family="paragraph" style:parent-style-name="Standard">
      <style:paragraph-properties fo:text-align="end" style:justify-single-word="false"/>
      <style:text-properties officeooo:paragraph-rsid="016bb559"/>
    </style:style>
    <style:style style:name="P74" style:family="paragraph" style:parent-style-name="Standard">
      <style:paragraph-properties fo:text-align="end" style:justify-single-word="false"/>
      <style:text-properties officeooo:paragraph-rsid="0175a044"/>
    </style:style>
    <style:style style:name="P75" style:family="paragraph" style:parent-style-name="Standard">
      <style:paragraph-properties fo:text-align="end" style:justify-single-word="false"/>
      <style:text-properties officeooo:paragraph-rsid="017c7f61"/>
    </style:style>
    <style:style style:name="P76" style:family="paragraph" style:parent-style-name="Standard">
      <style:paragraph-properties fo:text-align="end" style:justify-single-word="false"/>
      <style:text-properties officeooo:paragraph-rsid="01f9159a"/>
    </style:style>
    <style:style style:name="P77" style:family="paragraph" style:parent-style-name="Standard">
      <style:paragraph-properties fo:text-align="end" style:justify-single-word="false"/>
      <style:text-properties officeooo:paragraph-rsid="02a8e881"/>
    </style:style>
    <style:style style:name="P78" style:family="paragraph" style:parent-style-name="Standard">
      <style:paragraph-properties fo:text-align="end" style:justify-single-word="false"/>
      <style:text-properties officeooo:paragraph-rsid="02da971e"/>
    </style:style>
    <style:style style:name="P79" style:family="paragraph" style:parent-style-name="Standard">
      <style:paragraph-properties fo:text-align="end" style:justify-single-word="false"/>
      <style:text-properties officeooo:paragraph-rsid="034b4241"/>
    </style:style>
    <style:style style:name="P80" style:family="paragraph" style:parent-style-name="Standard">
      <style:paragraph-properties fo:text-align="end" style:justify-single-word="false"/>
      <style:text-properties officeooo:paragraph-rsid="041aec18"/>
    </style:style>
    <style:style style:name="P81" style:family="paragraph" style:parent-style-name="Standard">
      <style:paragraph-properties fo:text-align="end" style:justify-single-word="false"/>
      <style:text-properties officeooo:paragraph-rsid="042b91e7"/>
    </style:style>
    <style:style style:name="P82" style:family="paragraph" style:parent-style-name="Standard">
      <style:text-properties officeooo:paragraph-rsid="01451aa0"/>
    </style:style>
    <style:style style:name="P83" style:family="paragraph" style:parent-style-name="Standard">
      <style:text-properties officeooo:paragraph-rsid="0145ca26"/>
    </style:style>
    <style:style style:name="P84" style:family="paragraph" style:parent-style-name="Standard">
      <style:text-properties officeooo:paragraph-rsid="01465b56"/>
    </style:style>
    <style:style style:name="P85" style:family="paragraph" style:parent-style-name="Standard">
      <style:text-properties officeooo:paragraph-rsid="0148972c"/>
    </style:style>
    <style:style style:name="P86" style:family="paragraph" style:parent-style-name="Standard">
      <style:text-properties officeooo:paragraph-rsid="0149565a"/>
    </style:style>
    <style:style style:name="P87" style:family="paragraph" style:parent-style-name="Standard">
      <style:text-properties officeooo:paragraph-rsid="0157a40b"/>
    </style:style>
    <style:style style:name="P88" style:family="paragraph" style:parent-style-name="Standard">
      <style:text-properties officeooo:rsid="015a209f" officeooo:paragraph-rsid="0164559d"/>
    </style:style>
    <style:style style:name="P89" style:family="paragraph" style:parent-style-name="Standard">
      <style:text-properties officeooo:rsid="015a209f" officeooo:paragraph-rsid="016bb559"/>
    </style:style>
    <style:style style:name="P90" style:family="paragraph" style:parent-style-name="Standard">
      <style:text-properties officeooo:rsid="015a209f" officeooo:paragraph-rsid="0175a044"/>
    </style:style>
    <style:style style:name="P91" style:family="paragraph" style:parent-style-name="Standard">
      <style:text-properties officeooo:rsid="015a209f" officeooo:paragraph-rsid="017c7f61"/>
    </style:style>
    <style:style style:name="P92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93" style:family="paragraph" style:parent-style-name="Standard">
      <style:text-properties officeooo:rsid="015a209f" officeooo:paragraph-rsid="01f9159a"/>
    </style:style>
    <style:style style:name="P94" style:family="paragraph" style:parent-style-name="Standard">
      <style:text-properties officeooo:rsid="015a209f" officeooo:paragraph-rsid="02a8e881"/>
    </style:style>
    <style:style style:name="P95" style:family="paragraph" style:parent-style-name="Standard">
      <style:text-properties officeooo:paragraph-rsid="015ff9c9"/>
    </style:style>
    <style:style style:name="P96" style:family="paragraph" style:parent-style-name="Standard">
      <style:text-properties officeooo:paragraph-rsid="0164559d"/>
    </style:style>
    <style:style style:name="P97" style:family="paragraph" style:parent-style-name="Standard">
      <style:text-properties officeooo:paragraph-rsid="016bb559"/>
    </style:style>
    <style:style style:name="P98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99" style:family="paragraph" style:parent-style-name="Standard">
      <style:text-properties officeooo:paragraph-rsid="0172b0f7"/>
    </style:style>
    <style:style style:name="P100" style:family="paragraph" style:parent-style-name="Standard">
      <style:text-properties officeooo:paragraph-rsid="01610df2"/>
    </style:style>
    <style:style style:name="P101" style:family="paragraph" style:parent-style-name="Standard">
      <style:text-properties officeooo:paragraph-rsid="0175a044"/>
    </style:style>
    <style:style style:name="P102" style:family="paragraph" style:parent-style-name="Standard">
      <style:text-properties officeooo:paragraph-rsid="01785620"/>
    </style:style>
    <style:style style:name="P103" style:family="paragraph" style:parent-style-name="Standard">
      <style:text-properties officeooo:paragraph-rsid="017c7f61"/>
    </style:style>
    <style:style style:name="P104" style:family="paragraph" style:parent-style-name="Standard">
      <style:text-properties officeooo:paragraph-rsid="01853232"/>
    </style:style>
    <style:style style:name="P105" style:family="paragraph" style:parent-style-name="Standard">
      <style:text-properties officeooo:paragraph-rsid="0188b1cd"/>
    </style:style>
    <style:style style:name="P106" style:family="paragraph" style:parent-style-name="Standard">
      <style:text-properties officeooo:paragraph-rsid="0199cb7e"/>
    </style:style>
    <style:style style:name="P107" style:family="paragraph" style:parent-style-name="Standard">
      <style:text-properties officeooo:paragraph-rsid="019cea50"/>
    </style:style>
    <style:style style:name="P108" style:family="paragraph" style:parent-style-name="Standard">
      <style:text-properties officeooo:paragraph-rsid="01a1e1c5"/>
    </style:style>
    <style:style style:name="P109" style:family="paragraph" style:parent-style-name="Standard">
      <style:text-properties officeooo:paragraph-rsid="01a2819f"/>
    </style:style>
    <style:style style:name="P110" style:family="paragraph" style:parent-style-name="Standard">
      <style:text-properties officeooo:paragraph-rsid="01a44d6e"/>
    </style:style>
    <style:style style:name="P111" style:family="paragraph" style:parent-style-name="Standard">
      <style:text-properties officeooo:paragraph-rsid="01a84616"/>
    </style:style>
    <style:style style:name="P112" style:family="paragraph" style:parent-style-name="Standard">
      <style:text-properties officeooo:paragraph-rsid="01bd0f67"/>
    </style:style>
    <style:style style:name="P113" style:family="paragraph" style:parent-style-name="Standard">
      <style:text-properties officeooo:paragraph-rsid="01c1d024"/>
    </style:style>
    <style:style style:name="P114" style:family="paragraph" style:parent-style-name="Standard">
      <style:text-properties officeooo:paragraph-rsid="01cb91a6"/>
    </style:style>
    <style:style style:name="P115" style:family="paragraph" style:parent-style-name="Standard">
      <style:text-properties officeooo:paragraph-rsid="01d4e3ac"/>
    </style:style>
    <style:style style:name="P116" style:family="paragraph" style:parent-style-name="Standard">
      <style:text-properties officeooo:paragraph-rsid="01dcf296"/>
    </style:style>
    <style:style style:name="P117" style:family="paragraph" style:parent-style-name="Standard">
      <style:text-properties officeooo:paragraph-rsid="01f9159a"/>
    </style:style>
    <style:style style:name="P118" style:family="paragraph" style:parent-style-name="Standard">
      <style:text-properties officeooo:paragraph-rsid="0206ee81"/>
    </style:style>
    <style:style style:name="P119" style:family="paragraph" style:parent-style-name="Standard">
      <style:text-properties officeooo:paragraph-rsid="02174862"/>
    </style:style>
    <style:style style:name="P120" style:family="paragraph" style:parent-style-name="Standard">
      <style:text-properties officeooo:rsid="02174862" officeooo:paragraph-rsid="02174862"/>
    </style:style>
    <style:style style:name="P121" style:family="paragraph" style:parent-style-name="Standard">
      <style:text-properties officeooo:rsid="02174862" officeooo:paragraph-rsid="0263e4cc"/>
    </style:style>
    <style:style style:name="P122" style:family="paragraph" style:parent-style-name="Standard">
      <style:text-properties officeooo:rsid="02174862" officeooo:paragraph-rsid="02d4eb54"/>
    </style:style>
    <style:style style:name="P123" style:family="paragraph" style:parent-style-name="Standard">
      <style:text-properties officeooo:rsid="02174862" officeooo:paragraph-rsid="032a3257"/>
    </style:style>
    <style:style style:name="P124" style:family="paragraph" style:parent-style-name="Standard">
      <style:text-properties officeooo:rsid="02174862" officeooo:paragraph-rsid="032c12c9"/>
    </style:style>
    <style:style style:name="P125" style:family="paragraph" style:parent-style-name="Standard">
      <style:text-properties officeooo:paragraph-rsid="02656083"/>
    </style:style>
    <style:style style:name="P126" style:family="paragraph" style:parent-style-name="Standard">
      <style:text-properties officeooo:paragraph-rsid="02a8e881"/>
    </style:style>
    <style:style style:name="P127" style:family="paragraph" style:parent-style-name="Standard">
      <style:paragraph-properties fo:text-align="justify" style:justify-single-word="false"/>
    </style:style>
    <style:style style:name="P128" style:family="paragraph" style:parent-style-name="Standard">
      <style:paragraph-properties fo:text-align="justify" style:justify-single-word="false"/>
      <style:text-properties officeooo:paragraph-rsid="02a8e881"/>
    </style:style>
    <style:style style:name="P129" style:family="paragraph" style:parent-style-name="Standard">
      <style:paragraph-properties fo:text-align="justify" style:justify-single-word="false"/>
      <style:text-properties officeooo:paragraph-rsid="0319f2f7"/>
    </style:style>
    <style:style style:name="P130" style:family="paragraph" style:parent-style-name="Standard">
      <style:paragraph-properties fo:text-align="justify" style:justify-single-word="false"/>
      <style:text-properties officeooo:paragraph-rsid="0320f68f"/>
    </style:style>
    <style:style style:name="P131" style:family="paragraph" style:parent-style-name="Standard">
      <style:paragraph-properties fo:text-align="justify" style:justify-single-word="false"/>
      <style:text-properties officeooo:paragraph-rsid="033d2130"/>
    </style:style>
    <style:style style:name="P132" style:family="paragraph" style:parent-style-name="Standard">
      <style:paragraph-properties fo:text-align="justify" style:justify-single-word="false"/>
      <style:text-properties officeooo:paragraph-rsid="04099767"/>
    </style:style>
    <style:style style:name="P133" style:family="paragraph" style:parent-style-name="Standard">
      <style:paragraph-properties fo:text-align="justify" style:justify-single-word="false"/>
      <style:text-properties officeooo:paragraph-rsid="040f7971"/>
    </style:style>
    <style:style style:name="P134" style:family="paragraph" style:parent-style-name="Standard">
      <style:text-properties officeooo:paragraph-rsid="02b835c8"/>
    </style:style>
    <style:style style:name="P135" style:family="paragraph" style:parent-style-name="Standard">
      <style:text-properties officeooo:paragraph-rsid="02bd8dac"/>
    </style:style>
    <style:style style:name="P136" style:family="paragraph" style:parent-style-name="Standard">
      <style:text-properties officeooo:paragraph-rsid="02d4eb54"/>
    </style:style>
    <style:style style:name="P137" style:family="paragraph" style:parent-style-name="Standard">
      <style:text-properties officeooo:rsid="02d4eb54" officeooo:paragraph-rsid="02d4eb54"/>
    </style:style>
    <style:style style:name="P138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39" style:family="paragraph" style:parent-style-name="Standard">
      <style:text-properties officeooo:paragraph-rsid="0171a4b1"/>
    </style:style>
    <style:style style:name="P140" style:family="paragraph" style:parent-style-name="Standard">
      <style:text-properties officeooo:paragraph-rsid="02da971e"/>
    </style:style>
    <style:style style:name="P141" style:family="paragraph" style:parent-style-name="Standard">
      <style:text-properties officeooo:paragraph-rsid="02de2855"/>
    </style:style>
    <style:style style:name="P142" style:family="paragraph" style:parent-style-name="Standard">
      <style:text-properties officeooo:paragraph-rsid="02df9268"/>
    </style:style>
    <style:style style:name="P143" style:family="paragraph" style:parent-style-name="Standard">
      <style:text-properties officeooo:paragraph-rsid="02e20076"/>
    </style:style>
    <style:style style:name="P144" style:family="paragraph" style:parent-style-name="Standard">
      <style:text-properties officeooo:paragraph-rsid="03116600"/>
    </style:style>
    <style:style style:name="P145" style:family="paragraph" style:parent-style-name="Standard">
      <style:text-properties officeooo:paragraph-rsid="0319f2f7"/>
    </style:style>
    <style:style style:name="P146" style:family="paragraph" style:parent-style-name="Standard">
      <style:text-properties officeooo:paragraph-rsid="031eb083"/>
    </style:style>
    <style:style style:name="P147" style:family="paragraph" style:parent-style-name="Standard">
      <style:text-properties officeooo:paragraph-rsid="0320ed2a"/>
    </style:style>
    <style:style style:name="P148" style:family="paragraph" style:parent-style-name="Standard">
      <style:text-properties officeooo:rsid="0334319f" officeooo:paragraph-rsid="0334319f"/>
    </style:style>
    <style:style style:name="P149" style:family="paragraph" style:parent-style-name="Standard">
      <style:text-properties officeooo:paragraph-rsid="033837e4"/>
    </style:style>
    <style:style style:name="P150" style:family="paragraph" style:parent-style-name="Standard">
      <style:text-properties officeooo:paragraph-rsid="034b4241"/>
    </style:style>
    <style:style style:name="P151" style:family="paragraph" style:parent-style-name="Standard">
      <style:text-properties officeooo:paragraph-rsid="0364409b"/>
    </style:style>
    <style:style style:name="P152" style:family="paragraph" style:parent-style-name="Standard">
      <style:text-properties officeooo:paragraph-rsid="0365bc4b"/>
    </style:style>
    <style:style style:name="P153" style:family="paragraph" style:parent-style-name="Standard">
      <style:text-properties officeooo:paragraph-rsid="025dcb8d"/>
    </style:style>
    <style:style style:name="P154" style:family="paragraph" style:parent-style-name="Standard">
      <style:text-properties officeooo:paragraph-rsid="0368b3a9"/>
    </style:style>
    <style:style style:name="P155" style:family="paragraph" style:parent-style-name="Standard">
      <style:text-properties officeooo:paragraph-rsid="036f9006"/>
    </style:style>
    <style:style style:name="P156" style:family="paragraph" style:parent-style-name="Standard">
      <style:text-properties officeooo:rsid="037a0f7c" officeooo:paragraph-rsid="0375b241"/>
    </style:style>
    <style:style style:name="P157" style:family="paragraph" style:parent-style-name="Standard">
      <style:text-properties officeooo:rsid="037a0f7c" officeooo:paragraph-rsid="038b2388"/>
    </style:style>
    <style:style style:name="P158" style:family="paragraph" style:parent-style-name="Standard">
      <style:text-properties officeooo:rsid="037a0f7c" officeooo:paragraph-rsid="03991574"/>
    </style:style>
    <style:style style:name="P159" style:family="paragraph" style:parent-style-name="Standard">
      <style:text-properties officeooo:rsid="037a0f7c" officeooo:paragraph-rsid="03a0799a"/>
    </style:style>
    <style:style style:name="P160" style:family="paragraph" style:parent-style-name="Standard">
      <style:text-properties officeooo:rsid="037a0f7c" officeooo:paragraph-rsid="03a22041"/>
    </style:style>
    <style:style style:name="P161" style:family="paragraph" style:parent-style-name="Standard">
      <style:text-properties officeooo:paragraph-rsid="037cfc3c"/>
    </style:style>
    <style:style style:name="P162" style:family="paragraph" style:parent-style-name="Standard">
      <style:text-properties officeooo:paragraph-rsid="038b2388"/>
    </style:style>
    <style:style style:name="P163" style:family="paragraph" style:parent-style-name="Standard">
      <style:text-properties officeooo:paragraph-rsid="03991574"/>
    </style:style>
    <style:style style:name="P164" style:family="paragraph" style:parent-style-name="Standard">
      <style:text-properties officeooo:paragraph-rsid="03a0799a"/>
    </style:style>
    <style:style style:name="P165" style:family="paragraph" style:parent-style-name="Standard">
      <style:text-properties officeooo:paragraph-rsid="03a22041"/>
    </style:style>
    <style:style style:name="P166" style:family="paragraph" style:parent-style-name="Standard">
      <style:text-properties officeooo:paragraph-rsid="03ac704e"/>
    </style:style>
    <style:style style:name="P167" style:family="paragraph" style:parent-style-name="Standard">
      <style:paragraph-properties fo:text-align="start" style:justify-single-word="false"/>
      <style:text-properties officeooo:paragraph-rsid="03ae1542"/>
    </style:style>
    <style:style style:name="P168" style:family="paragraph" style:parent-style-name="Standard">
      <style:paragraph-properties fo:text-align="start" style:justify-single-word="false"/>
      <style:text-properties officeooo:paragraph-rsid="03c0b19f"/>
    </style:style>
    <style:style style:name="P169" style:family="paragraph" style:parent-style-name="Standard">
      <style:paragraph-properties fo:text-align="start" style:justify-single-word="false"/>
      <style:text-properties officeooo:paragraph-rsid="03c0e777"/>
    </style:style>
    <style:style style:name="P170" style:family="paragraph" style:parent-style-name="Standard">
      <style:paragraph-properties fo:text-align="start" style:justify-single-word="false"/>
      <style:text-properties officeooo:paragraph-rsid="03fdbcac"/>
    </style:style>
    <style:style style:name="P171" style:family="paragraph" style:parent-style-name="Standard">
      <style:text-properties officeooo:rsid="01ac723b" officeooo:paragraph-rsid="01ac723b"/>
    </style:style>
    <style:style style:name="P172" style:family="paragraph" style:parent-style-name="Standard">
      <style:text-properties officeooo:paragraph-rsid="03b1e937"/>
    </style:style>
    <style:style style:name="P173" style:family="paragraph" style:parent-style-name="Standard">
      <style:text-properties officeooo:paragraph-rsid="03b926b9"/>
    </style:style>
    <style:style style:name="P174" style:family="paragraph" style:parent-style-name="Standard">
      <style:text-properties officeooo:paragraph-rsid="03bac138"/>
    </style:style>
    <style:style style:name="P175" style:family="paragraph" style:parent-style-name="Standard">
      <style:text-properties officeooo:paragraph-rsid="03be0fa6"/>
    </style:style>
    <style:style style:name="P176" style:family="paragraph" style:parent-style-name="Standard">
      <style:text-properties officeooo:paragraph-rsid="03bee130"/>
    </style:style>
    <style:style style:name="P177" style:family="paragraph" style:parent-style-name="Standard">
      <style:text-properties officeooo:paragraph-rsid="03c46ef4"/>
    </style:style>
    <style:style style:name="P178" style:family="paragraph" style:parent-style-name="Standard">
      <style:text-properties officeooo:paragraph-rsid="03d95e4f"/>
    </style:style>
    <style:style style:name="P179" style:family="paragraph" style:parent-style-name="Standard">
      <style:text-properties officeooo:paragraph-rsid="03dc913a"/>
    </style:style>
    <style:style style:name="P180" style:family="paragraph" style:parent-style-name="Standard">
      <style:text-properties officeooo:paragraph-rsid="03e005fc"/>
    </style:style>
    <style:style style:name="P181" style:family="paragraph" style:parent-style-name="Standard">
      <style:text-properties officeooo:paragraph-rsid="03ee7baf"/>
    </style:style>
    <style:style style:name="P182" style:family="paragraph" style:parent-style-name="Standard">
      <style:text-properties officeooo:paragraph-rsid="03fdbcac"/>
    </style:style>
    <style:style style:name="P183" style:family="paragraph" style:parent-style-name="Standard">
      <style:text-properties officeooo:paragraph-rsid="0409804c"/>
    </style:style>
    <style:style style:name="P184" style:family="paragraph" style:parent-style-name="Standard">
      <style:text-properties officeooo:paragraph-rsid="04099767"/>
    </style:style>
    <style:style style:name="P185" style:family="paragraph" style:parent-style-name="Standard">
      <style:text-properties officeooo:paragraph-rsid="040f7971"/>
    </style:style>
    <style:style style:name="P186" style:family="paragraph" style:parent-style-name="Standard">
      <style:text-properties officeooo:paragraph-rsid="041102ad"/>
    </style:style>
    <style:style style:name="P187" style:family="paragraph" style:parent-style-name="Standard">
      <style:text-properties officeooo:paragraph-rsid="02fa06d0"/>
    </style:style>
    <style:style style:name="P188" style:family="paragraph" style:parent-style-name="Standard">
      <style:text-properties officeooo:paragraph-rsid="0346697a"/>
    </style:style>
    <style:style style:name="P189" style:family="paragraph" style:parent-style-name="Standard">
      <style:text-properties officeooo:paragraph-rsid="036f9414"/>
    </style:style>
    <style:style style:name="P190" style:family="paragraph" style:parent-style-name="Standard">
      <style:text-properties officeooo:paragraph-rsid="0374cdb5"/>
    </style:style>
    <style:style style:name="P191" style:family="paragraph" style:parent-style-name="Standard">
      <style:text-properties officeooo:paragraph-rsid="02b7df84"/>
    </style:style>
    <style:style style:name="P192" style:family="paragraph" style:parent-style-name="Standard">
      <style:text-properties officeooo:paragraph-rsid="02ba6a6d"/>
    </style:style>
    <style:style style:name="P193" style:family="paragraph" style:parent-style-name="Standard">
      <style:text-properties officeooo:paragraph-rsid="02eb58a6"/>
    </style:style>
    <style:style style:name="P194" style:family="paragraph" style:parent-style-name="Standard">
      <style:text-properties officeooo:paragraph-rsid="041aec18"/>
    </style:style>
    <style:style style:name="P195" style:family="paragraph" style:parent-style-name="Standard">
      <style:text-properties officeooo:paragraph-rsid="0424b693"/>
    </style:style>
    <style:style style:name="P196" style:family="paragraph" style:parent-style-name="Standard">
      <style:text-properties officeooo:paragraph-rsid="042b91e7"/>
    </style:style>
    <style:style style:name="P197" style:family="paragraph" style:parent-style-name="Standard">
      <style:text-properties officeooo:paragraph-rsid="042f246f"/>
    </style:style>
    <style:style style:name="P198" style:family="paragraph" style:parent-style-name="Standard">
      <style:text-properties officeooo:paragraph-rsid="0436a35e"/>
    </style:style>
    <style:style style:name="P199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20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20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20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20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20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205" style:family="paragraph" style:parent-style-name="Standard">
      <style:paragraph-properties fo:break-before="page"/>
    </style:style>
    <style:style style:name="P206" style:family="paragraph" style:parent-style-name="Standard">
      <style:paragraph-properties fo:text-align="center" style:justify-single-word="false" fo:break-before="page"/>
    </style:style>
    <style:style style:name="P207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208" style:family="paragraph" style:parent-style-name="Standard">
      <style:paragraph-properties fo:break-before="page"/>
      <style:text-properties officeooo:paragraph-rsid="01465b56"/>
    </style:style>
    <style:style style:name="P209" style:family="paragraph" style:parent-style-name="Standard">
      <style:paragraph-properties fo:break-before="page"/>
      <style:text-properties officeooo:paragraph-rsid="0149565a"/>
    </style:style>
    <style:style style:name="P210" style:family="paragraph" style:parent-style-name="Standard">
      <style:paragraph-properties fo:break-before="page"/>
      <style:text-properties officeooo:paragraph-rsid="01bd0f67"/>
    </style:style>
    <style:style style:name="P211" style:family="paragraph" style:parent-style-name="Standard">
      <style:paragraph-properties fo:break-before="page"/>
      <style:text-properties officeooo:paragraph-rsid="02b835c8"/>
    </style:style>
    <style:style style:name="P212" style:family="paragraph" style:parent-style-name="Standard">
      <style:paragraph-properties fo:break-before="page"/>
      <style:text-properties officeooo:paragraph-rsid="034b4241"/>
    </style:style>
    <style:style style:name="P213" style:family="paragraph" style:parent-style-name="Standard">
      <style:paragraph-properties fo:break-before="page"/>
      <style:text-properties officeooo:paragraph-rsid="041aec18"/>
    </style:style>
    <style:style style:name="P214" style:family="paragraph" style:parent-style-name="Standard">
      <style:paragraph-properties fo:break-before="page"/>
      <style:text-properties officeooo:paragraph-rsid="042b91e7"/>
    </style:style>
    <style:style style:name="P21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21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2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2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2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2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22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23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23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23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23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23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23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23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237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23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23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2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ac138"/>
    </style:style>
    <style:style style:name="P2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2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2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2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2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c913a"/>
    </style:style>
    <style:style style:name="P2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2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2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2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829d6"/>
    </style:style>
    <style:style style:name="P2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2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e0fa6"/>
    </style:style>
    <style:style style:name="P2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2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8e63e"/>
    </style:style>
    <style:style style:name="P2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1709c"/>
    </style:style>
    <style:style style:name="P2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2a2"/>
    </style:style>
    <style:style style:name="P2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2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005fc"/>
    </style:style>
    <style:style style:name="P2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2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2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32f9"/>
    </style:style>
    <style:style style:name="P2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14c"/>
    </style:style>
    <style:style style:name="P2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2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2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e62cf"/>
    </style:style>
    <style:style style:name="P2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28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aec18"/>
    </style:style>
    <style:style style:name="P28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b0703"/>
    </style:style>
    <style:style style:name="P28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032b1"/>
    </style:style>
    <style:style style:name="P28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4b693"/>
    </style:style>
    <style:style style:name="P29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6d3a1"/>
    </style:style>
    <style:style style:name="P29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cf093"/>
    </style:style>
    <style:style style:name="P29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9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3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3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3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3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3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3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3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3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3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3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3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3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3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3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3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3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3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3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3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3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3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3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337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33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33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340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3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3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3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3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3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34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34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34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3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3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3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3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3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354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355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356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357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b926b9"/>
    </style:style>
    <style:style style:name="P35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c46ef4"/>
    </style:style>
    <style:style style:name="P35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d95e4f"/>
    </style:style>
    <style:style style:name="P360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36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36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36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36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6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b926b9"/>
    </style:style>
    <style:style style:name="P36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c46ef4"/>
    </style:style>
    <style:style style:name="P36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d95e4f"/>
    </style:style>
    <style:style style:name="P3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926b9"/>
    </style:style>
    <style:style style:name="P3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ac138"/>
    </style:style>
    <style:style style:name="P3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0fa6"/>
    </style:style>
    <style:style style:name="P3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8451"/>
    </style:style>
    <style:style style:name="P3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234df"/>
    </style:style>
    <style:style style:name="P3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6ef4"/>
    </style:style>
    <style:style style:name="P3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f2ec"/>
    </style:style>
    <style:style style:name="P3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e8475"/>
    </style:style>
    <style:style style:name="P3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f0f2d"/>
    </style:style>
    <style:style style:name="P3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36d1f"/>
    </style:style>
    <style:style style:name="P3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c913a"/>
    </style:style>
    <style:style style:name="P3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d9bb4"/>
    </style:style>
    <style:style style:name="P3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3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1debd"/>
    </style:style>
    <style:style style:name="P3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5e737"/>
    </style:style>
    <style:style style:name="P3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77c5f"/>
    </style:style>
    <style:style style:name="P3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97c5a"/>
    </style:style>
    <style:style style:name="P4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b2f8f"/>
    </style:style>
    <style:style style:name="P4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efd41"/>
    </style:style>
    <style:style style:name="P4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f8f48"/>
    </style:style>
    <style:style style:name="P4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0b704"/>
    </style:style>
    <style:style style:name="P4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c5d1"/>
    </style:style>
    <style:style style:name="P4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eb1b"/>
    </style:style>
    <style:style style:name="P4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3c651"/>
    </style:style>
    <style:style style:name="P4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4f4f9"/>
    </style:style>
    <style:style style:name="P4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1aec18"/>
    </style:style>
    <style:style style:name="P409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aec18"/>
    </style:style>
    <style:style style:name="P410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b0703"/>
    </style:style>
    <style:style style:name="P411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e62cf"/>
    </style:style>
    <style:style style:name="P412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24b693"/>
    </style:style>
    <style:style style:name="P413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2b91e7"/>
    </style:style>
    <style:style style:name="P4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1e62cf"/>
    </style:style>
    <style:style style:name="P4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4b693"/>
    </style:style>
    <style:style style:name="P4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b91e7"/>
    </style:style>
    <style:style style:name="P4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f246f"/>
    </style:style>
    <style:style style:name="P4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e97c5a"/>
    </style:style>
    <style:style style:name="P4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4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421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422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423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424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425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426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427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428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429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430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431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432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433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434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435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436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437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438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439" style:family="paragraph" style:parent-style-name="Standard" style:master-page-name="">
      <style:paragraph-properties style:page-number="auto" fo:break-before="page"/>
      <style:text-properties officeooo:paragraph-rsid="03b926b9"/>
    </style:style>
    <style:style style:name="P440" style:family="paragraph" style:parent-style-name="Standard" style:master-page-name="">
      <style:paragraph-properties style:page-number="auto" fo:break-before="page"/>
      <style:text-properties officeooo:paragraph-rsid="03d95e4f"/>
    </style:style>
    <style:style style:name="P441" style:family="paragraph" style:parent-style-name="Standard" style:master-page-name="">
      <style:paragraph-properties style:page-number="auto"/>
      <style:text-properties officeooo:paragraph-rsid="0214b6b2"/>
    </style:style>
    <style:style style:name="P442" style:family="paragraph" style:parent-style-name="Standard" style:master-page-name="">
      <style:paragraph-properties style:page-number="auto"/>
      <style:text-properties officeooo:paragraph-rsid="02085c57"/>
    </style:style>
    <style:style style:name="P443" style:family="paragraph" style:parent-style-name="Standard" style:master-page-name="">
      <style:paragraph-properties style:page-number="auto"/>
      <style:text-properties officeooo:paragraph-rsid="020ce33f"/>
    </style:style>
    <style:style style:name="P444" style:family="paragraph" style:parent-style-name="Standard" style:master-page-name="">
      <style:paragraph-properties style:page-number="auto"/>
      <style:text-properties officeooo:paragraph-rsid="02111036"/>
    </style:style>
    <style:style style:name="P445" style:family="paragraph" style:parent-style-name="Standard" style:master-page-name="">
      <style:paragraph-properties style:page-number="auto"/>
      <style:text-properties officeooo:paragraph-rsid="022dac16"/>
    </style:style>
    <style:style style:name="P446" style:family="paragraph" style:parent-style-name="Standard" style:master-page-name="">
      <style:paragraph-properties style:page-number="auto"/>
      <style:text-properties officeooo:paragraph-rsid="023179eb"/>
    </style:style>
    <style:style style:name="P447" style:family="paragraph" style:parent-style-name="Standard" style:master-page-name="">
      <style:paragraph-properties style:page-number="auto"/>
      <style:text-properties officeooo:paragraph-rsid="02352daa"/>
    </style:style>
    <style:style style:name="P448" style:family="paragraph" style:parent-style-name="Standard" style:master-page-name="">
      <style:paragraph-properties style:page-number="auto"/>
      <style:text-properties officeooo:paragraph-rsid="02365318"/>
    </style:style>
    <style:style style:name="P449" style:family="paragraph" style:parent-style-name="Standard" style:master-page-name="">
      <style:paragraph-properties style:page-number="auto"/>
      <style:text-properties officeooo:paragraph-rsid="023b4625"/>
    </style:style>
    <style:style style:name="P450" style:family="paragraph" style:parent-style-name="Standard" style:master-page-name="">
      <style:paragraph-properties style:page-number="auto"/>
      <style:text-properties officeooo:paragraph-rsid="023c6679"/>
    </style:style>
    <style:style style:name="P451" style:family="paragraph" style:parent-style-name="Standard" style:master-page-name="">
      <style:paragraph-properties style:page-number="auto"/>
      <style:text-properties officeooo:paragraph-rsid="02448428"/>
    </style:style>
    <style:style style:name="P452" style:family="paragraph" style:parent-style-name="Standard" style:master-page-name="">
      <style:paragraph-properties style:page-number="auto"/>
      <style:text-properties officeooo:paragraph-rsid="024a5fe1"/>
    </style:style>
    <style:style style:name="P453" style:family="paragraph" style:parent-style-name="Standard" style:master-page-name="">
      <style:paragraph-properties style:page-number="auto"/>
      <style:text-properties officeooo:paragraph-rsid="024be149"/>
    </style:style>
    <style:style style:name="P454" style:family="paragraph" style:parent-style-name="Standard" style:master-page-name="">
      <style:paragraph-properties style:page-number="auto"/>
      <style:text-properties officeooo:paragraph-rsid="024d4d90"/>
    </style:style>
    <style:style style:name="P455" style:family="paragraph" style:parent-style-name="Standard" style:master-page-name="">
      <style:paragraph-properties style:page-number="auto"/>
      <style:text-properties officeooo:paragraph-rsid="027e8e33"/>
    </style:style>
    <style:style style:name="P456" style:family="paragraph" style:parent-style-name="Standard" style:master-page-name="">
      <style:paragraph-properties style:page-number="auto"/>
      <style:text-properties officeooo:paragraph-rsid="02a8e881"/>
    </style:style>
    <style:style style:name="P457" style:family="paragraph" style:parent-style-name="Standard" style:master-page-name="">
      <style:paragraph-properties style:page-number="auto"/>
      <style:text-properties officeooo:paragraph-rsid="02b835c8"/>
    </style:style>
    <style:style style:name="P458" style:family="paragraph" style:parent-style-name="Standard" style:master-page-name="">
      <style:paragraph-properties style:page-number="auto"/>
      <style:text-properties officeooo:paragraph-rsid="02df9268"/>
    </style:style>
    <style:style style:name="P459" style:family="paragraph" style:parent-style-name="Standard" style:master-page-name="">
      <style:paragraph-properties style:page-number="auto"/>
      <style:text-properties officeooo:paragraph-rsid="034b4241"/>
    </style:style>
    <style:style style:name="P460" style:family="paragraph" style:parent-style-name="Standard" style:master-page-name="">
      <style:paragraph-properties style:page-number="auto"/>
      <style:text-properties officeooo:paragraph-rsid="0375b241"/>
    </style:style>
    <style:style style:name="P461" style:family="paragraph" style:parent-style-name="Standard" style:master-page-name="">
      <style:paragraph-properties style:page-number="auto"/>
      <style:text-properties officeooo:paragraph-rsid="038b2388"/>
    </style:style>
    <style:style style:name="P462" style:family="paragraph" style:parent-style-name="Standard" style:master-page-name="">
      <style:paragraph-properties style:page-number="auto"/>
      <style:text-properties officeooo:paragraph-rsid="03991574"/>
    </style:style>
    <style:style style:name="P463" style:family="paragraph" style:parent-style-name="Standard" style:master-page-name="">
      <style:paragraph-properties style:page-number="auto"/>
      <style:text-properties officeooo:paragraph-rsid="03a0799a"/>
    </style:style>
    <style:style style:name="P464" style:family="paragraph" style:parent-style-name="Standard" style:master-page-name="">
      <style:paragraph-properties style:page-number="auto"/>
      <style:text-properties officeooo:paragraph-rsid="03a22041"/>
    </style:style>
    <style:style style:name="P465" style:family="paragraph" style:parent-style-name="Standard" style:master-page-name="">
      <style:paragraph-properties style:page-number="auto"/>
      <style:text-properties officeooo:paragraph-rsid="03dc913a"/>
    </style:style>
    <style:style style:name="P466" style:family="paragraph" style:parent-style-name="Standard" style:master-page-name="">
      <style:paragraph-properties style:page-number="auto"/>
      <style:text-properties officeooo:paragraph-rsid="03b926b9"/>
    </style:style>
    <style:style style:name="P467" style:family="paragraph" style:parent-style-name="Standard" style:master-page-name="">
      <style:paragraph-properties style:page-number="auto"/>
      <style:text-properties officeooo:paragraph-rsid="03c46ef4"/>
    </style:style>
    <style:style style:name="P468" style:family="paragraph" style:parent-style-name="Standard" style:master-page-name="">
      <style:paragraph-properties style:page-number="auto"/>
      <style:text-properties officeooo:paragraph-rsid="041b0703"/>
    </style:style>
    <style:style style:name="P469" style:family="paragraph" style:parent-style-name="Standard" style:master-page-name="">
      <style:paragraph-properties style:page-number="auto"/>
      <style:text-properties officeooo:paragraph-rsid="041e62cf"/>
    </style:style>
    <style:style style:name="P470" style:family="paragraph" style:parent-style-name="Standard" style:master-page-name="">
      <style:paragraph-properties style:page-number="auto"/>
      <style:text-properties officeooo:paragraph-rsid="042b91e7"/>
    </style:style>
    <style:style style:name="P4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4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4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4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4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476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477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41aec18"/>
    </style:style>
    <style:style style:name="P478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42b91e7"/>
    </style:style>
    <style:style style:name="P47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48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48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48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48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48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4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4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48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4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4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49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49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49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49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49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49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49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49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49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49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50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50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50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50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926b9"/>
    </style:style>
    <style:style style:name="P50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c46ef4"/>
    </style:style>
    <style:style style:name="P50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dc913a"/>
    </style:style>
    <style:style style:name="P50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e0fa6"/>
    </style:style>
    <style:style style:name="P50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e005fc"/>
    </style:style>
    <style:style style:name="P50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50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42f246f"/>
    </style:style>
    <style:style style:name="P51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51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d95e4f"/>
    </style:style>
    <style:style style:name="P512" style:family="paragraph" style:parent-style-name="Footnote">
      <style:text-properties officeooo:rsid="0304062d" officeooo:paragraph-rsid="0304062d"/>
    </style:style>
    <style:style style:name="P513" style:family="paragraph" style:parent-style-name="Standard">
      <style:text-properties fo:font-weight="bold" officeooo:paragraph-rsid="04384d2a" style:font-weight-asian="bold" style:font-weight-complex="bold"/>
    </style:style>
    <style:style style:name="P514" style:family="paragraph" style:parent-style-name="Standard">
      <style:text-properties officeooo:paragraph-rsid="04384d2a"/>
    </style:style>
    <style:style style:name="P515" style:family="paragraph" style:parent-style-name="Standard">
      <style:text-properties officeooo:rsid="043a41d7" officeooo:paragraph-rsid="043a41d7"/>
    </style:style>
    <style:style style:name="P516" style:family="paragraph" style:parent-style-name="Standard">
      <style:text-properties officeooo:paragraph-rsid="0365bc4b"/>
    </style:style>
    <style:style style:name="P517" style:family="paragraph" style:parent-style-name="Standard">
      <style:text-properties officeooo:paragraph-rsid="044ae9ae"/>
    </style:style>
    <style:style style:name="P518" style:family="paragraph" style:parent-style-name="Standard">
      <style:text-properties officeooo:paragraph-rsid="0175a044"/>
    </style:style>
    <style:style style:name="P519" style:family="paragraph" style:parent-style-name="Standard">
      <style:paragraph-properties fo:text-align="start" style:justify-single-word="false"/>
      <style:text-properties officeooo:paragraph-rsid="03c0e777"/>
    </style:style>
    <style:style style:name="P520" style:family="paragraph" style:parent-style-name="Standard">
      <style:paragraph-properties fo:text-align="start" style:justify-single-word="false"/>
      <style:text-properties officeooo:paragraph-rsid="04759f1c"/>
    </style:style>
    <style:style style:name="P521" style:family="paragraph" style:parent-style-name="Standard">
      <style:text-properties officeooo:paragraph-rsid="048070a6"/>
    </style:style>
    <style:style style:name="P522" style:family="paragraph" style:parent-style-name="Standard">
      <style:text-properties officeooo:paragraph-rsid="02ea827e"/>
    </style:style>
    <style:style style:name="P523" style:family="paragraph" style:parent-style-name="Standard">
      <style:paragraph-properties fo:text-align="justify" style:justify-single-word="false"/>
      <style:text-properties officeooo:rsid="02d4eb54" officeooo:paragraph-rsid="048964dc"/>
    </style:style>
    <style:style style:name="P524" style:family="paragraph" style:parent-style-name="Standard">
      <style:paragraph-properties fo:text-align="justify" style:justify-single-word="false"/>
      <style:text-properties officeooo:rsid="02d4eb54" officeooo:paragraph-rsid="048a7d82"/>
    </style:style>
    <style:style style:name="P525" style:family="paragraph" style:parent-style-name="Standard">
      <style:paragraph-properties fo:text-align="justify" style:justify-single-word="false"/>
      <style:text-properties officeooo:rsid="02d4eb54" officeooo:paragraph-rsid="048c459f"/>
    </style:style>
    <style:style style:name="P526" style:family="paragraph" style:parent-style-name="Standard">
      <style:text-properties officeooo:paragraph-rsid="02da971e"/>
    </style:style>
    <style:style style:name="P527" style:family="paragraph" style:parent-style-name="Standard">
      <style:text-properties officeooo:paragraph-rsid="0493f7a0"/>
    </style:style>
    <style:style style:name="P5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5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384d2a"/>
    </style:style>
    <style:style style:name="P530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4384d2a"/>
    </style:style>
    <style:style style:name="P531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4384d2a"/>
    </style:style>
    <style:style style:name="P5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45a0ad"/>
    </style:style>
    <style:style style:name="P5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47f61f"/>
    </style:style>
    <style:style style:name="P5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5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511e6f"/>
    </style:style>
    <style:style style:name="P5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5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527d77"/>
    </style:style>
    <style:style style:name="P5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5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5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5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5823a0"/>
    </style:style>
    <style:style style:name="P5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5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5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58e43a"/>
    </style:style>
    <style:style style:name="P5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7a9634"/>
    </style:style>
    <style:style style:name="P54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7c2929"/>
    </style:style>
    <style:style style:name="P54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8070a6"/>
    </style:style>
    <style:style style:name="P54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49216f9"/>
    </style:style>
    <style:style style:name="P5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5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45536b4"/>
    </style:style>
    <style:style style:name="P5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44af9" officeooo:paragraph-rsid="045823a0"/>
    </style:style>
    <style:style style:name="P5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1785620" officeooo:paragraph-rsid="04604299"/>
    </style:style>
    <style:style style:name="P5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5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5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5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5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45a0ad"/>
    </style:style>
    <style:style style:name="P5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de20d"/>
    </style:style>
    <style:style style:name="P5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5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45e76f8"/>
    </style:style>
    <style:style style:name="P5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4604299"/>
    </style:style>
    <style:style style:name="P5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384d2a"/>
    </style:style>
    <style:style style:name="P5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40a9d0"/>
    </style:style>
    <style:style style:name="P57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</style:style>
    <style:style style:name="P5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5823a0"/>
    </style:style>
    <style:style style:name="P5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5823a0"/>
    </style:style>
    <style:style style:name="P5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5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5823a0"/>
    </style:style>
    <style:style style:name="P5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99e"/>
    </style:style>
    <style:style style:name="P5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7029f2"/>
    </style:style>
    <style:style style:name="P5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78e8a1"/>
    </style:style>
    <style:style style:name="P5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57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45536b4"/>
    </style:style>
    <style:style style:name="P5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45e76f8"/>
    </style:style>
    <style:style style:name="P58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57e204"/>
    </style:style>
    <style:style style:name="P582" style:family="paragraph" style:parent-style-name="Standard" style:master-page-name="">
      <style:paragraph-properties style:page-number="auto"/>
      <style:text-properties officeooo:paragraph-rsid="02223d51"/>
    </style:style>
    <style:style style:name="P58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4384d2a"/>
    </style:style>
    <style:style style:name="P58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5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48070a6"/>
    </style:style>
    <style:style style:name="P586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4384d2a"/>
    </style:style>
    <style:style style:name="P587" style:family="paragraph" style:parent-style-name="Standard" style:master-page-name="">
      <style:paragraph-properties style:page-number="auto"/>
      <style:text-properties officeooo:paragraph-rsid="04384d2a"/>
    </style:style>
    <style:style style:name="P588" style:family="paragraph" style:parent-style-name="Standard">
      <style:paragraph-properties fo:break-before="page"/>
      <style:text-properties officeooo:paragraph-rsid="04384d2a"/>
    </style:style>
    <style:style style:name="P589" style:family="paragraph" style:parent-style-name="Standard">
      <style:paragraph-properties fo:break-before="page"/>
      <style:text-properties officeooo:paragraph-rsid="0493f7a0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officeooo:rsid="03fdbcac" style:font-style-asian="italic" style:font-style-complex="italic"/>
    </style:style>
    <style:style style:name="T13" style:family="text">
      <style:text-properties fo:font-style="italic" officeooo:rsid="040f7971" style:font-style-asian="italic" style:font-style-complex="italic"/>
    </style:style>
    <style:style style:name="T14" style:family="text">
      <style:text-properties fo:font-style="italic" officeooo:rsid="040d8f45" style:font-style-asian="italic" style:font-style-complex="italic"/>
    </style:style>
    <style:style style:name="T15" style:family="text">
      <style:text-properties fo:font-style="italic" officeooo:rsid="0411e8d7" style:font-style-asian="italic" style:font-style-complex="italic"/>
    </style:style>
    <style:style style:name="T16" style:family="text">
      <style:text-properties fo:font-style="italic" officeooo:rsid="03c0e777" style:font-style-asian="italic" style:font-weight-asian="bold" style:font-style-complex="italic" style:font-weight-complex="bold"/>
    </style:style>
    <style:style style:name="T17" style:family="text">
      <style:text-properties fo:font-style="italic" officeooo:rsid="04759f1c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315a9b" style:font-style-asian="italic" style:font-style-complex="italic"/>
    </style:style>
    <style:style style:name="T20" style:family="text">
      <style:text-properties fo:font-style="italic" style:text-underline-style="none" officeooo:rsid="00d17671" style:font-style-asian="normal" style:font-style-complex="normal"/>
    </style:style>
    <style:style style:name="T21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24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25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6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ize-asian="10pt" style:font-style-asian="italic" style:font-size-complex="10pt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38cb749" style:font-weight-asian="bold" style:font-weight-complex="bold"/>
    </style:style>
    <style:style style:name="T35" style:family="text">
      <style:text-properties fo:font-style="italic" fo:font-weight="bold" officeooo:rsid="00d17671" style:font-weight-asian="bold" style:font-weight-complex="bold"/>
    </style:style>
    <style:style style:name="T36" style:family="text">
      <style:text-properties fo:font-style="italic" fo:font-weight="bold" officeooo:rsid="0399ef91" style:font-weight-asian="bold" style:font-weight-complex="bold"/>
    </style:style>
    <style:style style:name="T37" style:family="text">
      <style:text-properties fo:font-style="italic" fo:font-weight="bold" officeooo:rsid="03a0799a" style:font-weight-asian="bold" style:font-weight-complex="bold"/>
    </style:style>
    <style:style style:name="T38" style:family="text">
      <style:text-properties fo:font-style="italic" officeooo:rsid="01bf2aed"/>
    </style:style>
    <style:style style:name="T39" style:family="text">
      <style:text-properties fo:font-style="italic" officeooo:rsid="01cdc30e"/>
    </style:style>
    <style:style style:name="T40" style:family="text">
      <style:text-properties fo:font-style="italic" officeooo:rsid="00d17671"/>
    </style:style>
    <style:style style:name="T41" style:family="text">
      <style:text-properties fo:font-style="italic" officeooo:rsid="01de6d40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84b174" style:font-style-asian="normal" style:font-style-complex="normal"/>
    </style:style>
    <style:style style:name="T44" style:family="text">
      <style:text-properties fo:font-style="normal" officeooo:rsid="01cdc30e" style:font-style-asian="normal" style:font-style-complex="normal"/>
    </style:style>
    <style:style style:name="T45" style:family="text">
      <style:text-properties fo:font-style="normal" officeooo:rsid="03116600" style:font-style-asian="normal" style:font-style-complex="normal"/>
    </style:style>
    <style:style style:name="T46" style:family="text">
      <style:text-properties fo:font-style="normal" officeooo:rsid="0319f2f7" style:font-style-asian="normal" style:font-style-complex="normal"/>
    </style:style>
    <style:style style:name="T47" style:family="text">
      <style:text-properties fo:font-style="normal" officeooo:rsid="031b9b10" style:font-style-asian="normal" style:font-style-complex="normal"/>
    </style:style>
    <style:style style:name="T48" style:family="text">
      <style:text-properties fo:font-style="normal" officeooo:rsid="031d4932" style:font-style-asian="normal" style:font-style-complex="normal"/>
    </style:style>
    <style:style style:name="T49" style:family="text">
      <style:text-properties fo:font-style="normal" officeooo:rsid="033837e4" style:font-style-asian="normal" style:font-style-complex="normal"/>
    </style:style>
    <style:style style:name="T50" style:family="text">
      <style:text-properties fo:font-style="normal" officeooo:rsid="0339428c" style:font-style-asian="normal" style:font-style-complex="normal"/>
    </style:style>
    <style:style style:name="T51" style:family="text">
      <style:text-properties fo:font-style="normal" officeooo:rsid="033d6498" style:font-style-asian="normal" style:font-style-complex="normal"/>
    </style:style>
    <style:style style:name="T52" style:family="text">
      <style:text-properties fo:font-style="normal" officeooo:rsid="00d17671" style:font-style-asian="normal" style:font-style-complex="normal"/>
    </style:style>
    <style:style style:name="T53" style:family="text">
      <style:text-properties fo:font-style="normal" officeooo:rsid="03b29083" style:font-style-asian="normal" style:font-style-complex="normal"/>
    </style:style>
    <style:style style:name="T54" style:family="text">
      <style:text-properties fo:font-style="normal" officeooo:rsid="03c0b19f" style:font-style-asian="normal" style:font-style-complex="normal"/>
    </style:style>
    <style:style style:name="T55" style:family="text">
      <style:text-properties fo:font-style="normal" officeooo:rsid="01c580a7" style:font-style-asian="normal" style:font-style-complex="normal"/>
    </style:style>
    <style:style style:name="T56" style:family="text">
      <style:text-properties fo:font-style="normal" officeooo:rsid="03e5e737" style:font-style-asian="normal" style:font-style-complex="normal"/>
    </style:style>
    <style:style style:name="T57" style:family="text">
      <style:text-properties fo:font-style="normal" officeooo:rsid="03e77c5f" style:font-style-asian="normal" style:font-style-complex="normal"/>
    </style:style>
    <style:style style:name="T58" style:family="text">
      <style:text-properties fo:font-style="normal" officeooo:rsid="03bee130" style:font-style-asian="normal" style:font-style-complex="normal"/>
    </style:style>
    <style:style style:name="T59" style:family="text">
      <style:text-properties fo:font-style="normal" officeooo:rsid="040d8f45" style:font-style-asian="normal" style:font-style-complex="normal"/>
    </style:style>
    <style:style style:name="T60" style:family="text">
      <style:text-properties fo:font-style="normal" officeooo:rsid="040f7971" style:font-style-asian="normal" style:font-style-complex="normal"/>
    </style:style>
    <style:style style:name="T61" style:family="text">
      <style:text-properties fo:font-style="normal" officeooo:rsid="041102ad" style:font-style-asian="normal" style:font-style-complex="normal"/>
    </style:style>
    <style:style style:name="T62" style:family="text">
      <style:text-properties fo:font-style="normal" officeooo:rsid="0411e8d7" style:font-style-asian="normal" style:font-style-complex="normal"/>
    </style:style>
    <style:style style:name="T63" style:family="text">
      <style:text-properties fo:font-style="normal" officeooo:rsid="041242e9" style:font-style-asian="normal" style:font-style-complex="normal"/>
    </style:style>
    <style:style style:name="T64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65" style:family="text">
      <style:text-properties fo:font-style="normal" officeooo:rsid="03bee130" style:font-style-asian="normal" style:font-weight-asian="bold" style:font-style-complex="normal" style:font-weight-complex="bold"/>
    </style:style>
    <style:style style:name="T66" style:family="text">
      <style:text-properties fo:font-style="normal" officeooo:rsid="03c0e777" style:font-style-asian="normal" style:font-weight-asian="bold" style:font-style-complex="normal" style:font-weight-complex="bold"/>
    </style:style>
    <style:style style:name="T67" style:family="text">
      <style:text-properties fo:font-style="normal" officeooo:rsid="04759f1c" style:font-style-asian="normal" style:font-weight-asian="bold" style:font-style-complex="normal" style:font-weight-complex="bold"/>
    </style:style>
    <style:style style:name="T68" style:family="text">
      <style:text-properties fo:font-style="normal" officeooo:rsid="04774ad3" style:font-style-asian="normal" style:font-weight-asian="bold" style:font-style-complex="normal" style:font-weight-complex="bold"/>
    </style:style>
    <style:style style:name="T69" style:family="text">
      <style:text-properties fo:font-style="normal" officeooo:rsid="04789365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fo:font-style="normal" style:text-underline-style="none" officeooo:rsid="002c318e" style:font-style-asian="normal" style:font-style-complex="normal"/>
    </style:style>
    <style:style style:name="T72" style:family="text">
      <style:text-properties fo:font-style="normal" style:text-underline-style="none" officeooo:rsid="002d35b4" style:font-style-asian="normal" style:font-style-complex="normal"/>
    </style:style>
    <style:style style:name="T73" style:family="text">
      <style:text-properties fo:font-style="normal" style:text-underline-style="none" officeooo:rsid="00315a9b" style:font-style-asian="normal" style:font-style-complex="normal"/>
    </style:style>
    <style:style style:name="T74" style:family="text">
      <style:text-properties fo:font-style="normal" style:text-underline-style="none" officeooo:rsid="00633e66" style:font-style-asian="normal" style:font-style-complex="normal"/>
    </style:style>
    <style:style style:name="T75" style:family="text">
      <style:text-properties fo:font-style="normal" style:text-underline-style="none" officeooo:rsid="006f728c" style:font-style-asian="normal" style:font-style-complex="normal"/>
    </style:style>
    <style:style style:name="T76" style:family="text">
      <style:text-properties fo:font-style="normal" style:text-underline-style="none" officeooo:rsid="00cfe32a" style:font-style-asian="normal" style:font-style-complex="normal"/>
    </style:style>
    <style:style style:name="T77" style:family="text">
      <style:text-properties fo:font-style="normal" style:text-underline-style="none" officeooo:rsid="00e9172d" style:font-style-asian="normal" style:font-style-complex="normal"/>
    </style:style>
    <style:style style:name="T78" style:family="text">
      <style:text-properties fo:font-style="normal" style:text-underline-style="none" officeooo:rsid="00ebe9ed" style:font-style-asian="normal" style:font-style-complex="normal"/>
    </style:style>
    <style:style style:name="T79" style:family="text">
      <style:text-properties fo:font-style="normal" style:text-underline-style="none" officeooo:rsid="00d17671" style:font-style-asian="normal" style:font-style-complex="normal"/>
    </style:style>
    <style:style style:name="T80" style:family="text">
      <style:text-properties fo:font-style="normal" style:text-underline-style="none" officeooo:rsid="00ed5b01" style:font-style-asian="normal" style:font-style-complex="normal"/>
    </style:style>
    <style:style style:name="T81" style:family="text">
      <style:text-properties fo:font-style="normal" style:text-underline-style="none" officeooo:rsid="00d20a1b" style:font-style-asian="normal" style:font-style-complex="normal"/>
    </style:style>
    <style:style style:name="T82" style:family="text">
      <style:text-properties fo:font-style="normal" style:text-underline-style="none" officeooo:rsid="00eda7a8" style:font-style-asian="normal" style:font-style-complex="normal"/>
    </style:style>
    <style:style style:name="T83" style:family="text">
      <style:text-properties fo:font-style="normal" style:text-underline-style="none" officeooo:rsid="00d3b6e5" style:font-style-asian="normal" style:font-style-complex="normal"/>
    </style:style>
    <style:style style:name="T84" style:family="text">
      <style:text-properties fo:font-style="normal" style:text-underline-style="none" officeooo:rsid="00d5b58b" style:font-style-asian="normal" style:font-style-complex="normal"/>
    </style:style>
    <style:style style:name="T85" style:family="text">
      <style:text-properties fo:font-style="normal" style:text-underline-style="none" officeooo:rsid="00eec105" style:font-style-asian="normal" style:font-style-complex="normal"/>
    </style:style>
    <style:style style:name="T86" style:family="text">
      <style:text-properties fo:font-style="normal" style:text-underline-style="none" officeooo:rsid="00f958e4" style:font-style-asian="normal" style:font-style-complex="normal"/>
    </style:style>
    <style:style style:name="T87" style:family="text">
      <style:text-properties fo:font-style="normal" style:text-underline-style="none" officeooo:rsid="0103769a" style:font-style-asian="normal" style:font-style-complex="normal"/>
    </style:style>
    <style:style style:name="T88" style:family="text">
      <style:text-properties fo:font-style="normal" style:text-underline-style="none" officeooo:rsid="010b52be" style:font-style-asian="normal" style:font-style-complex="normal"/>
    </style:style>
    <style:style style:name="T89" style:family="text">
      <style:text-properties fo:font-style="normal" style:text-underline-style="none" officeooo:rsid="010c9a97" style:font-style-asian="normal" style:font-style-complex="normal"/>
    </style:style>
    <style:style style:name="T90" style:family="text">
      <style:text-properties fo:font-style="normal" style:text-underline-style="none" officeooo:rsid="01105376" style:font-style-asian="normal" style:font-style-complex="normal"/>
    </style:style>
    <style:style style:name="T91" style:family="text">
      <style:text-properties fo:font-style="normal" style:text-underline-style="none" officeooo:rsid="01148304" style:font-style-asian="normal" style:font-style-complex="normal"/>
    </style:style>
    <style:style style:name="T92" style:family="text">
      <style:text-properties fo:font-style="normal" style:text-underline-style="none" officeooo:rsid="011ce3e5" style:font-style-asian="normal" style:font-style-complex="normal"/>
    </style:style>
    <style:style style:name="T93" style:family="text">
      <style:text-properties fo:font-style="normal" style:text-underline-style="none" officeooo:rsid="011dd8eb" style:font-style-asian="normal" style:font-style-complex="normal"/>
    </style:style>
    <style:style style:name="T94" style:family="text">
      <style:text-properties fo:font-style="normal" style:text-underline-style="none" officeooo:rsid="014b46e5" style:font-style-asian="normal" style:font-style-complex="normal"/>
    </style:style>
    <style:style style:name="T95" style:family="text">
      <style:text-properties fo:font-style="normal" style:text-underline-style="none" officeooo:rsid="01541640" style:font-style-asian="normal" style:font-style-complex="normal"/>
    </style:style>
    <style:style style:name="T96" style:family="text">
      <style:text-properties fo:font-style="normal" style:text-underline-style="none" officeooo:rsid="0155b3a7" style:font-style-asian="normal" style:font-style-complex="normal"/>
    </style:style>
    <style:style style:name="T97" style:family="text">
      <style:text-properties fo:font-style="normal" style:text-underline-style="none" officeooo:rsid="0174bd2c" style:font-style-asian="normal" style:font-style-complex="normal"/>
    </style:style>
    <style:style style:name="T98" style:family="text">
      <style:text-properties fo:font-style="normal" style:text-underline-style="none" officeooo:rsid="0176ca3c" style:font-style-asian="normal" style:font-style-complex="normal"/>
    </style:style>
    <style:style style:name="T99" style:family="text">
      <style:text-properties fo:font-style="normal" style:text-underline-style="none" officeooo:rsid="019cea50" style:font-style-asian="normal" style:font-style-complex="normal"/>
    </style:style>
    <style:style style:name="T100" style:family="text">
      <style:text-properties fo:font-style="normal" style:text-underline-style="none" officeooo:rsid="028785fc" style:font-style-asian="normal" style:font-style-complex="normal"/>
    </style:style>
    <style:style style:name="T101" style:family="text">
      <style:text-properties fo:font-style="normal" style:text-underline-style="none" officeooo:rsid="02c0f8e2" style:font-style-asian="normal" style:font-style-complex="normal"/>
    </style:style>
    <style:style style:name="T102" style:family="text">
      <style:text-properties fo:font-style="normal" style:text-underline-style="none" officeooo:rsid="02db57fb" style:font-style-asian="normal" style:font-style-complex="normal"/>
    </style:style>
    <style:style style:name="T103" style:family="text">
      <style:text-properties fo:font-style="normal" style:text-underline-style="none" officeooo:rsid="02e396f5" style:font-style-asian="normal" style:font-style-complex="normal"/>
    </style:style>
    <style:style style:name="T104" style:family="text">
      <style:text-properties fo:font-style="normal" style:text-underline-style="none" officeooo:rsid="034d4023" style:font-style-asian="normal" style:font-style-complex="normal"/>
    </style:style>
    <style:style style:name="T105" style:family="text">
      <style:text-properties fo:font-style="normal" style:text-underline-style="none" officeooo:rsid="0375b241" style:font-style-asian="normal" style:font-style-complex="normal"/>
    </style:style>
    <style:style style:name="T106" style:family="text">
      <style:text-properties fo:font-style="normal" style:text-underline-style="none" officeooo:rsid="038b2388" style:font-style-asian="normal" style:font-style-complex="normal"/>
    </style:style>
    <style:style style:name="T107" style:family="text">
      <style:text-properties fo:font-style="normal" style:text-underline-style="none" officeooo:rsid="03a22041" style:font-style-asian="normal" style:font-style-complex="normal"/>
    </style:style>
    <style:style style:name="T108" style:family="text">
      <style:text-properties fo:font-style="normal" style:text-underline-style="none" officeooo:rsid="03bac138" style:font-style-asian="normal" style:font-style-complex="normal"/>
    </style:style>
    <style:style style:name="T109" style:family="text">
      <style:text-properties fo:font-style="normal" style:text-underline-style="none" officeooo:rsid="03c46ef4" style:font-style-asian="normal" style:font-style-complex="normal"/>
    </style:style>
    <style:style style:name="T110" style:family="text">
      <style:text-properties fo:font-style="normal" style:text-underline-style="none" officeooo:rsid="03c7274a" style:font-style-asian="normal" style:font-style-complex="normal"/>
    </style:style>
    <style:style style:name="T111" style:family="text">
      <style:text-properties fo:font-style="normal" style:text-underline-style="none" officeooo:rsid="03e97c5a" style:font-style-asian="normal" style:font-style-complex="normal"/>
    </style:style>
    <style:style style:name="T112" style:family="text">
      <style:text-properties fo:font-style="normal" style:text-underline-style="none" officeooo:rsid="03ecd14c" style:font-style-asian="normal" style:font-style-complex="normal"/>
    </style:style>
    <style:style style:name="T113" style:family="text">
      <style:text-properties fo:font-style="normal" style:text-underline-style="none" officeooo:rsid="042032b1" style:font-style-asian="normal" style:font-style-complex="normal"/>
    </style:style>
    <style:style style:name="T114" style:family="text">
      <style:text-properties fo:font-style="normal" style:text-underline-style="none" officeooo:rsid="0426d3a1" style:font-style-asian="normal" style:font-style-complex="normal"/>
    </style:style>
    <style:style style:name="T115" style:family="text">
      <style:text-properties fo:font-style="normal" style:text-underline-style="none" officeooo:rsid="042c36ad" style:font-style-asian="normal" style:font-style-complex="normal"/>
    </style:style>
    <style:style style:name="T116" style:family="text">
      <style:text-properties fo:font-style="normal" style:text-underline-style="none" officeooo:rsid="047029f2" style:font-style-asian="normal" style:font-style-complex="normal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aee3cb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3b6b98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3c46ef4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3c7274a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478e8a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font-style="normal" style:text-underline-style="none" fo:font-weight="normal" officeooo:rsid="03b6b98c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fo:font-style="normal" style:text-underline-style="none" fo:font-weight="normal" officeooo:rsid="03be8451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font-style="normal" style:text-underline-style="none" fo:font-weight="normal" officeooo:rsid="04099767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font-style="normal" style:text-underline-style="none" fo:font-weight="normal" officeooo:rsid="040d8f45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fo:font-style="normal" style:text-underline-style="none" fo:font-weight="normal" officeooo:rsid="0411e8d7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fo:font-style="normal" style:text-underline-style="none" fo:font-weight="normal" officeooo:rsid="0433da15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64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65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66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67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68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69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70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71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72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73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74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75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76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77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78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79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80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81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82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83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84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85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86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87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88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89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90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91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92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93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94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95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96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97" style:family="text">
      <style:text-properties fo:font-style="normal" style:text-underline-style="none" officeooo:rsid="044ae9ae" style:font-size-asian="10pt" style:font-style-asian="normal" style:font-size-complex="10pt" style:font-style-complex="normal"/>
    </style:style>
    <style:style style:name="T198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99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200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201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202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203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204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205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206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207" style:family="text">
      <style:text-properties style:text-underline-style="none" style:font-style-asian="normal" style:font-style-complex="normal"/>
    </style:style>
    <style:style style:name="T208" style:family="text">
      <style:text-properties style:text-underline-style="none" officeooo:rsid="002d35b4" style:font-style-asian="normal" style:font-style-complex="normal"/>
    </style:style>
    <style:style style:name="T209" style:family="text">
      <style:text-properties style:text-underline-style="none" officeooo:rsid="002c318e" style:font-style-asian="normal" style:font-style-complex="normal"/>
    </style:style>
    <style:style style:name="T210" style:family="text">
      <style:text-properties style:text-underline-style="none" officeooo:rsid="00cc18fe" style:font-style-asian="normal" style:font-style-complex="normal"/>
    </style:style>
    <style:style style:name="T211" style:family="text">
      <style:text-properties style:text-underline-style="none" officeooo:rsid="00eec105" style:font-style-asian="normal" style:font-style-complex="normal"/>
    </style:style>
    <style:style style:name="T212" style:family="text">
      <style:text-properties style:text-underline-style="none" officeooo:rsid="00d5b58b" style:font-style-asian="normal" style:font-style-complex="normal"/>
    </style:style>
    <style:style style:name="T213" style:family="text">
      <style:text-properties style:text-underline-style="none" officeooo:rsid="0103769a" style:font-style-asian="normal" style:font-style-complex="normal"/>
    </style:style>
    <style:style style:name="T214" style:family="text">
      <style:text-properties style:text-underline-style="none" officeooo:rsid="0085fd01" style:font-style-asian="normal" style:font-style-complex="normal"/>
    </style:style>
    <style:style style:name="T215" style:family="text">
      <style:text-properties style:text-underline-style="none" officeooo:rsid="011150ba" style:font-style-asian="normal" style:font-style-complex="normal"/>
    </style:style>
    <style:style style:name="T216" style:family="text">
      <style:text-properties style:text-underline-style="none" officeooo:rsid="011ce3e5" style:font-style-asian="normal" style:font-style-complex="normal"/>
    </style:style>
    <style:style style:name="T217" style:family="text">
      <style:text-properties style:text-underline-style="none" officeooo:rsid="01430567" style:font-style-asian="normal" style:font-style-complex="normal"/>
    </style:style>
    <style:style style:name="T218" style:family="text">
      <style:text-properties style:text-underline-style="none" officeooo:rsid="01434dce" style:font-style-asian="normal" style:font-style-complex="normal"/>
    </style:style>
    <style:style style:name="T219" style:family="text">
      <style:text-properties style:text-underline-style="none" officeooo:rsid="014b46e5" style:font-style-asian="normal" style:font-style-complex="normal"/>
    </style:style>
    <style:style style:name="T220" style:family="text">
      <style:text-properties style:text-underline-style="none" officeooo:rsid="0155b3a7" style:font-style-asian="normal" style:font-style-complex="normal"/>
    </style:style>
    <style:style style:name="T221" style:family="text">
      <style:text-properties style:text-underline-style="none" officeooo:rsid="01e9f32c" style:font-style-asian="normal" style:font-style-complex="normal"/>
    </style:style>
    <style:style style:name="T222" style:family="text">
      <style:text-properties style:text-underline-style="none" officeooo:rsid="02e396f5" style:font-style-asian="normal" style:font-style-complex="normal"/>
    </style:style>
    <style:style style:name="T223" style:family="text">
      <style:text-properties style:text-underline-style="none" officeooo:rsid="02e4637c" style:font-style-asian="normal" style:font-style-complex="normal"/>
    </style:style>
    <style:style style:name="T224" style:family="text">
      <style:text-properties style:text-underline-style="none" officeooo:rsid="034d4023" style:font-style-asian="normal" style:font-style-complex="normal"/>
    </style:style>
    <style:style style:name="T225" style:family="text">
      <style:text-properties style:text-underline-style="none" officeooo:rsid="03bac138" style:font-style-asian="normal" style:font-style-complex="normal"/>
    </style:style>
    <style:style style:name="T226" style:family="text">
      <style:text-properties style:text-underline-style="none" officeooo:rsid="03bc1798" style:font-style-asian="normal" style:font-style-complex="normal"/>
    </style:style>
    <style:style style:name="T227" style:family="text">
      <style:text-properties style:text-underline-style="none" officeooo:rsid="03be8451" style:font-style-asian="normal" style:font-style-complex="normal"/>
    </style:style>
    <style:style style:name="T228" style:family="text">
      <style:text-properties style:text-underline-style="none" officeooo:rsid="03c664ca" style:font-style-asian="normal" style:font-style-complex="normal"/>
    </style:style>
    <style:style style:name="T229" style:family="text">
      <style:text-properties style:text-underline-style="none" officeooo:rsid="03ce8475" style:font-style-asian="normal" style:font-style-complex="normal"/>
    </style:style>
    <style:style style:name="T230" style:family="text">
      <style:text-properties style:text-underline-style="none" officeooo:rsid="03dd9bb4" style:font-style-asian="normal" style:font-style-complex="normal"/>
    </style:style>
    <style:style style:name="T231" style:family="text">
      <style:text-properties style:text-underline-style="none" officeooo:rsid="03e97c5a" style:font-style-asian="normal" style:font-style-complex="normal"/>
    </style:style>
    <style:style style:name="T232" style:family="text">
      <style:text-properties style:text-underline-style="none" officeooo:rsid="03ea3f93" style:font-style-asian="normal" style:font-style-complex="normal"/>
    </style:style>
    <style:style style:name="T233" style:family="text">
      <style:text-properties style:text-underline-style="none" officeooo:rsid="03eb2f8f" style:font-style-asian="normal" style:font-style-complex="normal"/>
    </style:style>
    <style:style style:name="T234" style:family="text">
      <style:text-properties style:text-underline-style="none" officeooo:rsid="03ec32f9" style:font-style-asian="normal" style:font-style-complex="normal"/>
    </style:style>
    <style:style style:name="T235" style:family="text">
      <style:text-properties style:text-underline-style="none" officeooo:rsid="03ecd14c" style:font-style-asian="normal" style:font-style-complex="normal"/>
    </style:style>
    <style:style style:name="T236" style:family="text">
      <style:text-properties style:text-underline-style="none" officeooo:rsid="03ecd99e" style:font-style-asian="normal" style:font-style-complex="normal"/>
    </style:style>
    <style:style style:name="T237" style:family="text">
      <style:text-properties style:text-underline-style="none" officeooo:rsid="03ed50a4" style:font-style-asian="normal" style:font-style-complex="normal"/>
    </style:style>
    <style:style style:name="T238" style:family="text">
      <style:text-properties style:text-underline-style="none" officeooo:rsid="03eefd41" style:font-style-asian="normal" style:font-style-complex="normal"/>
    </style:style>
    <style:style style:name="T239" style:family="text">
      <style:text-properties style:text-underline-style="none" officeooo:rsid="02c761f3" style:font-style-asian="normal" style:font-style-complex="normal"/>
    </style:style>
    <style:style style:name="T240" style:family="text">
      <style:text-properties style:text-underline-style="none" officeooo:rsid="03f695ea" style:font-style-asian="normal" style:font-style-complex="normal"/>
    </style:style>
    <style:style style:name="T241" style:family="text">
      <style:text-properties style:text-underline-style="none" officeooo:rsid="03fb385a" style:font-style-asian="normal" style:font-style-complex="normal"/>
    </style:style>
    <style:style style:name="T242" style:family="text">
      <style:text-properties style:text-underline-style="none" officeooo:rsid="042c68f2" style:font-style-asian="normal" style:font-style-complex="normal"/>
    </style:style>
    <style:style style:name="T243" style:family="text">
      <style:text-properties style:text-underline-style="none" officeooo:rsid="042cf093" style:font-style-asian="normal" style:font-style-complex="normal"/>
    </style:style>
    <style:style style:name="T244" style:family="text">
      <style:text-properties style:text-underline-style="none" officeooo:rsid="043b0324" style:font-style-asian="normal" style:font-style-complex="normal"/>
    </style:style>
    <style:style style:name="T245" style:family="text">
      <style:text-properties style:text-underline-style="none" officeooo:rsid="043de20d" style:font-style-asian="normal" style:font-style-complex="normal"/>
    </style:style>
    <style:style style:name="T246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247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248" style:family="text">
      <style:text-properties style:text-underline-style="none" fo:font-weight="bold" officeooo:rsid="03be8451" style:font-style-asian="normal" style:font-weight-asian="bold" style:font-style-complex="normal" style:font-weight-complex="bold"/>
    </style:style>
    <style:style style:name="T249" style:family="text">
      <style:text-properties style:text-underline-style="none" fo:font-weight="bold" officeooo:rsid="00d17671" style:font-style-asian="normal" style:font-weight-asian="bold" style:font-style-complex="normal" style:font-weight-complex="bold"/>
    </style:style>
    <style:style style:name="T250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251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252" style:family="text">
      <style:text-properties officeooo:rsid="001178ae"/>
    </style:style>
    <style:style style:name="T253" style:family="text">
      <style:text-properties officeooo:rsid="0015290e"/>
    </style:style>
    <style:style style:name="T254" style:family="text">
      <style:text-properties officeooo:rsid="001b2b27"/>
    </style:style>
    <style:style style:name="T255" style:family="text">
      <style:text-properties officeooo:rsid="0034832a"/>
    </style:style>
    <style:style style:name="T256" style:family="text">
      <style:text-properties style:font-size-asian="10pt" style:font-size-complex="10pt"/>
    </style:style>
    <style:style style:name="T257" style:family="text">
      <style:text-properties officeooo:rsid="000f7979" style:font-size-asian="10pt" style:font-size-complex="10pt"/>
    </style:style>
    <style:style style:name="T258" style:family="text">
      <style:text-properties officeooo:rsid="0015ad56" style:font-size-asian="10pt" style:font-size-complex="10pt"/>
    </style:style>
    <style:style style:name="T259" style:family="text">
      <style:text-properties officeooo:rsid="0016e0aa" style:font-size-asian="10pt" style:font-size-complex="10pt"/>
    </style:style>
    <style:style style:name="T260" style:family="text">
      <style:text-properties officeooo:rsid="0017fe57" style:font-size-asian="10pt" style:font-size-complex="10pt"/>
    </style:style>
    <style:style style:name="T261" style:family="text">
      <style:text-properties officeooo:rsid="007b25e6" style:font-size-asian="10pt" style:font-size-complex="10pt"/>
    </style:style>
    <style:style style:name="T262" style:family="text">
      <style:text-properties officeooo:rsid="00a3692c" style:font-size-asian="10pt" style:font-size-complex="10pt"/>
    </style:style>
    <style:style style:name="T263" style:family="text">
      <style:text-properties officeooo:rsid="02544efc" style:font-size-asian="10pt" style:font-size-complex="10pt"/>
    </style:style>
    <style:style style:name="T264" style:family="text">
      <style:text-properties officeooo:rsid="00848c87"/>
    </style:style>
    <style:style style:name="T265" style:family="text">
      <style:text-properties officeooo:rsid="0084b174"/>
    </style:style>
    <style:style style:name="T266" style:family="text">
      <style:text-properties officeooo:rsid="0085fd01"/>
    </style:style>
    <style:style style:name="T267" style:family="text">
      <style:text-properties officeooo:rsid="00963f2a"/>
    </style:style>
    <style:style style:name="T268" style:family="text">
      <style:text-properties officeooo:rsid="00989675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89675" style:font-weight-asian="normal" style:font-weight-complex="normal"/>
    </style:style>
    <style:style style:name="T271" style:family="text">
      <style:text-properties fo:font-weight="normal" officeooo:rsid="01aee3cb" style:font-weight-asian="normal" style:font-weight-complex="normal"/>
    </style:style>
    <style:style style:name="T272" style:family="text">
      <style:text-properties fo:font-weight="normal" officeooo:rsid="02b7df84" style:font-weight-asian="normal" style:font-weight-complex="normal"/>
    </style:style>
    <style:style style:name="T273" style:family="text">
      <style:text-properties fo:font-weight="normal" officeooo:rsid="02d6fad2" style:font-weight-asian="normal" style:font-weight-complex="normal"/>
    </style:style>
    <style:style style:name="T274" style:family="text">
      <style:text-properties fo:font-weight="normal" officeooo:rsid="0376cf9a" style:font-weight-asian="normal" style:font-weight-complex="normal"/>
    </style:style>
    <style:style style:name="T275" style:family="text">
      <style:text-properties fo:font-weight="normal" officeooo:rsid="037683ff" style:font-weight-asian="normal" style:font-weight-complex="normal"/>
    </style:style>
    <style:style style:name="T276" style:family="text">
      <style:text-properties fo:font-weight="normal" officeooo:rsid="00d17671" style:font-weight-asian="normal" style:font-weight-complex="normal"/>
    </style:style>
    <style:style style:name="T277" style:family="text">
      <style:text-properties fo:font-weight="normal" officeooo:rsid="00f06cbd" style:font-weight-asian="normal" style:font-weight-complex="normal"/>
    </style:style>
    <style:style style:name="T278" style:family="text">
      <style:text-properties fo:font-weight="normal" officeooo:rsid="037f4d09" style:font-weight-asian="normal" style:font-weight-complex="normal"/>
    </style:style>
    <style:style style:name="T279" style:family="text">
      <style:text-properties fo:font-weight="normal" officeooo:rsid="0390a5db" style:font-weight-asian="normal" style:font-weight-complex="normal"/>
    </style:style>
    <style:style style:name="T280" style:family="text">
      <style:text-properties fo:font-weight="normal" officeooo:rsid="0394a79f" style:font-weight-asian="normal" style:font-weight-complex="normal"/>
    </style:style>
    <style:style style:name="T281" style:family="text">
      <style:text-properties fo:font-weight="normal" officeooo:rsid="039582b6" style:font-weight-asian="normal" style:font-weight-complex="normal"/>
    </style:style>
    <style:style style:name="T282" style:family="text">
      <style:text-properties fo:font-weight="normal" officeooo:rsid="0399ef91" style:font-weight-asian="normal" style:font-weight-complex="normal"/>
    </style:style>
    <style:style style:name="T283" style:family="text">
      <style:text-properties fo:font-weight="normal" officeooo:rsid="03a22041" style:font-weight-asian="normal" style:font-weight-complex="normal"/>
    </style:style>
    <style:style style:name="T284" style:family="text">
      <style:text-properties fo:font-weight="normal" officeooo:rsid="03a417e5" style:font-weight-asian="normal" style:font-weight-complex="normal"/>
    </style:style>
    <style:style style:name="T285" style:family="text">
      <style:text-properties fo:font-weight="normal" officeooo:rsid="0377d77f" style:font-weight-asian="normal" style:font-weight-complex="normal"/>
    </style:style>
    <style:style style:name="T286" style:family="text">
      <style:text-properties fo:font-weight="normal" officeooo:rsid="03f2c5d1" style:font-weight-asian="normal" style:font-weight-complex="normal"/>
    </style:style>
    <style:style style:name="T287" style:family="text">
      <style:text-properties fo:font-weight="normal" officeooo:rsid="03f4f4f9" style:font-weight-asian="normal" style:font-weight-complex="normal"/>
    </style:style>
    <style:style style:name="T288" style:family="text">
      <style:text-properties fo:font-weight="normal" officeooo:rsid="03d36d1f" style:font-weight-asian="normal" style:font-weight-complex="normal"/>
    </style:style>
    <style:style style:name="T289" style:family="text">
      <style:text-properties fo:font-weight="normal" officeooo:rsid="03c4f2ec" style:font-weight-asian="normal" style:font-weight-complex="normal"/>
    </style:style>
    <style:style style:name="T290" style:family="text">
      <style:text-properties fo:font-weight="normal" officeooo:rsid="0483e7b0" style:font-weight-asian="normal" style:font-weight-complex="normal"/>
    </style:style>
    <style:style style:name="T291" style:family="text">
      <style:text-properties fo:font-weight="normal" officeooo:rsid="048964dc" style:font-weight-asian="normal" style:font-weight-complex="normal"/>
    </style:style>
    <style:style style:name="T292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93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94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95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96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97" style:family="text">
      <style:text-properties officeooo:rsid="0099f758"/>
    </style:style>
    <style:style style:name="T298" style:family="text">
      <style:text-properties officeooo:rsid="009fb0b9"/>
    </style:style>
    <style:style style:name="T299" style:family="text">
      <style:text-properties officeooo:rsid="00a68766"/>
    </style:style>
    <style:style style:name="T300" style:family="text">
      <style:text-properties officeooo:rsid="00a7197b"/>
    </style:style>
    <style:style style:name="T301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302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303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304" style:family="text">
      <style:text-properties fo:font-size="9pt" fo:font-style="normal" style:text-underline-style="none" fo:font-weight="normal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305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fo:font-size="9pt" fo:font-style="normal" style:text-underline-style="none" fo:font-weight="normal" officeooo:rsid="04099767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307" style:family="text">
      <style:text-properties fo:font-size="9pt" fo:font-style="normal" style:text-underline-style="none" fo:font-weight="normal" officeooo:rsid="040d8f45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308" style:family="text">
      <style:text-properties officeooo:rsid="00be4500"/>
    </style:style>
    <style:style style:name="T309" style:family="text">
      <style:text-properties style:font-name="Liberation Serif1" officeooo:rsid="00c4fcfb" style:font-name-asian="Liberation Serif1" style:font-name-complex="Liberation Serif1"/>
    </style:style>
    <style:style style:name="T310" style:family="text">
      <style:text-properties style:font-name="Liberation Serif1" officeooo:rsid="00dec184" style:font-name-asian="Liberation Serif1" style:font-name-complex="Liberation Serif1"/>
    </style:style>
    <style:style style:name="T311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312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313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14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15" style:family="text">
      <style:text-properties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316" style:family="text">
      <style:text-properties style:font-name="Liberation Serif1" fo:font-style="normal" style:text-underline-style="none" fo:font-weight="bold" officeooo:rsid="03b1e937" style:font-name-asian="Liberation Serif1" style:font-style-asian="normal" style:font-weight-asian="bold" style:font-name-complex="Liberation Serif1" style:font-style-complex="normal" style:font-weight-complex="bold"/>
    </style:style>
    <style:style style:name="T317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18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0d5b58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03769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347278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34b424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41727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d1767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4256b6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3a417e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37f4d09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337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338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339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340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341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342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343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344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345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346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347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348" style:family="text">
      <style:text-properties style:font-name="Liberation Serif1" style:text-underline-style="none" officeooo:rsid="03c46ef4" style:font-name-asian="Liberation Serif1" style:font-style-asian="normal" style:font-name-complex="Liberation Serif1" style:font-style-complex="normal"/>
    </style:style>
    <style:style style:name="T349" style:family="text">
      <style:text-properties style:font-name="Liberation Serif1" style:text-underline-style="none" officeooo:rsid="03c664ca" style:font-name-asian="Liberation Serif1" style:font-style-asian="normal" style:font-name-complex="Liberation Serif1" style:font-style-complex="normal"/>
    </style:style>
    <style:style style:name="T350" style:family="text">
      <style:text-properties style:font-name="Liberation Serif1" style:text-underline-style="none" officeooo:rsid="03cae4a2" style:font-name-asian="Liberation Serif1" style:font-style-asian="normal" style:font-name-complex="Liberation Serif1" style:font-style-complex="normal"/>
    </style:style>
    <style:style style:name="T351" style:family="text">
      <style:text-properties style:font-name="Liberation Serif1" style:text-underline-style="none" officeooo:rsid="03cd20f2" style:font-name-asian="Liberation Serif1" style:font-style-asian="normal" style:font-name-complex="Liberation Serif1" style:font-style-complex="normal"/>
    </style:style>
    <style:style style:name="T352" style:family="text">
      <style:text-properties style:font-name="Liberation Serif1" style:text-underline-style="none" officeooo:rsid="03eb2f8f" style:font-name-asian="Liberation Serif1" style:font-style-asian="normal" style:font-name-complex="Liberation Serif1" style:font-style-complex="normal"/>
    </style:style>
    <style:style style:name="T353" style:family="text">
      <style:text-properties style:font-name="Liberation Serif1" style:text-underline-style="none" officeooo:rsid="03ecd14c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style:text-underline-style="none" officeooo:rsid="03ecd99e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style:text-underline-style="none" officeooo:rsid="03f695ea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style:text-underline-style="none" officeooo:rsid="03f7c15f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style:text-underline-style="none" officeooo:rsid="042cf093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style:text-underline-style="none" officeooo:rsid="045823a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60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61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62" style:family="text">
      <style:text-properties style:font-name="Liberation Serif1" style:text-underline-style="none" fo:font-weight="bold" officeooo:rsid="00dec18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63" style:family="text">
      <style:text-properties style:font-name="Liberation Serif1" style:text-underline-style="none" fo:font-weight="bold" officeooo:rsid="00d1767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64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5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6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7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8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9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0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1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2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3" style:family="text">
      <style:text-properties style:font-name="Liberation Serif1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4" style:family="text">
      <style:text-properties style:font-name="Liberation Serif1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5" style:family="text">
      <style:text-properties style:font-name="Liberation Serif1" style:text-underline-style="none" fo:font-weight="normal" officeooo:rsid="037f4d0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6" style:family="text">
      <style:text-properties style:font-name="Liberation Serif1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7" style:family="text">
      <style:text-properties style:font-name="Liberation Serif1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8" style:family="text">
      <style:text-properties style:font-name="Liberation Serif1" style:text-underline-style="none" fo:font-weight="normal" officeooo:rsid="03a417e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9" style:family="text">
      <style:text-properties style:font-name="Liberation Serif1" style:text-underline-style="none" fo:font-weight="normal" officeooo:rsid="043be7e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80" style:family="text">
      <style:text-properties style:font-name="Liberation Serif1" style:text-underline-style="none" fo:font-weight="normal" officeooo:rsid="03c4f2e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81" style:family="text">
      <style:text-properties style:font-name="Liberation Serif1" style:text-underline-style="none" fo:font-weight="normal" officeooo:rsid="047a963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82" style:family="text">
      <style:text-properties style:font-name="Liberation Serif1" style:text-underline-style="none" fo:font-weight="normal" officeooo:rsid="048101c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83" style:family="text">
      <style:text-properties style:font-name="Liberation Serif1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384" style:family="text">
      <style:text-properties style:font-name="Liberation Serif1" fo:font-style="italic" officeooo:rsid="00dec184" style:font-name-asian="Liberation Serif1" style:font-name-complex="Liberation Serif1"/>
    </style:style>
    <style:style style:name="T385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386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87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88" style:family="text">
      <style:text-properties style:font-name="Liberation Serif1" fo:font-style="italic" fo:font-weight="bold" officeooo:rsid="00dec184" style:font-name-asian="Liberation Serif1" style:font-weight-asian="bold" style:font-name-complex="Liberation Serif1" style:font-weight-complex="bold"/>
    </style:style>
    <style:style style:name="T38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39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91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392" style:family="text">
      <style:text-properties officeooo:rsid="00d17671"/>
    </style:style>
    <style:style style:name="T393" style:family="text">
      <style:text-properties officeooo:rsid="00d20a1b"/>
    </style:style>
    <style:style style:name="T394" style:family="text">
      <style:text-properties officeooo:rsid="00d30059"/>
    </style:style>
    <style:style style:name="T395" style:family="text">
      <style:text-properties officeooo:rsid="00d3b6e5"/>
    </style:style>
    <style:style style:name="T396" style:family="text">
      <style:text-properties officeooo:rsid="00d4e75b"/>
    </style:style>
    <style:style style:name="T397" style:family="text">
      <style:text-properties officeooo:rsid="00b13985" style:font-weight-asian="bold" style:font-weight-complex="bold"/>
    </style:style>
    <style:style style:name="T398" style:family="text">
      <style:text-properties officeooo:rsid="009d9841" style:font-weight-asian="bold" style:font-weight-complex="bold"/>
    </style:style>
    <style:style style:name="T399" style:family="text">
      <style:text-properties officeooo:rsid="000f7979" style:font-weight-asian="bold" style:font-weight-complex="bold"/>
    </style:style>
    <style:style style:name="T400" style:family="text">
      <style:text-properties officeooo:rsid="009f4c9b" style:font-weight-asian="bold" style:font-weight-complex="bold"/>
    </style:style>
    <style:style style:name="T401" style:family="text">
      <style:text-properties officeooo:rsid="03b1e14f" style:font-weight-asian="bold" style:font-weight-complex="bold"/>
    </style:style>
    <style:style style:name="T402" style:family="text">
      <style:text-properties officeooo:rsid="03b29083" style:font-weight-asian="bold" style:font-weight-complex="bold"/>
    </style:style>
    <style:style style:name="T403" style:family="text">
      <style:text-properties officeooo:rsid="00ebb47d"/>
    </style:style>
    <style:style style:name="T404" style:family="text">
      <style:text-properties officeooo:rsid="00ed5b01"/>
    </style:style>
    <style:style style:name="T405" style:family="text">
      <style:text-properties fo:color="#784b04" fo:font-style="italic" style:text-underline-style="none" officeooo:rsid="00ed5b01" style:font-style-asian="normal" style:font-style-complex="normal"/>
    </style:style>
    <style:style style:name="T406" style:family="text">
      <style:text-properties fo:color="#784b04" fo:font-style="italic" style:text-underline-style="none" officeooo:rsid="00eda7a8" style:font-style-asian="normal" style:font-style-complex="normal"/>
    </style:style>
    <style:style style:name="T407" style:family="text">
      <style:text-properties fo:color="#784b04" fo:font-style="italic" style:text-underline-style="none" officeooo:rsid="00eec105" style:font-style-asian="normal" style:font-style-complex="normal"/>
    </style:style>
    <style:style style:name="T408" style:family="text">
      <style:text-properties fo:color="#784b04" fo:font-style="italic" style:text-underline-style="none" officeooo:rsid="0100a3d6" style:font-style-asian="normal" style:font-style-complex="normal"/>
    </style:style>
    <style:style style:name="T409" style:family="text">
      <style:text-properties fo:color="#784b04" fo:font-style="italic" style:text-underline-style="none" officeooo:rsid="01148304" style:font-style-asian="normal" style:font-style-complex="normal"/>
    </style:style>
    <style:style style:name="T410" style:family="text">
      <style:text-properties fo:color="#784b04" fo:font-style="italic" style:text-underline-style="none" officeooo:rsid="011dd8eb" style:font-style-asian="normal" style:font-style-complex="normal"/>
    </style:style>
    <style:style style:name="T411" style:family="text">
      <style:text-properties fo:color="#784b04" fo:font-style="italic" style:text-underline-style="none" officeooo:rsid="0123f608" style:font-style-asian="normal" style:font-style-complex="normal"/>
    </style:style>
    <style:style style:name="T412" style:family="text">
      <style:text-properties fo:color="#784b04" fo:font-style="italic" style:text-underline-style="none" officeooo:rsid="01465b56" style:font-style-asian="normal" style:font-style-complex="normal"/>
    </style:style>
    <style:style style:name="T413" style:family="text">
      <style:text-properties fo:color="#784b04" fo:font-style="italic" style:text-underline-style="none" officeooo:rsid="014b46e5" style:font-style-asian="normal" style:font-style-complex="normal"/>
    </style:style>
    <style:style style:name="T414" style:family="text">
      <style:text-properties fo:color="#784b04" fo:font-style="italic" style:text-underline-style="none" officeooo:rsid="01585f1f" style:font-style-asian="normal" style:font-style-complex="normal"/>
    </style:style>
    <style:style style:name="T415" style:family="text">
      <style:text-properties fo:color="#784b04" fo:font-style="italic" style:text-underline-style="none" officeooo:rsid="015a7278" style:font-style-asian="normal" style:font-style-complex="normal"/>
    </style:style>
    <style:style style:name="T416" style:family="text">
      <style:text-properties fo:color="#784b04" fo:font-style="italic" style:text-underline-style="none" officeooo:rsid="0164559d" style:font-style-asian="normal" style:font-style-complex="normal"/>
    </style:style>
    <style:style style:name="T417" style:family="text">
      <style:text-properties fo:color="#784b04" fo:font-style="italic" style:text-underline-style="none" officeooo:rsid="0167a8cc" style:font-style-asian="normal" style:font-style-complex="normal"/>
    </style:style>
    <style:style style:name="T418" style:family="text">
      <style:text-properties fo:color="#784b04" fo:font-style="italic" style:text-underline-style="none" officeooo:rsid="01696599" style:font-style-asian="normal" style:font-style-complex="normal"/>
    </style:style>
    <style:style style:name="T419" style:family="text">
      <style:text-properties fo:color="#784b04" fo:font-style="italic" style:text-underline-style="none" officeooo:rsid="016c63da" style:font-style-asian="normal" style:font-style-complex="normal"/>
    </style:style>
    <style:style style:name="T420" style:family="text">
      <style:text-properties fo:color="#784b04" fo:font-style="italic" style:text-underline-style="none" officeooo:rsid="016e4551" style:font-style-asian="normal" style:font-style-complex="normal"/>
    </style:style>
    <style:style style:name="T421" style:family="text">
      <style:text-properties fo:color="#784b04" fo:font-style="italic" style:text-underline-style="none" officeooo:rsid="0176ca3c" style:font-style-asian="normal" style:font-style-complex="normal"/>
    </style:style>
    <style:style style:name="T422" style:family="text">
      <style:text-properties fo:color="#784b04" fo:font-style="italic" style:text-underline-style="none" officeooo:rsid="017c7f61" style:font-style-asian="normal" style:font-style-complex="normal"/>
    </style:style>
    <style:style style:name="T423" style:family="text">
      <style:text-properties fo:color="#784b04" fo:font-style="italic" style:text-underline-style="none" officeooo:rsid="017e7557" style:font-style-asian="normal" style:font-style-complex="normal"/>
    </style:style>
    <style:style style:name="T424" style:family="text">
      <style:text-properties fo:color="#784b04" fo:font-style="italic" style:text-underline-style="none" officeooo:rsid="0188b1cd" style:font-style-asian="normal" style:font-style-complex="normal"/>
    </style:style>
    <style:style style:name="T425" style:family="text">
      <style:text-properties fo:color="#784b04" fo:font-style="italic" style:text-underline-style="none" officeooo:rsid="01e72cd1" style:font-style-asian="normal" style:font-style-complex="normal"/>
    </style:style>
    <style:style style:name="T426" style:family="text">
      <style:text-properties fo:color="#784b04" fo:font-style="italic" style:text-underline-style="none" officeooo:rsid="01f9159a" style:font-style-asian="normal" style:font-style-complex="normal"/>
    </style:style>
    <style:style style:name="T427" style:family="text">
      <style:text-properties fo:color="#784b04" fo:font-style="italic" style:text-underline-style="none" officeooo:rsid="01f93752" style:font-style-asian="normal" style:font-style-complex="normal"/>
    </style:style>
    <style:style style:name="T428" style:family="text">
      <style:text-properties fo:color="#784b04" fo:font-style="italic" style:text-underline-style="none" officeooo:rsid="02287e20" style:font-style-asian="normal" style:font-style-complex="normal"/>
    </style:style>
    <style:style style:name="T429" style:family="text">
      <style:text-properties fo:color="#784b04" fo:font-style="italic" style:text-underline-style="none" officeooo:rsid="023179eb" style:font-style-asian="normal" style:font-style-complex="normal"/>
    </style:style>
    <style:style style:name="T430" style:family="text">
      <style:text-properties fo:color="#784b04" fo:font-style="italic" style:text-underline-style="none" officeooo:rsid="02352daa" style:font-style-asian="normal" style:font-style-complex="normal"/>
    </style:style>
    <style:style style:name="T431" style:family="text">
      <style:text-properties fo:color="#784b04" fo:font-style="italic" style:text-underline-style="none" officeooo:rsid="02365318" style:font-style-asian="normal" style:font-style-complex="normal"/>
    </style:style>
    <style:style style:name="T432" style:family="text">
      <style:text-properties fo:color="#784b04" fo:font-style="italic" style:text-underline-style="none" officeooo:rsid="023b4625" style:font-style-asian="normal" style:font-style-complex="normal"/>
    </style:style>
    <style:style style:name="T433" style:family="text">
      <style:text-properties fo:color="#784b04" fo:font-style="italic" style:text-underline-style="none" officeooo:rsid="023dc202" style:font-style-asian="normal" style:font-style-complex="normal"/>
    </style:style>
    <style:style style:name="T434" style:family="text">
      <style:text-properties fo:color="#784b04" fo:font-style="italic" style:text-underline-style="none" officeooo:rsid="02448428" style:font-style-asian="normal" style:font-style-complex="normal"/>
    </style:style>
    <style:style style:name="T435" style:family="text">
      <style:text-properties fo:color="#784b04" fo:font-style="italic" style:text-underline-style="none" officeooo:rsid="024be18d" style:font-style-asian="normal" style:font-style-complex="normal"/>
    </style:style>
    <style:style style:name="T436" style:family="text">
      <style:text-properties fo:color="#784b04" fo:font-style="italic" style:text-underline-style="none" officeooo:rsid="02c0f8e2" style:font-style-asian="normal" style:font-style-complex="normal"/>
    </style:style>
    <style:style style:name="T437" style:family="text">
      <style:text-properties fo:color="#784b04" fo:font-style="italic" style:text-underline-style="none" officeooo:rsid="02c4a04e" style:font-style-asian="normal" style:font-style-complex="normal"/>
    </style:style>
    <style:style style:name="T438" style:family="text">
      <style:text-properties fo:color="#784b04" fo:font-style="italic" style:text-underline-style="none" officeooo:rsid="02c761f3" style:font-style-asian="normal" style:font-style-complex="normal"/>
    </style:style>
    <style:style style:name="T439" style:family="text">
      <style:text-properties fo:color="#784b04" fo:font-style="italic" style:text-underline-style="none" officeooo:rsid="02db57fb" style:font-style-asian="normal" style:font-style-complex="normal"/>
    </style:style>
    <style:style style:name="T440" style:family="text">
      <style:text-properties fo:color="#784b04" fo:font-style="italic" style:text-underline-style="none" officeooo:rsid="02dec53f" style:font-style-asian="normal" style:font-style-complex="normal"/>
    </style:style>
    <style:style style:name="T441" style:family="text">
      <style:text-properties fo:color="#784b04" fo:font-style="italic" style:text-underline-style="none" officeooo:rsid="02e396f5" style:font-style-asian="normal" style:font-style-complex="normal"/>
    </style:style>
    <style:style style:name="T442" style:family="text">
      <style:text-properties fo:color="#784b04" fo:font-style="italic" style:text-underline-style="none" officeooo:rsid="034b9662" style:font-style-asian="normal" style:font-style-complex="normal"/>
    </style:style>
    <style:style style:name="T443" style:family="text">
      <style:text-properties fo:color="#784b04" fo:font-style="italic" style:text-underline-style="none" officeooo:rsid="034d4023" style:font-style-asian="normal" style:font-style-complex="normal"/>
    </style:style>
    <style:style style:name="T444" style:family="text">
      <style:text-properties fo:color="#784b04" fo:font-style="italic" style:text-underline-style="none" officeooo:rsid="034fc8a8" style:font-style-asian="normal" style:font-style-complex="normal"/>
    </style:style>
    <style:style style:name="T445" style:family="text">
      <style:text-properties fo:color="#784b04" fo:font-style="italic" style:text-underline-style="none" officeooo:rsid="036b5f39" style:font-style-asian="normal" style:font-style-complex="normal"/>
    </style:style>
    <style:style style:name="T446" style:family="text">
      <style:text-properties fo:color="#784b04" fo:font-style="italic" style:text-underline-style="none" officeooo:rsid="0375b241" style:font-style-asian="normal" style:font-style-complex="normal"/>
    </style:style>
    <style:style style:name="T447" style:family="text">
      <style:text-properties fo:color="#784b04" fo:font-style="italic" style:text-underline-style="none" officeooo:rsid="038b2388" style:font-style-asian="normal" style:font-style-complex="normal"/>
    </style:style>
    <style:style style:name="T448" style:family="text">
      <style:text-properties fo:color="#784b04" fo:font-style="italic" style:text-underline-style="none" officeooo:rsid="0399ef91" style:font-style-asian="normal" style:font-style-complex="normal"/>
    </style:style>
    <style:style style:name="T449" style:family="text">
      <style:text-properties fo:color="#784b04" fo:font-style="italic" style:text-underline-style="none" officeooo:rsid="03a0799a" style:font-style-asian="normal" style:font-style-complex="normal"/>
    </style:style>
    <style:style style:name="T450" style:family="text">
      <style:text-properties fo:color="#784b04" fo:font-style="italic" style:text-underline-style="none" officeooo:rsid="03a22041" style:font-style-asian="normal" style:font-style-complex="normal"/>
    </style:style>
    <style:style style:name="T451" style:family="text">
      <style:text-properties fo:color="#784b04" fo:font-style="italic" style:text-underline-style="none" officeooo:rsid="03a417e5" style:font-style-asian="normal" style:font-style-complex="normal"/>
    </style:style>
    <style:style style:name="T452" style:family="text">
      <style:text-properties fo:color="#784b04" fo:font-style="italic" style:text-underline-style="none" officeooo:rsid="03b926b9" style:font-style-asian="normal" style:font-style-complex="normal"/>
    </style:style>
    <style:style style:name="T453" style:family="text">
      <style:text-properties fo:color="#784b04" fo:font-style="italic" style:text-underline-style="none" officeooo:rsid="03c46ef4" style:font-style-asian="normal" style:font-style-complex="normal"/>
    </style:style>
    <style:style style:name="T454" style:family="text">
      <style:text-properties fo:color="#784b04" fo:font-style="italic" style:text-underline-style="none" officeooo:rsid="03c7274a" style:font-style-asian="normal" style:font-style-complex="normal"/>
    </style:style>
    <style:style style:name="T455" style:family="text">
      <style:text-properties fo:color="#784b04" fo:font-style="italic" style:text-underline-style="none" officeooo:rsid="03c8e63e" style:font-style-asian="normal" style:font-style-complex="normal"/>
    </style:style>
    <style:style style:name="T456" style:family="text">
      <style:text-properties fo:color="#784b04" fo:font-style="italic" style:text-underline-style="none" officeooo:rsid="03c4f2ec" style:font-style-asian="normal" style:font-style-complex="normal"/>
    </style:style>
    <style:style style:name="T457" style:family="text">
      <style:text-properties fo:color="#784b04" fo:font-style="italic" style:text-underline-style="none" officeooo:rsid="03d95e4f" style:font-style-asian="normal" style:font-style-complex="normal"/>
    </style:style>
    <style:style style:name="T458" style:family="text">
      <style:text-properties fo:color="#784b04" fo:font-style="italic" style:text-underline-style="none" officeooo:rsid="03daf2a2" style:font-style-asian="normal" style:font-style-complex="normal"/>
    </style:style>
    <style:style style:name="T459" style:family="text">
      <style:text-properties fo:color="#784b04" fo:font-style="italic" style:text-underline-style="none" officeooo:rsid="03daf5e0" style:font-style-asian="normal" style:font-style-complex="normal"/>
    </style:style>
    <style:style style:name="T460" style:family="text">
      <style:text-properties fo:color="#784b04" fo:font-style="italic" style:text-underline-style="none" officeooo:rsid="03cae4a2" style:font-style-asian="normal" style:font-style-complex="normal"/>
    </style:style>
    <style:style style:name="T461" style:family="text">
      <style:text-properties fo:color="#784b04" fo:font-style="italic" style:text-underline-style="none" officeooo:rsid="03c9f13a" style:font-style-asian="normal" style:font-style-complex="normal"/>
    </style:style>
    <style:style style:name="T462" style:family="text">
      <style:text-properties fo:color="#784b04" fo:font-style="italic" style:text-underline-style="none" officeooo:rsid="041aec18" style:font-style-asian="normal" style:font-style-complex="normal"/>
    </style:style>
    <style:style style:name="T463" style:family="text">
      <style:text-properties fo:color="#784b04" fo:font-style="italic" style:text-underline-style="none" officeooo:rsid="041e62cf" style:font-style-asian="normal" style:font-style-complex="normal"/>
    </style:style>
    <style:style style:name="T464" style:family="text">
      <style:text-properties fo:color="#784b04" fo:font-style="italic" style:text-underline-style="none" officeooo:rsid="042032b1" style:font-style-asian="normal" style:font-style-complex="normal"/>
    </style:style>
    <style:style style:name="T465" style:family="text">
      <style:text-properties fo:color="#784b04" fo:font-style="italic" style:text-underline-style="none" officeooo:rsid="0426d3a1" style:font-style-asian="normal" style:font-style-complex="normal"/>
    </style:style>
    <style:style style:name="T466" style:family="text">
      <style:text-properties fo:color="#784b04" fo:font-style="italic" style:text-underline-style="none" officeooo:rsid="042b91e7" style:font-style-asian="normal" style:font-style-complex="normal"/>
    </style:style>
    <style:style style:name="T467" style:family="text">
      <style:text-properties fo:color="#784b04" fo:font-style="italic" style:text-underline-style="none" officeooo:rsid="042c36ad" style:font-style-asian="normal" style:font-style-complex="normal"/>
    </style:style>
    <style:style style:name="T468" style:family="text">
      <style:text-properties fo:color="#784b04" fo:font-style="italic" style:text-underline-style="none" officeooo:rsid="042c68f2" style:font-style-asian="normal" style:font-style-complex="normal"/>
    </style:style>
    <style:style style:name="T469" style:family="text">
      <style:text-properties fo:color="#784b04" fo:font-style="italic" style:text-underline-style="none" officeooo:rsid="04384d2a" style:font-style-asian="normal" style:font-style-complex="normal"/>
    </style:style>
    <style:style style:name="T470" style:family="text">
      <style:text-properties fo:color="#784b04" fo:font-style="italic" style:text-underline-style="none" officeooo:rsid="0440a9d0" style:font-style-asian="normal" style:font-style-complex="normal"/>
    </style:style>
    <style:style style:name="T471" style:family="text">
      <style:text-properties fo:color="#784b04" fo:font-style="italic" style:text-underline-style="none" officeooo:rsid="02223d51" style:font-style-asian="normal" style:font-style-complex="normal"/>
    </style:style>
    <style:style style:name="T472" style:family="text">
      <style:text-properties fo:color="#784b04" fo:font-style="italic" style:text-underline-style="none" officeooo:rsid="045823a0" style:font-style-asian="normal" style:font-style-complex="normal"/>
    </style:style>
    <style:style style:name="T473" style:family="text">
      <style:text-properties fo:color="#784b04" fo:font-style="italic" style:text-underline-style="none" officeooo:rsid="022dac16" style:font-style-asian="normal" style:font-style-complex="normal"/>
    </style:style>
    <style:style style:name="T474" style:family="text">
      <style:text-properties fo:color="#784b04" fo:font-style="italic" style:text-underline-style="none" officeooo:rsid="047029f2" style:font-style-asian="normal" style:font-style-complex="normal"/>
    </style:style>
    <style:style style:name="T475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476" style:family="text">
      <style:text-properties fo:color="#784b04" fo:font-style="italic" officeooo:rsid="01853232"/>
    </style:style>
    <style:style style:name="T477" style:family="text">
      <style:text-properties fo:color="#784b04" fo:font-style="italic" officeooo:rsid="01be3fd8"/>
    </style:style>
    <style:style style:name="T478" style:family="text">
      <style:text-properties fo:color="#784b04" fo:font-style="italic" officeooo:rsid="01bf2aed"/>
    </style:style>
    <style:style style:name="T479" style:family="text">
      <style:text-properties fo:color="#784b04" fo:font-style="italic" officeooo:rsid="01c1d024"/>
    </style:style>
    <style:style style:name="T480" style:family="text">
      <style:text-properties fo:color="#784b04" fo:font-style="italic" officeooo:rsid="01c3c55b"/>
    </style:style>
    <style:style style:name="T481" style:family="text">
      <style:text-properties fo:color="#784b04" fo:font-style="italic" officeooo:rsid="01c580a7"/>
    </style:style>
    <style:style style:name="T482" style:family="text">
      <style:text-properties fo:color="#784b04" fo:font-style="italic" officeooo:rsid="01cb91a6"/>
    </style:style>
    <style:style style:name="T483" style:family="text">
      <style:text-properties fo:color="#784b04" fo:font-style="italic" officeooo:rsid="01cdc30e"/>
    </style:style>
    <style:style style:name="T484" style:family="text">
      <style:text-properties fo:color="#784b04" fo:font-style="italic" officeooo:rsid="01d7aff7"/>
    </style:style>
    <style:style style:name="T485" style:family="text">
      <style:text-properties fo:color="#784b04" fo:font-style="italic" officeooo:rsid="01d8e967"/>
    </style:style>
    <style:style style:name="T486" style:family="text">
      <style:text-properties fo:color="#784b04" fo:font-style="italic" officeooo:rsid="01d97a9f"/>
    </style:style>
    <style:style style:name="T487" style:family="text">
      <style:text-properties fo:color="#784b04" fo:font-style="italic" officeooo:rsid="01dae95f"/>
    </style:style>
    <style:style style:name="T488" style:family="text">
      <style:text-properties fo:color="#784b04" fo:font-style="italic" officeooo:rsid="01de6d40"/>
    </style:style>
    <style:style style:name="T489" style:family="text">
      <style:text-properties fo:color="#784b04" fo:font-style="italic" officeooo:rsid="01df5add"/>
    </style:style>
    <style:style style:name="T490" style:family="text">
      <style:text-properties fo:color="#784b04" fo:font-style="italic" officeooo:rsid="01e0f466"/>
    </style:style>
    <style:style style:name="T491" style:family="text">
      <style:text-properties fo:color="#784b04" fo:font-style="italic" officeooo:rsid="01e9f32c"/>
    </style:style>
    <style:style style:name="T492" style:family="text">
      <style:text-properties fo:color="#784b04" fo:font-style="italic" officeooo:rsid="01f93752"/>
    </style:style>
    <style:style style:name="T493" style:family="text">
      <style:text-properties fo:color="#784b04" fo:font-style="italic" officeooo:rsid="02085c57"/>
    </style:style>
    <style:style style:name="T494" style:family="text">
      <style:text-properties fo:color="#784b04" fo:font-style="italic" officeooo:rsid="020eaa53"/>
    </style:style>
    <style:style style:name="T495" style:family="text">
      <style:text-properties fo:color="#784b04" fo:font-style="italic" officeooo:rsid="02111036"/>
    </style:style>
    <style:style style:name="T496" style:family="text">
      <style:text-properties fo:color="#784b04" fo:font-style="italic" officeooo:rsid="0213cb51"/>
    </style:style>
    <style:style style:name="T497" style:family="text">
      <style:text-properties fo:color="#784b04" fo:font-style="italic" officeooo:rsid="0214b6b2"/>
    </style:style>
    <style:style style:name="T498" style:family="text">
      <style:text-properties fo:color="#784b04" fo:font-style="italic" officeooo:rsid="02287e20"/>
    </style:style>
    <style:style style:name="T499" style:family="text">
      <style:text-properties fo:color="#784b04" fo:font-style="italic" officeooo:rsid="023179eb"/>
    </style:style>
    <style:style style:name="T500" style:family="text">
      <style:text-properties fo:color="#784b04" fo:font-style="italic" officeooo:rsid="023b4625"/>
    </style:style>
    <style:style style:name="T501" style:family="text">
      <style:text-properties fo:color="#784b04" fo:font-style="italic" officeooo:rsid="023c6679"/>
    </style:style>
    <style:style style:name="T502" style:family="text">
      <style:text-properties fo:color="#784b04" fo:font-style="italic" officeooo:rsid="024be149"/>
    </style:style>
    <style:style style:name="T503" style:family="text">
      <style:text-properties fo:color="#784b04" fo:font-style="italic" officeooo:rsid="024be18d"/>
    </style:style>
    <style:style style:name="T504" style:family="text">
      <style:text-properties fo:color="#784b04" fo:font-style="italic" officeooo:rsid="024d4d90"/>
    </style:style>
    <style:style style:name="T505" style:family="text">
      <style:text-properties fo:color="#784b04" fo:font-style="italic" officeooo:rsid="00d17671"/>
    </style:style>
    <style:style style:name="T506" style:family="text">
      <style:text-properties fo:color="#784b04" fo:font-style="italic" officeooo:rsid="0272fdab"/>
    </style:style>
    <style:style style:name="T507" style:family="text">
      <style:text-properties fo:color="#784b04" fo:font-style="italic" officeooo:rsid="0276c68c"/>
    </style:style>
    <style:style style:name="T508" style:family="text">
      <style:text-properties fo:color="#784b04" fo:font-style="italic" officeooo:rsid="0278ec4e"/>
    </style:style>
    <style:style style:name="T509" style:family="text">
      <style:text-properties fo:color="#784b04" fo:font-style="italic" officeooo:rsid="027b85fa"/>
    </style:style>
    <style:style style:name="T510" style:family="text">
      <style:text-properties fo:color="#784b04" fo:font-style="italic" officeooo:rsid="02c4a04e"/>
    </style:style>
    <style:style style:name="T511" style:family="text">
      <style:text-properties fo:color="#784b04" fo:font-style="italic" officeooo:rsid="02c761f3"/>
    </style:style>
    <style:style style:name="T512" style:family="text">
      <style:text-properties fo:color="#784b04" fo:font-style="italic" officeooo:rsid="036a0c7a"/>
    </style:style>
    <style:style style:name="T513" style:family="text">
      <style:text-properties fo:color="#784b04" fo:font-style="italic" fo:font-weight="normal" officeooo:rsid="03874114" style:font-weight-asian="normal" style:font-weight-complex="normal"/>
    </style:style>
    <style:style style:name="T514" style:family="text">
      <style:text-properties fo:color="#784b04" fo:font-style="italic" fo:font-weight="normal" officeooo:rsid="038cb749" style:font-weight-asian="normal" style:font-weight-complex="normal"/>
    </style:style>
    <style:style style:name="T515" style:family="text">
      <style:text-properties fo:color="#784b04" fo:font-style="italic" fo:font-weight="normal" officeooo:rsid="038e8106" style:font-weight-asian="normal" style:font-weight-complex="normal"/>
    </style:style>
    <style:style style:name="T516" style:family="text">
      <style:text-properties fo:color="#784b04" fo:font-style="italic" fo:font-weight="normal" officeooo:rsid="0391f465" style:font-weight-asian="normal" style:font-weight-complex="normal"/>
    </style:style>
    <style:style style:name="T517" style:family="text">
      <style:text-properties fo:color="#784b04" fo:font-style="italic" fo:font-weight="normal" officeooo:rsid="0399ef91" style:font-weight-asian="normal" style:font-weight-complex="normal"/>
    </style:style>
    <style:style style:name="T518" style:family="text">
      <style:text-properties fo:color="#784b04" fo:font-style="italic" fo:font-weight="normal" officeooo:rsid="039c4701" style:font-weight-asian="normal" style:font-weight-complex="normal"/>
    </style:style>
    <style:style style:name="T519" style:family="text">
      <style:text-properties fo:color="#784b04" fo:font-style="italic" fo:font-weight="normal" officeooo:rsid="03a0799a" style:font-weight-asian="normal" style:font-weight-complex="normal"/>
    </style:style>
    <style:style style:name="T520" style:family="text">
      <style:text-properties fo:color="#784b04" fo:font-style="italic" fo:font-weight="normal" officeooo:rsid="03a18b6d" style:font-weight-asian="normal" style:font-weight-complex="normal"/>
    </style:style>
    <style:style style:name="T521" style:family="text">
      <style:text-properties fo:color="#784b04" fo:font-style="italic" fo:font-weight="normal" officeooo:rsid="03a22041" style:font-weight-asian="normal" style:font-weight-complex="normal"/>
    </style:style>
    <style:style style:name="T522" style:family="text">
      <style:text-properties fo:color="#784b04" fo:font-style="italic" fo:font-weight="normal" officeooo:rsid="03a417e5" style:font-weight-asian="normal" style:font-weight-complex="normal"/>
    </style:style>
    <style:style style:name="T523" style:family="text">
      <style:text-properties fo:color="#784b04" fo:font-style="italic" fo:font-weight="normal" officeooo:rsid="03be0fa6" style:font-weight-asian="normal" style:font-weight-complex="normal"/>
    </style:style>
    <style:style style:name="T524" style:family="text">
      <style:text-properties fo:color="#784b04" fo:font-style="italic" fo:font-weight="normal" officeooo:rsid="03dc913a" style:font-weight-asian="normal" style:font-weight-complex="normal"/>
    </style:style>
    <style:style style:name="T525" style:family="text">
      <style:text-properties fo:color="#784b04" fo:font-style="italic" fo:font-weight="normal" officeooo:rsid="03e005fc" style:font-weight-asian="normal" style:font-weight-complex="normal"/>
    </style:style>
    <style:style style:name="T526" style:family="text">
      <style:text-properties fo:color="#784b04" fo:font-style="italic" fo:font-weight="normal" officeooo:rsid="03e1debd" style:font-weight-asian="normal" style:font-weight-complex="normal"/>
    </style:style>
    <style:style style:name="T527" style:family="text">
      <style:text-properties fo:color="#784b04" fo:font-style="italic" fo:font-weight="normal" officeooo:rsid="042f246f" style:font-weight-asian="normal" style:font-weight-complex="normal"/>
    </style:style>
    <style:style style:name="T528" style:family="text">
      <style:text-properties fo:color="#784b04" fo:font-style="italic" fo:font-weight="normal" officeooo:rsid="04718cad" style:font-weight-asian="normal" style:font-weight-complex="normal"/>
    </style:style>
    <style:style style:name="T529" style:family="text">
      <style:text-properties fo:color="#784b04" fo:font-style="italic" fo:font-weight="bold" officeooo:rsid="037f4d09" style:font-weight-asian="bold" style:font-weight-complex="bold"/>
    </style:style>
    <style:style style:name="T530" style:family="text">
      <style:text-properties fo:color="#784b04" fo:font-style="italic" fo:font-weight="bold" officeooo:rsid="03c4f2ec" style:font-weight-asian="bold" style:font-weight-complex="bold"/>
    </style:style>
    <style:style style:name="T531" style:family="text">
      <style:text-properties fo:color="#784b04" fo:font-style="italic" officeooo:rsid="038cb749"/>
    </style:style>
    <style:style style:name="T532" style:family="text">
      <style:text-properties fo:color="#784b04" fo:font-style="italic" officeooo:rsid="03a417e5"/>
    </style:style>
    <style:style style:name="T533" style:family="text">
      <style:text-properties fo:color="#784b04" fo:font-style="italic" officeooo:rsid="03b926b9"/>
    </style:style>
    <style:style style:name="T534" style:family="text">
      <style:text-properties fo:color="#784b04" fo:font-style="italic" officeooo:rsid="03c4f2ec"/>
    </style:style>
    <style:style style:name="T535" style:family="text">
      <style:text-properties fo:color="#784b04" fo:font-style="italic" officeooo:rsid="03c9f13a"/>
    </style:style>
    <style:style style:name="T536" style:family="text">
      <style:text-properties fo:color="#784b04" fo:font-style="italic" officeooo:rsid="03cae4a2"/>
    </style:style>
    <style:style style:name="T537" style:family="text">
      <style:text-properties fo:color="#784b04" fo:font-style="italic" officeooo:rsid="03e5e737"/>
    </style:style>
    <style:style style:name="T538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539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540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541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542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543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544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545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546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547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548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549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550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551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552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553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554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555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556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557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558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559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560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561" style:family="text">
      <style:text-properties fo:color="#784b04" style:font-name="Liberation Serif1" fo:font-style="italic" style:text-underline-style="none" officeooo:rsid="03bac138" style:font-name-asian="Liberation Serif1" style:font-style-asian="normal" style:font-name-complex="Liberation Serif1" style:font-style-complex="normal"/>
    </style:style>
    <style:style style:name="T562" style:family="text">
      <style:text-properties fo:color="#784b04" style:font-name="Liberation Serif1" fo:font-style="italic" style:text-underline-style="none" officeooo:rsid="03bc1798" style:font-name-asian="Liberation Serif1" style:font-style-asian="normal" style:font-name-complex="Liberation Serif1" style:font-style-complex="normal"/>
    </style:style>
    <style:style style:name="T563" style:family="text">
      <style:text-properties fo:color="#784b04" style:font-name="Liberation Serif1" fo:font-style="italic" style:text-underline-style="none" officeooo:rsid="03c664ca" style:font-name-asian="Liberation Serif1" style:font-style-asian="normal" style:font-name-complex="Liberation Serif1" style:font-style-complex="normal"/>
    </style:style>
    <style:style style:name="T564" style:family="text">
      <style:text-properties fo:color="#784b04" style:font-name="Liberation Serif1" fo:font-style="italic" style:text-underline-style="none" officeooo:rsid="03c4f2ec" style:font-name-asian="Liberation Serif1" style:font-style-asian="normal" style:font-name-complex="Liberation Serif1" style:font-style-complex="normal"/>
    </style:style>
    <style:style style:name="T565" style:family="text">
      <style:text-properties fo:color="#784b04" style:font-name="Liberation Serif1" fo:font-style="italic" style:text-underline-style="none" officeooo:rsid="03cae4a2" style:font-name-asian="Liberation Serif1" style:font-style-asian="normal" style:font-name-complex="Liberation Serif1" style:font-style-complex="normal"/>
    </style:style>
    <style:style style:name="T566" style:family="text">
      <style:text-properties fo:color="#784b04" style:font-name="Liberation Serif1" fo:font-style="italic" style:text-underline-style="none" officeooo:rsid="03dd9bb4" style:font-name-asian="Liberation Serif1" style:font-style-asian="normal" style:font-name-complex="Liberation Serif1" style:font-style-complex="normal"/>
    </style:style>
    <style:style style:name="T567" style:family="text">
      <style:text-properties fo:color="#784b04" style:font-name="Liberation Serif1" fo:font-style="italic" style:text-underline-style="none" officeooo:rsid="03ecd14c" style:font-name-asian="Liberation Serif1" style:font-style-asian="normal" style:font-name-complex="Liberation Serif1" style:font-style-complex="normal"/>
    </style:style>
    <style:style style:name="T568" style:family="text">
      <style:text-properties fo:color="#784b04" style:font-name="Liberation Serif1" fo:font-style="italic" style:text-underline-style="none" officeooo:rsid="03ecd99e" style:font-name-asian="Liberation Serif1" style:font-style-asian="normal" style:font-name-complex="Liberation Serif1" style:font-style-complex="normal"/>
    </style:style>
    <style:style style:name="T569" style:family="text">
      <style:text-properties fo:color="#784b04" style:font-name="Liberation Serif1" fo:font-style="italic" style:text-underline-style="none" officeooo:rsid="03f695ea" style:font-name-asian="Liberation Serif1" style:font-style-asian="normal" style:font-name-complex="Liberation Serif1" style:font-style-complex="normal"/>
    </style:style>
    <style:style style:name="T570" style:family="text">
      <style:text-properties fo:color="#784b04" style:font-name="Liberation Serif1" fo:font-style="italic" style:text-underline-style="none" officeooo:rsid="03f7c15f" style:font-name-asian="Liberation Serif1" style:font-style-asian="normal" style:font-name-complex="Liberation Serif1" style:font-style-complex="normal"/>
    </style:style>
    <style:style style:name="T571" style:family="text">
      <style:text-properties fo:color="#784b04" style:font-name="Liberation Serif1" fo:font-style="italic" style:text-underline-style="none" officeooo:rsid="03f829d6" style:font-name-asian="Liberation Serif1" style:font-style-asian="normal" style:font-name-complex="Liberation Serif1" style:font-style-complex="normal"/>
    </style:style>
    <style:style style:name="T572" style:family="text">
      <style:text-properties fo:color="#784b04" style:font-name="Liberation Serif1" fo:font-style="italic" style:text-underline-style="none" officeooo:rsid="03fb385a" style:font-name-asian="Liberation Serif1" style:font-style-asian="normal" style:font-name-complex="Liberation Serif1" style:font-style-complex="normal"/>
    </style:style>
    <style:style style:name="T573" style:family="text">
      <style:text-properties fo:color="#784b04" style:font-name="Liberation Serif1" fo:font-style="italic" style:text-underline-style="none" officeooo:rsid="03fc015e" style:font-name-asian="Liberation Serif1" style:font-style-asian="normal" style:font-name-complex="Liberation Serif1" style:font-style-complex="normal"/>
    </style:style>
    <style:style style:name="T574" style:family="text">
      <style:text-properties fo:color="#784b04" style:font-name="Liberation Serif1" fo:font-style="italic" style:text-underline-style="none" officeooo:rsid="041b0703" style:font-name-asian="Liberation Serif1" style:font-style-asian="normal" style:font-name-complex="Liberation Serif1" style:font-style-complex="normal"/>
    </style:style>
    <style:style style:name="T575" style:family="text">
      <style:text-properties fo:color="#784b04" style:font-name="Liberation Serif1" fo:font-style="italic" style:text-underline-style="none" officeooo:rsid="041e62cf" style:font-name-asian="Liberation Serif1" style:font-style-asian="normal" style:font-name-complex="Liberation Serif1" style:font-style-complex="normal"/>
    </style:style>
    <style:style style:name="T576" style:family="text">
      <style:text-properties fo:color="#784b04" style:font-name="Liberation Serif1" fo:font-style="italic" style:text-underline-style="none" officeooo:rsid="042032b1" style:font-name-asian="Liberation Serif1" style:font-style-asian="normal" style:font-name-complex="Liberation Serif1" style:font-style-complex="normal"/>
    </style:style>
    <style:style style:name="T577" style:family="text">
      <style:text-properties fo:color="#784b04" style:font-name="Liberation Serif1" fo:font-style="italic" style:text-underline-style="none" officeooo:rsid="042c68f2" style:font-name-asian="Liberation Serif1" style:font-style-asian="normal" style:font-name-complex="Liberation Serif1" style:font-style-complex="normal"/>
    </style:style>
    <style:style style:name="T578" style:family="text">
      <style:text-properties fo:color="#784b04" style:font-name="Liberation Serif1" fo:font-style="italic" style:text-underline-style="none" officeooo:rsid="043b0324" style:font-name-asian="Liberation Serif1" style:font-style-asian="normal" style:font-name-complex="Liberation Serif1" style:font-style-complex="normal"/>
    </style:style>
    <style:style style:name="T579" style:family="text">
      <style:text-properties fo:color="#784b04" style:font-name="Liberation Serif1" fo:font-style="italic" style:text-underline-style="none" officeooo:rsid="045823a0" style:font-name-asian="Liberation Serif1" style:font-style-asian="normal" style:font-name-complex="Liberation Serif1" style:font-style-complex="normal"/>
    </style:style>
    <style:style style:name="T580" style:family="text">
      <style:text-properties fo:color="#784b04" style:font-name="Liberation Serif1" fo:font-style="italic" style:text-underline-style="none" officeooo:rsid="0458e43a" style:font-name-asian="Liberation Serif1" style:font-style-asian="normal" style:font-name-complex="Liberation Serif1" style:font-style-complex="normal"/>
    </style:style>
    <style:style style:name="T581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582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3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4" style:family="text">
      <style:text-properties fo:color="#784b04" style:font-name="Liberation Serif1" fo:font-style="italic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5" style:family="text">
      <style:text-properties fo:color="#784b04" style:font-name="Liberation Serif1" fo:font-style="italic" style:text-underline-style="none" fo:font-weight="normal" officeooo:rsid="03e005f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6" style:family="text">
      <style:text-properties fo:color="#784b04" style:font-name="Liberation Serif1" fo:font-style="italic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7" style:family="text">
      <style:text-properties fo:color="#784b04" style:font-name="Liberation Serif1" fo:font-style="italic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8" style:family="text">
      <style:text-properties fo:color="#784b04" style:font-name="Liberation Serif1" fo:font-style="italic" style:text-underline-style="none" fo:font-weight="normal" officeooo:rsid="00ed5b0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9" style:family="text">
      <style:text-properties fo:color="#784b04" style:font-name="Liberation Serif1" fo:font-style="italic" style:text-underline-style="none" fo:font-weight="normal" officeooo:rsid="042c36a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0" style:family="text">
      <style:text-properties fo:color="#784b04" style:font-name="Liberation Serif1" fo:font-style="italic" style:text-underline-style="none" fo:font-weight="normal" officeooo:rsid="042f246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1" style:family="text">
      <style:text-properties fo:color="#784b04" style:font-name="Liberation Serif1" fo:font-style="italic" style:text-underline-style="none" fo:font-weight="normal" officeooo:rsid="0443c61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2" style:family="text">
      <style:text-properties fo:color="#784b04" style:font-name="Liberation Serif1" fo:font-style="italic" style:text-underline-style="none" fo:font-weight="normal" officeooo:rsid="03dc913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3" style:family="text">
      <style:text-properties fo:color="#784b04" style:font-name="Liberation Serif1" fo:font-style="italic" style:text-underline-style="none" fo:font-weight="normal" officeooo:rsid="043b032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4" style:family="text">
      <style:text-properties fo:color="#784b04" style:font-name="Liberation Serif1" fo:font-style="italic" style:text-underline-style="none" fo:font-weight="normal" officeooo:rsid="047c292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5" style:family="text">
      <style:text-properties fo:color="#784b04" style:font-name="Liberation Serif1" fo:font-style="italic" style:text-underline-style="none" fo:font-weight="normal" officeooo:rsid="048101c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6" style:family="text">
      <style:text-properties fo:color="#784b04" style:font-name="Liberation Serif1" fo:font-style="italic" style:text-underline-style="none" fo:font-weight="normal" officeooo:rsid="03be0fa6" style:font-name-asian="Liberation Serif1" style:font-style-asian="normal" style:font-weight-asian="normal" style:font-name-complex="Liberation Serif1" style:font-style-complex="normal" style:font-weight-complex="normal"/>
    </style:style>
    <style:style style:name="T597" style:family="text">
      <style:text-properties fo:color="#784b04" style:font-name="Liberation Serif1" fo:font-style="italic" style:text-underline-style="none" fo:font-weight="normal" officeooo:rsid="03dc913a" style:font-name-asian="Liberation Serif1" style:font-style-asian="normal" style:font-weight-asian="normal" style:font-name-complex="Liberation Serif1" style:font-style-complex="normal" style:font-weight-complex="normal"/>
    </style:style>
    <style:style style:name="T598" style:family="text">
      <style:text-properties fo:color="#784b04" style:font-name="Liberation Serif1" fo:font-style="italic" style:text-underline-style="none" fo:font-weight="normal" officeooo:rsid="043b0324" style:font-name-asian="Liberation Serif1" style:font-style-asian="normal" style:font-weight-asian="normal" style:font-name-complex="Liberation Serif1" style:font-style-complex="normal" style:font-weight-complex="normal"/>
    </style:style>
    <style:style style:name="T599" style:family="text">
      <style:text-properties fo:color="#784b04" style:font-name="Liberation Serif1" fo:font-style="italic" style:text-underline-style="none" fo:font-weight="normal" officeooo:rsid="03c664ca" style:font-name-asian="Liberation Serif1" style:font-style-asian="normal" style:font-weight-asian="normal" style:font-name-complex="Liberation Serif1" style:font-style-complex="normal" style:font-weight-complex="normal"/>
    </style:style>
    <style:style style:name="T600" style:family="text">
      <style:text-properties fo:color="#784b04" style:font-name="Liberation Serif1" fo:font-style="italic" fo:font-weight="normal" officeooo:rsid="03dc913a" style:font-name-asian="Liberation Serif1" style:font-weight-asian="normal" style:font-name-complex="Liberation Serif1" style:font-weight-complex="normal"/>
    </style:style>
    <style:style style:name="T601" style:family="text">
      <style:text-properties fo:color="#784b04" style:font-name="Liberation Serif1" fo:font-style="italic" fo:font-weight="normal" officeooo:rsid="0443c611" style:font-name-asian="Liberation Serif1" style:font-weight-asian="normal" style:font-name-complex="Liberation Serif1" style:font-weight-complex="normal"/>
    </style:style>
    <style:style style:name="T602" style:family="text">
      <style:text-properties fo:color="#784b04" style:font-name="Liberation Serif1" fo:font-style="italic" fo:font-weight="normal" officeooo:rsid="0445a0ad" style:font-name-asian="Liberation Serif1" style:font-weight-asian="normal" style:font-name-complex="Liberation Serif1" style:font-weight-complex="normal"/>
    </style:style>
    <style:style style:name="T603" style:family="text">
      <style:text-properties fo:color="#784b04" fo:font-style="normal" style:text-underline-style="none" officeooo:rsid="00d5b58b" style:font-style-asian="normal" style:font-style-complex="normal"/>
    </style:style>
    <style:style style:name="T604" style:family="text">
      <style:text-properties officeooo:rsid="00f06cbd"/>
    </style:style>
    <style:style style:name="T605" style:family="text">
      <style:text-properties officeooo:rsid="00f24be5"/>
    </style:style>
    <style:style style:name="T606" style:family="text">
      <style:text-properties officeooo:rsid="011150ba"/>
    </style:style>
    <style:style style:name="T607" style:family="text">
      <style:text-properties officeooo:rsid="01148304"/>
    </style:style>
    <style:style style:name="T608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609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610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611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612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613" style:family="text">
      <style:text-properties fo:font-size="16pt" officeooo:rsid="01bd0f67" fo:background-color="#ffaa95" loext:char-shading-value="0"/>
    </style:style>
    <style:style style:name="T614" style:family="text">
      <style:text-properties fo:font-size="16pt" officeooo:rsid="01c1d024" fo:background-color="#ffaa95" loext:char-shading-value="0"/>
    </style:style>
    <style:style style:name="T615" style:family="text">
      <style:text-properties fo:font-size="16pt" officeooo:rsid="01cb91a6" fo:background-color="#ffaa95" loext:char-shading-value="0"/>
    </style:style>
    <style:style style:name="T616" style:family="text">
      <style:text-properties fo:font-size="16pt" officeooo:rsid="01d4e3ac" fo:background-color="#ffaa95" loext:char-shading-value="0"/>
    </style:style>
    <style:style style:name="T617" style:family="text">
      <style:text-properties fo:font-size="16pt" officeooo:rsid="01dcf296" fo:background-color="#ffaa95" loext:char-shading-value="0"/>
    </style:style>
    <style:style style:name="T618" style:family="text">
      <style:text-properties fo:font-size="16pt" officeooo:rsid="03991574" fo:background-color="#ffaa95" loext:char-shading-value="0"/>
    </style:style>
    <style:style style:name="T619" style:family="text">
      <style:text-properties fo:font-size="16pt" officeooo:rsid="03a22041" fo:background-color="#ffaa95" loext:char-shading-value="0"/>
    </style:style>
    <style:style style:name="T620" style:family="text">
      <style:text-properties fo:font-size="16pt" officeooo:rsid="03a417e5" fo:background-color="#ffaa95" loext:char-shading-value="0"/>
    </style:style>
    <style:style style:name="T621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622" style:family="text">
      <style:text-properties officeooo:rsid="011dd8eb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officeooo:rsid="008ff5f8" style:font-weight-asian="bold" style:font-weight-complex="bold"/>
    </style:style>
    <style:style style:name="T625" style:family="text">
      <style:text-properties fo:font-weight="bold" officeooo:rsid="012c9dc2" style:font-weight-asian="bold" style:font-weight-complex="bold"/>
    </style:style>
    <style:style style:name="T626" style:family="text">
      <style:text-properties fo:font-weight="bold" officeooo:rsid="012e0cec" style:font-weight-asian="bold" style:font-weight-complex="bold"/>
    </style:style>
    <style:style style:name="T627" style:family="text">
      <style:text-properties fo:font-weight="bold" officeooo:rsid="013181a4" style:font-weight-asian="bold" style:font-weight-complex="bold"/>
    </style:style>
    <style:style style:name="T628" style:family="text">
      <style:text-properties fo:font-weight="bold" officeooo:rsid="0133eab2" style:font-weight-asian="bold" style:font-weight-complex="bold"/>
    </style:style>
    <style:style style:name="T629" style:family="text">
      <style:text-properties fo:font-weight="bold" officeooo:rsid="00d4e75b" style:font-weight-asian="bold" style:font-weight-complex="bold"/>
    </style:style>
    <style:style style:name="T630" style:family="text">
      <style:text-properties fo:font-weight="bold" officeooo:rsid="01853232" style:font-weight-asian="bold" style:font-weight-complex="bold"/>
    </style:style>
    <style:style style:name="T631" style:family="text">
      <style:text-properties fo:font-weight="bold" officeooo:rsid="0206ee81" style:font-weight-asian="bold" style:font-weight-complex="bold"/>
    </style:style>
    <style:style style:name="T632" style:family="text">
      <style:text-properties fo:font-weight="bold" officeooo:rsid="00d17671" style:font-weight-asian="bold" style:font-weight-complex="bold"/>
    </style:style>
    <style:style style:name="T633" style:family="text">
      <style:text-properties fo:font-weight="bold" officeooo:rsid="01ac723b" style:font-weight-asian="bold" style:font-weight-complex="bold"/>
    </style:style>
    <style:style style:name="T634" style:family="text">
      <style:text-properties fo:font-weight="bold" officeooo:rsid="02b7df84" style:font-weight-asian="bold" style:font-weight-complex="bold"/>
    </style:style>
    <style:style style:name="T635" style:family="text">
      <style:text-properties fo:font-weight="bold" officeooo:rsid="037683ff" style:font-weight-asian="bold" style:font-weight-complex="bold"/>
    </style:style>
    <style:style style:name="T636" style:family="text">
      <style:text-properties fo:font-weight="bold" officeooo:rsid="037f4d09" style:font-weight-asian="bold" style:font-weight-complex="bold"/>
    </style:style>
    <style:style style:name="T637" style:family="text">
      <style:text-properties fo:font-weight="bold" officeooo:rsid="0384da27" style:font-weight-asian="bold" style:font-weight-complex="bold"/>
    </style:style>
    <style:style style:name="T638" style:family="text">
      <style:text-properties fo:font-weight="bold" officeooo:rsid="038f3ed0" style:font-weight-asian="bold" style:font-weight-complex="bold"/>
    </style:style>
    <style:style style:name="T639" style:family="text">
      <style:text-properties fo:font-weight="bold" officeooo:rsid="03a22041" style:font-weight-asian="bold" style:font-weight-complex="bold"/>
    </style:style>
    <style:style style:name="T640" style:family="text">
      <style:text-properties fo:font-weight="bold" officeooo:rsid="0394a79f" style:font-weight-asian="bold" style:font-weight-complex="bold"/>
    </style:style>
    <style:style style:name="T641" style:family="text">
      <style:text-properties fo:font-weight="bold" officeooo:rsid="03e1debd" style:font-weight-asian="bold" style:font-weight-complex="bold"/>
    </style:style>
    <style:style style:name="T642" style:family="text">
      <style:text-properties fo:font-weight="bold" officeooo:rsid="043b0324" style:font-weight-asian="bold" style:font-weight-complex="bold"/>
    </style:style>
    <style:style style:name="T643" style:family="text">
      <style:text-properties fo:color="#f10d0c" fo:font-style="normal" style:text-underline-style="none" officeooo:rsid="01541640" style:font-style-asian="normal" style:font-style-complex="normal"/>
    </style:style>
    <style:style style:name="T644" style:family="text">
      <style:text-properties fo:color="#f10d0c" fo:font-style="normal" style:text-underline-style="none" officeooo:rsid="015ff9c9" style:font-style-asian="normal" style:font-style-complex="normal"/>
    </style:style>
    <style:style style:name="T645" style:family="text">
      <style:text-properties fo:color="#f10d0c" fo:font-style="normal" style:text-underline-style="none" officeooo:rsid="00cfe32a" style:font-style-asian="normal" style:font-style-complex="normal"/>
    </style:style>
    <style:style style:name="T646" style:family="text">
      <style:text-properties fo:color="#f10d0c" fo:font-style="normal" style:text-underline-style="none" officeooo:rsid="0174bd2c" style:font-style-asian="normal" style:font-style-complex="normal"/>
    </style:style>
    <style:style style:name="T647" style:family="text">
      <style:text-properties fo:color="#f10d0c" officeooo:rsid="017915bb"/>
    </style:style>
    <style:style style:name="T648" style:family="text">
      <style:text-properties fo:color="#f10d0c" style:font-name="Liberation Serif1" fo:font-style="normal" style:text-underline-style="none" fo:font-weight="normal" officeooo:rsid="017915b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49" style:family="text">
      <style:text-properties officeooo:rsid="01465b56"/>
    </style:style>
    <style:style style:name="T650" style:family="text">
      <style:text-properties officeooo:rsid="01541640"/>
    </style:style>
    <style:style style:name="T651" style:family="text">
      <style:text-properties officeooo:rsid="0157a40b"/>
    </style:style>
    <style:style style:name="T652" style:family="text">
      <style:text-properties style:use-window-font-color="true" fo:font-size="14pt" fo:font-weight="bold" officeooo:rsid="02174862" loext:padding="0.049cm" loext:border="0.06pt solid #000000"/>
    </style:style>
    <style:style style:name="T653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654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655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656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657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658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659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660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661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662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663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664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66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666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67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668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669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670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671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672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673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674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675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676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677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678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679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680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681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682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683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684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685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686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687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688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689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690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691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692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693" style:family="text">
      <style:text-properties style:use-window-font-color="true" fo:font-style="normal" style:text-underline-style="none" officeooo:rsid="03b926b9" style:font-style-asian="normal" style:font-style-complex="normal"/>
    </style:style>
    <style:style style:name="T694" style:family="text">
      <style:text-properties style:use-window-font-color="true" fo:font-style="normal" style:text-underline-style="none" officeooo:rsid="03bc1798" style:font-style-asian="normal" style:font-style-complex="normal"/>
    </style:style>
    <style:style style:name="T695" style:family="text">
      <style:text-properties style:use-window-font-color="true" fo:font-style="normal" style:text-underline-style="none" officeooo:rsid="03c46ef4" style:font-style-asian="normal" style:font-style-complex="normal"/>
    </style:style>
    <style:style style:name="T696" style:family="text">
      <style:text-properties style:use-window-font-color="true" fo:font-style="normal" style:text-underline-style="none" officeooo:rsid="03c664ca" style:font-style-asian="normal" style:font-style-complex="normal"/>
    </style:style>
    <style:style style:name="T697" style:family="text">
      <style:text-properties style:use-window-font-color="true" fo:font-style="normal" style:text-underline-style="none" officeooo:rsid="03c7274a" style:font-style-asian="normal" style:font-style-complex="normal"/>
    </style:style>
    <style:style style:name="T698" style:family="text">
      <style:text-properties style:use-window-font-color="true" fo:font-style="normal" style:text-underline-style="none" officeooo:rsid="03c8e63e" style:font-style-asian="normal" style:font-style-complex="normal"/>
    </style:style>
    <style:style style:name="T699" style:family="text">
      <style:text-properties style:use-window-font-color="true" fo:font-style="normal" style:text-underline-style="none" officeooo:rsid="03ce8475" style:font-style-asian="normal" style:font-style-complex="normal"/>
    </style:style>
    <style:style style:name="T700" style:family="text">
      <style:text-properties style:use-window-font-color="true" fo:font-style="normal" style:text-underline-style="none" officeooo:rsid="03d1709c" style:font-style-asian="normal" style:font-style-complex="normal"/>
    </style:style>
    <style:style style:name="T701" style:family="text">
      <style:text-properties style:use-window-font-color="true" fo:font-style="normal" style:text-underline-style="none" officeooo:rsid="03d95e4f" style:font-style-asian="normal" style:font-style-complex="normal"/>
    </style:style>
    <style:style style:name="T702" style:family="text">
      <style:text-properties style:use-window-font-color="true" fo:font-style="normal" style:text-underline-style="none" officeooo:rsid="03daf5e0" style:font-style-asian="normal" style:font-style-complex="normal"/>
    </style:style>
    <style:style style:name="T703" style:family="text">
      <style:text-properties style:use-window-font-color="true" fo:font-style="normal" style:text-underline-style="none" officeooo:rsid="03dbb098" style:font-style-asian="normal" style:font-style-complex="normal"/>
    </style:style>
    <style:style style:name="T704" style:family="text">
      <style:text-properties style:use-window-font-color="true" fo:font-style="normal" style:text-underline-style="none" officeooo:rsid="03ea3f93" style:font-style-asian="normal" style:font-style-complex="normal"/>
    </style:style>
    <style:style style:name="T705" style:family="text">
      <style:text-properties style:use-window-font-color="true" fo:font-style="normal" style:text-underline-style="none" officeooo:rsid="03eb2f8f" style:font-style-asian="normal" style:font-style-complex="normal"/>
    </style:style>
    <style:style style:name="T706" style:family="text">
      <style:text-properties style:use-window-font-color="true" fo:font-style="normal" style:text-underline-style="none" officeooo:rsid="03ec32f9" style:font-style-asian="normal" style:font-style-complex="normal"/>
    </style:style>
    <style:style style:name="T707" style:family="text">
      <style:text-properties style:use-window-font-color="true" fo:font-style="normal" style:text-underline-style="none" officeooo:rsid="03ecd99e" style:font-style-asian="normal" style:font-style-complex="normal"/>
    </style:style>
    <style:style style:name="T708" style:family="text">
      <style:text-properties style:use-window-font-color="true" fo:font-style="normal" style:text-underline-style="none" officeooo:rsid="03ed50a4" style:font-style-asian="normal" style:font-style-complex="normal"/>
    </style:style>
    <style:style style:name="T709" style:family="text">
      <style:text-properties style:use-window-font-color="true" fo:font-style="normal" style:text-underline-style="none" officeooo:rsid="03eefd41" style:font-style-asian="normal" style:font-style-complex="normal"/>
    </style:style>
    <style:style style:name="T710" style:family="text">
      <style:text-properties style:use-window-font-color="true" fo:font-style="normal" style:text-underline-style="none" officeooo:rsid="03f695ea" style:font-style-asian="normal" style:font-style-complex="normal"/>
    </style:style>
    <style:style style:name="T711" style:family="text">
      <style:text-properties style:use-window-font-color="true" fo:font-style="normal" style:text-underline-style="none" officeooo:rsid="03fb385a" style:font-style-asian="normal" style:font-style-complex="normal"/>
    </style:style>
    <style:style style:name="T712" style:family="text">
      <style:text-properties style:use-window-font-color="true" fo:font-style="normal" style:text-underline-style="none" officeooo:rsid="041aec18" style:font-style-asian="normal" style:font-style-complex="normal"/>
    </style:style>
    <style:style style:name="T713" style:family="text">
      <style:text-properties style:use-window-font-color="true" fo:font-style="normal" style:text-underline-style="none" officeooo:rsid="041b0703" style:font-style-asian="normal" style:font-style-complex="normal"/>
    </style:style>
    <style:style style:name="T714" style:family="text">
      <style:text-properties style:use-window-font-color="true" fo:font-style="normal" style:text-underline-style="none" officeooo:rsid="041e62cf" style:font-style-asian="normal" style:font-style-complex="normal"/>
    </style:style>
    <style:style style:name="T715" style:family="text">
      <style:text-properties style:use-window-font-color="true" fo:font-style="normal" style:text-underline-style="none" officeooo:rsid="042c36ad" style:font-style-asian="normal" style:font-style-complex="normal"/>
    </style:style>
    <style:style style:name="T716" style:family="text">
      <style:text-properties style:use-window-font-color="true" fo:font-style="normal" style:text-underline-style="none" officeooo:rsid="042c68f2" style:font-style-asian="normal" style:font-style-complex="normal"/>
    </style:style>
    <style:style style:name="T717" style:family="text">
      <style:text-properties style:use-window-font-color="true" fo:font-style="normal" style:text-underline-style="none" officeooo:rsid="042cf093" style:font-style-asian="normal" style:font-style-complex="normal"/>
    </style:style>
    <style:style style:name="T718" style:family="text">
      <style:text-properties style:use-window-font-color="true" fo:font-style="normal" style:text-underline-style="none" officeooo:rsid="04384d2a" style:font-style-asian="normal" style:font-style-complex="normal"/>
    </style:style>
    <style:style style:name="T719" style:family="text">
      <style:text-properties style:use-window-font-color="true" fo:font-style="normal" style:text-underline-style="none" officeooo:rsid="043de20d" style:font-style-asian="normal" style:font-style-complex="normal"/>
    </style:style>
    <style:style style:name="T720" style:family="text">
      <style:text-properties style:use-window-font-color="true" fo:font-style="normal" style:text-underline-style="none" officeooo:rsid="0440a9d0" style:font-style-asian="normal" style:font-style-complex="normal"/>
    </style:style>
    <style:style style:name="T721" style:family="text">
      <style:text-properties style:use-window-font-color="true" fo:font-style="normal" style:text-underline-style="none" officeooo:rsid="04425869" style:font-style-asian="normal" style:font-style-complex="normal"/>
    </style:style>
    <style:style style:name="T722" style:family="text">
      <style:text-properties style:use-window-font-color="true" fo:font-style="normal" style:text-underline-style="none" officeooo:rsid="047029f2" style:font-style-asian="normal" style:font-style-complex="normal"/>
    </style:style>
    <style:style style:name="T723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724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725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726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727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728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729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730" style:family="text">
      <style:text-properties style:use-window-font-color="true"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731" style:family="text">
      <style:text-properties style:use-window-font-color="true"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732" style:family="text">
      <style:text-properties style:use-window-font-color="true"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733" style:family="text">
      <style:text-properties style:use-window-font-color="true"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734" style:family="text">
      <style:text-properties style:use-window-font-color="true"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735" style:family="text">
      <style:text-properties style:use-window-font-color="true"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736" style:family="text">
      <style:text-properties style:use-window-font-color="true"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737" style:family="text">
      <style:text-properties style:use-window-font-color="true"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738" style:family="text">
      <style:text-properties style:use-window-font-color="true"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739" style:family="text">
      <style:text-properties style:use-window-font-color="true"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740" style:family="text">
      <style:text-properties style:use-window-font-color="true" fo:font-style="normal" style:text-underline-style="none" fo:font-weight="normal" officeooo:rsid="03ced2c7" style:font-size-asian="10pt" style:font-style-asian="normal" style:font-weight-asian="normal" style:font-size-complex="10pt" style:font-style-complex="normal" style:font-weight-complex="normal"/>
    </style:style>
    <style:style style:name="T741" style:family="text">
      <style:text-properties style:use-window-font-color="true" fo:font-style="normal" style:text-underline-style="none" fo:font-weight="normal" officeooo:rsid="03b1e937" style:font-style-asian="normal" style:font-weight-asian="normal" style:font-style-complex="normal" style:font-weight-complex="normal"/>
    </style:style>
    <style:style style:name="T742" style:family="text">
      <style:text-properties style:use-window-font-color="true" fo:font-style="normal" style:text-underline-style="none" fo:font-weight="normal" officeooo:rsid="03d95e4f" style:font-style-asian="normal" style:font-weight-asian="normal" style:font-style-complex="normal" style:font-weight-complex="normal"/>
    </style:style>
    <style:style style:name="T743" style:family="text">
      <style:text-properties style:use-window-font-color="true" fo:font-style="normal" style:text-underline-style="none" fo:font-weight="normal" officeooo:rsid="04384d2a" style:font-style-asian="normal" style:font-weight-asian="normal" style:font-style-complex="normal" style:font-weight-complex="normal"/>
    </style:style>
    <style:style style:name="T744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745" style:family="text">
      <style:text-properties style:use-window-font-color="true" fo:font-style="normal" style:text-underline-style="none" fo:font-weight="bold" officeooo:rsid="04172718" style:font-size-asian="10pt" style:font-style-asian="normal" style:font-weight-asian="bold" style:font-size-complex="10pt" style:font-style-complex="normal" style:font-weight-complex="bold"/>
    </style:style>
    <style:style style:name="T746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747" style:family="text">
      <style:text-properties style:use-window-font-color="true" fo:font-style="normal" officeooo:rsid="03e76820" style:font-style-asian="normal" style:font-style-complex="normal"/>
    </style:style>
    <style:style style:name="T748" style:family="text">
      <style:text-properties style:use-window-font-color="true" fo:font-style="normal" officeooo:rsid="0409804c" style:font-style-asian="normal" style:font-style-complex="normal"/>
    </style:style>
    <style:style style:name="T749" style:family="text">
      <style:text-properties style:use-window-font-color="true" fo:font-style="normal" officeooo:rsid="040f7971" style:font-style-asian="normal" style:font-style-complex="normal"/>
    </style:style>
    <style:style style:name="T750" style:family="text">
      <style:text-properties style:use-window-font-color="true" fo:font-style="normal" officeooo:rsid="041102ad" style:font-style-asian="normal" style:font-style-complex="normal"/>
    </style:style>
    <style:style style:name="T751" style:family="text">
      <style:text-properties style:use-window-font-color="true" fo:font-style="normal" officeooo:rsid="041242e9" style:font-style-asian="normal" style:font-style-complex="normal"/>
    </style:style>
    <style:style style:name="T752" style:family="text">
      <style:text-properties style:use-window-font-color="true" officeooo:rsid="01be3fd8"/>
    </style:style>
    <style:style style:name="T753" style:family="text">
      <style:text-properties style:use-window-font-color="true" officeooo:rsid="01c2a93c"/>
    </style:style>
    <style:style style:name="T754" style:family="text">
      <style:text-properties style:use-window-font-color="true" officeooo:rsid="01cb91a6"/>
    </style:style>
    <style:style style:name="T755" style:family="text">
      <style:text-properties style:use-window-font-color="true" officeooo:rsid="01cbbcc4"/>
    </style:style>
    <style:style style:name="T756" style:family="text">
      <style:text-properties style:use-window-font-color="true" officeooo:rsid="01d7ffe2"/>
    </style:style>
    <style:style style:name="T757" style:family="text">
      <style:text-properties style:use-window-font-color="true" officeooo:rsid="01de6d40"/>
    </style:style>
    <style:style style:name="T758" style:family="text">
      <style:text-properties style:use-window-font-color="true" officeooo:rsid="01df5add"/>
    </style:style>
    <style:style style:name="T759" style:family="text">
      <style:text-properties style:use-window-font-color="true" officeooo:rsid="00d17671"/>
    </style:style>
    <style:style style:name="T760" style:family="text">
      <style:text-properties style:use-window-font-color="true" officeooo:rsid="01e72cd1"/>
    </style:style>
    <style:style style:name="T761" style:family="text">
      <style:text-properties style:use-window-font-color="true" officeooo:rsid="01e8367b"/>
    </style:style>
    <style:style style:name="T762" style:family="text">
      <style:text-properties style:use-window-font-color="true" officeooo:rsid="01f9159a"/>
    </style:style>
    <style:style style:name="T763" style:family="text">
      <style:text-properties style:use-window-font-color="true" officeooo:rsid="0206ee81"/>
    </style:style>
    <style:style style:name="T764" style:family="text">
      <style:text-properties style:use-window-font-color="true" officeooo:rsid="020ce33f"/>
    </style:style>
    <style:style style:name="T765" style:family="text">
      <style:text-properties style:use-window-font-color="true" fo:font-style="italic" officeooo:rsid="0206ee81"/>
    </style:style>
    <style:style style:name="T766" style:family="text">
      <style:text-properties style:use-window-font-color="true" fo:font-style="italic" officeooo:rsid="00d17671"/>
    </style:style>
    <style:style style:name="T767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768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769" style:family="text">
      <style:text-properties style:use-window-font-color="true" officeooo:rsid="02111036"/>
    </style:style>
    <style:style style:name="T770" style:family="text">
      <style:text-properties style:use-window-font-color="true" officeooo:rsid="0272fdab"/>
    </style:style>
    <style:style style:name="T771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772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773" style:family="text">
      <style:text-properties style:use-window-font-color="true" style:font-name="Liberation Serif1" fo:font-style="normal" style:text-underline-style="none" officeooo:rsid="03c46ef4" style:font-name-asian="Liberation Serif1" style:font-style-asian="normal" style:font-name-complex="Liberation Serif1" style:font-style-complex="normal"/>
    </style:style>
    <style:style style:name="T774" style:family="text">
      <style:text-properties style:use-window-font-color="true" style:font-name="Liberation Serif1" fo:font-style="normal" style:text-underline-style="none" officeooo:rsid="03eb2f8f" style:font-name-asian="Liberation Serif1" style:font-style-asian="normal" style:font-name-complex="Liberation Serif1" style:font-style-complex="normal"/>
    </style:style>
    <style:style style:name="T775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76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77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78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79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0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1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2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3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4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5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6" style:family="text">
      <style:text-properties style:use-window-font-color="true" style:font-name="Liberation Serif1" fo:font-style="normal" style:text-underline-style="none" fo:font-weight="normal" officeooo:rsid="03c0e77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7" style:family="text">
      <style:text-properties style:use-window-font-color="true" style:font-name="Liberation Serif1" fo:font-style="normal" style:text-underline-style="none" fo:font-weight="normal" officeooo:rsid="02568b1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8" style:family="text">
      <style:text-properties style:use-window-font-color="true" style:font-name="Liberation Serif1" fo:font-style="normal" style:text-underline-style="none" fo:font-weight="normal" officeooo:rsid="03b1e93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9" style:family="text">
      <style:text-properties style:use-window-font-color="true" style:font-name="Liberation Serif1" fo:font-style="normal" style:text-underline-style="none" fo:font-weight="normal" officeooo:rsid="019e866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0" style:family="text">
      <style:text-properties style:use-window-font-color="true"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1" style:family="text">
      <style:text-properties style:use-window-font-color="true" style:font-name="Liberation Serif1" fo:font-style="normal" style:text-underline-style="none" fo:font-weight="normal" officeooo:rsid="03b926b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2" style:family="text">
      <style:text-properties style:use-window-font-color="true" style:font-name="Liberation Serif1" fo:font-style="normal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3" style:family="text">
      <style:text-properties style:use-window-font-color="true" style:font-name="Liberation Serif1" fo:font-style="normal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4" style:family="text">
      <style:text-properties style:use-window-font-color="true" style:font-name="Liberation Serif1" fo:font-style="normal" style:text-underline-style="none" fo:font-weight="normal" officeooo:rsid="041727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5" style:family="text">
      <style:text-properties style:use-window-font-color="true" style:font-name="Liberation Serif1" fo:font-style="normal" style:text-underline-style="none" fo:font-weight="normal" officeooo:rsid="0418e30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6" style:family="text">
      <style:text-properties style:use-window-font-color="true" style:font-name="Liberation Serif1" fo:font-style="normal" style:text-underline-style="none" fo:font-weight="normal" officeooo:rsid="00cfe32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7" style:family="text">
      <style:text-properties style:use-window-font-color="true" style:font-name="Liberation Serif1" fo:font-style="normal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8" style:family="text">
      <style:text-properties style:use-window-font-color="true" style:font-name="Liberation Serif1" fo:font-style="normal" style:text-underline-style="none" fo:font-weight="normal" officeooo:rsid="042b91e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99" style:family="text">
      <style:text-properties style:use-window-font-color="true" style:font-name="Liberation Serif1" fo:font-style="normal" style:text-underline-style="none" fo:font-weight="normal" officeooo:rsid="042c36a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00" style:family="text">
      <style:text-properties style:use-window-font-color="true" style:font-name="Liberation Serif1" fo:font-style="normal" style:text-underline-style="none" fo:font-weight="normal" officeooo:rsid="043be7e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01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802" style:family="text">
      <style:text-properties style:use-window-font-color="true"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803" style:family="text">
      <style:text-properties style:use-window-font-color="true" style:font-name="Liberation Serif1" fo:font-style="normal" style:text-underline-style="none" fo:font-weight="bold" officeooo:rsid="03c46ef4" style:font-name-asian="Liberation Serif1" style:font-style-asian="normal" style:font-weight-asian="bold" style:font-name-complex="Liberation Serif1" style:font-style-complex="normal" style:font-weight-complex="bold"/>
    </style:style>
    <style:style style:name="T804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05" style:family="text">
      <style:text-properties style:use-window-font-color="true" style:font-name="Liberation Serif1" style:text-underline-style="none" fo:font-weight="normal" officeooo:rsid="047a963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06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807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808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809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810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11" style:family="text">
      <style:text-properties style:use-window-font-color="true" officeooo:rsid="02b835c8"/>
    </style:style>
    <style:style style:name="T812" style:family="text">
      <style:text-properties style:use-window-font-color="true" officeooo:rsid="02c0f8e2"/>
    </style:style>
    <style:style style:name="T813" style:family="text">
      <style:text-properties style:use-window-font-color="true" officeooo:rsid="02fdb9f7"/>
    </style:style>
    <style:style style:name="T814" style:family="text">
      <style:text-properties style:use-window-font-color="true" officeooo:rsid="036a0c7a"/>
    </style:style>
    <style:style style:name="T815" style:family="text">
      <style:text-properties style:use-window-font-color="true" style:text-underline-style="none" officeooo:rsid="036b5f39" style:font-style-asian="normal" style:font-style-complex="normal"/>
    </style:style>
    <style:style style:name="T816" style:family="text">
      <style:text-properties style:use-window-font-color="true" style:text-underline-style="none" officeooo:rsid="03f0b704" style:font-style-asian="normal" style:font-style-complex="normal"/>
    </style:style>
    <style:style style:name="T817" style:family="text">
      <style:text-properties style:use-window-font-color="true" fo:font-weight="normal" officeooo:rsid="0376cf9a" style:font-weight-asian="normal" style:font-weight-complex="normal"/>
    </style:style>
    <style:style style:name="T818" style:family="text">
      <style:text-properties style:use-window-font-color="true" fo:font-weight="normal" officeooo:rsid="0377d77f" style:font-weight-asian="normal" style:font-weight-complex="normal"/>
    </style:style>
    <style:style style:name="T819" style:family="text">
      <style:text-properties style:use-window-font-color="true" fo:font-weight="normal" officeooo:rsid="03874114" style:font-weight-asian="normal" style:font-weight-complex="normal"/>
    </style:style>
    <style:style style:name="T820" style:family="text">
      <style:text-properties style:use-window-font-color="true" fo:font-weight="normal" officeooo:rsid="0390a5db" style:font-weight-asian="normal" style:font-weight-complex="normal"/>
    </style:style>
    <style:style style:name="T821" style:family="text">
      <style:text-properties style:use-window-font-color="true" fo:font-weight="normal" officeooo:rsid="039c4701" style:font-weight-asian="normal" style:font-weight-complex="normal"/>
    </style:style>
    <style:style style:name="T822" style:family="text">
      <style:text-properties style:use-window-font-color="true" fo:font-weight="normal" officeooo:rsid="03d36d1f" style:font-weight-asian="normal" style:font-weight-complex="normal"/>
    </style:style>
    <style:style style:name="T823" style:family="text">
      <style:text-properties style:use-window-font-color="true" fo:font-weight="normal" officeooo:rsid="03f2c5d1" style:font-weight-asian="normal" style:font-weight-complex="normal"/>
    </style:style>
    <style:style style:name="T824" style:family="text">
      <style:text-properties style:use-window-font-color="true" fo:font-weight="normal" officeooo:rsid="03f4f4f9" style:font-weight-asian="normal" style:font-weight-complex="normal"/>
    </style:style>
    <style:style style:name="T825" style:family="text">
      <style:text-properties style:use-window-font-color="true" officeooo:rsid="037cfc3c"/>
    </style:style>
    <style:style style:name="T826" style:family="text">
      <style:text-properties style:use-window-font-color="true" fo:font-weight="bold" officeooo:rsid="03874114" style:font-weight-asian="bold" style:font-weight-complex="bold"/>
    </style:style>
    <style:style style:name="T827" style:family="text">
      <style:text-properties style:use-window-font-color="true" fo:font-weight="bold" officeooo:rsid="0390a5db" style:font-weight-asian="bold" style:font-weight-complex="bold"/>
    </style:style>
    <style:style style:name="T828" style:family="text">
      <style:text-properties style:use-window-font-color="true" fo:font-weight="bold" officeooo:rsid="03a22041" style:font-weight-asian="bold" style:font-weight-complex="bold"/>
    </style:style>
    <style:style style:name="T829" style:family="text">
      <style:text-properties style:use-window-font-color="true" officeooo:rsid="03b29083"/>
    </style:style>
    <style:style style:name="T830" style:family="text">
      <style:text-properties style:use-window-font-color="true" officeooo:rsid="03b926b9"/>
    </style:style>
    <style:style style:name="T831" style:family="text">
      <style:text-properties style:use-window-font-color="true" officeooo:rsid="03d36d1f"/>
    </style:style>
    <style:style style:name="T832" style:family="text">
      <style:text-properties style:use-window-font-color="true" officeooo:rsid="03e1debd"/>
    </style:style>
    <style:style style:name="T833" style:family="text">
      <style:text-properties style:use-window-font-color="true" officeooo:rsid="03e46b65"/>
    </style:style>
    <style:style style:name="T834" style:family="text">
      <style:text-properties style:use-window-font-color="true" officeooo:rsid="03e97c5a"/>
    </style:style>
    <style:style style:name="T835" style:family="text">
      <style:text-properties style:use-window-font-color="true" officeooo:rsid="0409804c"/>
    </style:style>
    <style:style style:name="T836" style:family="text">
      <style:text-properties style:use-window-font-color="true" officeooo:rsid="041102ad"/>
    </style:style>
    <style:style style:name="T837" style:family="text">
      <style:text-properties style:use-window-font-color="true" officeooo:rsid="047d8dc1"/>
    </style:style>
    <style:style style:name="T838" style:family="text">
      <style:text-properties officeooo:rsid="015a209f"/>
    </style:style>
    <style:style style:name="T839" style:family="text">
      <style:text-properties officeooo:rsid="015a7278"/>
    </style:style>
    <style:style style:name="T840" style:family="text">
      <style:text-properties officeooo:rsid="016e4551"/>
    </style:style>
    <style:style style:name="T841" style:family="text">
      <style:text-properties officeooo:rsid="0176ca3c"/>
    </style:style>
    <style:style style:name="T842" style:family="text">
      <style:text-properties officeooo:rsid="01785620"/>
    </style:style>
    <style:style style:name="T843" style:family="text">
      <style:text-properties officeooo:rsid="017c7f61"/>
    </style:style>
    <style:style style:name="T844" style:family="text">
      <style:text-properties officeooo:rsid="017e7557"/>
    </style:style>
    <style:style style:name="T845" style:family="text">
      <style:text-properties officeooo:rsid="017f7ad9"/>
    </style:style>
    <style:style style:name="T846" style:family="text">
      <style:text-properties officeooo:rsid="018a641a"/>
    </style:style>
    <style:style style:name="T847" style:family="text">
      <style:text-properties officeooo:rsid="018c8cf2"/>
    </style:style>
    <style:style style:name="T848" style:family="text">
      <style:text-properties officeooo:rsid="01b31985"/>
    </style:style>
    <style:style style:name="T849" style:family="text">
      <style:text-properties officeooo:rsid="01c3c55b"/>
    </style:style>
    <style:style style:name="T850" style:family="text">
      <style:text-properties officeooo:rsid="01cb91a6"/>
    </style:style>
    <style:style style:name="T851" style:family="text">
      <style:text-properties officeooo:rsid="01cbbcc4"/>
    </style:style>
    <style:style style:name="T852" style:family="text">
      <style:text-properties officeooo:rsid="01cdc30e"/>
    </style:style>
    <style:style style:name="T853" style:family="text">
      <style:text-properties officeooo:rsid="01d97a9f"/>
    </style:style>
    <style:style style:name="T854" style:family="text">
      <style:text-properties officeooo:rsid="01de6d40"/>
    </style:style>
    <style:style style:name="T855" style:family="text">
      <style:text-properties officeooo:rsid="01df5add"/>
    </style:style>
    <style:style style:name="T856" style:family="text">
      <style:text-properties officeooo:rsid="01e62dc7"/>
    </style:style>
    <style:style style:name="T857" style:family="text">
      <style:text-properties officeooo:rsid="01f9159a"/>
    </style:style>
    <style:style style:name="T858" style:family="text">
      <style:text-properties officeooo:rsid="0206ee81"/>
    </style:style>
    <style:style style:name="T859" style:family="text">
      <style:text-properties officeooo:rsid="02085c57"/>
    </style:style>
    <style:style style:name="T860" style:family="text">
      <style:text-properties officeooo:rsid="020ce33f"/>
    </style:style>
    <style:style style:name="T861" style:family="text">
      <style:text-properties officeooo:rsid="0214b6b2"/>
    </style:style>
    <style:style style:name="T862" style:family="text">
      <style:text-properties officeooo:rsid="02174862"/>
    </style:style>
    <style:style style:name="T863" style:family="text">
      <style:text-properties officeooo:rsid="02187502"/>
    </style:style>
    <style:style style:name="T864" style:family="text">
      <style:text-properties officeooo:rsid="023f4217"/>
    </style:style>
    <style:style style:name="T865" style:family="text">
      <style:text-properties officeooo:rsid="02544efc"/>
    </style:style>
    <style:style style:name="T866" style:family="text">
      <style:text-properties officeooo:rsid="02a8e881"/>
    </style:style>
    <style:style style:name="T867" style:family="text">
      <style:text-properties officeooo:rsid="02a9f81c"/>
    </style:style>
    <style:style style:name="T868" style:family="text">
      <style:text-properties fo:font-size="6pt" style:font-size-asian="6pt" style:font-size-complex="6pt"/>
    </style:style>
    <style:style style:name="T869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870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871" style:family="text">
      <style:text-properties officeooo:rsid="02b835c8"/>
    </style:style>
    <style:style style:name="T872" style:family="text">
      <style:text-properties officeooo:rsid="02b925b2"/>
    </style:style>
    <style:style style:name="T873" style:family="text">
      <style:text-properties officeooo:rsid="02ba6a6d"/>
    </style:style>
    <style:style style:name="T874" style:family="text">
      <style:text-properties officeooo:rsid="02bb0727"/>
    </style:style>
    <style:style style:name="T875" style:family="text">
      <style:text-properties officeooo:rsid="02bd8dac"/>
    </style:style>
    <style:style style:name="T876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877" style:family="text">
      <style:text-properties fo:color="#000000" fo:font-style="normal" officeooo:rsid="03116600" fo:background-color="#ffd428" loext:char-shading-value="0"/>
    </style:style>
    <style:style style:name="T878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879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880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881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882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3" style:family="text">
      <style:text-properties officeooo:rsid="02d4eb54"/>
    </style:style>
    <style:style style:name="T884" style:family="text">
      <style:text-properties officeooo:rsid="0171a4b1"/>
    </style:style>
    <style:style style:name="T885" style:family="text">
      <style:text-properties officeooo:rsid="02da971e"/>
    </style:style>
    <style:style style:name="T886" style:family="text">
      <style:text-properties officeooo:rsid="02dced96"/>
    </style:style>
    <style:style style:name="T887" style:family="text">
      <style:text-properties officeooo:rsid="02de2855"/>
    </style:style>
    <style:style style:name="T888" style:family="text">
      <style:text-properties officeooo:rsid="02df9268"/>
    </style:style>
    <style:style style:name="T889" style:family="text">
      <style:text-properties officeooo:rsid="02fbbe88"/>
    </style:style>
    <style:style style:name="T890" style:family="text">
      <style:text-properties officeooo:rsid="02fdb9f7"/>
    </style:style>
    <style:style style:name="T891" style:family="text">
      <style:text-properties officeooo:rsid="02fdd20f"/>
    </style:style>
    <style:style style:name="T892" style:family="text">
      <style:text-properties officeooo:rsid="0304062d"/>
    </style:style>
    <style:style style:name="T893" style:family="text">
      <style:text-properties officeooo:rsid="0307d217"/>
    </style:style>
    <style:style style:name="T894" style:family="text">
      <style:text-properties officeooo:rsid="0309f074"/>
    </style:style>
    <style:style style:name="T895" style:family="text">
      <style:text-properties officeooo:rsid="03116600"/>
    </style:style>
    <style:style style:name="T896" style:family="text">
      <style:text-properties officeooo:rsid="0314781c"/>
    </style:style>
    <style:style style:name="T897" style:family="text">
      <style:text-properties officeooo:rsid="03155b5e"/>
    </style:style>
    <style:style style:name="T898" style:family="text">
      <style:text-properties officeooo:rsid="033c6f4a" style:font-style-asian="normal" style:font-style-complex="normal"/>
    </style:style>
    <style:style style:name="T899" style:family="text">
      <style:text-properties officeooo:rsid="033d6498" style:font-style-asian="normal" style:font-style-complex="normal"/>
    </style:style>
    <style:style style:name="T900" style:family="text">
      <style:text-properties officeooo:rsid="03e76820" style:font-style-asian="normal" style:font-style-complex="normal"/>
    </style:style>
    <style:style style:name="T901" style:family="text">
      <style:text-properties officeooo:rsid="03e77c5f" style:font-style-asian="normal" style:font-style-complex="normal"/>
    </style:style>
    <style:style style:name="T902" style:family="text">
      <style:text-properties officeooo:rsid="03e97c5a" style:font-style-asian="normal" style:font-style-complex="normal"/>
    </style:style>
    <style:style style:name="T903" style:family="text">
      <style:text-properties officeooo:rsid="03c0e777" style:font-style-asian="normal" style:font-weight-asian="bold" style:font-style-complex="normal" style:font-weight-complex="bold"/>
    </style:style>
    <style:style style:name="T904" style:family="text">
      <style:text-properties officeooo:rsid="0319f2f7" style:font-style-asian="italic" style:font-style-complex="italic"/>
    </style:style>
    <style:style style:name="T905" style:family="text">
      <style:text-properties officeooo:rsid="00be4500" style:font-style-asian="italic" style:font-style-complex="italic"/>
    </style:style>
    <style:style style:name="T906" style:family="text">
      <style:text-properties officeooo:rsid="033837e4" style:font-style-asian="italic" style:font-style-complex="italic"/>
    </style:style>
    <style:style style:name="T907" style:family="text">
      <style:text-properties officeooo:rsid="033b0838" style:font-style-asian="italic" style:font-style-complex="italic"/>
    </style:style>
    <style:style style:name="T908" style:family="text">
      <style:text-properties officeooo:rsid="033d2130" style:font-style-asian="italic" style:font-style-complex="italic"/>
    </style:style>
    <style:style style:name="T909" style:family="text">
      <style:text-properties officeooo:rsid="0334319f"/>
    </style:style>
    <style:style style:name="T910" style:family="text">
      <style:text-properties officeooo:rsid="034b4241"/>
    </style:style>
    <style:style style:name="T911" style:family="text">
      <style:text-properties officeooo:rsid="034e4625"/>
    </style:style>
    <style:style style:name="T912" style:family="text">
      <style:text-properties officeooo:rsid="034fca55"/>
    </style:style>
    <style:style style:name="T913" style:family="text">
      <style:text-properties officeooo:rsid="0365bc4b"/>
    </style:style>
    <style:style style:name="T914" style:family="text">
      <style:text-properties officeooo:rsid="0368b3a9"/>
    </style:style>
    <style:style style:name="T915" style:family="text">
      <style:text-properties officeooo:rsid="036a0c7a"/>
    </style:style>
    <style:style style:name="T916" style:family="text">
      <style:text-properties officeooo:rsid="037683ff"/>
    </style:style>
    <style:style style:name="T917" style:family="text">
      <style:text-properties officeooo:rsid="0377d77f"/>
    </style:style>
    <style:style style:name="T918" style:family="text">
      <style:text-properties officeooo:rsid="037f4d09"/>
    </style:style>
    <style:style style:name="T919" style:family="text">
      <style:text-properties officeooo:rsid="038b2388"/>
    </style:style>
    <style:style style:name="T920" style:family="text">
      <style:text-properties officeooo:rsid="038f3ed0"/>
    </style:style>
    <style:style style:name="T921" style:family="text">
      <style:text-properties officeooo:rsid="039092df"/>
    </style:style>
    <style:style style:name="T922" style:family="text">
      <style:text-properties officeooo:rsid="0391f465"/>
    </style:style>
    <style:style style:name="T923" style:family="text">
      <style:text-properties officeooo:rsid="03a0799a"/>
    </style:style>
    <style:style style:name="T924" style:family="text">
      <style:text-properties officeooo:rsid="03a22041"/>
    </style:style>
    <style:style style:name="T925" style:family="text">
      <style:text-properties officeooo:rsid="03a417e5"/>
    </style:style>
    <style:style style:name="T926" style:family="text">
      <style:text-properties officeooo:rsid="03b1e14f"/>
    </style:style>
    <style:style style:name="T927" style:family="text">
      <style:text-properties officeooo:rsid="03b29083"/>
    </style:style>
    <style:style style:name="T928" style:family="text">
      <style:text-properties officeooo:rsid="03b01a48"/>
    </style:style>
    <style:style style:name="T929" style:family="text">
      <style:text-properties officeooo:rsid="03b926b9"/>
    </style:style>
    <style:style style:name="T930" style:family="text">
      <style:text-properties officeooo:rsid="03bee130"/>
    </style:style>
    <style:style style:name="T931" style:family="text">
      <style:text-properties officeooo:rsid="03c234df"/>
    </style:style>
    <style:style style:name="T932" style:family="text">
      <style:text-properties officeooo:rsid="03c46ef4"/>
    </style:style>
    <style:style style:name="T933" style:family="text">
      <style:text-properties officeooo:rsid="03c4f2ec"/>
    </style:style>
    <style:style style:name="T934" style:family="text">
      <style:text-properties officeooo:rsid="03d95e4f"/>
    </style:style>
    <style:style style:name="T935" style:family="text">
      <style:text-properties officeooo:rsid="03e1debd"/>
    </style:style>
    <style:style style:name="T936" style:family="text">
      <style:text-properties officeooo:rsid="03e5e737"/>
    </style:style>
    <style:style style:name="T937" style:family="text">
      <style:text-properties officeooo:rsid="0352fd32"/>
    </style:style>
    <style:style style:name="T938" style:family="text">
      <style:text-properties officeooo:rsid="03ee7baf"/>
    </style:style>
    <style:style style:name="T939" style:family="text">
      <style:text-properties officeooo:rsid="03ef8f48"/>
    </style:style>
    <style:style style:name="T940" style:family="text">
      <style:text-properties officeooo:rsid="03f2c5d1"/>
    </style:style>
    <style:style style:name="T941" style:family="text">
      <style:text-properties officeooo:rsid="03f2eb1b"/>
    </style:style>
    <style:style style:name="T942" style:family="text">
      <style:text-properties officeooo:rsid="03f3c651"/>
    </style:style>
    <style:style style:name="T943" style:family="text">
      <style:text-properties officeooo:rsid="03fdbcac"/>
    </style:style>
    <style:style style:name="T944" style:family="text">
      <style:text-properties officeooo:rsid="0409804c"/>
    </style:style>
    <style:style style:name="T945" style:family="text">
      <style:text-properties officeooo:rsid="04099767"/>
    </style:style>
    <style:style style:name="T946" style:family="text">
      <style:text-properties officeooo:rsid="040d8f45"/>
    </style:style>
    <style:style style:name="T947" style:family="text">
      <style:text-properties officeooo:rsid="040f7971"/>
    </style:style>
    <style:style style:name="T948" style:family="text">
      <style:text-properties officeooo:rsid="041102ad"/>
    </style:style>
    <style:style style:name="T949" style:family="text">
      <style:text-properties officeooo:rsid="042f246f"/>
    </style:style>
    <style:style style:name="T950" style:family="text">
      <style:text-properties officeooo:rsid="0433da15"/>
    </style:style>
    <style:style style:name="T951" style:family="text">
      <style:text-properties style:text-position="super 58%" fo:font-style="normal" style:text-underline-style="none" fo:font-weight="normal" officeooo:rsid="0436a35e" style:font-size-asian="10pt" style:font-style-asian="normal" style:font-weight-asian="normal" style:font-size-complex="10pt" style:font-style-complex="normal" style:font-weight-complex="normal"/>
    </style:style>
    <style:style style:name="T952" style:family="text">
      <style:text-properties officeooo:rsid="04384d2a"/>
    </style:style>
    <style:style style:name="T953" style:family="text">
      <style:text-properties officeooo:rsid="044ae9ae"/>
    </style:style>
    <style:style style:name="T954" style:family="text">
      <style:text-properties officeooo:rsid="047029f2"/>
    </style:style>
    <style:style style:name="T955" style:family="text">
      <style:text-properties officeooo:rsid="047d8dc1"/>
    </style:style>
    <style:style style:name="T956" style:family="text">
      <style:text-properties officeooo:rsid="048101c4"/>
    </style:style>
    <style:style style:name="T957" style:family="text">
      <style:text-properties officeooo:rsid="0481ebb8"/>
    </style:style>
    <style:style style:name="T958" style:family="text">
      <style:text-properties officeooo:rsid="049216f9"/>
    </style:style>
    <style:style style:name="T959" style:family="text">
      <style:text-properties officeooo:rsid="0493f7a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Liste Xerxès</text:p>
      <text:p text:style-name="P5"/>
      <text:p text:style-name="P6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span text:style-name="texte_20_par_20_défaut"><text:span text:style-name="T267">d’après la </text:span></text:span><text:span text:style-name="texte_20_par_20_défaut"><text:span text:style-name="T3">Terminologie Grammaticale</text:span></text:span><text:span text:style-name="texte_20_par_20_défaut"><text:span text:style-name="T267"> </text:span></text:span><text:span text:style-name="texte_20_par_20_défaut"><text:span text:style-name="T297">(édition de </text:span></text:span><text:span text:style-name="texte_20_par_20_défaut"><text:span text:style-name="T268">juin</text:span></text:span><text:span text:style-name="texte_20_par_20_défaut"><text:span text:style-name="T267"> 202</text:span></text:span><text:span text:style-name="texte_20_par_20_défaut"><text:span text:style-name="T268">1</text:span></text:span><text:span text:style-name="texte_20_par_20_défaut"><text:span text:style-name="T297">)</text:span></text:span></text:p>
      <text:p text:style-name="P33"><text:span text:style-name="T270">( </text:span><text:a xlink:type="simple" xlink:href="https://eduscol.education.fr/document/1872/download" text:style-name="Internet_20_link" text:visited-style-name="Visited_20_Internet_20_Link"><text:span text:style-name="T270">https://eduscol.education.fr/document/1872/download</text:span></text:a><text:span text:style-name="T270"> </text:span><text:span text:style-name="T269">)</text:span></text:p>
      <text:p text:style-name="P33"/>
      <text:p text:style-name="P33"><text:span text:style-name="référence"><text:span text:style-name="T293">e</text:span></text:span><text:span text:style-name="référence"><text:span text:style-name="T294">x : </text:span></text:span><text:span text:style-name="référence"><text:span text:style-name="T292">TG(</text:span></text:span><text:span text:style-name="référence"><text:span text:style-name="T296">I.</text:span></text:span><text:span text:style-name="référence"><text:span text:style-name="T292">3.2.2, pp. 36-) </text:span></text:span><text:span text:style-name="référence"><text:span text:style-name="T293">renvoie aux pages 36 et suivantes de la </text:span></text:span><text:span text:style-name="référence"><text:span text:style-name="T27">Terminologie Grammaticale, </text:span></text:span><text:span text:style-name="référence"><text:span text:style-name="T29">niveau I, section 3.</text:span></text:span><text:span text:style-name="référence"><text:span text:style-name="T30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span text:style-name="texte_20_par_20_défaut"><text:span text:style-name="T269">avec des analyses de</text:span></text:span><text:span text:style-name="texte_20_par_20_défaut"><text:span text:style-name="T31"> La Grande Grammaire du Français</text:span></text:span><text:span text:style-name="texte_20_par_20_défaut"><text:span text:style-name="T269"> (première édition)</text:span></text:span></text:p>
      <text:p text:style-name="P33"><text:span text:style-name="T269">( </text:span><text:span text:style-name="Internet_20_link"><text:span text:style-name="T269">https://www.grandegrammairedufrançais.com</text:span></text:span><text:span text:style-name="T269"> )</text:span></text:p>
      <text:p text:style-name="P33"/>
      <text:p text:style-name="P33"><text:span text:style-name="référence"><text:span text:style-name="T293">e</text:span></text:span><text:span text:style-name="référence"><text:span text:style-name="T294">x : </text:span></text:span><text:span text:style-name="référence"><text:span text:style-name="T301">GGF.1.133</text:span></text:span><text:span text:style-name="référence"><text:span text:style-name="T292"> </text:span></text:span><text:span text:style-name="référence"><text:span text:style-name="T293">renvoie </text:span></text:span><text:span text:style-name="référence"><text:span text:style-name="T295">au premier tome, page 133 de </text:span></text:span><text:span text:style-name="référence"><text:span text:style-name="T28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9"><text:span text:style-name="T884">&gt; Contribuez à ce document : écrivez à </text:span><text:a xlink:type="simple" xlink:href="mailto:xavier.faure@ac.reims.fr" text:style-name="Internet_20_link" text:visited-style-name="Visited_20_Internet_20_Link"><text:span text:style-name="T884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884">ac.reims.fr</text:span></text:a><text:span text:style-name="T884"> </text:span></text:p>
      <text:p text:style-name="Standard"/>
      <text:p text:style-name="P65">version <text:span text:style-name="T928">2</text:span><text:span text:style-name="T952">5</text:span> / <text:date style:data-style-name="N37" text:date-value="2022-11-22T22:52:40.669682873">22/11/22</text:date><text:s/><text:time style:data-style-name="N41" text:time-value="2022-11-22T22:52:40.669822432">22:50:00</text:time></text:p>
      <text:p text:style-name="P207"><text:span text:style-name="titre_20_principal"><text:span text:style-name="T398">[A] </text:span></text:span><text:span text:style-name="titre_20_principal"><text:span text:style-name="T399">Points de </text:span></text:span><text:span text:style-name="titre_20_principal"><text:span text:style-name="T398">grammaire</text:span></text:span><text:span text:style-name="titre_20_principal"><text:span text:style-name="T399"> </text:span></text:span><text:span text:style-name="titre_20_principal"><text:span text:style-name="T398">à </text:span></text:span><text:span text:style-name="titre_20_principal"><text:span text:style-name="T400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894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166"><text:span text:style-name="texte_20_par_20_défaut">A.1</text:span><text:span text:style-name="texte_20_par_20_défaut"><text:span text:style-name="T926">3</text:span></text:span><text:span text:style-name="texte_20_par_20_défaut"> <text:tab/></text:span><text:span text:style-name="texte_20_par_20_défaut"><text:span text:style-name="T926">préférer </text:span></text:span><text:span text:style-name="texte_20_par_20_défaut"><text:span text:style-name="T829">le terme d’</text:span></text:span><text:span text:style-name="texte_20_par_20_défaut"><text:span text:style-name="T926">« adjectif » à cel</text:span></text:span><text:span text:style-name="texte_20_par_20_défaut"><text:span text:style-name="T927">ui</text:span></text:span><text:span text:style-name="texte_20_par_20_défaut"><text:span text:style-name="T926"> d’« adjectif qualificatif »</text:span></text:span></text:p>
      <text:p text:style-name="P176"><text:span text:style-name="texte_20_par_20_défaut">A.1</text:span><text:span text:style-name="texte_20_par_20_défaut"><text:span text:style-name="T930">4<text:tab/>« La pharmacienne de mon quartier » est un groupe nominal</text:span></text:span></text:p>
      <text:p text:style-name="P181"><text:span text:style-name="texte_20_par_20_défaut"><text:span text:style-name="T938">A.15<text:tab/>Le complément du verbe « être » peut être un COI</text:span></text:span></text:p>
      <text:p text:style-name="P183"><text:span text:style-name="texte_20_par_20_défaut"><text:span text:style-name="T938">A.1</text:span></text:span><text:span text:style-name="texte_20_par_20_défaut"><text:span text:style-name="T944">6</text:span></text:span><text:span text:style-name="texte_20_par_20_défaut"><text:span text:style-name="T938"><text:tab/></text:span></text:span><text:span text:style-name="texte_20_par_20_défaut"><text:span text:style-name="T930">« </text:span></text:span><text:span text:style-name="texte_20_par_20_défaut"><text:span text:style-name="T835">se</text:span></text:span><text:span text:style-name="texte_20_par_20_défaut"><text:span text:style-name="T930"> » </text:span></text:span><text:span text:style-name="texte_20_par_20_défaut"><text:span text:style-name="T944">est un pronom personnel réfléchi, non un pronom réfléchi</text:span></text:span></text:p>
      <text:p text:style-name="P181"><text:span text:style-name="référence"><text:span text:style-name="T132"/></text:span></text:p>
      <text:p text:style-name="Standard"/>
      <text:p text:style-name="P205"><text:span text:style-name="titre_20_avec_20_numéro">(</text:span><text:span text:style-name="titre_20_avec_20_numéro"><text:span text:style-name="T298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252"><text:tab/><text:tab/> <text:s text:c="5"/></text:span><text:span text:style-name="référence"><text:span text:style-name="T257">TG(I.3.2.2, pp. 36-)</text:span></text:span></text:p>
      <text:p text:style-name="Standard"/>
      <text:p text:style-name="P82"><text:span text:style-name="GGF"><text:span text:style-name="T308">[ </text:span></text:span><text:span text:style-name="GGF">GGF.1.133 ; GGF.1.1228 </text:span><text:span text:style-name="GGF"><text:span text:style-name="T308">]</text:span></text:span><text:span text:style-name="GGF"> </text:span></text:p>
      <text:p text:style-name="P82"><text:span text:style-name="GGF"><text:span text:style-name="T308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98">A.</text:span></text:span><text:span text:style-name="titre_20_avec_20_numéro">02) les natures de mots</text:span><text:span text:style-name="T253"><text:tab/><text:tab/><text:tab/><text:tab/><text:tab/><text:tab/><text:tab/> <text:s text:c="7"/></text:span><text:span text:style-name="référence"><text:span text:style-name="T257">TG(I.3.</text:span></text:span><text:span text:style-name="référence"><text:span text:style-name="T258">1</text:span></text:span><text:span text:style-name="référence"><text:span text:style-name="T257">, pp. </text:span></text:span><text:span text:style-name="référence"><text:span text:style-name="T258">28-)</text:span></text:span><text:span text:style-name="référence"><text:span text:style-name="T257"> </text:span></text:span></text:p>
      <text:p text:style-name="Standard"><text:span text:style-name="texte_20_par_20_défaut">nom</text:span><text:span text:style-name="T253"><text:tab/><text:tab/><text:tab/><text:tab/><text:tab/><text:tab/><text:tab/><text:tab/><text:tab/><text:tab/><text:tab/> <text:s text:c="8"/></text:span><text:span text:style-name="référence"><text:span text:style-name="T257">TG(I</text:span></text:span><text:span text:style-name="référence"><text:span text:style-name="T263">I</text:span></text:span><text:span text:style-name="référence"><text:span text:style-name="T257">.3.</text:span></text:span><text:span text:style-name="référence"><text:span text:style-name="T258">1</text:span></text:span><text:span text:style-name="référence"><text:span text:style-name="T257">, p. </text:span></text:span><text:span text:style-name="référence"><text:span text:style-name="T259">102)</text:span></text:span></text:p>
      <text:p text:style-name="Standard"><text:span text:style-name="T253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253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253"><text:tab/><text:tab/><text:tab/><text:tab/><text:tab/><text:tab/><text:tab/><text:tab/><text:tab/><text:tab/> <text:s text:c="5"/></text:span><text:span text:style-name="référence"><text:span text:style-name="T257">TG(I</text:span></text:span><text:span text:style-name="référence"><text:span text:style-name="T263">I</text:span></text:span><text:span text:style-name="référence"><text:span text:style-name="T257">.3.</text:span></text:span><text:span text:style-name="référence"><text:span text:style-name="T260">2</text:span></text:span><text:span text:style-name="référence"><text:span text:style-name="T257">, pp. </text:span></text:span><text:span text:style-name="référence"><text:span text:style-name="T259">10</text:span></text:span><text:span text:style-name="référence"><text:span text:style-name="T260">4-</text:span></text:span><text:span text:style-name="référence"><text:span text:style-name="T259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865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309">›</text:span></text:span><text:span text:style-name="texte_20_par_20_défaut"><text:span text:style-name="T254">forme agglutinée </text:span></text:span><text:span text:style-name="texte_20_par_20_défaut"><text:span text:style-name="T255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98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625">(a) </text:span></text:span><text:span text:style-name="texte_20_par_20_défaut"><text:span text:style-name="T623">Ne pas utiliser la question </text:span></text:span><text:span text:style-name="texte_20_par_20_défaut"><text:span text:style-name="T630">(à/de) </text:span></text:span><text:span text:style-name="texte_20_par_20_défaut"><text:span text:style-name="T623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119"><text:tab/></text:span><text:span text:style-name="texte_20_par_20_défaut"><text:span text:style-name="T118">(✓)</text:span></text:span><text:span text:style-name="T118"> </text:span><text:span text:style-name="exemple">Il donne du pain à son frère.</text:span></text:p>
      <text:p text:style-name="Standard"><text:span text:style-name="T118"><text:tab/></text:span><text:span text:style-name="texte_20_par_20_défaut"><text:span text:style-name="T118">(!)</text:span></text:span><text:span text:style-name="T118"> </text:span><text:span text:style-name="exemple">Il est beau.</text:span></text:p>
      <text:p text:style-name="P104"><text:span text:style-name="exemple"><text:span text:style-name="T118"><text:tab/></text:span></text:span><text:span text:style-name="texte_20_par_20_défaut"><text:span text:style-name="T118">(!)</text:span></text:span><text:span text:style-name="exemple"><text:span text:style-name="T118"> </text:span></text:span><text:span text:style-name="exemple">Il </text:span><text:span text:style-name="exemple"><text:span text:style-name="T476">va chez sa mère.</text:span></text:span></text:p>
      <text:p text:style-name="Standard"/>
      <text:p text:style-name="Standard"><text:span text:style-name="texte_20_par_20_défaut"><text:span text:style-name="T625">(b) </text:span></text:span><text:span text:style-name="texte_20_par_20_défaut"><text:span text:style-name="T623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70"><text:tab/></text:span><text:span text:style-name="texte_20_par_20_défaut"><text:span text:style-name="T72">(✓)</text:span></text:span><text:span text:style-name="T72"> </text:span><text:span text:style-name="exemple"><text:span text:style-name="T208">Il donne l’eau à son frère.</text:span></text:span></text:p>
      <text:p text:style-name="Standard"><text:span text:style-name="T72"><text:tab/></text:span><text:span text:style-name="texte_20_par_20_défaut"><text:span text:style-name="T72">(✓)</text:span></text:span><text:span text:style-name="T72"> </text:span><text:span text:style-name="exemple"><text:span text:style-name="T208">Je me souviens de mes parents.</text:span></text:span></text:p>
      <text:p text:style-name="Standard"><text:soft-page-break/><text:span text:style-name="T72"><text:tab/></text:span><text:span text:style-name="texte_20_par_20_défaut"><text:span text:style-name="T72">(!)</text:span></text:span><text:span text:style-name="T72"> </text:span><text:span text:style-name="exemple"><text:span text:style-name="T208">Il de donne de l’eau à son frère.</text:span></text:span></text:p>
      <text:p text:style-name="Standard"><text:span text:style-name="T72"><text:tab/></text:span><text:span text:style-name="texte_20_par_20_défaut"><text:span text:style-name="T72">(!)</text:span></text:span><text:span text:style-name="T72"> </text:span><text:span text:style-name="exemple"><text:span text:style-name="T208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625">(c) </text:span></text:span><text:span text:style-name="texte_20_par_20_défaut"><text:span text:style-name="T624">L</text:span></text:span><text:span text:style-name="texte_20_par_20_défaut"><text:span text:style-name="T623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626">(d) </text:span></text:span><text:span text:style-name="texte_20_par_20_défaut"><text:span text:style-name="T33">Je vais à Paris</text:span></text:span><text:span text:style-name="texte_20_par_20_défaut"><text:span text:style-name="T623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257">TG(I.</text:span></text:span><text:span text:style-name="référence"><text:span text:style-name="T262">1</text:span></text:span><text:span text:style-name="référence"><text:span text:style-name="T261">.</text:span></text:span><text:span text:style-name="référence"><text:span text:style-name="T262">3</text:span></text:span><text:span text:style-name="référence"><text:span text:style-name="T257">, p. </text:span></text:span><text:span text:style-name="référence"><text:span text:style-name="T262">15</text:span></text:span><text:span text:style-name="référence"><text:span text:style-name="T259">)</text:span></text:span></text:p>
      <text:p text:style-name="Standard"><text:span text:style-name="texte_20_par_20_défaut">un CC de lieu.</text:span></text:p>
      <text:p text:style-name="Standard"/>
      <text:p text:style-name="P215"><text:bookmark text:name="char-node"/><text:span text:style-name="texte_20_par_20_défaut"><text:span text:style-name="T627">➱ </text:span></text:span><text:span text:style-name="texte_20_par_20_défaut"><text:span text:style-name="T623">Comment distinguer CC / attribut du sujet / COD / COI ?</text:span></text:span><text:tab/><text:tab/><text:tab/> <text:s text:c="5"/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65">2</text:span></text:span><text:span text:style-name="référence"><text:span text:style-name="T166">.</text:span></text:span><text:span text:style-name="référence"><text:span text:style-name="T165">3</text:span></text:span><text:span text:style-name="référence"><text:span text:style-name="T166">.1</text:span></text:span><text:span text:style-name="référence"><text:span text:style-name="T164">, p. </text:span></text:span><text:span text:style-name="référence"><text:span text:style-name="T165">84</text:span></text:span><text:span text:style-name="référence"><text:span text:style-name="T167">)</text:span></text:span></text:p>
      <text:p text:style-name="P215"/>
      <text:p text:style-name="P215"><text:span text:style-name="texte_20_par_20_défaut"><text:tab/>(1) est-ce un CC ?</text:span><text:tab/><text:tab/><text:tab/><text:tab/><text:tab/><text:tab/><text:tab/><text:tab/> <text:s/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68">2.4</text:span></text:span><text:span text:style-name="référence"><text:span text:style-name="T164">, p</text:span></text:span><text:span text:style-name="référence"><text:span text:style-name="T169">p</text:span></text:span><text:span text:style-name="référence"><text:span text:style-name="T164">. </text:span></text:span><text:span text:style-name="référence"><text:span text:style-name="T169">92-93</text:span></text:span><text:span text:style-name="référence"><text:span text:style-name="T167">)</text:span></text:span></text:p>
      <text:p text:style-name="P215"><text:span text:style-name="texte_20_par_20_défaut"><text:tab/>(2) est-ce un attribut du sujet ?</text:span></text:p>
      <text:p text:style-name="P21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42">, </text:span></text:span><text:span text:style-name="texte_20_par_20_défaut"><text:span text:style-name="T2">la</text:span></text:span><text:span text:style-name="texte_20_par_20_défaut"><text:span text:style-name="T42">,</text:span></text:span><text:span text:style-name="texte_20_par_20_défaut"><text:span text:style-name="T2"> les</text:span></text:span><text:span text:style-name="texte_20_par_20_défaut"><text:span text:style-name="T42"> ? → COD</text:span></text:span></text:p>
      <text:p text:style-name="P215"><text:span text:style-name="texte_20_par_20_défaut"><text:span text:style-name="T42"><text:tab/>(4) peut-on pronominaliser par </text:span></text:span><text:span text:style-name="texte_20_par_20_défaut"><text:span text:style-name="T2">lui, leur </text:span></text:span><text:span text:style-name="texte_20_par_20_défaut"><text:span text:style-name="T42">?→ COI</text:span></text:span></text:p>
      <text:p text:style-name="P215"><text:span text:style-name="texte_20_par_20_défaut"><text:span text:style-name="T42"><text:tab/>(5) peut-on pronominaliser par </text:span></text:span><text:span text:style-name="texte_20_par_20_défaut"><text:span text:style-name="T2">y</text:span></text:span><text:span text:style-name="texte_20_par_20_défaut"><text:span text:style-name="T42"> </text:span></text:span><text:span text:style-name="texte_20_par_20_défaut"><text:span text:style-name="T70">? → COI</text:span></text:span></text:p>
      <text:p text:style-name="P215"><text:span text:style-name="texte_20_par_20_défaut"><text:span text:style-name="T70"><text:tab/>(6) peut-on pronominaliser par </text:span></text:span><text:span text:style-name="texte_20_par_20_défaut"><text:span text:style-name="T18">en</text:span></text:span><text:span text:style-name="texte_20_par_20_défaut"><text:span text:style-name="T70"> ? → COD ou COI</text:span></text:span></text:p>
      <text:p text:style-name="Standard"/>
      <text:p text:style-name="P127"><text:span text:style-name="titre_20_avec_20_numéro">(</text:span><text:span text:style-name="titre_20_avec_20_numéro"><text:span text:style-name="T298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71"><text:tab/></text:span><text:span text:style-name="texte_20_par_20_défaut"><text:span text:style-name="T71">(</text:span></text:span><text:span text:style-name="texte_20_par_20_défaut"><text:span text:style-name="T117">✓</text:span></text:span><text:span text:style-name="texte_20_par_20_défaut"><text:span text:style-name="T71">)</text:span></text:span><text:span text:style-name="T71"> </text:span><text:span text:style-name="exemple"><text:span text:style-name="T209">Jean coupe du bois.</text:span></text:span></text:p>
      <text:p text:style-name="P105"><text:span text:style-name="exemple"><text:span text:style-name="T71"><text:tab/></text:span></text:span><text:span text:style-name="texte_20_par_20_défaut"><text:span text:style-name="T71">(!)</text:span></text:span><text:span text:style-name="exemple"><text:span text:style-name="T71"> </text:span></text:span><text:span text:style-name="exemple"><text:span text:style-name="T424">Viens </text:span></text:span><text:span text:style-name="exemple"><text:span text:style-name="T209">!</text:span></text:span></text:p>
      <text:p text:style-name="Standard"><text:span text:style-name="T70"><text:tab/></text:span><text:span text:style-name="texte_20_par_20_défaut"><text:span text:style-name="T70">(!)</text:span></text:span><text:span text:style-name="T70"> </text:span><text:span text:style-name="exemple"><text:span text:style-name="T207">Il pleut.</text:span></text:span></text:p>
      <text:p text:style-name="Standard"><text:span text:style-name="T70"><text:tab/></text:span><text:span text:style-name="texte_20_par_20_défaut"><text:span text:style-name="T70">(!)</text:span></text:span><text:span text:style-name="T70"> </text:span><text:span text:style-name="exemple"><text:span text:style-name="T207">Le bois est coupé par Jean.</text:span></text:span></text:p>
      <text:p text:style-name="Standard"/>
      <text:p text:style-name="P216"><text:bookmark text:name="char-node1"/><text:span text:style-name="texte_20_par_20_défaut"><text:span text:style-name="T627">➱ </text:span></text:span><text:span text:style-name="texte_20_par_20_défaut"><text:span text:style-name="T623">Comment </text:span></text:span><text:span text:style-name="texte_20_par_20_défaut"><text:span text:style-name="T628">identifier le sujet d’un verbe ?</text:span></text:span></text:p>
      <text:p text:style-name="P216"><text:span text:style-name="texte_20_par_20_défaut"><text:span text:style-name="T200"><text:tab/></text:span></text:span><text:span text:style-name="texte_20_par_20_défaut"><text:span text:style-name="T72">- </text:span></text:span><text:span text:style-name="texte_20_par_20_défaut"><text:span text:style-name="T75">l’accord de la personne grammaticale (1S, 2S, 3S, 1P, 2P, 3P) entre le verbe et son sujet</text:span></text:span></text:p>
      <text:p text:style-name="P216"><text:span text:style-name="texte_20_par_20_défaut"><text:span text:style-name="T72"><text:tab/>- </text:span></text:span><text:span text:style-name="texte_20_par_20_défaut"><text:span text:style-name="T75">la pince « c’est... qui... »</text:span></text:span></text:p>
      <text:p text:style-name="P98"/>
      <text:p text:style-name="Standard"><text:span text:style-name="titre_20_avec_20_numéro"/></text:p>
      <text:p text:style-name="P205"><text:span text:style-name="titre_20_avec_20_numéro">(</text:span><text:span text:style-name="titre_20_avec_20_numéro"><text:span text:style-name="T298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70">Cette notion </text:span></text:span><text:span text:style-name="texte_20_par_20_défaut"><text:span text:style-name="T73">apparaît dans la </text:span></text:span><text:span text:style-name="texte_20_par_20_défaut"><text:span text:style-name="T19">Terminologie Grammaticale</text:span></text:span><text:span text:style-name="texte_20_par_20_défaut"><text:span text:style-name="T73">.</text:span></text:span><text:span text:style-name="T73"><text:tab/><text:tab/><text:tab/><text:tab/> <text:s text:c="4"/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63">1.9.1</text:span></text:span><text:span text:style-name="référence"><text:span text:style-name="T164">, pp. </text:span></text:span><text:span text:style-name="référence"><text:span text:style-name="T163">80</text:span></text:span><text:span text:style-name="référence"><text:span text:style-name="T170">-</text:span></text:span><text:span text:style-name="référence"><text:span text:style-name="T167">)</text:span></text:span></text:p>
      <text:p text:style-name="Standard"/>
      <text:p text:style-name="P151"><text:span text:style-name="texte_20_par_20_défaut">Le pr</text:span><text:span text:style-name="texte_20_par_20_défaut"><text:span text:style-name="T912">édicat ne se confond pas avec le groupe verbal ; le prédicat est une fonction, <text:s text:c="6"/></text:span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92">1.</text:span></text:span><text:span text:style-name="référence"><text:span text:style-name="T193">1</text:span></text:span><text:span text:style-name="référence"><text:span text:style-name="T164">, pp. </text:span></text:span><text:span text:style-name="référence"><text:span text:style-name="T193">12-</text:span></text:span><text:span text:style-name="référence"><text:span text:style-name="T167">)</text:span></text:span></text:p>
      <text:p text:style-name="P151"><text:span text:style-name="texte_20_par_20_défaut"><text:span text:style-name="T912">le groupe verbal est l’un des éléments de la phrase avec le groupe sujet et le groupe circonstanciel.</text:span></text:span></text:p>
      <text:p text:style-name="P152"><text:span text:style-name="texte_20_par_20_défaut"><text:span text:style-name="T913">Dans la phrase </text:span></text:span><text:span text:style-name="exemple"><text:span text:style-name="T913">Excellent ce rôti</text:span></text:span><text:span text:style-name="texte_20_par_20_défaut"><text:span text:style-name="T913">, le prédicat est </text:span></text:span><text:span text:style-name="exemple"><text:span text:style-name="T913">Excellent</text:span></text:span><text:span text:style-name="texte_20_par_20_défaut"><text:span text:style-name="T913"> et le sujet </text:span></text:span><text:span text:style-name="exemple"><text:span text:style-name="T913">ce rôti</text:span></text:span><text:span text:style-name="texte_20_par_20_défaut"><text:span text:style-name="T913"> mais <text:s/><text:tab/> <text:s text:c="4"/></text:span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94">1.9.1</text:span></text:span><text:span text:style-name="référence"><text:span text:style-name="T164">, pp. </text:span></text:span><text:span text:style-name="référence"><text:span text:style-name="T194">80</text:span></text:span><text:span text:style-name="référence"><text:span text:style-name="T170">-</text:span></text:span><text:span text:style-name="référence"><text:span text:style-name="T167">)</text:span></text:span></text:p>
      <text:p text:style-name="P152"><text:span text:style-name="texte_20_par_20_défaut"><text:span text:style-name="T913">il n’y a pas ici de groupe verbal.</text:span></text:span></text:p>
      <text:p text:style-name="P152"><text:span text:style-name="texte_20_par_20_défaut"/></text:p>
      <text:p text:style-name="P517"><text:span text:style-name="texte_20_par_20_défaut"><text:span text:style-name="T953">La Terminologie Grammaticale note cependant que<text:tab/><text:tab/><text:tab/><text:tab/><text:tab/> <text:s/></text:span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.</text:span></text:span><text:span text:style-name="référence"><text:span text:style-name="T194">1.</text:span></text:span><text:span text:style-name="référence"><text:span text:style-name="T197">6</text:span></text:span><text:span text:style-name="référence"><text:span text:style-name="T164">, p. </text:span></text:span><text:span text:style-name="référence"><text:span text:style-name="T197">20, note 6</text:span></text:span><text:span text:style-name="référence"><text:span text:style-name="T167">)</text:span></text:span></text:p>
      <text:p text:style-name="P570"><text:span text:style-name="texte_20_par_20_défaut"><text:span text:style-name="T2">L’intérêt d’introduire un terme nouveau qui corresponde à la fonction du groupe verbal (par exemple « prédicat ») est très limité car le groupe verbal a toujours la même fonction (tandis que les autres groupes de mots ont des fonctions variables).</text:span></text:span></text:p>
      <text:p text:style-name="P152"><text:span text:style-name="texte_20_par_20_défaut"/></text:p>
      <text:p text:style-name="Standard"><text:span text:style-name="titre_20_avec_20_numéro">(</text:span><text:span text:style-name="titre_20_avec_20_numéro"><text:span text:style-name="T298">A.</text:span></text:span><text:span text:style-name="titre_20_avec_20_numéro">06) « </text:span><text:span text:style-name="titre_20_avec_20_numéro"><text:span text:style-name="T42">donc</text:span></text:span><text:span text:style-name="titre_20_avec_20_numéro"><text:span text:style-name="T2"> »</text:span></text:span><text:span text:style-name="titre_20_avec_20_numéro"> est un adverbe</text:span></text:p>
      <text:p text:style-name="P144"><text:span text:style-name="texte_20_par_20_défaut"><text:span text:style-name="T74"/></text:span></text:p>
      <text:p text:style-name="P144"><text:span text:style-name="texte_20_par_20_défaut"><text:span text:style-name="T74">Le mot </text:span></text:span><text:span text:style-name="exemple"><text:span text:style-name="T210">donc</text:span></text:span><text:span text:style-name="texte_20_par_20_défaut"><text:span text:style-name="T74"> ne fait pas partie des conjonctions de coordination.</text:span></text:span><text:span text:style-name="T74"><text:tab/></text:span><text:span text:style-name="T73"><text:tab/><text:tab/> <text:s text:c="5"/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71">3</text:span></text:span><text:span text:style-name="référence"><text:span text:style-name="T163">.</text:span></text:span><text:span text:style-name="référence"><text:span text:style-name="T171">7</text:span></text:span><text:span text:style-name="référence"><text:span text:style-name="T163">.1</text:span></text:span><text:span text:style-name="référence"><text:span text:style-name="T164">, p. </text:span></text:span><text:span text:style-name="référence"><text:span text:style-name="T172">131</text:span></text:span><text:span text:style-name="référence"><text:span text:style-name="T167">)</text:span></text:span></text:p>
      <text:p text:style-name="P146"><text:span text:style-name="texte_20_par_20_défaut"><text:span text:style-name="T190">La TG cite les conjonctions de coordination suivantes : </text:span></text:span><text:span text:style-name="texte_20_par_20_défaut"><text:span text:style-name="T25">mais, ou, et, or, ni, car</text:span></text:span><text:span text:style-name="texte_20_par_20_défaut"><text:span text:style-name="T190">. La liste semble exhaustive.</text:span></text:span></text:p>
      <text:p text:style-name="P144"><text:span text:style-name="GGF"/></text:p>
      <text:p text:style-name="P144"><text:span text:style-name="GGF"><text:span text:style-name="T308">[ </text:span></text:span><text:span text:style-name="GGF">GGF.1.</text:span><text:span text:style-name="GGF"><text:span text:style-name="T895">869-</text:span></text:span><text:span text:style-name="GGF"><text:span text:style-name="T877">870</text:span></text:span><text:span text:style-name="GGF"> </text:span><text:span text:style-name="GGF"><text:span text:style-name="T308">]</text:span></text:span></text:p>
      <text:p text:style-name="P144"><text:span text:style-name="GGF"><text:tab/></text:span><text:span text:style-name="GGF"><text:span text:style-name="T896">Même classification dans </text:span></text:span><text:span text:style-name="GGF"><text:span text:style-name="T6">La Grande Grammaire du Français :</text:span></text:span></text:p>
      <text:p text:style-name="P144"><text:span text:style-name="GGF"><text:span text:style-name="T308"><text:tab/>« </text:span></text:span><text:span text:style-name="GGF"><text:span text:style-name="T895">[l’</text:span></text:span><text:span text:style-name="GGF"><text:span text:style-name="T897">adverbe </text:span></text:span><text:span text:style-name="GGF"><text:span text:style-name="T5">donc</text:span></text:span><text:span text:style-name="GGF"><text:span text:style-name="T895">]</text:span></text:span><text:span text:style-name="GGF"><text:span text:style-name="T308"> </text:span></text:span><text:span text:style-name="GGF"><text:span text:style-name="T895">a la même mobilité que d’autres adverbes connecteurs comme </text:span></text:span><text:span text:style-name="GGF"><text:span text:style-name="T5">pourtant </text:span></text:span><text:span text:style-name="GGF"><text:span text:style-name="T45">»</text:span></text:span></text:p>
      <text:p text:style-name="P144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44"><text:span text:style-name="GGF"><text:span text:style-name="T7"><text:tab/><text:tab/>Il ira donc voir Marie.</text:span></text:span></text:p>
      <text:p text:style-name="P144"><text:span text:style-name="GGF"><text:span text:style-name="T7"><text:tab/><text:tab/>Il ira voir Marie, donc.</text:span></text:span></text:p>
      <text:p text:style-name="P144"><text:span text:style-name="GGF"><text:span text:style-name="T7"/></text:span></text:p>
      <text:p text:style-name="P145"><text:span text:style-name="GGF"><text:span text:style-name="T905">[ </text:span></text:span><text:span text:style-name="GGF"><text:span text:style-name="T904">GGF.2.</text:span></text:span><text:span text:style-name="GGF"><text:span text:style-name="T878">1985</text:span></text:span><text:span text:style-name="GGF"><text:span text:style-name="T904"> </text:span></text:span><text:span text:style-name="GGF"><text:span text:style-name="T905">]</text:span></text:span></text:p>
      <text:p text:style-name="P129"><text:span text:style-name="GGF"><text:span text:style-name="T905"><text:tab/></text:span></text:span><text:span text:style-name="GGF"><text:span text:style-name="T904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904"> (formes simples) et comme </text:span></text:span><text:span text:style-name="GGF"><text:span text:style-name="T8">c’est-à-dire, et puis, ou bien</text:span></text:span><text:span text:style-name="GGF"><text:span text:style-name="T46"> (formes complexes). </text:span></text:span><text:span text:style-name="GGF"><text:span text:style-name="T47">Ces listes semblent exhaustives </text:span></text:span><text:span text:style-name="GGF"><text:span text:style-name="T48">(pas de « etc. » à fin de ces deux listes).</text:span></text:span></text:p>
      <text:p text:style-name="P144"><text:span text:style-name="référence"><text:span text:style-name="T188"/></text:span></text:p>
      <text:p text:style-name="Standard"><text:span text:style-name="titre_20_avec_20_numéro">(</text:span><text:span text:style-name="titre_20_avec_20_numéro"><text:span text:style-name="T298">A.</text:span></text:span><text:span text:style-name="titre_20_avec_20_numéro">0</text:span><text:span text:style-name="titre_20_avec_20_numéro"><text:span text:style-name="T264">7</text:span></text:span><text:span text:style-name="titre_20_avec_20_numéro">) </text:span><text:span text:style-name="titre_20_avec_20_numéro"><text:span text:style-name="T265">p</text:span></text:span><text:span text:style-name="titre_20_avec_20_numéro"><text:span text:style-name="T43">articipe passé ou adjectif ?</text:span></text:span></text:p>
      <text:p text:style-name="P147"><text:span text:style-name="texte_20_par_20_défaut"><text:span text:style-name="T191">La </text:span></text:span><text:span text:style-name="texte_20_par_20_défaut"><text:span text:style-name="T23">Terminologie Grammaticale</text:span></text:span><text:span text:style-name="texte_20_par_20_défaut"><text:span text:style-name="T266"> ne donne quasiment aucune information mais analyse</text:span></text:span><text:span text:style-name="T266"> </text:span><text:span text:style-name="exemple"><text:span text:style-name="T266">étonnée</text:span></text:span><text:span text:style-name="T266"> </text:span><text:span text:style-name="texte_20_par_20_défaut"><text:span text:style-name="T266">dans</text:span></text:span></text:p>
      <text:p text:style-name="Standard"><text:tab/><text:span text:style-name="exemple"><text:span text:style-name="T266">Elle est étonnée par cette réaction.</text:span></text:span><text:span text:style-name="T266"><text:tab/><text:tab/><text:tab/><text:tab/><text:tab/><text:tab/> <text:s text:c="3"/></text:span><text:span text:style-name="référence"><text:span text:style-name="T164">TG(</text:span></text:span><text:span text:style-name="référence"><text:span text:style-name="T180">I</text:span></text:span><text:span text:style-name="référence"><text:span text:style-name="T164">I.</text:span></text:span><text:span text:style-name="référence"><text:span text:style-name="T171">3</text:span></text:span><text:span text:style-name="référence"><text:span text:style-name="T166">.</text:span></text:span><text:span text:style-name="référence"><text:span text:style-name="T173">9</text:span></text:span><text:span text:style-name="référence"><text:span text:style-name="T171">.</text:span></text:span><text:span text:style-name="référence"><text:span text:style-name="T173">5.2</text:span></text:span><text:span text:style-name="référence"><text:span text:style-name="T164">, p. </text:span></text:span><text:span text:style-name="référence"><text:span text:style-name="T172">1</text:span></text:span><text:span text:style-name="référence"><text:span text:style-name="T173">57</text:span></text:span><text:span text:style-name="référence"><text:span text:style-name="T167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41"><text:span text:style-name="GGF">GGF.1.1</text:span><text:span text:style-name="GGF"><text:span text:style-name="T886">29 ; GGF.1.212 ; </text:span></text:span><text:span text:style-name="GGF"><text:span text:style-name="T887">GGF.1.649 </text:span></text:span><text:span text:style-name="GGF"><text:span text:style-name="T886">: </text:span></text:span><text:span text:style-name="GGF"><text:span text:style-name="T846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98">A.</text:span></text:span><text:span text:style-name="titre_20_avec_20_numéro">0</text:span><text:span text:style-name="titre_20_avec_20_numéro"><text:span text:style-name="T299">8</text:span></text:span><text:span text:style-name="titre_20_avec_20_numéro">) </text:span><text:span text:style-name="titre_20_avec_20_numéro"><text:span text:style-name="T299">les types de phrase</text:span></text:span><text:span text:style-name="titre_20_avec_20_numéro"><text:span text:style-name="T847">s</text:span></text:span><text:span text:style-name="titre_20_avec_20_numéro"><text:span text:style-name="T299"> </text:span></text:span><text:span text:style-name="titre_20_avec_20_numéro"><text:span text:style-name="T847">et les formes de phrase</text:span></text:span></text:p>
      <text:p text:style-name="Standard"><text:span text:style-name="texte_20_par_20_défaut"><text:span text:style-name="T299">Une phrase est de type déclaratif, interrogatif ou impératif</text:span></text:span><text:span text:style-name="T299"><text:tab/><text:tab/><text:tab/><text:tab/> <text:s text:c="5"/></text:span><text:span text:style-name="référence"><text:span text:style-name="T164">TG(I.</text:span></text:span><text:span text:style-name="référence"><text:span text:style-name="T174">2.4</text:span></text:span><text:span text:style-name="référence"><text:span text:style-name="T164">, p</text:span></text:span><text:span text:style-name="référence"><text:span text:style-name="T174">p. 25-26</text:span></text:span><text:span text:style-name="référence"><text:span text:style-name="T167">)</text:span></text:span><text:span text:style-name="T299"> </text:span></text:p>
      <text:p text:style-name="Standard"><text:soft-page-break/><text:span text:style-name="texte_20_par_20_défaut"><text:span text:style-name="T299">(un seul type de phrase pour une phrase donnée). Une phrase peut n’avoir pas</text:span></text:span><text:span text:style-name="T299"><text:tab/> <text:s text:c="5"/></text:span><text:span text:style-name="référence"><text:span text:style-name="T164">TG(I.</text:span></text:span><text:span text:style-name="référence"><text:span text:style-name="T174">2.5</text:span></text:span><text:span text:style-name="référence"><text:span text:style-name="T164">, p</text:span></text:span><text:span text:style-name="référence"><text:span text:style-name="T174">p. 2</text:span></text:span><text:span text:style-name="référence"><text:span text:style-name="T175">6</text:span></text:span><text:span text:style-name="référence"><text:span text:style-name="T174">-2</text:span></text:span><text:span text:style-name="référence"><text:span text:style-name="T175">7</text:span></text:span><text:span text:style-name="référence"><text:span text:style-name="T167">)</text:span></text:span></text:p>
      <text:p text:style-name="Standard"><text:span text:style-name="texte_20_par_20_défaut"><text:span text:style-name="T299">de forme particulière ou être de forme </text:span></text:span><text:span text:style-name="texte_20_par_20_défaut"><text:span text:style-name="T605">négative, </text:span></text:span><text:span text:style-name="texte_20_par_20_défaut"><text:span text:style-name="T299">passive, exclamative,</text:span></text:span><text:span text:style-name="T299"> </text:span></text:p>
      <text:p text:style-name="Standard"><text:span text:style-name="texte_20_par_20_défaut"><text:span text:style-name="T299">emphatique ou impersonnelle (=une phrase peut posséder </text:span></text:span><text:span text:style-name="texte_20_par_20_défaut"><text:span text:style-name="T300">0, 1 ou plusieurs</text:span></text:span><text:span text:style-name="texte_20_par_20_défaut"><text:span text:style-name="T299"> formes).</text:span></text:span></text:p>
      <text:p text:style-name="Standard"/>
      <text:p text:style-name="P119"><text:span text:style-name="titre_20_avec_20_numéro">(</text:span><text:span text:style-name="titre_20_avec_20_numéro"><text:span text:style-name="T298">A.</text:span></text:span><text:span text:style-name="titre_20_avec_20_numéro">0</text:span><text:span text:style-name="titre_20_avec_20_numéro"><text:span text:style-name="T862">9</text:span></text:span><text:span text:style-name="titre_20_avec_20_numéro">) « </text:span><text:span text:style-name="titre_20_avec_20_numéro"><text:span text:style-name="T653">Alice »</text:span></text:span><text:span text:style-name="titre_20_avec_20_numéro"><text:span text:style-name="T652"> est un groupe nominal, « </text:span></text:span><text:span text:style-name="titre_20_avec_20_numéro"><text:span text:style-name="T653">il »</text:span></text:span><text:span text:style-name="titre_20_avec_20_numéro"><text:span text:style-name="T655"> n’en est pas un, « </text:span></text:span><text:span text:style-name="titre_20_avec_20_numéro"><text:span text:style-name="T654">grand »</text:span></text:span><text:span text:style-name="titre_20_avec_20_numéro"><text:span text:style-name="T656"> n’en est pas un</text:span></text:span></text:p>
      <text:p text:style-name="P120"><text:span text:style-name="T863">Un groupe nominal peut être réduit à un nom propre ou à un nom commun.</text:span><text:tab/> <text:s text:c="4"/><text:span text:style-name="référence"><text:span text:style-name="T164">TG(</text:span></text:span><text:span text:style-name="référence"><text:span text:style-name="T163">Annexes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63">185</text:span></text:span><text:span text:style-name="référence"><text:span text:style-name="T167">)</text:span></text:span></text:p>
      <text:p text:style-name="P121"><text:span text:style-name="texte_20_par_20_défaut"><text:span text:style-name="T178">D’après la page 185 de la </text:span></text:span><text:span text:style-name="texte_20_par_20_défaut"><text:span text:style-name="T23">Terminologie Grammaticale</text:span></text:span><text:span text:style-name="texte_20_par_20_défaut"><text:span text:style-name="T178">, un sujet peut être ou</text:span></text:span></text:p>
      <text:p text:style-name="P121"><text:span text:style-name="texte_20_par_20_défaut"><text:span text:style-name="T178"><text:s/>un groupe nominal ou un pronom, ou un infinitif ou une proposition </text:span></text:span></text:p>
      <text:p text:style-name="P121"><text:span text:style-name="texte_20_par_20_défaut"><text:span text:style-name="T178">subordonnée. Par conséquent un groupe nominal ne peut être un pronom. </text:span></text:span></text:p>
      <text:p text:style-name="P121"><text:span text:style-name="texte_20_par_20_défaut"><text:span text:style-name="T179">Même analyse p. 14. (1.2).<text:tab/><text:tab/><text:tab/><text:tab/><text:tab/><text:tab/><text:tab/><text:tab/> <text:s text:c="10"/></text:span></text:span><text:span text:style-name="référence"><text:span text:style-name="T164">TG(I.</text:span></text:span><text:span text:style-name="référence"><text:span text:style-name="T184">1</text:span></text:span><text:span text:style-name="référence"><text:span text:style-name="T174">.</text:span></text:span><text:span text:style-name="référence"><text:span text:style-name="T184">2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84">14</text:span></text:span><text:span text:style-name="référence"><text:span text:style-name="T167">)</text:span></text:span></text:p>
      <text:p text:style-name="P153"><text:span text:style-name="texte_20_par_20_défaut"><text:span text:style-name="T182">La page 16 de la </text:span></text:span><text:span text:style-name="texte_20_par_20_défaut"><text:span text:style-name="T24">Terminologie Grammaticale</text:span></text:span><text:span text:style-name="texte_20_par_20_défaut"><text:span text:style-name="T182"> contient un passage qui exclut <text:tab/> <text:s text:c="10"/></text:span></text:span><text:span text:style-name="référence"><text:span text:style-name="T164">TG(I.</text:span></text:span><text:span text:style-name="référence"><text:span text:style-name="T183">1</text:span></text:span><text:span text:style-name="référence"><text:span text:style-name="T174">.</text:span></text:span><text:span text:style-name="référence"><text:span text:style-name="T183">3</text:span></text:span><text:span text:style-name="référence"><text:span text:style-name="T164">, p</text:span></text:span><text:span text:style-name="référence"><text:span text:style-name="T174">. </text:span></text:span><text:span text:style-name="référence"><text:span text:style-name="T302">16</text:span></text:span><text:span text:style-name="référence"><text:span text:style-name="T167">)</text:span></text:span></text:p>
      <text:p text:style-name="P125"><text:span text:style-name="texte_20_par_20_défaut"><text:span text:style-name="T182">qu’un adjectif puisse à lui seul être un groupe nominal : ainsi </text:span></text:span><text:span text:style-name="exemple">grand</text:span><text:span text:style-name="texte_20_par_20_défaut"><text:span text:style-name="T182"> ne peut être</text:span></text:span></text:p>
      <text:p text:style-name="P125"><text:span text:style-name="texte_20_par_20_défaut"><text:span text:style-name="T182">considéré comme un groupe nominal.</text:span></text:span></text:p>
      <text:p text:style-name="P125"/>
      <text:p text:style-name="P136"><text:span text:style-name="titre_20_avec_20_numéro">(</text:span><text:span text:style-name="titre_20_avec_20_numéro"><text:span text:style-name="T298">A.</text:span></text:span><text:span text:style-name="titre_20_avec_20_numéro"><text:span text:style-name="T883">10</text:span></text:span><text:span text:style-name="titre_20_avec_20_numéro">) </text:span><text:span text:style-name="titre_20_avec_20_numéro"><text:span text:style-name="T657">PSR, proposition principale </text:span></text:span><text:span text:style-name="titre_20_avec_20_numéro"><text:span text:style-name="T658">et proposition indépendante</text:span></text:span></text:p>
      <text:p text:style-name="P136"><text:span text:style-name="T883">Dans une phrase complexe comme<text:tab/><text:tab/><text:tab/><text:tab/><text:tab/><text:tab/><text:tab/> </text:span><text:span text:style-name="référence"><text:span text:style-name="T164">TG(I.</text:span></text:span><text:span text:style-name="référence"><text:span text:style-name="T183">1</text:span></text:span><text:span text:style-name="référence"><text:span text:style-name="T174">.</text:span></text:span><text:span text:style-name="référence"><text:span text:style-name="T185">1 note 14</text:span></text:span><text:span text:style-name="référence"><text:span text:style-name="T164">, p</text:span></text:span><text:span text:style-name="référence"><text:span text:style-name="T174">. </text:span></text:span><text:span text:style-name="référence"><text:span text:style-name="T185">5</text:span></text:span><text:span text:style-name="référence"><text:span text:style-name="T303">2</text:span></text:span><text:span text:style-name="référence"><text:span text:style-name="T167">)</text:span></text:span></text:p>
      <text:p text:style-name="P137"><text:tab/><text:span text:style-name="exemple">Un sportif qui est fatigué doit se reposer.</text:span></text:p>
      <text:p text:style-name="P523">la PSR <text:span text:style-name="exemple">qui est fatigué</text:span> <text:span text:style-name="T42">dépend</text:span> de la proposition <text:span text:style-name="T623">principale </text:span><text:span text:style-name="exemple"><text:span text:style-name="T269">Un sportif doit se reposer.</text:span></text:span><text:span text:style-name="texte_20_par_20_défaut"><text:span text:style-name="T269"> </text:span></text:span><text:span text:style-name="texte_20_par_20_défaut"><text:span text:style-name="T290">Ici, l’expression « dépend de » a le sens particulier de « [dans le sens où] elle tient lieu d’un constituant de la principale » </text:span></text:span><text:span text:style-name="texte_20_par_20_défaut"><text:span text:style-name="T291">comme l’indique </text:span></text:span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27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27">5</text:span></text:span><text:span text:style-name="référence"><text:span text:style-name="T304">2</text:span></text:span><text:span text:style-name="référence"><text:span text:style-name="T132">)</text:span></text:span><text:span text:style-name="texte_20_par_20_défaut"><text:span text:style-name="T269">.</text:span></text:span></text:p>
      <text:p text:style-name="P523"><text:span text:style-name="texte_20_par_20_défaut"><text:span text:style-name="T269"/></text:span></text:p>
      <text:p text:style-name="P138"><text:span text:style-name="texte_20_par_20_défaut"><text:span text:style-name="T273">Cette phrase ne peut être analysée comme une proposition indépendante. En effet, <text:s text:c="9"/></text:span></text:span><text:span text:style-name="référence"><text:span text:style-name="T128">TG(I.</text:span></text:span><text:span text:style-name="référence"><text:span text:style-name="T137">2</text:span></text:span><text:span text:style-name="référence"><text:span text:style-name="T129">.</text:span></text:span><text:span text:style-name="référence"><text:span text:style-name="T137">3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37">24</text:span></text:span><text:span text:style-name="référence"><text:span text:style-name="T132">)</text:span></text:span></text:p>
      <text:p text:style-name="P138"><text:span text:style-name="texte_20_par_20_défaut"><text:span text:style-name="T273">il ne peut y avoir de proposition indépendante par subordination : la notion de proposition indépendante n’existe que pour des propositions reliées par coordination et par juxtaposition.</text:span></text:span></text:p>
      <text:p text:style-name="P122"><text:span text:style-name="référence"><text:span text:style-name="T132"/></text:span></text:p>
      <text:p text:style-name="P148">D’après la <text:span text:style-name="T2">Terminologie Grammaticale</text:span><text:span text:style-name="T42">, dans la tradition grammaticale française,<text:tab/> <text:s text:c="10"/></text:span><text:span text:style-name="référence"><text:span text:style-name="T128">TG(I.</text:span></text:span><text:span text:style-name="référence"><text:span text:style-name="T137">2</text:span></text:span><text:span text:style-name="référence"><text:span text:style-name="T129">.</text:span></text:span><text:span text:style-name="référence"><text:span text:style-name="T142">2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37">2</text:span></text:span><text:span text:style-name="référence"><text:span text:style-name="T142">3</text:span></text:span><text:span text:style-name="référence"><text:span text:style-name="T132">)</text:span></text:span></text:p>
      <text:p text:style-name="P123">l’expression « proposit<text:span text:style-name="T909">ion </text:span>subordonnée » est utilisée pour désigner une proposition incluse dans une </text:p>
      <text:p text:style-name="P124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24"><text:span text:style-name="exemple"/></text:p>
      <text:p text:style-name="P149"><text:span text:style-name="GGF"><text:span text:style-name="T905">[ </text:span></text:span><text:span text:style-name="GGF"><text:span text:style-name="T904">GGF.</text:span></text:span><text:span text:style-name="GGF"><text:span text:style-name="T879">1</text:span></text:span><text:span text:style-name="GGF"><text:span text:style-name="T904">.</text:span></text:span><text:span text:style-name="GGF"><text:span text:style-name="T879">46</text:span></text:span><text:span text:style-name="GGF"><text:span text:style-name="T904"> </text:span></text:span><text:span text:style-name="GGF"><text:span text:style-name="T905">]</text:span></text:span></text:p>
      <text:p text:style-name="P131"><text:span text:style-name="GGF"><text:span text:style-name="T905"><text:tab/></text:span></text:span><text:span text:style-name="GGF"><text:span text:style-name="T908">NB : D</text:span></text:span><text:span text:style-name="GGF"><text:span text:style-name="T906">ans la </text:span></text:span><text:span text:style-name="GGF"><text:span text:style-name="T9">Grande Grammaire du Français</text:span></text:span><text:span text:style-name="GGF"><text:span text:style-name="T50"> </text:span></text:span><text:span text:style-name="GGF"><text:span text:style-name="T880">le mot « proposition » est remplacé par </text:span></text:span><text:span text:style-name="GGF"><text:span text:style-name="T881">le <text:s/>mot</text:span></text:span><text:span text:style-name="GGF"><text:span text:style-name="T880"> « phrase », </text:span></text:span><text:span text:style-name="GGF"><text:span text:style-name="T881">mot que nous citons entre guillemets dans ce qui suit quand il désigne une « proposition ».</text:span></text:span></text:p>
      <text:p text:style-name="P131"><text:span text:style-name="GGF"><text:tab/></text:span><text:span text:style-name="GGF"><text:span text:style-name="T906">L</text:span></text:span><text:span text:style-name="GGF"><text:span text:style-name="T904">’</text:span></text:span><text:span text:style-name="GGF"><text:span text:style-name="T898">analyse </text:span></text:span><text:span text:style-name="GGF"><text:span text:style-name="T906">des propositions subordonnée</text:span></text:span><text:span text:style-name="GGF"><text:span text:style-name="T899">s </text:span></text:span><text:span text:style-name="GGF"><text:span text:style-name="T906">est tout</text:span></text:span><text:span text:style-name="GGF"><text:span text:style-name="T907">e</text:span></text:span><text:span text:style-name="GGF"><text:span text:style-name="T906"> autre dans la </text:span></text:span><text:span text:style-name="GGF"><text:span text:style-name="T9">Grande Grammaire du Français. </text:span></text:span><text:span text:style-name="GGF"><text:span text:style-name="T49">La phrase </text:span></text:span><text:span text:style-name="GGF"><text:span text:style-name="T9">Paul sait que Marie viendra</text:span></text:span><text:span text:style-name="GGF"><text:span text:style-name="T49"> est </text:span></text:span><text:span text:style-name="GGF"><text:span text:style-name="T51">ainsi </text:span></text:span><text:span text:style-name="GGF"><text:span text:style-name="T49">analysée comme une phrase indépendante </text:span></text:span><text:span text:style-name="GGF"><text:span text:style-name="T50">(car non « liée ») </text:span></text:span><text:span text:style-name="GGF"><text:span text:style-name="T49">f</text:span></text:span><text:span text:style-name="GGF"><text:span text:style-name="T50">ormée de la « phrase » subordonnée (=une proposition ayant une fonction) – </text:span></text:span><text:span text:style-name="GGF"><text:span text:style-name="T10">Marie viendra</text:span></text:span><text:span text:style-name="GGF"><text:span text:style-name="T50"> – liée à un verbe « de tête » ; </text:span></text:span><text:span text:style-name="GGF"><text:span text:style-name="T10">Paul sait</text:span></text:span><text:span text:style-name="GGF"><text:span text:style-name="T50"> n’est pas une « phrase principale » puisque que ces deux mots ne peuvent former une phrase complète.</text:span></text:span></text:p>
      <text:p text:style-name="P522"><text:soft-page-break/><text:span text:style-name="titre_20_avec_20_numéro"><text:span text:style-name="T178">(</text:span></text:span><text:span text:style-name="titre_20_avec_20_numéro"><text:span text:style-name="T186">A.</text:span></text:span><text:span text:style-name="titre_20_avec_20_numéro"><text:span text:style-name="T185">1</text:span></text:span><text:span text:style-name="titre_20_avec_20_numéro"><text:span text:style-name="T187">1</text:span></text:span><text:span text:style-name="titre_20_avec_20_numéro"><text:span text:style-name="T178">) </text:span></text:span><text:span text:style-name="titre_20_avec_20_numéro"><text:span text:style-name="T659">proposition infinitive ou groupe infinitif de fonction COD</text:span></text:span></text:p>
      <text:p text:style-name="P479"><text:span text:style-name="texte_20_par_20_défaut"><text:span text:style-name="T783">Une proposition infinitive doit avoir un sujet différent de celui de sa principale.<text:tab/> <text:s text:c="10"/></text:span></text:span><text:span text:style-name="référence"><text:span text:style-name="T777">TG(I.</text:span></text:span><text:span text:style-name="référence"><text:span text:style-name="T781">5</text:span></text:span><text:span text:style-name="référence"><text:span text:style-name="T778">.</text:span></text:span><text:span text:style-name="référence"><text:span text:style-name="T779">1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1">6</text:span></text:span><text:span text:style-name="référence"><text:span text:style-name="T810">2</text:span></text:span><text:span text:style-name="référence"><text:span text:style-name="T780">)</text:span></text:span></text:p>
      <text:p text:style-name="P479"><text:span text:style-name="texte_20_par_20_défaut"><text:span text:style-name="T783"/></text:span></text:p>
      <text:p text:style-name="P479"><text:span text:style-name="texte_20_par_20_défaut"><text:span text:style-name="T783">C’est le cas dans :</text:span></text:span></text:p>
      <text:p text:style-name="P479"><text:span text:style-name="texte_20_par_20_défaut"><text:span text:style-name="T783"><text:tab/></text:span></text:span><text:span text:style-name="exemple"><text:span text:style-name="T370">J’entends </text:span></text:span><text:span text:style-name="exemple"><text:span text:style-name="T390">l’oiseau chanter</text:span></text:span><text:span text:style-name="exemple"><text:span text:style-name="T370">.<text:tab/><text:tab/></text:span></text:span><text:span text:style-name="texte_20_par_20_défaut"><text:span text:style-name="T361">proposition infinitive</text:span></text:span></text:p>
      <text:p text:style-name="P479"><text:span text:style-name="texte_20_par_20_défaut"><text:span text:style-name="T361"/></text:span></text:p>
      <text:p text:style-name="P479"><text:span text:style-name="texte_20_par_20_défaut"><text:span text:style-name="T783">Ce n’est pas le cas dans :</text:span></text:span></text:p>
      <text:p text:style-name="P479"><text:span text:style-name="texte_20_par_20_défaut"><text:span text:style-name="T783"><text:tab/></text:span></text:span><text:span text:style-name="exemple"><text:span text:style-name="T370">J’aimerais </text:span></text:span><text:span text:style-name="exemple"><text:span text:style-name="T390">partir en vacances</text:span></text:span><text:span text:style-name="exemple"><text:span text:style-name="T370">.<text:tab/> </text:span></text:span><text:span text:style-name="texte_20_par_20_défaut"><text:span text:style-name="T801">groupe infinitif de fonction COD</text:span></text:span></text:p>
      <text:p text:style-name="P479"><text:span text:style-name="texte_20_par_20_défaut"><text:span text:style-name="T801"/></text:span></text:p>
      <text:p text:style-name="P187"><text:span text:style-name="titre_20_avec_20_numéro"><text:span text:style-name="T178">(</text:span></text:span><text:span text:style-name="titre_20_avec_20_numéro"><text:span text:style-name="T186">A.</text:span></text:span><text:span text:style-name="titre_20_avec_20_numéro"><text:span text:style-name="T185">1</text:span></text:span><text:span text:style-name="titre_20_avec_20_numéro"><text:span text:style-name="T189">2</text:span></text:span><text:span text:style-name="titre_20_avec_20_numéro"><text:span text:style-name="T178">) </text:span></text:span><text:span text:style-name="titre_20_avec_20_numéro"><text:span text:style-name="T660">une phrase simple n</text:span></text:span><text:span text:style-name="titre_20_avec_20_numéro"><text:span text:style-name="T661">’est pas </text:span></text:span><text:span text:style-name="titre_20_avec_20_numéro"><text:span text:style-name="T660">composée de plusieurs propositions coordonnées ou juxtaposées</text:span></text:span></text:p>
      <text:p text:style-name="P480"/>
      <text:p text:style-name="P127"><text:span text:style-name="texte_20_par_20_défaut"><text:tab/>Cont</text:span><text:span text:style-name="texte_20_par_20_défaut"><text:span text:style-name="T889">rairement à ce qui </text:span></text:span><text:span text:style-name="texte_20_par_20_défaut"><text:span text:style-name="T892">a pu être </text:span></text:span><text:span text:style-name="texte_20_par_20_défaut"><text:span text:style-name="T889">enseigné – </text:span></text:span><text:span text:style-name="texte_20_par_20_défaut"><text:span text:style-name="T892">ou à ce que certains ont pu retenir de leurs cours</text:span></text:span><text:span text:style-name="texte_20_par_20_défaut"><text:span text:style-name="T892"><text:note text:id="ftn1" text:note-class="footnote"><text:note-citation>1</text:note-citation><text:note-body><text:p text:style-name="P512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892"> -</text:span></text:span><text:span text:style-name="texte_20_par_20_défaut"><text:span text:style-name="T889"> </text:span></text:span><text:span text:style-name="texte_20_par_20_défaut"><text:span text:style-name="T890">une phrase simple ne peut contenir qu’une proposition. Le </text:span></text:span><text:span text:style-name="texte_20_par_20_défaut"><text:span text:style-name="T813">fait qu’une</text:span></text:span><text:span text:style-name="texte_20_par_20_défaut"><text:span text:style-name="T890"> phrase contienne plusieurs propositions sans aucune subordination ne change rien à l’affaire : cette phrase sera considérée comme </text:span></text:span><text:span text:style-name="texte_20_par_20_défaut"><text:span text:style-name="T891">complexe.</text:span></text:span></text:p>
      <text:p text:style-name="P130"><text:span text:style-name="texte_20_par_20_défaut"><text:tab/><text:tab/><text:tab/><text:tab/><text:tab/><text:tab/><text:tab/><text:tab/><text:tab/></text:span></text:p>
      <text:p text:style-name="P483"><text:span text:style-name="texte_20_par_20_défaut"><text:span text:style-name="T783"><text:tab/></text:span></text:span><text:span text:style-name="exemple"><text:span text:style-name="T371">Il m’entend.</text:span></text:span><text:span text:style-name="exemple"><text:span text:style-name="T370"><text:tab/><text:tab/><text:tab/></text:span></text:span><text:span text:style-name="exemple"><text:span text:style-name="T372"><text:tab/><text:tab/></text:span></text:span><text:span text:style-name="texte_20_par_20_défaut"><text:span text:style-name="T806">phrase simple <text:s text:c="8"/></text:span></text:span><text:span text:style-name="référence"><text:span text:style-name="T784">d’autres exemples </text:span></text:span><text:span text:style-name="référence"><text:span text:style-name="T809">in </text:span></text:span><text:span text:style-name="référence"><text:span text:style-name="T784">T</text:span></text:span><text:span text:style-name="référence"><text:span text:style-name="T777">G(I.</text:span></text:span><text:span text:style-name="référence"><text:span text:style-name="T784">2</text:span></text:span><text:span text:style-name="référence"><text:span text:style-name="T778">.</text:span></text:span><text:span text:style-name="référence"><text:span text:style-name="T779">1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4">23</text:span></text:span><text:span text:style-name="référence"><text:span text:style-name="T780">)</text:span></text:span></text:p>
      <text:p text:style-name="P481"><text:span text:style-name="texte_20_par_20_défaut"><text:span text:style-name="T783"><text:tab/></text:span></text:span><text:span text:style-name="exemple"><text:span text:style-name="T371">Il m’entend </text:span></text:span><text:span text:style-name="exemple"><text:span text:style-name="T372">mais je ne l’entends pas.</text:span></text:span><text:span text:style-name="exemple"><text:span text:style-name="T370"><text:tab/><text:tab/></text:span></text:span><text:span text:style-name="texte_20_par_20_défaut"><text:span text:style-name="T806">phrase complexe </text:span></text:span><text:span text:style-name="texte_20_par_20_défaut"><text:span text:style-name="T807">par coordination</text:span></text:span></text:p>
      <text:p text:style-name="P482"><text:span text:style-name="texte_20_par_20_défaut"><text:span text:style-name="T783"><text:tab/></text:span></text:span><text:span text:style-name="exemple"><text:span text:style-name="T371">Il m’entend ;</text:span></text:span><text:span text:style-name="exemple"><text:span text:style-name="T372"> je ne l’entends pas.</text:span></text:span><text:span text:style-name="exemple"><text:span text:style-name="T370"><text:tab/><text:tab/></text:span></text:span><text:span text:style-name="texte_20_par_20_défaut"><text:span text:style-name="T806">phrase complexe </text:span></text:span><text:span text:style-name="texte_20_par_20_défaut"><text:span text:style-name="T807">par juxtaposition</text:span></text:span></text:p>
      <text:p text:style-name="P481"><text:span text:style-name="texte_20_par_20_défaut"><text:span text:style-name="T783"><text:tab/></text:span></text:span><text:span text:style-name="exemple"><text:span text:style-name="T371">Il m’entend </text:span></text:span><text:span text:style-name="exemple"><text:span text:style-name="T583">parce que je crie</text:span></text:span><text:span text:style-name="exemple"><text:span text:style-name="T372">.<text:tab/></text:span></text:span><text:span text:style-name="exemple"><text:span text:style-name="T370"><text:tab/><text:tab/></text:span></text:span><text:span text:style-name="texte_20_par_20_défaut"><text:span text:style-name="T806">phrase complexe </text:span></text:span><text:span text:style-name="texte_20_par_20_défaut"><text:span text:style-name="T807">par subordination</text:span></text:span></text:p>
      <text:p text:style-name="P33"><text:span text:style-name="texte_20_par_20_défaut"><text:span text:style-name="T398"/></text:span></text:p>
      <text:p text:style-name="P167"><text:span text:style-name="titre_20_avec_20_numéro"><text:span text:style-name="T398">A.1</text:span></text:span><text:span text:style-name="titre_20_avec_20_numéro"><text:span text:style-name="T401">3</text:span></text:span><text:span text:style-name="titre_20_avec_20_numéro"><text:span text:style-name="T398"> <text:tab/></text:span></text:span><text:span text:style-name="titre_20_avec_20_numéro"><text:span text:style-name="T401">préférer </text:span></text:span><text:span text:style-name="titre_20_avec_20_numéro"><text:span text:style-name="T402">le terme d’</text:span></text:span><text:span text:style-name="titre_20_avec_20_numéro"><text:span text:style-name="T401">« adjectif » à cel</text:span></text:span><text:span text:style-name="titre_20_avec_20_numéro"><text:span text:style-name="T402">ui</text:span></text:span><text:span text:style-name="titre_20_avec_20_numéro"><text:span text:style-name="T401"> d’« adjectif qualificatif » </text:span></text:span></text:p>
      <text:p text:style-name="P49"/>
      <text:p text:style-name="P167"><text:span text:style-name="T927"><text:tab/>La </text:span><text:span text:style-name="T11">Terminologie Grammaticale</text:span><text:span text:style-name="T53"> demande explicit</text:span><text:span text:style-name="T54">e</text:span><text:span text:style-name="T53">ment d’utiliser <text:tab/><text:tab/> <text:s text:c="8"/></text:span><text:span text:style-name="référence"><text:span text:style-name="T784">T</text:span></text:span><text:span text:style-name="référence"><text:span text:style-name="T777">G(</text:span></text:span><text:span text:style-name="référence"><text:span text:style-name="T785">II</text:span></text:span><text:span text:style-name="référence"><text:span text:style-name="T777">.</text:span></text:span><text:span text:style-name="référence"><text:span text:style-name="T785">3</text:span></text:span><text:span text:style-name="référence"><text:span text:style-name="T778">.</text:span></text:span><text:span text:style-name="référence"><text:span text:style-name="T785">2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5">104</text:span></text:span><text:span text:style-name="référence"><text:span text:style-name="T780">)</text:span></text:span></text:p>
      <text:p text:style-name="P167"><text:span text:style-name="texte_20_par_20_défaut"><text:span text:style-name="T206">par défaut </text:span></text:span><text:span text:style-name="texte_20_par_20_défaut"><text:span text:style-name="T64">le terme d’« adjectif » en lieu et place d’« adjectif qualificatif », ce dernier ne servant qu’à opposer les adjectifs qualificatifs aux adjectifs relationnels.</text:span></text:span></text:p>
      <text:p text:style-name="P167"><text:span text:style-name="texte_20_par_20_défaut"><text:span text:style-name="T64"/></text:span></text:p>
      <text:p text:style-name="P168"><text:span text:style-name="titre_20_avec_20_numéro"><text:span text:style-name="T64">A.1</text:span></text:span><text:span text:style-name="titre_20_avec_20_numéro"><text:span text:style-name="T65">4<text:tab/>« La pharmacienne de mon quartier » est un groupe nominal</text:span></text:span></text:p>
      <text:p text:style-name="P168"><text:span text:style-name="texte_20_par_20_défaut"><text:span text:style-name="T65"/></text:span></text:p>
      <text:p text:style-name="P169"><text:span text:style-name="texte_20_par_20_défaut"><text:span text:style-name="T65"><text:tab/></text:span></text:span><text:span text:style-name="texte_20_par_20_défaut"><text:span text:style-name="T66">L’exemple est donné dans la </text:span></text:span><text:span text:style-name="texte_20_par_20_défaut"><text:span text:style-name="T16">Terminologie Grammaticale</text:span></text:span><text:span text:style-name="texte_20_par_20_défaut"><text:span text:style-name="T66"> qui analyse <text:tab/> <text:s text:c="10"/></text:span></text:span><text:span text:style-name="référence"><text:span text:style-name="T784">T</text:span></text:span><text:span text:style-name="référence"><text:span text:style-name="T777">G(</text:span></text:span><text:span text:style-name="référence"><text:span text:style-name="T785">I</text:span></text:span><text:span text:style-name="référence"><text:span text:style-name="T777">.</text:span></text:span><text:span text:style-name="référence"><text:span text:style-name="T786">1</text:span></text:span><text:span text:style-name="référence"><text:span text:style-name="T778">.</text:span></text:span><text:span text:style-name="référence"><text:span text:style-name="T786">5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5">1</text:span></text:span><text:span text:style-name="référence"><text:span text:style-name="T786">9</text:span></text:span><text:span text:style-name="référence"><text:span text:style-name="T780">)</text:span></text:span></text:p>
      <text:p text:style-name="P169"><text:span text:style-name="texte_20_par_20_défaut"><text:span text:style-name="T66">ce groupe nominal comme composé du noyeau </text:span></text:span><text:span text:style-name="exemple"><text:span text:style-name="T903">pharmacienne</text:span></text:span><text:span text:style-name="texte_20_par_20_défaut"><text:span text:style-name="T66"> précédé du déterminant </text:span></text:span><text:span text:style-name="exemple"><text:span text:style-name="T903">La</text:span></text:span><text:span text:style-name="texte_20_par_20_défaut"><text:span text:style-name="T66"> et</text:span></text:span></text:p>
      <text:p text:style-name="P169"><text:span text:style-name="texte_20_par_20_défaut"><text:span text:style-name="T66">suivi du groupe nominal prépositionnel </text:span></text:span><text:span text:style-name="exemple"><text:span text:style-name="T903">de mon quartier</text:span></text:span><text:span text:style-name="texte_20_par_20_défaut"><text:span text:style-name="T66">, de fonction complément du nom.</text:span></text:span></text:p>
      <text:p text:style-name="P520"><text:span text:style-name="texte_20_par_20_défaut"><text:span text:style-name="T66"><text:tab/></text:span></text:span><text:span text:style-name="texte_20_par_20_défaut"><text:span text:style-name="T67">La </text:span></text:span><text:span text:style-name="texte_20_par_20_défaut"><text:span text:style-name="T17">Terminologie Grammaticale</text:span></text:span><text:span text:style-name="texte_20_par_20_défaut"><text:span text:style-name="T67"> donne la formule suivante pour décrire<text:tab/> <text:s text:c="10"/></text:span></text:span><text:span text:style-name="référence"><text:span text:style-name="T784">T</text:span></text:span><text:span text:style-name="référence"><text:span text:style-name="T777">G(</text:span></text:span><text:span text:style-name="référence"><text:span text:style-name="T785">I</text:span></text:span><text:span text:style-name="référence"><text:span text:style-name="T777">.</text:span></text:span><text:span text:style-name="référence"><text:span text:style-name="T786">1</text:span></text:span><text:span text:style-name="référence"><text:span text:style-name="T778">.</text:span></text:span><text:span text:style-name="référence"><text:span text:style-name="T786">5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5">1</text:span></text:span><text:span text:style-name="référence"><text:span text:style-name="T786">9</text:span></text:span><text:span text:style-name="référence"><text:span text:style-name="T780">)</text:span></text:span></text:p>
      <text:p text:style-name="P520"><text:span text:style-name="texte_20_par_20_défaut"><text:span text:style-name="T67">tout groupe nominal : GN = Dét + N (+Exp). Parmi les expansions figurent aussi bien les compléments du nom que les épithètes </text:span></text:span><text:span text:style-name="texte_20_par_20_défaut"><text:span text:style-name="T68">(voir sur ce </text:span></text:span><text:span text:style-name="texte_20_par_20_défaut"><text:span text:style-name="T69">dernier </text:span></text:span><text:span text:style-name="texte_20_par_20_défaut"><text:span text:style-name="T68">point </text:span></text:span><text:span text:style-name="référence"><text:span text:style-name="T68">TG(II.2.5. p. 94)</text:span></text:span><text:span text:style-name="texte_20_par_20_défaut"><text:span text:style-name="T68">).</text:span></text:span></text:p>
      <text:p text:style-name="P169"><text:span text:style-name="texte_20_par_20_défaut"><text:span text:style-name="T66"/></text:span></text:p>
      <text:p text:style-name="P182"><text:span text:style-name="titre_20_avec_20_numéro"><text:span text:style-name="T938">A.15<text:tab/>Le complément du verbe « être » peut être un COI</text:span></text:span></text:p>
      <text:p text:style-name="P182"><text:span text:style-name="texte_20_par_20_défaut"/></text:p>
      <text:p text:style-name="P182"><text:soft-page-break/><text:span text:style-name="texte_20_par_20_défaut"><text:tab/></text:span><text:span text:style-name="texte_20_par_20_défaut"><text:span text:style-name="T943">Dans une phrase comme </text:span></text:span><text:span text:style-name="exemple"><text:span text:style-name="T943">Ce tableau est à Alice</text:span></text:span><text:span text:style-name="texte_20_par_20_défaut"><text:span text:style-name="T943"> la </text:span></text:span><text:span text:style-name="texte_20_par_20_défaut"><text:span text:style-name="T12">Terminologie</text:span></text:span><text:span text:style-name="texte_20_par_20_défaut"><text:span text:style-name="T943"> <text:tab/><text:tab/> <text:s text:c="5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30">3.</text:span></text:span><text:span text:style-name="référence"><text:span text:style-name="T131">2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31">87</text:span></text:span><text:span text:style-name="référence"><text:span text:style-name="T132">)</text:span></text:span></text:p>
      <text:p text:style-name="P182"><text:span text:style-name="texte_20_par_20_défaut"><text:span text:style-name="T12">Grammaticale</text:span></text:span><text:span text:style-name="texte_20_par_20_défaut"><text:span text:style-name="T943"> propose d’analyser </text:span></text:span><text:span text:style-name="exemple"><text:span text:style-name="T943">à Alice</text:span></text:span><text:span text:style-name="texte_20_par_20_défaut"><text:span text:style-name="T943"> non comme un attribut du sujet mais comme un groupe</text:span></text:span></text:p>
      <text:p text:style-name="P182"><text:span text:style-name="texte_20_par_20_défaut"><text:span text:style-name="T943">prépositionnel de fonction COI.</text:span></text:span></text:p>
      <text:p text:style-name="P184"><text:span text:style-name="titre_20_avec_20_numéro"><text:span text:style-name="T938">A.1</text:span></text:span><text:span text:style-name="titre_20_avec_20_numéro"><text:span text:style-name="T945">6</text:span></text:span><text:span text:style-name="titre_20_avec_20_numéro"><text:span text:style-name="T938"><text:tab/>« </text:span></text:span><text:span text:style-name="titre_20_avec_20_numéro"><text:span text:style-name="T945">se</text:span></text:span><text:span text:style-name="titre_20_avec_20_numéro"><text:span text:style-name="T938"> » </text:span></text:span><text:span text:style-name="titre_20_avec_20_numéro"><text:span text:style-name="T945">est un pronom personnel réfléchi, non un pronom réfléchi</text:span></text:span></text:p>
      <text:p text:style-name="P184"><text:span text:style-name="texte_20_par_20_défaut"/></text:p>
      <text:p text:style-name="P133"><text:span text:style-name="texte_20_par_20_défaut"><text:tab/></text:span><text:span text:style-name="texte_20_par_20_défaut"><text:span text:style-name="T947">Remarque : dans la </text:span></text:span><text:span text:style-name="texte_20_par_20_défaut"><text:span text:style-name="T13">Terminologie Grammaticale</text:span></text:span><text:span text:style-name="texte_20_par_20_défaut"><text:span text:style-name="T947"> n’existe pas la nature grammaticale <text:s/></text:span></text:span><text:span text:style-name="texte_20_par_20_défaut"><text:span text:style-name="T58">« </text:span></text:span><text:span text:style-name="texte_20_par_20_défaut"><text:span text:style-name="T749">pronom réfléchi</text:span></text:span><text:span text:style-name="texte_20_par_20_défaut"><text:span text:style-name="T58"> » ; </text:span></text:span><text:span text:style-name="texte_20_par_20_défaut"><text:span text:style-name="T60">seul</text:span></text:span><text:span text:style-name="texte_20_par_20_défaut"><text:span text:style-name="T63">s</text:span></text:span><text:span text:style-name="texte_20_par_20_défaut"><text:span text:style-name="T60"> existent des pronoms personnels réfléchis.</text:span></text:span></text:p>
      <text:p text:style-name="P132"><text:span text:style-name="texte_20_par_20_défaut"><text:tab/></text:span><text:span text:style-name="texte_20_par_20_défaut"><text:span text:style-name="T947">Une certaine confusion règne dans la </text:span></text:span><text:span text:style-name="texte_20_par_20_défaut"><text:span text:style-name="T13">Terminologie Grammaticale</text:span></text:span><text:span text:style-name="texte_20_par_20_défaut"><text:span text:style-name="T947"> puisque le tableau de la page 119 semble contredire les exemples donnés en page 120. Page 119 seuls </text:span></text:span><text:span text:style-name="texte_20_par_20_défaut"><text:span text:style-name="T58">« </text:span></text:span><text:span text:style-name="texte_20_par_20_défaut"><text:span text:style-name="T748">se, </text:span></text:span><text:span text:style-name="texte_20_par_20_défaut"><text:span text:style-name="T749">soi</text:span></text:span><text:span text:style-name="texte_20_par_20_défaut"><text:span text:style-name="T58"> » </text:span></text:span><text:span text:style-name="texte_20_par_20_défaut"><text:span text:style-name="T61">s</text:span></text:span><text:span text:style-name="texte_20_par_20_défaut"><text:span text:style-name="T750">ont donnés comme </text:span></text:span><text:span text:style-name="texte_20_par_20_défaut"><text:span text:style-name="T60">pronoms personnels réfléchis alors qu’</text:span></text:span><text:span text:style-name="texte_20_par_20_défaut"><text:span text:style-name="T63">à la</text:span></text:span><text:span text:style-name="texte_20_par_20_défaut"><text:span text:style-name="T60"> page 120 </text:span></text:span><text:span text:style-name="texte_20_par_20_défaut"><text:span text:style-name="T58">« </text:span></text:span><text:span text:style-name="texte_20_par_20_défaut"><text:span text:style-name="T60">m</text:span></text:span><text:span text:style-name="texte_20_par_20_défaut"><text:span text:style-name="T748">e, </text:span></text:span><text:span text:style-name="texte_20_par_20_défaut"><text:span text:style-name="T749">te, se</text:span></text:span><text:span text:style-name="texte_20_par_20_défaut"><text:span text:style-name="T58"> » </text:span></text:span><text:span text:style-name="texte_20_par_20_défaut"><text:span text:style-name="T60">sont <text:s/></text:span></text:span><text:span text:style-name="texte_20_par_20_défaut"><text:span text:style-name="T61">explicitement donnés </text:span></text:span><text:span text:style-name="texte_20_par_20_défaut"><text:span text:style-name="T60">comme </text:span></text:span><text:span text:style-name="texte_20_par_20_défaut"><text:span text:style-name="T61">tels.</text:span></text:span></text:p>
      <text:p text:style-name="P185"><text:span text:style-name="texte_20_par_20_défaut"><text:span text:style-name="T61"><text:tab/>Il semble logique de s’en tenir à l’analyse de la page 120 :</text:span></text:span></text:p>
      <text:p text:style-name="P186"><text:span text:style-name="texte_20_par_20_défaut"><text:tab/></text:span><text:span text:style-name="texte_20_par_20_défaut"><text:span text:style-name="T836">Selon la</text:span></text:span><text:span text:style-name="texte_20_par_20_défaut"><text:span text:style-name="T946"> </text:span></text:span><text:span text:style-name="texte_20_par_20_défaut"><text:span text:style-name="T14">Terminologie Grammaticale</text:span></text:span><text:span text:style-name="texte_20_par_20_défaut"><text:span text:style-name="T946"> </text:span></text:span><text:span text:style-name="texte_20_par_20_défaut"><text:span text:style-name="T948">il semble bien que <text:tab/><text:tab/><text:tab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60">I</text:span></text:span><text:span text:style-name="référence"><text:span text:style-name="T128">.</text:span></text:span><text:span text:style-name="référence"><text:span text:style-name="T159">3</text:span></text:span><text:span text:style-name="référence"><text:span text:style-name="T129">.</text:span></text:span><text:span text:style-name="référence"><text:span text:style-name="T160">4</text:span></text:span><text:span text:style-name="référence"><text:span text:style-name="T306">.</text:span></text:span><text:span text:style-name="référence"><text:span text:style-name="T307">1</text:span></text:span><text:span text:style-name="référence"><text:span text:style-name="T128">, p</text:span></text:span><text:span text:style-name="référence"><text:span text:style-name="T161">p</text:span></text:span><text:span text:style-name="référence"><text:span text:style-name="T128">.</text:span></text:span><text:span text:style-name="référence"><text:span text:style-name="T129"> </text:span></text:span><text:span text:style-name="référence"><text:span text:style-name="T160">119-</text:span></text:span><text:span text:style-name="référence"><text:span text:style-name="T132">)</text:span></text:span></text:p>
      <text:p text:style-name="P186"><text:span text:style-name="texte_20_par_20_défaut"><text:span text:style-name="T58">« </text:span></text:span><text:span text:style-name="texte_20_par_20_défaut"><text:span text:style-name="T61">m</text:span></text:span><text:span text:style-name="texte_20_par_20_défaut"><text:span text:style-name="T748">e, </text:span></text:span><text:span text:style-name="texte_20_par_20_défaut"><text:span text:style-name="T750">te, se, nous, vous</text:span></text:span><text:span text:style-name="texte_20_par_20_défaut"><text:span text:style-name="T58"> » </text:span></text:span><text:span text:style-name="texte_20_par_20_défaut"><text:span text:style-name="T751">soient</text:span></text:span><text:span text:style-name="texte_20_par_20_défaut"><text:span text:style-name="T61"> des pronoms </text:span></text:span><text:span text:style-name="texte_20_par_20_défaut"><text:span text:style-name="T59">personnel</text:span></text:span><text:span text:style-name="texte_20_par_20_défaut"><text:span text:style-name="T60">s</text:span></text:span><text:span text:style-name="texte_20_par_20_défaut"><text:span text:style-name="T59"> réfléchi</text:span></text:span><text:span text:style-name="texte_20_par_20_défaut"><text:span text:style-name="T60">s.</text:span></text:span></text:p>
      <text:p text:style-name="P186"><text:span text:style-name="texte_20_par_20_défaut"><text:span text:style-name="T60"/></text:span></text:p>
      <text:p text:style-name="P186"><text:span text:style-name="texte_20_par_20_défaut"><text:span text:style-name="T60"><text:tab/></text:span></text:span><text:span text:style-name="texte_20_par_20_défaut"><text:span text:style-name="T62">Sur les verbes pronominaux, </text:span></text:span><text:span text:style-name="texte_20_par_20_défaut"><text:span text:style-name="T15">confer</text:span></text:span><text:span text:style-name="texte_20_par_20_défaut"><text:span text:style-name="T62"> la </text:span></text:span><text:span text:style-name="texte_20_par_20_défaut"><text:span text:style-name="T15">Terminologie Grammaticale</text:span></text:span><text:span text:style-name="texte_20_par_20_défaut"><text:span text:style-name="T62">, II.3.9.4, pp.141- .</text:span></text:span></text:p>
      <text:p text:style-name="P170"><text:span text:style-name="texte_20_par_20_défaut"><text:span text:style-name="T66"/></text:span></text:p>
      <text:p text:style-name="P206"><text:span text:style-name="titre_20_principal"><text:span text:style-name="T398">[</text:span></text:span><text:span text:style-name="titre_20_principal"><text:span text:style-name="T397">B</text:span></text:span><text:span text:style-name="titre_20_principal"><text:span text:style-name="T398">] </text:span></text:span><text:span text:style-name="titre_20_principal"><text:span text:style-name="T397">Liste de phrases analysées</text:span></text:span></text:p>
      <text:p text:style-name="Standard"/>
      <text:p text:style-name="P128"><text:span text:style-name="T866">Le symbole </text:span><text:span text:style-name="danger"><text:span text:style-name="T664">(!)</text:span></text:span><text:span text:style-name="texte_20_par_20_défaut"> </text:span><text:span text:style-name="texte_20_par_20_défaut"><text:span text:style-name="T893">signale </text:span></text:span><text:span text:style-name="T866">une difficulté pouvant poser problème aux élèves, </text:span><text:span text:style-name="T867">si ce n’est à leurs enseignants.</text:span></text:p>
      <text:p text:style-name="P128"><text:span text:style-name="texte_20_par_20_défaut"><text:span text:style-name="T868"/></text:span></text:p>
      <text:p text:style-name="P44"><text:span text:style-name="texte_20_par_20_défaut"><text:span text:style-name="T360">■</text:span></text:span><text:span text:style-name="texte_20_par_20_défaut"><text:span text:style-name="T247"> </text:span></text:span><text:span text:style-name="texte_20_par_20_défaut"><text:span text:style-name="T246">COD/COI </text:span></text:span><text:span text:style-name="texte_20_par_20_défaut"><text:span text:style-name="T21">v</text:span></text:span><text:span text:style-name="texte_20_par_20_défaut"><text:span text:style-name="T22">s </text:span></text:span><text:span text:style-name="texte_20_par_20_défaut"><text:span text:style-name="T202">CC </text:span></text:span><text:span text:style-name="texte_20_par_20_défaut"><text:span text:style-name="T314">■</text:span></text:span></text:p>
      <text:p text:style-name="P107"><text:span text:style-name="texte_20_par_20_défaut"><text:span text:style-name="T99">B.001<text:tab/><text:tab/>Le facteur travaille.<text:tab/><text:tab/><text:tab/><text:tab/><text:tab/><text:tab/><text:tab/> <text:s text:c="7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08"><text:span text:style-name="texte_20_par_20_défaut"><text:span text:style-name="T99">B.002<text:tab/><text:tab/>Le facteur </text:span></text:span><text:span text:style-name="texte_20_par_20_défaut"><text:span text:style-name="T667">distribue le courrier</text:span></text:span><text:span text:style-name="texte_20_par_20_défaut"><text:span text:style-name="T99">.<text:tab/><text:tab/><text:tab/><text:tab/><text:tab/> <text:s text:c="7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09"><text:span text:style-name="texte_20_par_20_défaut"><text:span text:style-name="T177">B.003<text:tab/><text:tab/>Le facteur </text:span></text:span><text:span text:style-name="texte_20_par_20_défaut"><text:span text:style-name="T723">parle à sa collègue</text:span></text:span><text:span text:style-name="texte_20_par_20_défaut"><text:span text:style-name="T177">.<text:tab/><text:tab/><text:tab/><text:tab/><text:tab/> <text:s text:c="7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0"><text:span text:style-name="texte_20_par_20_défaut"><text:span text:style-name="T177">B.004<text:tab/><text:tab/>Le facteur </text:span></text:span><text:span text:style-name="texte_20_par_20_défaut"><text:span text:style-name="T724">donne une lettre </text:span></text:span><text:span text:style-name="texte_20_par_20_défaut"><text:span text:style-name="T723">à sa </text:span></text:span><text:span text:style-name="texte_20_par_20_défaut"><text:span text:style-name="T724">voisine</text:span></text:span><text:span text:style-name="texte_20_par_20_défaut"><text:span text:style-name="T177">.<text:tab/><text:tab/><text:tab/><text:tab/> <text:s text:c="7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1"><text:span text:style-name="texte_20_par_20_défaut"><text:span text:style-name="T177">B.005<text:tab/><text:tab/>Le facteur </text:span></text:span><text:span text:style-name="texte_20_par_20_défaut"><text:span text:style-name="T725">parle de ses vacances à sa collègue</text:span></text:span><text:span text:style-name="texte_20_par_20_défaut"><text:span text:style-name="T177">.<text:tab/><text:tab/><text:tab/> <text:s text:c="7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77">B.007<text:tab/><text:tab/></text:span></text:span><text:span text:style-name="texte_20_par_20_défaut"><text:span text:style-name="T78">Malheureusement i</text:span></text:span><text:span text:style-name="texte_20_par_20_défaut"><text:span text:style-name="T77">l ne leur propose plus le lundi.</text:span></text:span></text:p>
      <text:p text:style-name="P99"><text:span text:style-name="texte_20_par_20_défaut"><text:span text:style-name="T77">B.008</text:span></text:span><text:span text:style-name="texte_20_par_20_défaut"><text:span text:style-name="T90"> </text:span></text:span><text:span text:style-name="danger"><text:span text:style-name="T662">(!)</text:span></text:span><text:span text:style-name="texte_20_par_20_défaut"><text:span text:style-name="T77"><text:tab/></text:span></text:span><text:span text:style-name="texte_20_par_20_défaut"><text:span text:style-name="T90">Jean attend la nuit.</text:span></text:span><text:span text:style-name="T90"><text:tab/><text:tab/><text:tab/><text:tab/><text:tab/><text:tab/><text:tab/><text:tab/> <text:s text:c="4"/></text:span><text:span text:style-name="référence"><text:span text:style-name="T214">GGF.1.1</text:span></text:span><text:span text:style-name="référence"><text:span text:style-name="T215">51</text:span></text:span></text:p>
      <text:p text:style-name="Standard"><text:span text:style-name="texte_20_par_20_défaut"><text:span text:style-name="T77">B.009<text:tab/><text:tab/></text:span></text:span><text:span text:style-name="texte_20_par_20_défaut"><text:span text:style-name="T92">Paul tient un bâton</text:span></text:span><text:span text:style-name="texte_20_par_20_défaut"><text:span text:style-name="T90">.</text:span></text:span><text:span text:style-name="T90"><text:tab/><text:tab/><text:tab/><text:tab/><text:tab/><text:tab/><text:tab/><text:tab/> <text:s text:c="4"/></text:span><text:span text:style-name="référence"><text:span text:style-name="T214">GGF.1.1</text:span></text:span><text:span text:style-name="référence"><text:span text:style-name="T216">48</text:span></text:span></text:p>
      <text:p text:style-name="P83"><text:span text:style-name="texte_20_par_20_défaut"><text:span text:style-name="T77">B.010<text:tab/><text:tab/></text:span></text:span><text:span text:style-name="texte_20_par_20_défaut">Paul tient à ce projet</text:span><text:span text:style-name="texte_20_par_20_défaut"><text:span text:style-name="T90">.<text:tab/><text:tab/><text:tab/><text:tab/><text:tab/><text:tab/><text:tab/><text:tab/> <text:s text:c="4"/></text:span></text:span><text:span text:style-name="référence"><text:span text:style-name="T214">GGF.1.1</text:span></text:span><text:span text:style-name="référence"><text:span text:style-name="T216">48</text:span></text:span></text:p>
      <text:p text:style-name="P85"><text:span text:style-name="texte_20_par_20_défaut"><text:span text:style-name="T77">B.011<text:tab/><text:tab/></text:span></text:span><text:span text:style-name="texte_20_par_20_défaut">Paul tient cette information de son frère.<text:tab/></text:span><text:span text:style-name="texte_20_par_20_défaut"><text:span text:style-name="T90"><text:tab/><text:tab/><text:tab/><text:tab/> <text:s text:c="4"/></text:span></text:span><text:span text:style-name="référence"><text:span text:style-name="T214">GGF.1.1</text:span></text:span><text:span text:style-name="référence"><text:span text:style-name="T216">48</text:span></text:span></text:p>
      <text:p text:style-name="P106"><text:span text:style-name="texte_20_par_20_défaut"><text:span text:style-name="T77">B.012</text:span></text:span><text:span text:style-name="texte_20_par_20_défaut"><text:span text:style-name="T96"> </text:span></text:span><text:span text:style-name="danger"><text:span text:style-name="T662">(!)</text:span></text:span><text:span text:style-name="texte_20_par_20_défaut"><text:span text:style-name="T77"><text:tab/></text:span></text:span><text:span text:style-name="texte_20_par_20_défaut">Jean va à Paris.</text:span><text:span text:style-name="texte_20_par_20_défaut"><text:span text:style-name="T90"><text:tab/><text:tab/><text:tab/><text:tab/><text:tab/><text:tab/><text:tab/><text:tab/> <text:s text:c="4"/></text:span></text:span><text:span text:style-name="référence"><text:span text:style-name="T214">GGF.1.1</text:span></text:span><text:span text:style-name="référence"><text:span text:style-name="T220">51</text:span></text:span></text:p>
      <text:p text:style-name="P95"><text:span text:style-name="texte_20_par_20_défaut"><text:span text:style-name="T77">B.013<text:tab/><text:tab/></text:span></text:span><text:span text:style-name="texte_20_par_20_défaut">Jean parle à Marie de son anniversaire.</text:span><text:span text:style-name="texte_20_par_20_défaut"><text:span text:style-name="T644"><text:tab/></text:span></text:span><text:span text:style-name="texte_20_par_20_défaut"><text:span text:style-name="T90"><text:tab/><text:tab/><text:tab/><text:tab/> <text:s text:c="4"/></text:span></text:span><text:span text:style-name="référence"><text:span text:style-name="T214">GGF.1.1</text:span></text:span><text:span text:style-name="référence"><text:span text:style-name="T220">51</text:span></text:span></text:p>
      <text:p text:style-name="P100"><text:span text:style-name="texte_20_par_20_défaut"><text:span text:style-name="T77">B.014<text:tab/><text:tab/></text:span></text:span><text:span text:style-name="texte_20_par_20_défaut">Jean salue Marie de son balcon.</text:span><text:span text:style-name="texte_20_par_20_défaut"><text:span text:style-name="T644"><text:tab/><text:tab/></text:span></text:span><text:span text:style-name="texte_20_par_20_défaut"><text:span text:style-name="T90"><text:tab/><text:tab/><text:tab/><text:tab/> <text:s text:c="4"/></text:span></text:span><text:span text:style-name="référence"><text:span text:style-name="T214">GGF.1.1</text:span></text:span><text:span text:style-name="référence"><text:span text:style-name="T220">51</text:span></text:span></text:p>
      <text:p text:style-name="P100"><text:span text:style-name="référence"><text:span text:style-name="T869"/></text:span></text:p>
      <text:p text:style-name="P44"><text:span text:style-name="texte_20_par_20_défaut"><text:span text:style-name="T360">■ </text:span></text:span><text:span text:style-name="texte_20_par_20_défaut"><text:span text:style-name="T246">sujet </text:span></text:span><text:span text:style-name="texte_20_par_20_défaut"><text:span text:style-name="T360">■</text:span></text:span></text:p>
      <text:p text:style-name="P106"><text:span text:style-name="texte_20_par_20_défaut"><text:span text:style-name="T77">B.015</text:span></text:span><text:span text:style-name="texte_20_par_20_défaut"><text:span text:style-name="T97"> </text:span></text:span><text:span text:style-name="danger"><text:span text:style-name="T662">(!)</text:span></text:span><text:span text:style-name="texte_20_par_20_défaut"><text:span text:style-name="T77"><text:tab/></text:span></text:span><text:span text:style-name="texte_20_par_20_défaut">Viendra-t-il ?</text:span><text:span text:style-name="texte_20_par_20_défaut"><text:span text:style-name="T646"><text:tab/><text:tab/><text:tab/></text:span></text:span><text:span text:style-name="texte_20_par_20_défaut"><text:span text:style-name="T644"><text:tab/><text:tab/></text:span></text:span><text:span text:style-name="texte_20_par_20_défaut"><text:span text:style-name="T90"><text:tab/><text:tab/><text:tab/><text:tab/> <text:s text:c="3"/></text:span></text:span><text:span text:style-name="référence"><text:span text:style-name="T214">GGF.1.1017</text:span></text:span></text:p>
      <text:p text:style-name="P106"><text:span text:style-name="texte_20_par_20_défaut"><text:span text:style-name="T77">B.016</text:span></text:span><text:span text:style-name="texte_20_par_20_défaut"><text:span text:style-name="T97"> </text:span></text:span><text:span text:style-name="danger"><text:span text:style-name="T662">(!)</text:span></text:span><text:span text:style-name="texte_20_par_20_défaut"><text:span text:style-name="T77"><text:tab/></text:span></text:span><text:span text:style-name="texte_20_par_20_défaut">Paul viendra-t-il ?</text:span><text:span text:style-name="texte_20_par_20_défaut"><text:span text:style-name="T646"><text:tab/><text:tab/></text:span></text:span><text:span text:style-name="texte_20_par_20_défaut"><text:span text:style-name="T644"><text:tab/><text:tab/></text:span></text:span><text:span text:style-name="texte_20_par_20_défaut"><text:span text:style-name="T90"><text:tab/><text:tab/><text:tab/><text:tab/> <text:s text:c="3"/></text:span></text:span><text:span text:style-name="référence"><text:span text:style-name="T214">GGF.1.1017</text:span></text:span></text:p>
      <text:p text:style-name="P106"><text:span text:style-name="référence"><text:span text:style-name="T870"/></text:span></text:p>
      <text:p text:style-name="P44"><text:span text:style-name="texte_20_par_20_défaut"><text:span text:style-name="T360">■ </text:span></text:span><text:span text:style-name="T633">attribut du sujet </text:span><text:span text:style-name="texte_20_par_20_défaut"><text:span text:style-name="T360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</text:span></text:span><text:span text:style-name="référence"><text:span text:style-name="T163">2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63">87</text:span></text:span><text:span text:style-name="référence"><text:span text:style-name="T167">)</text:span></text:span></text:p>
      <text:p text:style-name="P4">B.018 <text:span text:style-name="danger"><text:span text:style-name="T662">(!)</text:span></text:span><text:tab/><text:span text:style-name="T848">Ce tableau est à </text:span>Alice.<text:tab/><text:tab/><text:tab/><text:tab/><text:tab/><text:tab/> <text:s text:c="5"/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</text:span></text:span><text:span text:style-name="référence"><text:span text:style-name="T163">2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63">87</text:span></text:span><text:span text:style-name="référence"><text:span text:style-name="T167">)</text:span></text:span></text:p>
      <text:p text:style-name="P171"><text:span text:style-name="texte_20_par_20_défaut"><text:span text:style-name="T77">B.019<text:tab/><text:tab/></text:span></text:span><text:span text:style-name="texte_20_par_20_défaut"><text:span text:style-name="T86">Le lundi me semble le pire jour de la semaine.</text:span></text:span></text:p>
      <text:p text:style-name="P171"><text:span text:style-name="texte_20_par_20_défaut"><text:span text:style-name="T86"/></text:span></text:p>
      <text:p text:style-name="P50"><text:span text:style-name="texte_20_par_20_défaut"><text:span text:style-name="T314">■ </text:span></text:span><text:span text:style-name="texte_20_par_20_défaut"><text:span text:style-name="T316">l’</text:span></text:span><text:span text:style-name="texte_20_par_20_défaut"><text:span text:style-name="T315">e</text:span></text:span><text:span text:style-name="texte_20_par_20_défaut"><text:span text:style-name="T802">xpansion du nom </text:span></text:span><text:span text:style-name="texte_20_par_20_défaut"><text:span text:style-name="T314">■</text:span></text:span></text:p>
      <text:p text:style-name="P172"><text:span text:style-name="texte_20_par_20_défaut"><text:span text:style-name="T122">B.</text:span></text:span><text:span text:style-name="texte_20_par_20_défaut"><text:span text:style-name="T123">020</text:span></text:span><text:span text:style-name="texte_20_par_20_défaut"><text:span text:style-name="T122"><text:tab/><text:tab/></text:span></text:span><text:span text:style-name="texte_20_par_20_défaut"><text:span text:style-name="T741">Le château de ma mère n’est pas loin</text:span></text:span><text:span text:style-name="texte_20_par_20_défaut"><text:span text:style-name="T122">.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4</text:span></text:span><text:span text:style-name="référence"><text:span text:style-name="T132">)</text:span></text:span></text:p>
      <text:p text:style-name="P172"><text:span text:style-name="texte_20_par_20_défaut"><text:span text:style-name="T131">B.</text:span></text:span><text:span text:style-name="texte_20_par_20_défaut"><text:span text:style-name="T155">021</text:span></text:span><text:span text:style-name="texte_20_par_20_défaut"><text:span text:style-name="T131"><text:tab/><text:tab/></text:span></text:span><text:span text:style-name="texte_20_par_20_défaut"><text:span text:style-name="T153">C’</text:span></text:span><text:span text:style-name="texte_20_par_20_défaut"><text:span text:style-name="T158">est un</text:span></text:span><text:span text:style-name="texte_20_par_20_défaut"><text:span text:style-name="T730"> livre </text:span></text:span><text:span text:style-name="texte_20_par_20_défaut"><text:span text:style-name="T739">à ne</text:span></text:span><text:span text:style-name="texte_20_par_20_défaut"><text:span text:style-name="T730"> </text:span></text:span><text:span text:style-name="texte_20_par_20_défaut"><text:span text:style-name="T739">pas </text:span></text:span><text:span text:style-name="texte_20_par_20_défaut"><text:span text:style-name="T730">mettre entre toutes les mains</text:span></text:span><text:span text:style-name="texte_20_par_20_défaut"><text:span text:style-name="T131">.<text:tab/> <text:s text:c="19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4</text:span></text:span><text:span text:style-name="référence"><text:span text:style-name="T132">)</text:span></text:span></text:p>
      <text:p text:style-name="P172"><text:span text:style-name="texte_20_par_20_défaut"><text:span text:style-name="T131">B.</text:span></text:span><text:span text:style-name="texte_20_par_20_défaut"><text:span text:style-name="T155">022</text:span></text:span><text:span text:style-name="texte_20_par_20_défaut"><text:span text:style-name="T131"><text:tab/><text:tab/></text:span></text:span><text:span text:style-name="texte_20_par_20_défaut"><text:span text:style-name="T730">Le film d’hier ne m’a pas plu</text:span></text:span><text:span text:style-name="texte_20_par_20_défaut"><text:span text:style-name="T131">.<text:tab/>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4</text:span></text:span><text:span text:style-name="référence"><text:span text:style-name="T132">)</text:span></text:span></text:p>
      <text:p text:style-name="P172"><text:span text:style-name="texte_20_par_20_défaut"><text:span text:style-name="T131">B.</text:span></text:span><text:span text:style-name="texte_20_par_20_défaut"><text:span text:style-name="T155">023</text:span></text:span><text:span text:style-name="texte_20_par_20_défaut"><text:span text:style-name="T951">à faire</text:span></text:span><text:span text:style-name="texte_20_par_20_défaut"><text:span text:style-name="T131"><text:tab/></text:span></text:span><text:span text:style-name="texte_20_par_20_défaut"><text:span text:style-name="T730">La crainte qu’elle parte m’envahit</text:span></text:span><text:span text:style-name="texte_20_par_20_défaut"><text:span text:style-name="T131">.<text:tab/>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4</text:span></text:span><text:span text:style-name="référence"><text:span text:style-name="T132">)</text:span></text:span></text:p>
      <text:p text:style-name="P198"><text:span text:style-name="texte_20_par_20_défaut"><text:span text:style-name="T131">B.</text:span></text:span><text:span text:style-name="texte_20_par_20_défaut"><text:span text:style-name="T155">024</text:span></text:span><text:span text:style-name="texte_20_par_20_défaut"><text:span text:style-name="T951">à faire</text:span></text:span><text:span text:style-name="texte_20_par_20_défaut"><text:span text:style-name="T131"><text:tab/></text:span></text:span><text:span text:style-name="texte_20_par_20_défaut"><text:span text:style-name="T731">Je connais la gare de Strasbourg.</text:span></text:span><text:span text:style-name="texte_20_par_20_défaut"><text:span text:style-name="T131"><text:tab/>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</text:span></text:span><text:span text:style-name="référence"><text:span text:style-name="T154">5</text:span></text:span><text:span text:style-name="référence"><text:span text:style-name="T132">)</text:span></text:span></text:p>
      <text:p text:style-name="P198"><text:span text:style-name="texte_20_par_20_défaut"><text:span text:style-name="T131">B.</text:span></text:span><text:span text:style-name="texte_20_par_20_défaut"><text:span text:style-name="T155">025</text:span></text:span><text:span text:style-name="texte_20_par_20_défaut"><text:span text:style-name="T951">à faire</text:span></text:span><text:span text:style-name="texte_20_par_20_défaut"><text:span text:style-name="T154"> </text:span></text:span><text:span text:style-name="danger"><text:span text:style-name="T665">(!)</text:span></text:span><text:span text:style-name="texte_20_par_20_défaut"><text:span text:style-name="T131"><text:tab/></text:span></text:span><text:span text:style-name="texte_20_par_20_défaut"><text:span text:style-name="T731">Je connais la ville de Strasbourg.</text:span></text:span><text:span text:style-name="texte_20_par_20_défaut"><text:span text:style-name="T131"><text:tab/>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</text:span></text:span><text:span text:style-name="référence"><text:span text:style-name="T154">5</text:span></text:span><text:span text:style-name="référence"><text:span text:style-name="T132">)</text:span></text:span></text:p>
      <text:p text:style-name="P198"><text:span text:style-name="texte_20_par_20_défaut"><text:span text:style-name="T131">B.</text:span></text:span><text:span text:style-name="texte_20_par_20_défaut"><text:span text:style-name="T155">02</text:span></text:span><text:span text:style-name="texte_20_par_20_défaut"><text:span text:style-name="T156">6</text:span></text:span><text:span text:style-name="texte_20_par_20_défaut"><text:span text:style-name="T951">à faire</text:span></text:span><text:span text:style-name="texte_20_par_20_défaut"><text:span text:style-name="T154"> </text:span></text:span><text:span text:style-name="danger"><text:span text:style-name="T665">(!)</text:span></text:span><text:span text:style-name="texte_20_par_20_défaut"><text:span text:style-name="T131"><text:tab/></text:span></text:span><text:span text:style-name="texte_20_par_20_défaut"><text:span text:style-name="T732">L’amour de ses parents rend fort</text:span></text:span><text:span text:style-name="texte_20_par_20_défaut"><text:span text:style-name="T731">.<text:tab/></text:span></text:span><text:span text:style-name="texte_20_par_20_défaut"><text:span text:style-name="T131"><text:tab/><text:tab/><text:tab/>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53">5</text:span></text:span><text:span text:style-name="référence"><text:span text:style-name="T130">.</text:span></text:span><text:span text:style-name="référence"><text:span text:style-name="T131">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53">9</text:span></text:span><text:span text:style-name="référence"><text:span text:style-name="T154">5</text:span></text:span><text:span text:style-name="référence"><text:span text:style-name="T132">)</text:span></text:span></text:p>
      <text:p text:style-name="P172"><text:span text:style-name="référence"><text:span text:style-name="T132"/></text:span></text:p>
      <text:p text:style-name="P48"><text:span text:style-name="texte_20_par_20_défaut"><text:span text:style-name="T314">■ </text:span></text:span><text:span text:style-name="texte_20_par_20_défaut"><text:span text:style-name="T746">la forme négative de la phrase</text:span></text:span><text:span text:style-name="texte_20_par_20_défaut"><text:span text:style-name="T203"> </text:span></text:span><text:span text:style-name="texte_20_par_20_défaut"><text:span text:style-name="T314">■</text:span></text:span></text:p>
      <text:p text:style-name="P154"><text:span text:style-name="texte_20_par_20_défaut">B.027</text:span><text:span text:style-name="texte_20_par_20_défaut"><text:span text:style-name="T914"><text:tab/><text:tab/>Elle n’aime pas le cinéma français.<text:tab/><text:tab/><text:tab/><text:tab/> 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155"><text:span text:style-name="texte_20_par_20_défaut"><text:span text:style-name="T147">B.028</text:span></text:span><text:span text:style-name="texte_20_par_20_défaut"><text:span text:style-name="T146"><text:tab/><text:tab/></text:span></text:span><text:span text:style-name="texte_20_par_20_défaut"><text:span text:style-name="T727">Personne ne l’a écoutée.<text:tab/></text:span></text:span><text:span text:style-name="texte_20_par_20_défaut"><text:span text:style-name="T146"><text:tab/><text:tab/><text:tab/><text:tab/> 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155"><text:span text:style-name="texte_20_par_20_défaut"><text:span text:style-name="T147">B.029</text:span></text:span><text:span text:style-name="texte_20_par_20_défaut"><text:span text:style-name="T146"><text:tab/><text:tab/></text:span></text:span><text:span text:style-name="texte_20_par_20_défaut"><text:span text:style-name="T727">Aucun détail ne lui échappe.<text:tab/></text:span></text:span><text:span text:style-name="texte_20_par_20_défaut"><text:span text:style-name="T146"><text:tab/><text:tab/><text:tab/><text:tab/> 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189"><text:soft-page-break/><text:span text:style-name="texte_20_par_20_défaut"><text:span text:style-name="T147">B.030</text:span></text:span><text:span text:style-name="texte_20_par_20_défaut"><text:span text:style-name="T146"><text:tab/><text:tab/></text:span></text:span><text:span text:style-name="texte_20_par_20_défaut"><text:span text:style-name="T728">Elle ne travaille jamais</text:span></text:span><text:span text:style-name="texte_20_par_20_défaut"><text:span text:style-name="T727">.<text:tab/></text:span></text:span><text:span text:style-name="texte_20_par_20_défaut"><text:span text:style-name="T146"><text:tab/><text:tab/><text:tab/><text:tab/> 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49">4</text:span></text:span><text:span text:style-name="référence"><text:span text:style-name="T132">)</text:span></text:span></text:p>
      <text:p text:style-name="P190"><text:span text:style-name="texte_20_par_20_défaut"><text:span text:style-name="T147">B.031</text:span></text:span><text:span text:style-name="texte_20_par_20_défaut"><text:span text:style-name="T148"> </text:span></text:span><text:span text:style-name="danger"><text:span text:style-name="T665">(!)</text:span></text:span><text:span text:style-name="texte_20_par_20_défaut"><text:span text:style-name="T146"><text:tab/></text:span></text:span><text:span text:style-name="texte_20_par_20_défaut"><text:span text:style-name="T729">Je n’aime que les films français</text:span></text:span><text:span text:style-name="texte_20_par_20_défaut"><text:span text:style-name="T727">.</text:span></text:span><text:span text:style-name="texte_20_par_20_défaut"><text:span text:style-name="T146"><text:tab/><text:tab/><text:tab/><text:tab/> <text:tab/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49">4</text:span></text:span><text:span text:style-name="référence"><text:span text:style-name="T132">)</text:span></text:span></text:p>
      <text:p text:style-name="P191"><text:span text:style-name="référence"><text:span text:style-name="T870"/></text:span></text:p>
      <text:p text:style-name="P53"><text:span text:style-name="texte_20_par_20_défaut"><text:span text:style-name="T360">■ </text:span></text:span><text:span text:style-name="T634">phrase complexe par subordination</text:span><text:span text:style-name="T633"> </text:span><text:span text:style-name="texte_20_par_20_défaut"><text:span text:style-name="T360">■</text:span></text:span></text:p>
      <text:p text:style-name="P192"><text:span text:style-name="texte_20_par_20_défaut"><text:span text:style-name="T271">B.032<text:tab/><text:tab/></text:span></text:span><text:span text:style-name="texte_20_par_20_défaut"><text:span text:style-name="T272">Le facteur distribue le courrier quand le jour se lève.</text:span></text:span><text:span text:style-name="texte_20_par_20_défaut"><text:span text:style-name="T271"><text:tab/><text:tab/> <text:s text:c="5"/></text:span></text:span><text:span text:style-name="référence"><text:span text:style-name="T132">TG(I.2.1, p</text:span></text:span><text:span text:style-name="référence"><text:span text:style-name="T134">p</text:span></text:span><text:span text:style-name="référence"><text:span text:style-name="T132">. 22-</text:span></text:span><text:span text:style-name="référence"><text:span text:style-name="T134">23</text:span></text:span><text:span text:style-name="référence"><text:span text:style-name="T132">)</text:span></text:span></text:p>
      <text:p text:style-name="P193"><text:span text:style-name="texte_20_par_20_défaut"><text:span text:style-name="T131">B.033</text:span></text:span><text:span text:style-name="texte_20_par_20_défaut"><text:span text:style-name="T138"> </text:span></text:span><text:span text:style-name="danger"><text:span text:style-name="T665">(!)</text:span></text:span><text:span text:style-name="texte_20_par_20_défaut"><text:span text:style-name="T131"><text:tab/></text:span></text:span><text:span text:style-name="texte_20_par_20_défaut"><text:span text:style-name="T726">Un sportif qui est fatigué doit se reposer.<text:tab/><text:tab/></text:span></text:span><text:span text:style-name="texte_20_par_20_défaut"><text:span text:style-name="T131"><text:tab/><text:tab/> </text:span></text:span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40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40">5</text:span></text:span><text:span text:style-name="référence"><text:span text:style-name="T305">2</text:span></text:span><text:span text:style-name="référence"><text:span text:style-name="T132">)</text:span></text:span></text:p>
      <text:p text:style-name="Standard"><text:span text:style-name="texte_20_par_20_défaut"><text:span text:style-name="T131"/></text:span></text:p>
      <text:p text:style-name="P51"><text:span text:style-name="texte_20_par_20_défaut"><text:span text:style-name="T317">■ </text:span></text:span><text:span text:style-name="texte_20_par_20_défaut"><text:span text:style-name="T204">phrase complexe par </text:span></text:span><text:span text:style-name="texte_20_par_20_défaut"><text:span text:style-name="T744">coordination</text:span></text:span><text:span text:style-name="texte_20_par_20_défaut"><text:span text:style-name="T205"> </text:span></text:span><text:span text:style-name="texte_20_par_20_défaut"><text:span text:style-name="T317">■</text:span></text:span></text:p>
      <text:p text:style-name="P188"><text:span text:style-name="texte_20_par_20_défaut"><text:span text:style-name="T131">B.0</text:span></text:span><text:span text:style-name="texte_20_par_20_défaut"><text:span text:style-name="T162">34</text:span></text:span><text:span text:style-name="texte_20_par_20_défaut"><text:span text:style-name="T139"> </text:span></text:span><text:span text:style-name="texte_20_par_20_défaut"><text:span text:style-name="T131"><text:tab/><text:tab/></text:span></text:span><text:span text:style-name="texte_20_par_20_défaut"><text:span text:style-name="T143">Le facteur distribue le courrier et il aime son travail.</text:span></text:span><text:span text:style-name="texte_20_par_20_défaut"><text:span text:style-name="T131"><text:tab/> <text:s text:c="3"/><text:tab/> <text:s text:c="5"/></text:span></text:span><text:span text:style-name="référence"><text:span text:style-name="T128">TG(I.</text:span></text:span><text:span text:style-name="référence"><text:span text:style-name="T144">2</text:span></text:span><text:span text:style-name="référence"><text:span text:style-name="T129">.</text:span></text:span><text:span text:style-name="référence"><text:span text:style-name="T144">3</text:span></text:span><text:span text:style-name="référence"><text:span text:style-name="T128">, p</text:span></text:span><text:span text:style-name="référence"><text:span text:style-name="T145">p</text:span></text:span><text:span text:style-name="référence"><text:span text:style-name="T129">. </text:span></text:span><text:span text:style-name="référence"><text:span text:style-name="T143">24-</text:span></text:span><text:span text:style-name="référence"><text:span text:style-name="T145">25</text:span></text:span><text:span text:style-name="référence"><text:span text:style-name="T132">)</text:span></text:span></text:p>
      <text:p text:style-name="P52"><text:span text:style-name="texte_20_par_20_défaut"><text:span text:style-name="T317"/></text:span></text:p>
      <text:p text:style-name="P52"><text:span text:style-name="texte_20_par_20_défaut"><text:span text:style-name="T317">■ </text:span></text:span><text:span text:style-name="texte_20_par_20_défaut"><text:span text:style-name="T745">nature de mots : les pronoms personnels disjoints</text:span></text:span><text:span text:style-name="texte_20_par_20_défaut"><text:span text:style-name="T205"> </text:span></text:span><text:span text:style-name="texte_20_par_20_défaut"><text:span text:style-name="T317">■</text:span></text:span></text:p>
      <text:p text:style-name="P52"><text:span text:style-name="texte_20_par_20_défaut"><text:span text:style-name="T324">B.035<text:tab/><text:tab/></text:span></text:span><text:span text:style-name="texte_20_par_20_défaut"><text:span text:style-name="T794">Toi, chère amie, quand donc m’écriras-tu ?<text:tab/><text:tab/></text:span></text:span><text:span text:style-name="texte_20_par_20_défaut"><text:span text:style-name="T324"><text:tab/> <text:s text:c="3"/><text:tab/> <text:s text:c="5"/></text:span></text:span><text:span text:style-name="référence"><text:span text:style-name="T325">TG(I</text:span></text:span><text:span text:style-name="référence"><text:span text:style-name="T329">I</text:span></text:span><text:span text:style-name="référence"><text:span text:style-name="T325">.</text:span></text:span><text:span text:style-name="référence"><text:span text:style-name="T329">3</text:span></text:span><text:span text:style-name="référence"><text:span text:style-name="T327">.</text:span></text:span><text:span text:style-name="référence"><text:span text:style-name="T329">4</text:span></text:span><text:span text:style-name="référence"><text:span text:style-name="T326">.</text:span></text:span><text:span text:style-name="référence"><text:span text:style-name="T329">1</text:span></text:span><text:span text:style-name="référence"><text:span text:style-name="T325">, </text:span></text:span><text:span text:style-name="référence"><text:span text:style-name="T328">p</text:span></text:span><text:span text:style-name="référence"><text:span text:style-name="T327">. </text:span></text:span><text:span text:style-name="référence"><text:span text:style-name="T329">120)</text:span></text:span></text:p>
      <text:p text:style-name="P54"><text:span text:style-name="texte_20_par_20_défaut"><text:span text:style-name="T324">B.036<text:tab/><text:tab/></text:span></text:span><text:span text:style-name="texte_20_par_20_défaut"><text:span text:style-name="T795">Je ne pense en effet qu’à toi.<text:tab/><text:tab/></text:span></text:span><text:span text:style-name="texte_20_par_20_défaut"><text:span text:style-name="T794"><text:tab/><text:tab/></text:span></text:span><text:span text:style-name="texte_20_par_20_défaut"><text:span text:style-name="T324"><text:tab/> <text:s text:c="3"/><text:tab/> <text:s text:c="5"/></text:span></text:span><text:span text:style-name="référence"><text:span text:style-name="T325">TG(I</text:span></text:span><text:span text:style-name="référence"><text:span text:style-name="T329">I</text:span></text:span><text:span text:style-name="référence"><text:span text:style-name="T325">.</text:span></text:span><text:span text:style-name="référence"><text:span text:style-name="T329">3</text:span></text:span><text:span text:style-name="référence"><text:span text:style-name="T327">.</text:span></text:span><text:span text:style-name="référence"><text:span text:style-name="T329">4</text:span></text:span><text:span text:style-name="référence"><text:span text:style-name="T326">.</text:span></text:span><text:span text:style-name="référence"><text:span text:style-name="T329">1</text:span></text:span><text:span text:style-name="référence"><text:span text:style-name="T325">, </text:span></text:span><text:span text:style-name="référence"><text:span text:style-name="T328">p</text:span></text:span><text:span text:style-name="référence"><text:span text:style-name="T327">. </text:span></text:span><text:span text:style-name="référence"><text:span text:style-name="T329">120)</text:span></text:span></text:p>
      <text:p text:style-name="P210"><text:span text:style-name="titre_20_avec_20_numéro"><text:s/>B.001 </text:span></text:p>
      <text:p text:style-name="P66"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2"/>
      <text:p text:style-name="P38"><text:span text:style-name="phrase_20_analysée_20__28_gros_20_caractère_29_">Le </text:span><text:span text:style-name="phrase_20_analysée_20__28_gros_20_caractère_29_"><text:span text:style-name="T613">facteur travaille.</text:span></text:span></text:p>
      <text:p text:style-name="P112"/>
      <text:p text:style-name="P112"/>
      <text:p text:style-name="P112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27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08"><text:span text:style-name="texte_20_par_20_défaut"><text:span text:style-name="T310">•</text:span></text:span> <text:span text:style-name="exemple"><text:span text:style-name="T477">facteur</text:span></text:span><text:span text:style-name="T392"><text:tab/><text:tab/><text:tab/><text:tab/></text:span><text:span text:style-name="texte_20_par_20_défaut"><text:span text:style-name="T392">:<text:tab/>nom commun</text:span></text:span></text:p>
      <text:p text:style-name="P308"><text:span text:style-name="texte_20_par_20_défaut"><text:span text:style-name="T310">•</text:span></text:span> <text:span text:style-name="exemple"><text:span text:style-name="T477">travaille</text:span></text:span><text:span text:style-name="T393"><text:tab/><text:tab/><text:tab/><text:tab/></text:span><text:span text:style-name="texte_20_par_20_défaut"><text:span text:style-name="T393">:<text:tab/>verbe </text:span></text:span><text:span text:style-name="texte_20_par_20_défaut"><text:span text:style-name="T650">(</text:span></text:span><text:span text:style-name="texte_20_par_20_défaut"><text:span text:style-name="T752">travailler </text:span></text:span><text:span text:style-name="texte_20_par_20_défaut"><text:span text:style-name="T650">: indicatif.présent.3S)</text:span></text:span></text:p>
      <text:p text:style-name="P112"/>
      <text:p text:style-name="P118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245"><text:span text:style-name="texte_20_par_20_défaut"><text:span text:style-name="T310">•</text:span></text:span> <text:span text:style-name="exemple"><text:span text:style-name="T392">Le </text:span></text:span><text:span text:style-name="exemple"><text:span text:style-name="T858">facteur</text:span></text:span><text:span text:style-name="T392"><text:tab/><text:tab/><text:tab/><text:tab/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48"><text:span text:style-name="texte_20_par_20_défaut"><text:span text:style-name="T384">•</text:span></text:span><text:span text:style-name="exemple"><text:span text:style-name="T478"> </text:span></text:span><text:span text:style-name="exemple"><text:span text:style-name="T506">travaille</text:span></text:span><text:span text:style-name="exemple"><text:span text:style-name="T505"><text:tab/><text:tab/><text:tab/><text:tab/></text:span></text:span><text:span text:style-name="texte_20_par_20_défaut"><text:span text:style-name="T40">:<text:tab/></text:span></text:span><text:span text:style-name="texte_20_par_20_défaut"><text:span text:style-name="T770">groupe verbal</text:span></text:span></text:p>
      <text:p text:style-name="P319"><text:span text:style-name="texte_20_par_20_défaut"/></text:p>
      <text:p text:style-name="P112"><text:span text:style-name="texte_20_par_20_défaut"><text:span text:style-name="T623">Analyse des fonctions</text:span></text:span></text:p>
      <text:p text:style-name="P308"><text:span text:style-name="texte_20_par_20_défaut"><text:span text:style-name="T310">•</text:span></text:span> <text:span text:style-name="exemple"><text:span text:style-name="T478">Le facteur</text:span></text:span><text:tab/><text:tab/><text:tab/><text:tab/><text:span text:style-name="texte_20_par_20_défaut">:<text:tab/>sujet de </text:span><text:span text:style-name="exemple"><text:span text:style-name="T478">travaille</text:span></text:span></text:p>
      <text:p text:style-name="P397"><text:span text:style-name="texte_20_par_20_défaut"><text:span text:style-name="T384">•</text:span></text:span><text:span text:style-name="exemple"><text:span text:style-name="T478"> </text:span></text:span><text:span text:style-name="exemple"><text:span text:style-name="T537">travaille</text:span></text:span><text:span text:style-name="exemple"><text:span text:style-name="T478"><text:tab/><text:tab/><text:tab/><text:tab/></text:span></text:span><text:span text:style-name="texte_20_par_20_défaut"><text:span text:style-name="T38">:<text:tab/></text:span></text:span><text:span text:style-name="texte_20_par_20_défaut">prédicat </text:span><text:span text:style-name="texte_20_par_20_défaut"><text:span text:style-name="T936">du sujet </text:span></text:span><text:span text:style-name="exemple"><text:span text:style-name="T936">Le facteur</text:span></text:span></text:p>
      <text:p text:style-name="P200"/>
      <text:p text:style-name="P13"><text:span text:style-name="texte_20_par_20_défaut">Analyse des propositions</text:span></text:p>
      <text:p text:style-name="P227"><text:span text:style-name="texte_20_par_20_défaut">La phrase contient une seule proposition : il s’agit par conséquent d’une phrase simple.</text:span></text:p>
      <text:p text:style-name="P374"><text:span text:style-name="texte_20_par_20_défaut"><text:span text:style-name="T920">L’unique proposition est une proposition indépendante.</text:span></text:span></text:p>
      <text:p text:style-name="P112"/>
      <text:p text:style-name="P112"><text:span text:style-name="texte_20_par_20_défaut"><text:span text:style-name="T623">Analyse du type et de la forme de la phrase</text:span></text:span></text:p>
      <text:p text:style-name="P227"><text:span text:style-name="texte_20_par_20_défaut">La phrase est de type déclaratif et n’a pas de forme particulière.</text:span></text:p>
      <text:p text:style-name="P112"><text:span text:style-name="titre_20_avec_20_numéro"/></text:p>
      <text:p text:style-name="P429"><text:span text:style-name="titre_20_avec_20_numéro"><text:s/>B.002 </text:span></text:p>
      <text:p text:style-name="P66"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3"/>
      <text:p text:style-name="P39"><text:span text:style-name="phrase_20_analysée_20__28_gros_20_caractère_29_">Le </text:span><text:span text:style-name="phrase_20_analysée_20__28_gros_20_caractère_29_"><text:span text:style-name="T613">facteur </text:span></text:span><text:span text:style-name="phrase_20_analysée_20__28_gros_20_caractère_29_"><text:span text:style-name="T614">distribue le courrier</text:span></text:span><text:span text:style-name="phrase_20_analysée_20__28_gros_20_caractère_29_"><text:span text:style-name="T613">.</text:span></text:span></text:p>
      <text:p text:style-name="P113"/>
      <text:p text:style-name="P113"/>
      <text:p text:style-name="P113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28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09"><text:span text:style-name="texte_20_par_20_défaut"><text:span text:style-name="T310">•</text:span></text:span> <text:span text:style-name="exemple"><text:span text:style-name="T477">facteur</text:span></text:span><text:span text:style-name="T392"><text:tab/><text:tab/><text:tab/><text:tab/></text:span><text:span text:style-name="texte_20_par_20_défaut"><text:span text:style-name="T392">:<text:tab/>nom commun</text:span></text:span></text:p>
      <text:p text:style-name="P309"><text:span text:style-name="texte_20_par_20_défaut"><text:span text:style-name="T310">•</text:span></text:span> <text:span text:style-name="exemple"><text:span text:style-name="T479">distribue</text:span></text:span><text:span text:style-name="T393"><text:tab/><text:tab/><text:tab/><text:tab/></text:span><text:span text:style-name="texte_20_par_20_défaut"><text:span text:style-name="T393">:<text:tab/>verbe </text:span></text:span><text:span text:style-name="texte_20_par_20_défaut"><text:span text:style-name="T650">(</text:span></text:span><text:span text:style-name="texte_20_par_20_défaut"><text:span text:style-name="T753">distribuer</text:span></text:span><text:span text:style-name="texte_20_par_20_défaut"><text:span text:style-name="T752"> </text:span></text:span><text:span text:style-name="texte_20_par_20_défaut"><text:span text:style-name="T650">: indicatif.présent.3S)</text:span></text:span></text:p>
      <text:p text:style-name="P229"><text:span text:style-name="texte_20_par_20_défaut"><text:span text:style-name="T310">•</text:span></text:span> <text:span text:style-name="exemple"><text:span text:style-name="T849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10"><text:span text:style-name="texte_20_par_20_défaut"><text:span text:style-name="T310">•</text:span></text:span><text:span text:style-name="texte_20_par_20_défaut"> </text:span><text:span text:style-name="exemple"><text:span text:style-name="T480">courrier</text:span></text:span><text:span text:style-name="texte_20_par_20_défaut"><text:span text:style-name="T392"><text:tab/><text:tab/><text:tab/><text:tab/>:<text:tab/>nom commun</text:span></text:span></text:p>
      <text:p text:style-name="P113"/>
      <text:p text:style-name="P442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0"><text:span text:style-name="texte_20_par_20_défaut"><text:span text:style-name="T310">•</text:span></text:span> <text:span text:style-name="exemple"><text:span text:style-name="T392">Le </text:span></text:span><text:span text:style-name="exemple"><text:span text:style-name="T858">facteur</text:span></text:span><text:span text:style-name="T392"><text:tab/><text:tab/><text:tab/><text:tab/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48"><text:span text:style-name="texte_20_par_20_défaut"><text:span text:style-name="T384">•</text:span></text:span><text:span text:style-name="exemple"><text:span text:style-name="T478"> </text:span></text:span><text:span text:style-name="exemple"><text:span text:style-name="T507">distribue le courrier</text:span></text:span><text:span text:style-name="exemple"><text:span text:style-name="T505"><text:tab/><text:tab/><text:tab/></text:span></text:span><text:span text:style-name="texte_20_par_20_défaut"><text:span text:style-name="T858">:<text:tab/>groupe verbal</text:span></text:span></text:p>
      <text:p text:style-name="P533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859">le</text:span></text:span><text:span text:style-name="exemple"><text:span text:style-name="T392"> </text:span></text:span><text:span text:style-name="exemple"><text:span text:style-name="T493">courrier</text:span></text:span><text:span text:style-name="texte_20_par_20_défaut"><text:span text:style-name="T759"><text:tab/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320"><text:span text:style-name="texte_20_par_20_défaut"><text:span text:style-name="T763"/></text:span></text:p>
      <text:p text:style-name="P113"><text:span text:style-name="texte_20_par_20_défaut"><text:span text:style-name="T623">Analyse des fonctions</text:span></text:span></text:p>
      <text:p text:style-name="P309"><text:span text:style-name="texte_20_par_20_défaut"><text:span text:style-name="T310">•</text:span></text:span> <text:span text:style-name="exemple"><text:span text:style-name="T478">Le facteur</text:span></text:span><text:tab/><text:tab/><text:tab/><text:tab/><text:span text:style-name="texte_20_par_20_défaut">:<text:tab/>sujet de </text:span><text:span text:style-name="exemple"><text:span text:style-name="T481">distribue</text:span></text:span></text:p>
      <text:p text:style-name="P397"><text:span text:style-name="texte_20_par_20_défaut"><text:span text:style-name="T384">•</text:span></text:span><text:span text:style-name="exemple"><text:span text:style-name="T478"> </text:span></text:span><text:span text:style-name="exemple"><text:span text:style-name="T537">distribue </text:span></text:span><text:span text:style-name="exemple"><text:span text:style-name="T481">le courrier</text:span></text:span><text:span text:style-name="exemple"><text:span text:style-name="T478"><text:tab/><text:tab/><text:tab/></text:span></text:span><text:span text:style-name="texte_20_par_20_défaut"><text:span text:style-name="T38">:<text:tab/></text:span></text:span><text:span text:style-name="texte_20_par_20_défaut"><text:span text:style-name="T55">prédicat </text:span></text:span><text:span text:style-name="texte_20_par_20_défaut"><text:span text:style-name="T56">du sujet </text:span></text:span><text:span text:style-name="exemple"><text:span text:style-name="T936">Le facteur</text:span></text:span></text:p>
      <text:p text:style-name="P311"><text:span text:style-name="texte_20_par_20_défaut"><text:span text:style-name="T384"><text:tab/>•</text:span></text:span><text:span text:style-name="exemple"><text:span text:style-name="T478"> </text:span></text:span><text:span text:style-name="exemple"><text:span text:style-name="T481">le courrier</text:span></text:span><text:span text:style-name="exemple"><text:span text:style-name="T478"><text:tab/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COD de </text:span><text:span text:style-name="exemple"><text:span text:style-name="T481">distribue</text:span></text:span></text:p>
      <text:p text:style-name="P201"/>
      <text:p text:style-name="P14"><text:span text:style-name="texte_20_par_20_défaut">Analyse des propositions</text:span></text:p>
      <text:p text:style-name="P228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13"><text:span text:style-name="texte_20_par_20_défaut"><text:span text:style-name="T623">Analyse du type et de la forme de la phrase</text:span></text:span></text:p>
      <text:p text:style-name="P309"><text:span text:style-name="texte_20_par_20_défaut">La phrase est de type déclaratif et n’a pas de forme particulière.</text:span></text:p>
      <text:p text:style-name="P430"><text:span text:style-name="titre_20_avec_20_numéro"><text:s/>B.003 </text:span></text:p>
      <text:p text:style-name="P66"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4"/>
      <text:p text:style-name="P40"><text:span text:style-name="phrase_20_analysée_20__28_gros_20_caractère_29_">Le </text:span><text:span text:style-name="phrase_20_analysée_20__28_gros_20_caractère_29_"><text:span text:style-name="T613">facteur </text:span></text:span><text:span text:style-name="phrase_20_analysée_20__28_gros_20_caractère_29_"><text:span text:style-name="T615">parle à sa collègue.</text:span></text:span></text:p>
      <text:p text:style-name="P114"/>
      <text:p text:style-name="P114"/>
      <text:p text:style-name="P114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30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12"><text:span text:style-name="texte_20_par_20_défaut"><text:span text:style-name="T310">•</text:span></text:span> <text:span text:style-name="exemple"><text:span text:style-name="T477">facteur</text:span></text:span><text:span text:style-name="T392"><text:tab/><text:tab/><text:tab/><text:tab/></text:span><text:span text:style-name="texte_20_par_20_défaut"><text:span text:style-name="T392">:<text:tab/>nom commun</text:span></text:span></text:p>
      <text:p text:style-name="P312"><text:span text:style-name="texte_20_par_20_défaut"><text:span text:style-name="T310">•</text:span></text:span> <text:span text:style-name="exemple"><text:span text:style-name="T482">parle</text:span></text:span><text:span text:style-name="T393"><text:tab/><text:tab/><text:tab/><text:tab/><text:tab/></text:span><text:span text:style-name="texte_20_par_20_défaut"><text:span text:style-name="T393">:<text:tab/>verbe </text:span></text:span><text:span text:style-name="texte_20_par_20_défaut"><text:span text:style-name="T650">(</text:span></text:span><text:span text:style-name="texte_20_par_20_défaut"><text:span text:style-name="T754">parler</text:span></text:span><text:span text:style-name="texte_20_par_20_défaut"><text:span text:style-name="T752"> </text:span></text:span><text:span text:style-name="texte_20_par_20_défaut"><text:span text:style-name="T650">: indicatif.présent.3S)</text:span></text:span></text:p>
      <text:p text:style-name="P231"><text:span text:style-name="texte_20_par_20_défaut"><text:span text:style-name="T310">•</text:span></text:span><text:span text:style-name="texte_20_par_20_défaut"> </text:span><text:span text:style-name="exemple"><text:span text:style-name="T851">à</text:span></text:span><text:span text:style-name="texte_20_par_20_défaut"><text:span text:style-name="T392"> <text:tab/><text:tab/><text:tab/><text:tab/><text:tab/>:<text:tab/></text:span></text:span><text:span text:style-name="texte_20_par_20_défaut"><text:span text:style-name="T851">p</text:span></text:span><text:span text:style-name="texte_20_par_20_défaut"><text:span text:style-name="T755">réposition</text:span></text:span></text:p>
      <text:p text:style-name="P230"><text:span text:style-name="texte_20_par_20_défaut"><text:span text:style-name="T310">•</text:span></text:span> <text:span text:style-name="exemple"><text:span text:style-name="T850">sa</text:span></text:span><text:span text:style-name="T392"> <text:tab/><text:tab/><text:tab/><text:tab/><text:tab/></text:span><text:span text:style-name="texte_20_par_20_défaut"><text:span text:style-name="T392">:<text:tab/></text:span></text:span><text:span text:style-name="texte_20_par_20_défaut"><text:span text:style-name="T850">d</text:span></text:span><text:span text:style-name="texte_20_par_20_défaut"><text:span text:style-name="T754">éterminant possessif</text:span></text:span></text:p>
      <text:p text:style-name="P312"><text:span text:style-name="texte_20_par_20_défaut"><text:span text:style-name="T310">•</text:span></text:span><text:span text:style-name="texte_20_par_20_défaut"> </text:span><text:span text:style-name="exemple"><text:span text:style-name="T482">collègue</text:span></text:span><text:span text:style-name="texte_20_par_20_défaut"><text:span text:style-name="T392"><text:tab/><text:tab/><text:tab/><text:tab/>:<text:tab/>nom commun</text:span></text:span></text:p>
      <text:p text:style-name="P312"><text:span text:style-name="texte_20_par_20_défaut"/></text:p>
      <text:p text:style-name="P443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1"><text:span text:style-name="texte_20_par_20_défaut"><text:span text:style-name="T310">•</text:span></text:span> <text:span text:style-name="exemple"><text:span text:style-name="T392">Le </text:span></text:span><text:span text:style-name="exemple"><text:span text:style-name="T858">facteur</text:span></text:span><text:span text:style-name="T392"><text:tab/><text:tab/><text:tab/><text:tab/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78"><text:span text:style-name="texte_20_par_20_défaut"><text:span text:style-name="T384">•</text:span></text:span><text:span text:style-name="exemple"><text:span text:style-name="T478"> </text:span></text:span><text:span text:style-name="exemple"><text:span text:style-name="T508">parle à sa collègue</text:span></text:span><text:span text:style-name="exemple"><text:span text:style-name="T505"><text:tab/><text:tab/><text:tab/></text:span></text:span><text:span text:style-name="texte_20_par_20_défaut"><text:span text:style-name="T44">:</text:span></text:span><text:span text:style-name="texte_20_par_20_défaut"><text:span text:style-name="T39"><text:tab/></text:span></text:span><text:span text:style-name="texte_20_par_20_défaut"><text:span text:style-name="T44">groupe verbal</text:span></text:span></text:p>
      <text:p text:style-name="P321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860">à sa collègue</text:span></text:span><text:span text:style-name="texte_20_par_20_défaut"><text:span text:style-name="T759"><text:tab/><text:tab/><text:tab/></text:span></text:span><text:span text:style-name="texte_20_par_20_défaut"><text:span text:style-name="T392">:<text:tab/></text:span></text:span><text:span text:style-name="texte_20_par_20_défaut"><text:span text:style-name="T763">groupe nominal </text:span></text:span><text:span text:style-name="texte_20_par_20_défaut"><text:span text:style-name="T764">prépositionnel</text:span></text:span></text:p>
      <text:p text:style-name="P114"/>
      <text:p text:style-name="P114"><text:span text:style-name="texte_20_par_20_défaut"><text:span text:style-name="T623">Analyse des fonctions</text:span></text:span></text:p>
      <text:p text:style-name="P312"><text:span text:style-name="texte_20_par_20_défaut"><text:span text:style-name="T310">•</text:span></text:span> <text:span text:style-name="exemple"><text:span text:style-name="T478">Le facteur</text:span></text:span><text:tab/><text:tab/><text:tab/><text:tab/><text:span text:style-name="texte_20_par_20_défaut">:<text:tab/>sujet de </text:span><text:span text:style-name="exemple"><text:span text:style-name="T483">parle</text:span></text:span></text:p>
      <text:p text:style-name="P397"><text:span text:style-name="texte_20_par_20_défaut"><text:span text:style-name="T384">•</text:span></text:span><text:span text:style-name="exemple"><text:span text:style-name="T478"> </text:span></text:span><text:span text:style-name="exemple"><text:span text:style-name="T537">parle </text:span></text:span><text:span text:style-name="exemple"><text:span text:style-name="T483">à sa collègue</text:span></text:span><text:span text:style-name="exemple"><text:span text:style-name="T478"><text:tab/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<text:span text:style-name="T55">prédicat </text:span></text:span><text:span text:style-name="texte_20_par_20_défaut"><text:span text:style-name="T56">du sujet </text:span></text:span><text:span text:style-name="exemple"><text:span text:style-name="T936">Le facteur</text:span></text:span></text:p>
      <text:p text:style-name="P202"/>
      <text:p text:style-name="P15"><text:span text:style-name="texte_20_par_20_défaut">Analyse des propositions</text:span></text:p>
      <text:p text:style-name="P230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14"><text:span text:style-name="texte_20_par_20_défaut"><text:span text:style-name="T623">Analyse du type et de la forme de la phrase</text:span></text:span></text:p>
      <text:p text:style-name="P312"><text:span text:style-name="texte_20_par_20_défaut">La phrase est de type déclaratif et n’a pas de forme particulière.</text:span></text:p>
      <text:p text:style-name="P431"><text:span text:style-name="titre_20_avec_20_numéro"><text:s/>B.004 </text:span></text:p>
      <text:p text:style-name="P67"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5"/>
      <text:p text:style-name="P41"><text:span text:style-name="phrase_20_analysée_20__28_gros_20_caractère_29_">Le </text:span><text:span text:style-name="phrase_20_analysée_20__28_gros_20_caractère_29_"><text:span text:style-name="T613">facteur </text:span></text:span><text:span text:style-name="phrase_20_analysée_20__28_gros_20_caractère_29_"><text:span text:style-name="T616">donne une lettre à sa voisine.</text:span></text:span></text:p>
      <text:p text:style-name="P115"/>
      <text:p text:style-name="P115"/>
      <text:p text:style-name="P115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32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13"><text:span text:style-name="texte_20_par_20_défaut"><text:span text:style-name="T310">•</text:span></text:span> <text:span text:style-name="exemple"><text:span text:style-name="T477">facteur</text:span></text:span><text:span text:style-name="T392"><text:tab/><text:tab/><text:tab/><text:tab/></text:span><text:span text:style-name="texte_20_par_20_défaut"><text:span text:style-name="T392">:<text:tab/>nom commun</text:span></text:span></text:p>
      <text:p text:style-name="P313"><text:span text:style-name="texte_20_par_20_défaut"><text:span text:style-name="T310">•</text:span></text:span> <text:span text:style-name="exemple"><text:span text:style-name="T484">donne</text:span></text:span><text:span text:style-name="T393"><text:tab/><text:tab/><text:tab/><text:tab/></text:span><text:span text:style-name="texte_20_par_20_défaut"><text:span text:style-name="T393">:<text:tab/>verbe </text:span></text:span><text:span text:style-name="texte_20_par_20_défaut"><text:span text:style-name="T650">(</text:span></text:span><text:span text:style-name="texte_20_par_20_défaut"><text:span text:style-name="T756">donner</text:span></text:span><text:span text:style-name="texte_20_par_20_défaut"><text:span text:style-name="T752"> </text:span></text:span><text:span text:style-name="texte_20_par_20_défaut"><text:span text:style-name="T650">: indicatif.présent.3S)</text:span></text:span></text:p>
      <text:p text:style-name="P233"><text:span text:style-name="texte_20_par_20_défaut"><text:span text:style-name="T310">•</text:span></text:span> <text:span text:style-name="exemple"><text:span text:style-name="T853">une</text:span></text:span><text:span text:style-name="T392"> <text:tab/><text:tab/><text:tab/><text:tab/><text:tab/></text:span><text:span text:style-name="texte_20_par_20_défaut"><text:span text:style-name="T392">:<text:tab/>article </text:span></text:span><text:span text:style-name="texte_20_par_20_défaut"><text:span text:style-name="T853">in</text:span></text:span><text:span text:style-name="texte_20_par_20_défaut"><text:span text:style-name="T392">défini</text:span></text:span></text:p>
      <text:p text:style-name="P314"><text:span text:style-name="texte_20_par_20_défaut"><text:span text:style-name="T310">•</text:span></text:span><text:span text:style-name="texte_20_par_20_défaut"> </text:span><text:span text:style-name="exemple"><text:span text:style-name="T486">lettre<text:tab/></text:span></text:span><text:span text:style-name="texte_20_par_20_défaut"><text:span text:style-name="T392"><text:tab/><text:tab/><text:tab/><text:tab/>:<text:tab/>nom commun</text:span></text:span></text:p>
      <text:p text:style-name="P232"><text:span text:style-name="texte_20_par_20_défaut"><text:span text:style-name="T310">•</text:span></text:span><text:span text:style-name="texte_20_par_20_défaut"> </text:span><text:span text:style-name="exemple"><text:span text:style-name="T851">à</text:span></text:span><text:span text:style-name="texte_20_par_20_défaut"><text:span text:style-name="T392"> <text:tab/><text:tab/><text:tab/><text:tab/><text:tab/>:<text:tab/></text:span></text:span><text:span text:style-name="texte_20_par_20_défaut"><text:span text:style-name="T851">p</text:span></text:span><text:span text:style-name="texte_20_par_20_défaut"><text:span text:style-name="T755">réposition</text:span></text:span></text:p>
      <text:p text:style-name="P232"><text:span text:style-name="texte_20_par_20_défaut"><text:span text:style-name="T310">•</text:span></text:span> <text:span text:style-name="exemple"><text:span text:style-name="T850">sa</text:span></text:span><text:span text:style-name="T392"> <text:tab/><text:tab/><text:tab/><text:tab/><text:tab/></text:span><text:span text:style-name="texte_20_par_20_défaut"><text:span text:style-name="T392">:<text:tab/></text:span></text:span><text:span text:style-name="texte_20_par_20_défaut"><text:span text:style-name="T850">d</text:span></text:span><text:span text:style-name="texte_20_par_20_défaut"><text:span text:style-name="T754">éterminant possessif</text:span></text:span></text:p>
      <text:p text:style-name="P313"><text:span text:style-name="texte_20_par_20_défaut"><text:span text:style-name="T310">•</text:span></text:span><text:span text:style-name="texte_20_par_20_défaut"> </text:span><text:span text:style-name="exemple"><text:span text:style-name="T485">voisine</text:span></text:span><text:span text:style-name="texte_20_par_20_défaut"><text:span text:style-name="T392"><text:tab/><text:tab/><text:tab/><text:tab/>:<text:tab/>nom commun</text:span></text:span></text:p>
      <text:p text:style-name="P313"><text:span text:style-name="texte_20_par_20_défaut"/></text:p>
      <text:p text:style-name="P455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4"><text:span text:style-name="texte_20_par_20_défaut"><text:span text:style-name="T310">•</text:span></text:span> <text:span text:style-name="exemple"><text:span text:style-name="T392">Le </text:span></text:span><text:span text:style-name="exemple"><text:span text:style-name="T858">facteur</text:span></text:span><text:span text:style-name="T392"><text:tab/><text:tab/><text:tab/><text:tab/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78"><text:span text:style-name="texte_20_par_20_défaut"><text:span text:style-name="T384">•</text:span></text:span><text:span text:style-name="exemple"><text:span text:style-name="T478"> </text:span></text:span><text:span text:style-name="exemple"><text:span text:style-name="T509">donne une lettre à sa voisine</text:span></text:span><text:span text:style-name="exemple"><text:span text:style-name="T505"><text:tab/></text:span></text:span><text:span text:style-name="texte_20_par_20_défaut"><text:span text:style-name="T44">:</text:span></text:span><text:span text:style-name="texte_20_par_20_défaut"><text:span text:style-name="T39"><text:tab/></text:span></text:span><text:span text:style-name="texte_20_par_20_défaut"><text:span text:style-name="T44">groupe verbal</text:span></text:span></text:p>
      <text:p text:style-name="P334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494">une lettre</text:span></text:span><text:span text:style-name="texte_20_par_20_défaut"><text:span text:style-name="T759"><text:tab/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334"><text:span text:style-name="texte_20_par_20_défaut"><text:span text:style-name="T384"><text:tab/>•</text:span></text:span><text:span text:style-name="texte_20_par_20_défaut"><text:span text:style-name="T765"> </text:span></text:span><text:span text:style-name="exemple"><text:span text:style-name="T860">à sa </text:span></text:span><text:span text:style-name="exemple"><text:span text:style-name="T494">voisine<text:tab/></text:span></text:span><text:span text:style-name="texte_20_par_20_défaut"><text:span text:style-name="T766"><text:tab/><text:tab/></text:span></text:span><text:span text:style-name="texte_20_par_20_défaut">:</text:span><text:span text:style-name="texte_20_par_20_défaut"><text:span text:style-name="T40"><text:tab/></text:span></text:span><text:span text:style-name="texte_20_par_20_défaut">groupe nominal prépositionnel</text:span></text:p>
      <text:p text:style-name="P115"/>
      <text:p text:style-name="P115"><text:span text:style-name="texte_20_par_20_défaut"><text:span text:style-name="T623">Analyse des fonctions</text:span></text:span></text:p>
      <text:p text:style-name="P313"><text:span text:style-name="texte_20_par_20_défaut"><text:span text:style-name="T310">•</text:span></text:span> <text:span text:style-name="exemple"><text:span text:style-name="T478">Le facteur</text:span></text:span><text:tab/><text:tab/><text:tab/><text:tab/><text:span text:style-name="texte_20_par_20_défaut">:<text:tab/>sujet de </text:span><text:span text:style-name="exemple"><text:span text:style-name="T485">donne</text:span></text:span></text:p>
      <text:p text:style-name="P278"><text:span text:style-name="texte_20_par_20_défaut"><text:span text:style-name="T384">•</text:span></text:span><text:span text:style-name="exemple"><text:span text:style-name="T478"> </text:span></text:span><text:span text:style-name="exemple"><text:span text:style-name="T509">donne une lettre à sa voisine</text:span></text:span><text:span text:style-name="exemple"><text:span text:style-name="T505"><text:tab/></text:span></text:span><text:span text:style-name="texte_20_par_20_défaut"><text:span text:style-name="T44">:</text:span></text:span><text:span text:style-name="texte_20_par_20_défaut"><text:span text:style-name="T39"><text:tab/></text:span></text:span><text:span text:style-name="texte_20_par_20_défaut"><text:span text:style-name="T747">prédicat ayant pour sujet </text:span></text:span><text:span text:style-name="exemple"><text:span text:style-name="T900">Le facteur</text:span></text:span></text:p>
      <text:p text:style-name="P315"><text:span text:style-name="texte_20_par_20_défaut"><text:span text:style-name="T384"><text:tab/>•</text:span></text:span><text:span text:style-name="exemple"><text:span text:style-name="T478"> </text:span></text:span><text:span text:style-name="exemple"><text:span text:style-name="T487">une lettre</text:span></text:span><text:span text:style-name="exemple"><text:span text:style-name="T478"><text:tab/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COD de </text:span><text:span text:style-name="exemple"><text:span text:style-name="T485">donne</text:span></text:span></text:p>
      <text:p text:style-name="P313"><text:span text:style-name="texte_20_par_20_défaut"><text:span text:style-name="T384"><text:tab/>•</text:span></text:span><text:span text:style-name="exemple"><text:span text:style-name="T478"> </text:span></text:span><text:span text:style-name="exemple"><text:span text:style-name="T483">à sa </text:span></text:span><text:span text:style-name="exemple"><text:span text:style-name="T485">voisine</text:span></text:span><text:span text:style-name="exemple"><text:span text:style-name="T478"><text:tab/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CO</text:span><text:span text:style-name="texte_20_par_20_défaut"><text:span text:style-name="T852">I</text:span></text:span><text:span text:style-name="texte_20_par_20_défaut"> de </text:span><text:span text:style-name="exemple"><text:span text:style-name="T485">donne</text:span></text:span></text:p>
      <text:p text:style-name="P203"/>
      <text:p text:style-name="P16"><text:span text:style-name="texte_20_par_20_défaut">Analyse des propositions</text:span></text:p>
      <text:p text:style-name="P232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15"><text:span text:style-name="texte_20_par_20_défaut"><text:span text:style-name="T623">Analyse du type et de la forme de la phrase</text:span></text:span></text:p>
      <text:p text:style-name="P313"><text:span text:style-name="texte_20_par_20_défaut">La phrase est de type déclaratif et n’a pas de forme particulière.</text:span></text:p>
      <text:p text:style-name="P432"><text:span text:style-name="titre_20_avec_20_numéro"><text:s/>B.005 </text:span></text:p>
      <text:p text:style-name="P68"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74">2.</text:span></text:span><text:span text:style-name="référence"><text:span text:style-name="T176">3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76">85</text:span></text:span><text:span text:style-name="référence"><text:span text:style-name="T167">)</text:span></text:span></text:p>
      <text:p text:style-name="P116"/>
      <text:p text:style-name="P42"><text:span text:style-name="phrase_20_analysée_20__28_gros_20_caractère_29_">Le </text:span><text:span text:style-name="phrase_20_analysée_20__28_gros_20_caractère_29_"><text:span text:style-name="T613">facteur </text:span></text:span><text:span text:style-name="phrase_20_analysée_20__28_gros_20_caractère_29_"><text:span text:style-name="T617">parle de ses vacances à sa collègue.</text:span></text:span></text:p>
      <text:p text:style-name="P116"/>
      <text:p text:style-name="P116"/>
      <text:p text:style-name="P11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25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316"><text:span text:style-name="texte_20_par_20_défaut"><text:span text:style-name="T310">•</text:span></text:span> <text:span text:style-name="exemple"><text:span text:style-name="T477">facteur</text:span></text:span><text:span text:style-name="T392"><text:tab/><text:tab/><text:tab/><text:tab/></text:span><text:span text:style-name="texte_20_par_20_défaut"><text:span text:style-name="T392">:<text:tab/>nom commun</text:span></text:span></text:p>
      <text:p text:style-name="P316"><text:span text:style-name="texte_20_par_20_défaut"><text:span text:style-name="T310">•</text:span></text:span> <text:span text:style-name="exemple"><text:span text:style-name="T488">parle<text:tab/></text:span></text:span><text:span text:style-name="T393"><text:tab/><text:tab/><text:tab/><text:tab/></text:span><text:span text:style-name="texte_20_par_20_défaut"><text:span text:style-name="T393">:<text:tab/>verbe </text:span></text:span><text:span text:style-name="texte_20_par_20_défaut"><text:span text:style-name="T650">(</text:span></text:span><text:span text:style-name="texte_20_par_20_défaut"><text:span text:style-name="T757">parler</text:span></text:span><text:span text:style-name="texte_20_par_20_défaut"><text:span text:style-name="T752"> </text:span></text:span><text:span text:style-name="texte_20_par_20_défaut"><text:span text:style-name="T650">: indicatif.présent.3S)</text:span></text:span></text:p>
      <text:p text:style-name="P225"><text:span text:style-name="texte_20_par_20_défaut"><text:span text:style-name="T310">•</text:span></text:span> <text:span text:style-name="exemple"><text:span text:style-name="T489">de</text:span></text:span><text:span text:style-name="T392"> <text:tab/><text:tab/><text:tab/><text:tab/><text:tab/></text:span><text:span text:style-name="texte_20_par_20_défaut"><text:span text:style-name="T392">:<text:tab/></text:span></text:span><text:span text:style-name="texte_20_par_20_défaut"><text:span text:style-name="T758">préposition</text:span></text:span></text:p>
      <text:p text:style-name="P234"><text:span text:style-name="texte_20_par_20_défaut"><text:span text:style-name="T310">•</text:span></text:span><text:span text:style-name="texte_20_par_20_défaut"><text:span text:style-name="T758"> </text:span></text:span><text:span text:style-name="exemple"><text:span text:style-name="T489">ses</text:span></text:span><text:span text:style-name="texte_20_par_20_défaut"><text:span text:style-name="T759"> <text:tab/><text:tab/><text:tab/><text:tab/><text:tab/></text:span></text:span><text:span text:style-name="texte_20_par_20_défaut"><text:span text:style-name="T392">:<text:tab/></text:span></text:span><text:span text:style-name="texte_20_par_20_défaut"><text:span text:style-name="T855">d</text:span></text:span><text:span text:style-name="texte_20_par_20_défaut"><text:span text:style-name="T758">éterminant possessif</text:span></text:span></text:p>
      <text:p text:style-name="P316"><text:span text:style-name="texte_20_par_20_défaut"><text:span text:style-name="T310">•</text:span></text:span><text:span text:style-name="texte_20_par_20_défaut"> </text:span><text:span text:style-name="exemple"><text:span text:style-name="T489">vacances</text:span></text:span><text:span text:style-name="texte_20_par_20_défaut"><text:span text:style-name="T392"><text:tab/><text:tab/><text:tab/><text:tab/>:<text:tab/>nom commun</text:span></text:span></text:p>
      <text:p text:style-name="P225"><text:span text:style-name="texte_20_par_20_défaut"><text:span text:style-name="T310">•</text:span></text:span><text:span text:style-name="texte_20_par_20_défaut"> </text:span><text:span text:style-name="exemple"><text:span text:style-name="T851">à</text:span></text:span><text:span text:style-name="texte_20_par_20_défaut"><text:span text:style-name="T392"> <text:tab/><text:tab/><text:tab/><text:tab/><text:tab/>:<text:tab/></text:span></text:span><text:span text:style-name="texte_20_par_20_défaut"><text:span text:style-name="T851">p</text:span></text:span><text:span text:style-name="texte_20_par_20_défaut"><text:span text:style-name="T755">réposition</text:span></text:span></text:p>
      <text:p text:style-name="P225"><text:span text:style-name="texte_20_par_20_défaut"><text:span text:style-name="T310">•</text:span></text:span> <text:span text:style-name="exemple"><text:span text:style-name="T850">sa</text:span></text:span><text:span text:style-name="T392"> <text:tab/><text:tab/><text:tab/><text:tab/><text:tab/></text:span><text:span text:style-name="texte_20_par_20_défaut"><text:span text:style-name="T392">:<text:tab/></text:span></text:span><text:span text:style-name="texte_20_par_20_défaut"><text:span text:style-name="T850">d</text:span></text:span><text:span text:style-name="texte_20_par_20_défaut"><text:span text:style-name="T754">éterminant possessif</text:span></text:span></text:p>
      <text:p text:style-name="P316"><text:span text:style-name="texte_20_par_20_défaut"><text:span text:style-name="T310">•</text:span></text:span><text:span text:style-name="texte_20_par_20_défaut"> </text:span><text:span text:style-name="exemple"><text:span text:style-name="T488">collègue</text:span></text:span><text:span text:style-name="texte_20_par_20_défaut"><text:span text:style-name="T392"><text:tab/><text:tab/><text:tab/><text:tab/>:<text:tab/>nom commun</text:span></text:span></text:p>
      <text:p text:style-name="P322"><text:span text:style-name="exemple"><text:span text:style-name="T485"/></text:span></text:p>
      <text:p text:style-name="P444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2"><text:span text:style-name="texte_20_par_20_défaut"><text:span text:style-name="T310">•</text:span></text:span> <text:span text:style-name="exemple"><text:span text:style-name="T392">Le </text:span></text:span><text:span text:style-name="exemple"><text:span text:style-name="T858">facteur</text:span></text:span><text:span text:style-name="T392"><text:tab/><text:tab/><text:tab/><text:tab/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535"><text:span text:style-name="texte_20_par_20_défaut"><text:span text:style-name="T384">•</text:span></text:span><text:span text:style-name="exemple"><text:span text:style-name="T488"> </text:span></text:span><text:span text:style-name="exemple"><text:span text:style-name="T858">parle de ses vacances à sa collègue</text:span></text:span><text:span text:style-name="texte_20_par_20_défaut"><text:span text:style-name="T858">:</text:span></text:span><text:span text:style-name="texte_20_par_20_défaut"><text:span text:style-name="T41"><text:tab/></text:span></text:span><text:span text:style-name="texte_20_par_20_défaut"><text:span text:style-name="T858">groupe verbal</text:span></text:span></text:p>
      <text:p text:style-name="P322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495">de ses vacances</text:span></text:span><text:span text:style-name="texte_20_par_20_défaut"><text:span text:style-name="T759"><text:tab/><text:tab/></text:span></text:span><text:span text:style-name="texte_20_par_20_défaut"><text:span text:style-name="T392">:<text:tab/></text:span></text:span><text:span text:style-name="texte_20_par_20_défaut"><text:span text:style-name="T763">groupe nominal </text:span></text:span><text:span text:style-name="texte_20_par_20_défaut"><text:span text:style-name="T769">prépositionnel</text:span></text:span></text:p>
      <text:p text:style-name="P322"><text:span text:style-name="texte_20_par_20_défaut"><text:span text:style-name="T384"><text:tab/>•</text:span></text:span><text:span text:style-name="texte_20_par_20_défaut"><text:span text:style-name="T765"> </text:span></text:span><text:span text:style-name="exemple"><text:span text:style-name="T860">à sa </text:span></text:span><text:span text:style-name="exemple"><text:span text:style-name="T496">collègue</text:span></text:span><text:span text:style-name="exemple"><text:span text:style-name="T494"><text:tab/></text:span></text:span><text:span text:style-name="texte_20_par_20_défaut"><text:span text:style-name="T766"><text:tab/><text:tab/></text:span></text:span><text:span text:style-name="texte_20_par_20_défaut"><text:span text:style-name="T52">:</text:span></text:span><text:span text:style-name="texte_20_par_20_défaut"><text:span text:style-name="T40"><text:tab/></text:span></text:span><text:span text:style-name="texte_20_par_20_défaut">groupe nominal prépositionnel</text:span></text:p>
      <text:p text:style-name="P348"><text:span text:style-name="texte_20_par_20_défaut"/></text:p>
      <text:p text:style-name="P116"><text:span text:style-name="texte_20_par_20_défaut"><text:span text:style-name="T623">Analyse des fonctions</text:span></text:span></text:p>
      <text:p text:style-name="P316"><text:span text:style-name="texte_20_par_20_défaut"><text:span text:style-name="T310">•</text:span></text:span> <text:span text:style-name="exemple"><text:span text:style-name="T478">Le facteur</text:span></text:span><text:tab/><text:tab/><text:tab/><text:tab/><text:span text:style-name="texte_20_par_20_défaut">:<text:tab/>sujet de </text:span><text:span text:style-name="exemple"><text:span text:style-name="T488">parle</text:span></text:span></text:p>
      <text:p text:style-name="P398"><text:span text:style-name="texte_20_par_20_défaut"><text:span text:style-name="T384">•</text:span></text:span><text:span text:style-name="exemple"><text:span text:style-name="T488"> </text:span></text:span><text:span text:style-name="exemple"><text:span text:style-name="T854">parle de ses vacances à sa collègue</text:span></text:span><text:span text:style-name="texte_20_par_20_défaut">:</text:span><text:span text:style-name="texte_20_par_20_défaut"><text:span text:style-name="T41"><text:tab/></text:span></text:span><text:span text:style-name="texte_20_par_20_défaut"><text:span text:style-name="T57">prédicat du sujet </text:span></text:span><text:span text:style-name="exemple"><text:span text:style-name="T901">Le facteur</text:span></text:span></text:p>
      <text:p text:style-name="P317"><text:span text:style-name="texte_20_par_20_défaut"><text:span text:style-name="T384"><text:tab/>•</text:span></text:span><text:span text:style-name="exemple"><text:span text:style-name="T478"> </text:span></text:span><text:span text:style-name="exemple"><text:span text:style-name="T488">de ses vacances</text:span></text:span><text:span text:style-name="exemple"><text:span text:style-name="T478"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CO</text:span><text:span text:style-name="texte_20_par_20_défaut"><text:span text:style-name="T854">I</text:span></text:span><text:span text:style-name="texte_20_par_20_défaut"> de </text:span><text:span text:style-name="exemple"><text:span text:style-name="T488">parle <text:s text:c="2"/></text:span></text:span><text:span text:style-name="exemple"><text:span text:style-name="T490"><text:tab/><text:tab/><text:tab/> <text:s text:c="4"/><text:tab/> <text:s text:c="4"/></text:span></text:span><text:span text:style-name="danger"><text:span text:style-name="T663">(!</text:span></text:span><text:span text:style-name="danger"><text:span text:style-name="T662">)</text:span></text:span></text:p>
      <text:p text:style-name="P316"><text:span text:style-name="texte_20_par_20_défaut"><text:span text:style-name="T384"><text:tab/>•</text:span></text:span><text:span text:style-name="exemple"><text:span text:style-name="T478"> </text:span></text:span><text:span text:style-name="exemple"><text:span text:style-name="T483">à sa </text:span></text:span><text:span text:style-name="exemple"><text:span text:style-name="T488">collègue</text:span></text:span><text:span text:style-name="exemple"><text:span text:style-name="T478"><text:tab/><text:tab/><text:tab/></text:span></text:span><text:span text:style-name="texte_20_par_20_défaut">:</text:span><text:span text:style-name="texte_20_par_20_défaut"><text:span text:style-name="T38"><text:tab/></text:span></text:span><text:span text:style-name="texte_20_par_20_défaut">CO</text:span><text:span text:style-name="texte_20_par_20_défaut"><text:span text:style-name="T852">I</text:span></text:span><text:span text:style-name="texte_20_par_20_défaut"> de </text:span><text:span text:style-name="exemple"><text:span text:style-name="T488">parle</text:span></text:span></text:p>
      <text:p text:style-name="P204"/>
      <text:p text:style-name="P17"><text:span text:style-name="texte_20_par_20_défaut">Analyse des propositions</text:span></text:p>
      <text:p text:style-name="P225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16"><text:span text:style-name="texte_20_par_20_défaut"><text:span text:style-name="T623">Analyse du type et de la forme de la phrase</text:span></text:span></text:p>
      <text:p text:style-name="P316"><text:span text:style-name="texte_20_par_20_défaut">La phrase est de type déclaratif et n’a pas de forme particulière.</text:span></text:p>
      <text:p text:style-name="P205"><text:span text:style-name="titre_20_avec_20_numéro"><text:s/>B.006 </text:span></text:p>
      <text:p text:style-name="Standard"/>
      <text:p text:style-name="Standard"/>
      <text:p text:style-name="P33"><text:span text:style-name="phrase_20_analysée_20__28_gros_20_caractère_29_">Le lundi, il propose un </text:span><text:span text:style-name="phrase_20_analysée_20__28_gros_20_caractère_29_"><text:span text:style-name="T394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217"><text:span text:style-name="texte_20_par_20_défaut"><text:span text:style-name="T310">•</text:span></text:span> <text:span text:style-name="exemple"><text:span text:style-name="T392">Le</text:span></text:span><text:span text:style-name="T392"> <text:tab/><text:tab/><text:tab/><text:tab/><text:tab/></text:span><text:span text:style-name="texte_20_par_20_défaut"><text:span text:style-name="T392">:<text:tab/>article défini</text:span></text:span></text:p>
      <text:p text:style-name="P294"><text:span text:style-name="texte_20_par_20_défaut"><text:span text:style-name="T310">•</text:span></text:span> <text:span text:style-name="exemple"><text:span text:style-name="T392">lundi</text:span></text:span><text:span text:style-name="T392"><text:tab/><text:tab/><text:tab/><text:tab/><text:tab/></text:span><text:span text:style-name="texte_20_par_20_défaut"><text:span text:style-name="T392">:<text:tab/>nom commun</text:span></text:span></text:p>
      <text:p text:style-name="P294"><text:span text:style-name="texte_20_par_20_défaut"><text:span text:style-name="T310">•</text:span></text:span> <text:span text:style-name="exemple"><text:span text:style-name="T393">il</text:span></text:span><text:span text:style-name="T393"><text:tab/><text:tab/><text:tab/><text:tab/><text:tab/></text:span><text:span text:style-name="texte_20_par_20_défaut"><text:span text:style-name="T393">:<text:tab/>pronom personnel</text:span></text:span></text:p>
      <text:p text:style-name="P294"><text:span text:style-name="texte_20_par_20_défaut"><text:span text:style-name="T310">•</text:span></text:span> <text:span text:style-name="exemple"><text:span text:style-name="T393">propose</text:span></text:span><text:span text:style-name="T393"><text:tab/><text:tab/><text:tab/><text:tab/></text:span><text:span text:style-name="texte_20_par_20_défaut"><text:span text:style-name="T393">:<text:tab/>verbe </text:span></text:span><text:span text:style-name="texte_20_par_20_défaut"><text:span text:style-name="T650">(proposer : indicatif.présent.3S)</text:span></text:span></text:p>
      <text:p text:style-name="P294"><text:span text:style-name="texte_20_par_20_défaut"><text:span text:style-name="T310">•</text:span></text:span> <text:span text:style-name="exemple"><text:span text:style-name="T393">un</text:span></text:span><text:span text:style-name="T393"><text:tab/><text:tab/><text:tab/><text:tab/><text:tab/></text:span><text:span text:style-name="texte_20_par_20_défaut"><text:span text:style-name="T393">:<text:tab/>article indéfini</text:span></text:span></text:p>
      <text:p text:style-name="P294"><text:span text:style-name="texte_20_par_20_défaut"><text:span text:style-name="T310">•</text:span></text:span> <text:span text:style-name="exemple"><text:span text:style-name="T394">nouveau</text:span></text:span><text:span text:style-name="T394"><text:tab/><text:tab/><text:tab/><text:tab/></text:span><text:span text:style-name="texte_20_par_20_défaut"><text:span text:style-name="T394">:<text:tab/>adjectif</text:span></text:span></text:p>
      <text:p text:style-name="P294"><text:span text:style-name="texte_20_par_20_défaut"><text:span text:style-name="T310">•</text:span></text:span> <text:span text:style-name="exemple"><text:span text:style-name="T393">jeu</text:span></text:span><text:span text:style-name="T393"><text:tab/><text:tab/><text:tab/><text:tab/><text:tab/></text:span><text:span text:style-name="texte_20_par_20_défaut"><text:span text:style-name="T393">:<text:tab/>nom commun</text:span></text:span></text:p>
      <text:p text:style-name="P294"><text:span text:style-name="texte_20_par_20_défaut"><text:span text:style-name="T310">•</text:span></text:span> <text:span text:style-name="exemple"><text:span text:style-name="T395">à</text:span></text:span><text:span text:style-name="T395"><text:tab/><text:tab/><text:tab/><text:tab/><text:tab/></text:span><text:span text:style-name="texte_20_par_20_défaut"><text:span text:style-name="T395">:<text:tab/>préposition</text:span></text:span></text:p>
      <text:p text:style-name="P294"><text:span text:style-name="texte_20_par_20_défaut"><text:span text:style-name="T310">•</text:span></text:span> <text:span text:style-name="exemple"><text:span text:style-name="T395">ses</text:span></text:span><text:span text:style-name="T395"><text:tab/><text:tab/><text:tab/><text:tab/><text:tab/></text:span><text:span text:style-name="texte_20_par_20_défaut"><text:span text:style-name="T395">:<text:tab/>déterminant possessif</text:span></text:span></text:p>
      <text:p text:style-name="P294"><text:span text:style-name="texte_20_par_20_défaut"><text:span text:style-name="T310">•</text:span></text:span> <text:span text:style-name="exemple">camarades</text:span><text:tab/><text:tab/><text:tab/><text:tab/><text:span text:style-name="texte_20_par_20_défaut">:<text:tab/>nom commun</text:span></text:p>
      <text:p text:style-name="P294"><text:span text:style-name="texte_20_par_20_défaut"/></text:p>
      <text:p text:style-name="P441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3"><text:span text:style-name="texte_20_par_20_défaut"><text:span text:style-name="T389">•</text:span></text:span><text:span text:style-name="texte_20_par_20_défaut"><text:span text:style-name="T623"> </text:span></text:span><text:span text:style-name="exemple">Le lundi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37"><text:span text:style-name="texte_20_par_20_défaut"><text:span text:style-name="T384">•</text:span></text:span><text:span text:style-name="exemple"><text:span text:style-name="T488"> </text:span></text:span><text:span text:style-name="exemple">propose un nouveau jeu à <text:tab/><text:tab/></text:span><text:span text:style-name="texte_20_par_20_défaut">:<text:tab/>groupe verbal</text:span></text:p>
      <text:p text:style-name="P537"><text:span text:style-name="exemple"><text:s text:c="3"/>ses camarades <text:tab/><text:tab/><text:tab/></text:span></text:p>
      <text:p text:style-name="P323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497">un nouveau jeu</text:span></text:span><text:span text:style-name="texte_20_par_20_défaut"><text:span text:style-name="T759"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323"><text:span text:style-name="texte_20_par_20_défaut"><text:span text:style-name="T384"><text:tab/>•</text:span></text:span><text:span text:style-name="texte_20_par_20_défaut"><text:span text:style-name="T765"> </text:span></text:span><text:span text:style-name="exemple"><text:span text:style-name="T860">à s</text:span></text:span><text:span text:style-name="exemple"><text:span text:style-name="T861">es</text:span></text:span><text:span text:style-name="exemple"><text:span text:style-name="T860"> </text:span></text:span><text:span text:style-name="exemple"><text:span text:style-name="T497">camarades</text:span></text:span><text:span text:style-name="texte_20_par_20_défaut"><text:span text:style-name="T766"><text:tab/><text:tab/></text:span></text:span><text:span text:style-name="texte_20_par_20_défaut">:</text:span><text:span text:style-name="texte_20_par_20_défaut"><text:span text:style-name="T40"><text:tab/></text:span></text:span><text:span text:style-name="texte_20_par_20_défaut">groupe nominal prépositionnel</text:span></text:p>
      <text:p text:style-name="P486"><text:span text:style-name="exemple"/></text:p>
      <text:p text:style-name="Standard"><text:span text:style-name="texte_20_par_20_défaut"><text:span text:style-name="T623">Analyse des fonctions</text:span></text:span></text:p>
      <text:p text:style-name="P217"><text:span text:style-name="texte_20_par_20_défaut"><text:span text:style-name="T310">•</text:span></text:span> <text:span text:style-name="exemple">Le lundi</text:span><text:tab/><text:tab/><text:tab/><text:tab/><text:span text:style-name="texte_20_par_20_défaut">:<text:tab/>CC de temps</text:span></text:p>
      <text:p text:style-name="P294"><text:span text:style-name="texte_20_par_20_défaut"><text:span text:style-name="T31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99"><text:span text:style-name="texte_20_par_20_défaut"><text:span text:style-name="T384">•</text:span></text:span><text:span text:style-name="exemple"><text:span text:style-name="T488"> </text:span></text:span><text:span text:style-name="exemple">propose un nouveau jeu à <text:tab/><text:tab/></text:span><text:span text:style-name="texte_20_par_20_défaut">:<text:tab/></text:span><text:span text:style-name="texte_20_par_20_défaut"><text:span text:style-name="T834">prédicat du sujet </text:span></text:span><text:span text:style-name="exemple"><text:span text:style-name="T902">Le lundi</text:span></text:span></text:p>
      <text:p text:style-name="P399"><text:span text:style-name="exemple"><text:s text:c="3"/>ses camarades <text:tab/><text:tab/><text:tab/></text:span></text:p>
      <text:p text:style-name="P294"><text:span text:style-name="texte_20_par_20_défaut"><text:span text:style-name="T310"><text:tab/>•</text:span></text:span> <text:span text:style-name="exemple">un nouveau jeu<text:tab/><text:tab/></text:span><text:span text:style-name="texte_20_par_20_défaut">:<text:tab/>COD de </text:span><text:span text:style-name="exemple">propose</text:span></text:p>
      <text:p text:style-name="P351"><text:span text:style-name="texte_20_par_20_défaut"><text:span text:style-name="T310"><text:tab/>•</text:span></text:span><text:span text:style-name="exemple"> nouveau<text:tab/><text:tab/><text:tab/></text:span><text:span text:style-name="texte_20_par_20_défaut">:<text:tab/></text:span><text:span text:style-name="texte_20_par_20_défaut"><text:span text:style-name="T915">é</text:span></text:span><text:span text:style-name="texte_20_par_20_défaut"><text:span text:style-name="T814">pithète </text:span></text:span><text:span text:style-name="texte_20_par_20_défaut">de </text:span><text:span text:style-name="exemple"><text:span text:style-name="T512">jeu</text:span></text:span></text:p>
      <text:p text:style-name="P294"><text:span text:style-name="texte_20_par_20_défaut"><text:span text:style-name="T310"><text:tab/>•</text:span></text:span> <text:span text:style-name="exemple">à ses camarades<text:tab/><text:tab/></text:span><text:span text:style-name="texte_20_par_20_défaut">:<text:tab/>COI de </text:span><text:span text:style-name="exemple">propose</text:span></text:p>
      <text:p text:style-name="P199"/>
      <text:p text:style-name="P5"><text:span text:style-name="texte_20_par_20_défaut">Analyse des propositions</text:span></text:p>
      <text:p text:style-name="P217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Standard"><text:span text:style-name="texte_20_par_20_défaut"><text:span text:style-name="T623">Analyse du type et de la forme de la phrase</text:span></text:span></text:p>
      <text:p text:style-name="P21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46"><text:span text:style-name="phrase_20_analysée_20__28_gros_20_caractère_29_"><text:span text:style-name="T404">Malheureusement i</text:span></text:span><text:span text:style-name="phrase_20_analysée_20__28_gros_20_caractère_29_"><text:span text:style-name="T403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17"><text:span text:style-name="texte_20_par_20_défaut"><text:span text:style-name="T311">•</text:span></text:span><text:span text:style-name="T76"> </text:span><text:span text:style-name="exemple"><text:span text:style-name="T472">Ma</text:span></text:span><text:span text:style-name="exemple"><text:span text:style-name="T405">lheureusement<text:tab/><text:tab/><text:tab/></text:span></text:span><text:span text:style-name="texte_20_par_20_défaut"><text:span text:style-name="T79">:<text:tab/></text:span></text:span><text:span text:style-name="texte_20_par_20_défaut"><text:span text:style-name="T80">adverbe</text:span></text:span></text:p>
      <text:p text:style-name="P294"><text:span text:style-name="texte_20_par_20_défaut"><text:span text:style-name="T310">•</text:span></text:span> <text:span text:style-name="exemple"><text:span text:style-name="T393">il</text:span></text:span><text:span text:style-name="T393"><text:tab/><text:tab/><text:tab/><text:tab/><text:tab/></text:span><text:span text:style-name="texte_20_par_20_défaut"><text:span text:style-name="T393">:<text:tab/>pronom personnel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05">ne</text:span></text:span><text:span text:style-name="T81"><text:tab/><text:tab/><text:tab/><text:tab/><text:tab/></text:span><text:span text:style-name="texte_20_par_20_défaut"><text:span text:style-name="T81">:<text:tab/></text:span></text:span><text:span text:style-name="texte_20_par_20_défaut"><text:span text:style-name="T80">adverbe</text:span></text:span></text:p>
      <text:p text:style-name="P294"><text:span text:style-name="texte_20_par_20_défaut"><text:span text:style-name="T310">•</text:span></text:span><text:span text:style-name="T80"> </text:span><text:span text:style-name="exemple"><text:span text:style-name="T404">leur<text:tab/><text:tab/><text:tab/></text:span></text:span><text:span text:style-name="T393"><text:tab/><text:tab/></text:span><text:span text:style-name="texte_20_par_20_défaut"><text:span text:style-name="T393">:<text:tab/>pronom personnel</text:span></text:span></text:p>
      <text:p text:style-name="P299"><text:span text:style-name="texte_20_par_20_défaut"><text:span text:style-name="T310">•</text:span></text:span> <text:span text:style-name="exemple"><text:span text:style-name="T393">propose<text:tab/><text:tab/></text:span></text:span><text:span text:style-name="T393"><text:tab/><text:tab/></text:span><text:span text:style-name="texte_20_par_20_défaut"><text:span text:style-name="T393">:<text:tab/>verbe </text:span></text:span><text:span text:style-name="texte_20_par_20_défaut"><text:span text:style-name="T650">(proposer : indicatif.présent.3S)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06">plus</text:span></text:span><text:span text:style-name="T81"><text:tab/><text:tab/><text:tab/><text:tab/><text:tab/></text:span><text:span text:style-name="texte_20_par_20_défaut"><text:span text:style-name="T81">:<text:tab/></text:span></text:span><text:span text:style-name="texte_20_par_20_défaut"><text:span text:style-name="T82">ad</text:span></text:span><text:span text:style-name="texte_20_par_20_défaut"><text:span text:style-name="T81">verbe</text:span></text:span></text:p>
      <text:p text:style-name="P294"><text:span text:style-name="texte_20_par_20_défaut"><text:span text:style-name="T311">•</text:span></text:span><text:span text:style-name="T83"> </text:span><text:span text:style-name="exemple"><text:span text:style-name="T406">le<text:tab/></text:span></text:span><text:span text:style-name="T83"><text:tab/><text:tab/><text:tab/><text:tab/></text:span><text:span text:style-name="texte_20_par_20_défaut"><text:span text:style-name="T83">:<text:tab/></text:span></text:span><text:span text:style-name="texte_20_par_20_défaut"><text:span text:style-name="T82">article défini</text:span></text:span></text:p>
      <text:p text:style-name="P294"><text:span text:style-name="texte_20_par_20_défaut"><text:span text:style-name="T311">•</text:span></text:span><text:span text:style-name="T83"> </text:span><text:span text:style-name="exemple"><text:span text:style-name="T406">mardi<text:tab/><text:tab/><text:tab/></text:span></text:span><text:span text:style-name="T83"><text:tab/></text:span><text:span text:style-name="texte_20_par_20_défaut"><text:span text:style-name="T83">:<text:tab/></text:span></text:span><text:span text:style-name="texte_20_par_20_défaut"><text:span text:style-name="T82">nom commun</text:span></text:span></text:p>
      <text:p text:style-name="P294"><text:span text:style-name="texte_20_par_20_défaut"><text:span text:style-name="T82"/></text:span></text:p>
      <text:p text:style-name="P582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549"><text:span text:style-name="texte_20_par_20_défaut"><text:span text:style-name="T311">•</text:span></text:span><text:span text:style-name="exemple"><text:span text:style-name="T84"> </text:span></text:span><text:span text:style-name="exemple">ne leur propose plus le mardi</text:span><text:span text:style-name="exemple"><text:span text:style-name="T84"><text:tab/></text:span></text:span><text:span text:style-name="texte_20_par_20_défaut"><text:span text:style-name="T84">:<text:tab/></text:span></text:span><text:span text:style-name="texte_20_par_20_défaut"><text:span text:style-name="T100">groupe verbal</text:span></text:span></text:p>
      <text:p text:style-name="P550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71">le mardi<text:tab/>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</text:span></text:span></text:p>
      <text:p text:style-name="P579"><text:span text:style-name="texte_20_par_20_défaut"><text:span text:style-name="T672"/></text:span></text:p>
      <text:p text:style-name="P5"><text:span text:style-name="texte_20_par_20_défaut">Analyse des fonctions</text:span></text:p>
      <text:p text:style-name="P217"><text:span text:style-name="texte_20_par_20_défaut"><text:span text:style-name="T311">•</text:span></text:span><text:span text:style-name="exemple"><text:span text:style-name="T358">M</text:span></text:span><text:span text:style-name="exemple"><text:span text:style-name="T337">alheureusement</text:span></text:span><text:span text:style-name="T84"><text:tab/><text:tab/><text:tab/></text:span><text:span text:style-name="texte_20_par_20_défaut"><text:span text:style-name="T84">:<text:tab/>CC</text:span></text:span></text:p>
      <text:p text:style-name="P294"><text:span text:style-name="texte_20_par_20_défaut"><text:span text:style-name="T31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418"><text:span text:style-name="texte_20_par_20_défaut"><text:span text:style-name="T311">•</text:span></text:span><text:span text:style-name="exemple"><text:span text:style-name="T84"> </text:span></text:span><text:span text:style-name="exemple"><text:span text:style-name="T937">ne leur propose plus le mardi</text:span></text:span><text:span text:style-name="exemple"><text:span text:style-name="T84"><text:tab/></text:span></text:span><text:span text:style-name="texte_20_par_20_défaut"><text:span text:style-name="T84">:<text:tab/></text:span></text:span><text:span text:style-name="texte_20_par_20_défaut"><text:span text:style-name="T111">prédicat du sujet </text:span></text:span><text:span text:style-name="exemple"><text:span text:style-name="T231">il</text:span></text:span></text:p>
      <text:p text:style-name="P294"><text:span text:style-name="texte_20_par_20_défaut"><text:span text:style-name="T311"><text:tab/>•</text:span></text:span><text:span text:style-name="exemple"><text:span text:style-name="T84"> </text:span></text:span><text:span text:style-name="exemple"><text:span text:style-name="T211">leur</text:span></text:span><text:span text:style-name="exemple"><text:span text:style-name="T84"><text:tab/><text:tab/><text:tab/><text:tab/></text:span></text:span><text:span text:style-name="texte_20_par_20_défaut"><text:span text:style-name="T84">:<text:tab/></text:span></text:span><text:span text:style-name="texte_20_par_20_défaut"><text:span text:style-name="T85">COI</text:span></text:span><text:span text:style-name="texte_20_par_20_défaut"><text:span text:style-name="T84"> de </text:span></text:span><text:span text:style-name="exemple">propose</text:span></text:p>
      <text:p text:style-name="P294"><text:span text:style-name="texte_20_par_20_défaut"><text:span text:style-name="T311"><text:tab/>•</text:span></text:span><text:span text:style-name="T84"> </text:span><text:span text:style-name="exemple"><text:span text:style-name="T407">le mardi<text:tab/><text:tab/><text:tab/></text:span></text:span><text:span text:style-name="texte_20_par_20_défaut"><text:span text:style-name="T84">:<text:tab/>COD de </text:span></text:span><text:span text:style-name="exemple"><text:span text:style-name="T212">propose</text:span></text:span></text:p>
      <text:p text:style-name="P294"/>
      <text:p text:style-name="P2"><text:span text:style-name="texte_20_par_20_défaut"><text:span text:style-name="T623">Analyse des propositions</text:span></text:span></text:p>
      <text:p text:style-name="P292"><text:span text:style-name="texte_20_par_20_défaut">La phrase contient une seule proposition : il s’agit par conséquent d’une phrase simple.</text:span></text:p>
      <text:p text:style-name="P420"><text:span text:style-name="texte_20_par_20_défaut"><text:span text:style-name="T920">L’unique proposition est une proposition indépendante.</text:span></text:span></text:p>
      <text:p text:style-name="P420"><text:span text:style-name="texte_20_par_20_défaut"/></text:p>
      <text:p text:style-name="P2"><text:span text:style-name="texte_20_par_20_défaut"><text:span text:style-name="T623">Analyse du type et de la forme de la phrase</text:span></text:span></text:p>
      <text:p text:style-name="P292"><text:span text:style-name="texte_20_par_20_défaut">La phrase est de type déclaratif et </text:span><text:span text:style-name="texte_20_par_20_défaut"><text:span text:style-name="T604">a une forme négative.</text:span></text:span></text:p>
      <text:p text:style-name="P419"><text:span text:style-name="référence"><text:span text:style-name="T167"/></text:span></text:p>
      <text:p text:style-name="P419"><text:span text:style-name="texte_20_par_20_défaut"><text:span text:style-name="T636">Analyse de la forme négative</text:span></text:span><text:span text:style-name="texte_20_par_20_défaut"><text:span text:style-name="T918"> : dans cette phrase la négation est </text:span></text:span><text:span text:style-name="texte_20_par_20_défaut"><text:span text:style-name="T636">partielle</text:span></text:span><text:span text:style-name="texte_20_par_20_défaut"><text:span text:style-name="T918"> <text:s text:c="9"/></text:span></text:span><text:span text:style-name="référence"><text:span text:style-name="T164">TG(</text:span></text:span><text:span text:style-name="référence"><text:span text:style-name="T181">I</text:span></text:span><text:span text:style-name="référence"><text:span text:style-name="T164">I.</text:span></text:span><text:span text:style-name="référence"><text:span text:style-name="T195">1</text:span></text:span><text:span text:style-name="référence"><text:span text:style-name="T174">.</text:span></text:span><text:span text:style-name="référence"><text:span text:style-name="T195">8.1</text:span></text:span><text:span text:style-name="référence"><text:span text:style-name="T164">, p.</text:span></text:span><text:span text:style-name="référence"><text:span text:style-name="T174"> </text:span></text:span><text:span text:style-name="référence"><text:span text:style-name="T195">7</text:span></text:span><text:span text:style-name="référence"><text:span text:style-name="T196">4</text:span></text:span><text:span text:style-name="référence"><text:span text:style-name="T167">)</text:span></text:span></text:p>
      <text:p text:style-name="P419"><text:span text:style-name="texte_20_par_20_défaut"><text:span text:style-name="T918">car elle porte </text:span></text:span><text:span text:style-name="texte_20_par_20_défaut"><text:span text:style-name="T922">ici </text:span></text:span><text:span text:style-name="texte_20_par_20_défaut"><text:span text:style-name="T918">sur un adverbe. </text:span></text:span><text:span text:style-name="exemple"><text:span text:style-name="T918">Malheureusement il ne leur propose plus le mardi</text:span></text:span><text:span text:style-name="texte_20_par_20_défaut"><text:span text:style-name="T918"> </text:span></text:span></text:p>
      <text:p text:style-name="P371"><text:span text:style-name="texte_20_par_20_défaut"><text:span text:style-name="T278">est en effet la négation de </text:span></text:span><text:span text:style-name="exemple"><text:span text:style-name="T278">Malheureusement il leur propose </text:span></text:span><text:span text:style-name="exemple"><text:span text:style-name="T529">encore</text:span></text:span><text:span text:style-name="exemple"><text:span text:style-name="T278"> le mardi</text:span></text:span><text:span text:style-name="texte_20_par_20_défaut"><text:span text:style-name="T278"> .</text:span></text:span></text:p>
      <text:p text:style-name="P205"><text:span text:style-name="titre_20_avec_20_numéro"><text:s/>B.008</text:span><text:span text:style-name="titre_20_avec_20_numéro"><text:span text:style-name="T607"> </text:span></text:span><text:span text:style-name="titre_20_avec_20_numéro"><text:s/></text:span></text:p>
      <text:p text:style-name="P65"><text:span text:style-name="référence"><text:span text:style-name="T266">GGF.1.1</text:span></text:span><text:span text:style-name="référence"><text:span text:style-name="T606">51</text:span></text:span></text:p>
      <text:p text:style-name="Standard"/>
      <text:p text:style-name="P33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17"><text:span text:style-name="texte_20_par_20_défaut"><text:span text:style-name="T311">•</text:span></text:span><text:span text:style-name="T76"> </text:span><text:span text:style-name="exemple"><text:span text:style-name="T409">Jea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299"><text:span text:style-name="texte_20_par_20_défaut"><text:span text:style-name="T311">•</text:span></text:span><text:span text:style-name="T76"> </text:span><text:span text:style-name="exemple"><text:span text:style-name="T409">attend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attendre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09">la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09">nui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commun</text:span></text:span></text:p>
      <text:p text:style-name="P294"><text:span text:style-name="texte_20_par_20_défaut"><text:span text:style-name="T91"/></text:span></text:p>
      <text:p text:style-name="P445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4"><text:span text:style-name="texte_20_par_20_défaut"><text:span text:style-name="T389">•</text:span></text:span><text:span text:style-name="texte_20_par_20_défaut"><text:span text:style-name="T623"> </text:span></text:span><text:span text:style-name="exemple">Jean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60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0">attend la nuit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676">groupe verbal</text:span></text:span></text:p>
      <text:p text:style-name="P551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28">l</text:span></text:span><text:span text:style-name="exemple"><text:span text:style-name="T473">a nuit</text:span></text:span><text:span text:style-name="exemple"><text:span text:style-name="T428"><text:tab/>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</text:span></text:span></text:p>
      <text:p text:style-name="P510"><text:span text:style-name="texte_20_par_20_défaut"><text:span text:style-name="T676"/></text:span></text:p>
      <text:p text:style-name="Standard"><text:span text:style-name="texte_20_par_20_défaut"><text:span text:style-name="T623">Analyse des fonctions</text:span></text:span></text:p>
      <text:p text:style-name="P217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9">Jean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09">attend</text:span></text:span></text:p>
      <text:p text:style-name="P264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0">attend la nuit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704">prédicat du sujet </text:span></text:span><text:span text:style-name="exemple"><text:span text:style-name="T232">Jean</text:span></text:span></text:p>
      <text:p text:style-name="P307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39">la nuit</text:span></text:span><text:span text:style-name="exemple"><text:span text:style-name="T212"><text:tab/><text:tab/><text:tab/></text:span></text:span><text:span text:style-name="texte_20_par_20_défaut"><text:span text:style-name="T84">:<text:tab/></text:span></text:span><text:span text:style-name="texte_20_par_20_défaut">COD de </text:span><text:span text:style-name="exemple"><text:span text:style-name="T409">attend <text:tab/><text:tab/><text:tab/><text:tab/> <text:s text:c="4"/></text:span></text:span><text:span text:style-name="danger"><text:span text:style-name="T662">(!)</text:span></text:span></text:p>
      <text:p text:style-name="P294"><text:tab/><text:tab/><text:tab/><text:tab/><text:tab/><text:tab/><text:span text:style-name="texte_20_par_20_défaut"><text:span text:style-name="T607">CC de temps<text:tab/><text:tab/></text:span></text:span></text:p>
      <text:p text:style-name="P294"/>
      <text:p text:style-name="P5"><text:span text:style-name="texte_20_par_20_défaut">Analyse des propositions</text:span></text:p>
      <text:p text:style-name="P217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Standard"><text:span text:style-name="texte_20_par_20_défaut"><text:span text:style-name="T623">Analyse du type et de la forme de la phrase</text:span></text:span></text:p>
      <text:p text:style-name="P217"><text:span text:style-name="texte_20_par_20_défaut">La phrase est de type déclaratif et n’a pas de forme particulière.</text:span></text:p>
      <text:p text:style-name="P527"><text:span text:style-name="exemple"/></text:p>
      <text:p text:style-name="P589"><text:span text:style-name="titre_20_avec_20_numéro"><text:s/>B.009</text:span><text:span text:style-name="titre_20_avec_20_numéro"><text:span text:style-name="T607"> </text:span></text:span><text:span text:style-name="titre_20_avec_20_numéro"><text:s/></text:span></text:p>
      <text:p text:style-name="P65"><text:span text:style-name="référence"><text:span text:style-name="T266">GGF.1.1</text:span></text:span><text:span text:style-name="référence"><text:span text:style-name="T622">48</text:span></text:span></text:p>
      <text:p text:style-name="Standard"/>
      <text:p text:style-name="P33"><text:span text:style-name="phrase_20_analysée_20__28_gros_20_caractère_29_"><text:span text:style-name="T608">Paul tient un bâton</text:span></text:span><text:span text:style-name="phrase_20_analysée_20__28_gros_20_caractère_29_"><text:span text:style-name="T198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17"><text:span text:style-name="texte_20_par_20_défaut"><text:span text:style-name="T311">•</text:span></text:span><text:span text:style-name="T76"> </text:span><text:span text:style-name="exemple"><text:span text:style-name="T410">Pau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299"><text:span text:style-name="texte_20_par_20_défaut"><text:span text:style-name="T311">•</text:span></text:span><text:span text:style-name="T76"> </text:span><text:span text:style-name="exemple"><text:span text:style-name="T410">tient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tenir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10">u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</text:span></text:span><text:span text:style-name="texte_20_par_20_défaut"><text:span text:style-name="T93">in</text:span></text:span><text:span text:style-name="texte_20_par_20_défaut"><text:span text:style-name="T88">défini</text:span></text:span></text:p>
      <text:p text:style-name="P294"><text:span text:style-name="texte_20_par_20_défaut"><text:span text:style-name="T311">•</text:span></text:span><text:span text:style-name="T76"> </text:span><text:span text:style-name="exemple"><text:span text:style-name="T410">bâto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commun</text:span></text:span></text:p>
      <text:p text:style-name="P294"><text:span text:style-name="texte_20_par_20_défaut"><text:span text:style-name="T91"/></text:span></text:p>
      <text:p text:style-name="P44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5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499">Paul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7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un bâton<text:tab/></text:span></text:span><text:span text:style-name="exemple"><text:span text:style-name="T603"><text:tab/><text:tab/></text:span></text:span><text:span text:style-name="texte_20_par_20_défaut"><text:span text:style-name="T84">:<text:tab/></text:span></text:span><text:span text:style-name="texte_20_par_20_défaut"><text:span text:style-name="T676">groupe verbal</text:span></text:span></text:p>
      <text:p text:style-name="P325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29">un bâton</text:span></text:span><text:span text:style-name="texte_20_par_20_défaut"><text:span text:style-name="T673"><text:tab/><text:tab/><text:tab/></text:span></text:span><text:span text:style-name="texte_20_par_20_défaut"><text:span text:style-name="T79">:<text:tab/></text:span></text:span><text:span text:style-name="texte_20_par_20_défaut"><text:span text:style-name="T672">groupe nominal</text:span></text:span></text:p>
      <text:p text:style-name="P487"><text:span text:style-name="texte_20_par_20_défaut"><text:span text:style-name="T676"/></text:span></text:p>
      <text:p text:style-name="P5"><text:span text:style-name="texte_20_par_20_défaut">Analyse des fonctions</text:span></text:p>
      <text:p text:style-name="P217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0">Paul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11">tient</text:span></text:span></text:p>
      <text:p text:style-name="P26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un bâton<text:tab/></text:span></text:span><text:span text:style-name="exemple"><text:span text:style-name="T603"><text:tab/><text:tab/></text:span></text:span><text:span text:style-name="texte_20_par_20_défaut"><text:span text:style-name="T84">:<text:tab/></text:span></text:span><text:span text:style-name="texte_20_par_20_défaut"><text:span text:style-name="T704">prédicat du sujet </text:span></text:span><text:span text:style-name="exemple"><text:span text:style-name="T232">Paul</text:span></text:span></text:p>
      <text:p text:style-name="P294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0">un bâton</text:span></text:span><text:span text:style-name="exemple"><text:span text:style-name="T539"><text:tab/><text:tab/></text:span></text:span><text:span text:style-name="exemple"><text:span text:style-name="T212"><text:tab/></text:span></text:span><text:span text:style-name="texte_20_par_20_défaut"><text:span text:style-name="T84">:<text:tab/></text:span></text:span><text:span text:style-name="texte_20_par_20_défaut">COD de </text:span><text:span text:style-name="exemple"><text:span text:style-name="T410">tient</text:span></text:span></text:p>
      <text:p text:style-name="P294"/>
      <text:p text:style-name="P5"><text:span text:style-name="texte_20_par_20_défaut">Analyse des propositions</text:span></text:p>
      <text:p text:style-name="P217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Standard"><text:span text:style-name="texte_20_par_20_défaut"><text:span text:style-name="T623">Analyse du type et de la forme de la phrase.</text:span></text:span></text:p>
      <text:p text:style-name="P217"><text:span text:style-name="texte_20_par_20_défaut">La phrase est de type déclaratif et n’a pas de forme particulière.</text:span></text:p>
      <text:p text:style-name="P208"><text:span text:style-name="titre_20_avec_20_numéro"><text:s/>B.010</text:span><text:span text:style-name="titre_20_avec_20_numéro"><text:span text:style-name="T607"> </text:span></text:span><text:span text:style-name="titre_20_avec_20_numéro"><text:s/></text:span></text:p>
      <text:p text:style-name="P69"><text:span text:style-name="référence"><text:span text:style-name="T266">GGF.1.1</text:span></text:span><text:span text:style-name="référence"><text:span text:style-name="T622">48</text:span></text:span></text:p>
      <text:p text:style-name="P84"/>
      <text:p text:style-name="P34"><text:span text:style-name="phrase_20_analysée_20__28_gros_20_caractère_29_"><text:span text:style-name="T608">Paul tient </text:span></text:span><text:span text:style-name="phrase_20_analysée_20__28_gros_20_caractère_29_"><text:span text:style-name="T609">à ce projet.</text:span></text:span></text:p>
      <text:p text:style-name="P84"/>
      <text:p text:style-name="P84"/>
      <text:p text:style-name="P6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18"><text:span text:style-name="texte_20_par_20_défaut"><text:span text:style-name="T311">•</text:span></text:span><text:span text:style-name="T76"> </text:span><text:span text:style-name="exemple"><text:span text:style-name="T410">Pau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299"><text:span text:style-name="texte_20_par_20_défaut"><text:span text:style-name="T311">•</text:span></text:span><text:span text:style-name="T76"> </text:span><text:span text:style-name="exemple"><text:span text:style-name="T410">tient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tenir : </text:span><text:span text:style-name="texte_20_par_20_défaut"><text:span text:style-name="T95">indicatif.présent.3S)</text:span></text:span></text:p>
      <text:p text:style-name="P295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2">à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295"><text:span text:style-name="texte_20_par_20_défaut"><text:span text:style-name="T311">•</text:span></text:span><text:span text:style-name="T76"> </text:span><text:span text:style-name="exemple"><text:span text:style-name="T412">c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déterminant démonstratif</text:span></text:p>
      <text:p text:style-name="P295"><text:span text:style-name="texte_20_par_20_défaut"><text:span text:style-name="T311">•</text:span></text:span><text:span text:style-name="T76"> </text:span><text:span text:style-name="exemple"><text:span text:style-name="T412">projet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commun</text:span></text:span></text:p>
      <text:p text:style-name="P295"><text:span text:style-name="texte_20_par_20_défaut"><text:span text:style-name="T91"/></text:span></text:p>
      <text:p text:style-name="P447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6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499">Paul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7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</text:span></text:span><text:span text:style-name="exemple"><text:span text:style-name="T551">à ce projet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676">groupe verbal</text:span></text:span></text:p>
      <text:p text:style-name="P326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0">à ce projet</text:span></text:span><text:span text:style-name="texte_20_par_20_défaut"><text:span text:style-name="T673"><text:tab/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488"><text:span text:style-name="texte_20_par_20_défaut"><text:span text:style-name="T676"/></text:span></text:p>
      <text:p text:style-name="P6"><text:span text:style-name="texte_20_par_20_défaut">Analyse des fonctions</text:span></text:p>
      <text:p text:style-name="P218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0">Paul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11">tient</text:span></text:span></text:p>
      <text:p text:style-name="P26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</text:span></text:span><text:span text:style-name="exemple"><text:span text:style-name="T551">à ce projet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704">prédicat du sujet </text:span></text:span><text:span text:style-name="exemple"><text:span text:style-name="T232">Paul</text:span></text:span></text:p>
      <text:p text:style-name="P295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1">à</text:span></text:span><text:span text:style-name="exemple"><text:span text:style-name="T540"> </text:span></text:span><text:span text:style-name="exemple"><text:span text:style-name="T541">ce projet</text:span></text:span><text:span text:style-name="exemple"><text:span text:style-name="T539"><text:tab/>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CO</text:span><text:span text:style-name="texte_20_par_20_défaut"><text:span text:style-name="T649">I</text:span></text:span><text:span text:style-name="texte_20_par_20_défaut"> de </text:span><text:span text:style-name="exemple"><text:span text:style-name="T410">tient</text:span></text:span></text:p>
      <text:p text:style-name="P295"/>
      <text:p text:style-name="P6"><text:span text:style-name="texte_20_par_20_défaut">Analyse des propositions</text:span></text:p>
      <text:p text:style-name="P218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84"><text:span text:style-name="texte_20_par_20_défaut"><text:span text:style-name="T623">Analyse du type et de la forme de la phrase.</text:span></text:span></text:p>
      <text:p text:style-name="P218"><text:span text:style-name="texte_20_par_20_défaut">La phrase est de type déclaratif et n’a pas de forme particulière.</text:span></text:p>
      <text:p text:style-name="P209"><text:span text:style-name="titre_20_avec_20_numéro"><text:s/>B.011</text:span><text:span text:style-name="titre_20_avec_20_numéro"><text:span text:style-name="T607"> </text:span></text:span><text:span text:style-name="titre_20_avec_20_numéro"><text:s/></text:span></text:p>
      <text:p text:style-name="P70"><text:span text:style-name="référence"><text:span text:style-name="T266">GGF.1.1</text:span></text:span><text:span text:style-name="référence"><text:span text:style-name="T622">48</text:span></text:span></text:p>
      <text:p text:style-name="P86"/>
      <text:p text:style-name="P35"><text:span text:style-name="phrase_20_analysée_20__28_gros_20_caractère_29_"><text:span text:style-name="T608">Paul tient </text:span></text:span><text:span text:style-name="phrase_20_analysée_20__28_gros_20_caractère_29_"><text:span text:style-name="T610">cette information de son frère</text:span></text:span><text:span text:style-name="phrase_20_analysée_20__28_gros_20_caractère_29_"><text:span text:style-name="T609">.</text:span></text:span></text:p>
      <text:p text:style-name="P86"/>
      <text:p text:style-name="P86"/>
      <text:p text:style-name="P7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19"><text:span text:style-name="texte_20_par_20_défaut"><text:span text:style-name="T311">•</text:span></text:span><text:span text:style-name="T76"> </text:span><text:span text:style-name="exemple"><text:span text:style-name="T410">Pau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299"><text:span text:style-name="texte_20_par_20_défaut"><text:span text:style-name="T311">•</text:span></text:span><text:span text:style-name="T76"> </text:span><text:span text:style-name="exemple"><text:span text:style-name="T410">tient<text:tab/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tenir : </text:span><text:span text:style-name="texte_20_par_20_défaut"><text:span text:style-name="T95">indicatif.présent.3S)</text:span></text:span></text:p>
      <text:p text:style-name="P297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3">cett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déterminant démonstratif</text:span></text:p>
      <text:p text:style-name="P296"><text:span text:style-name="texte_20_par_20_défaut"><text:span text:style-name="T311">•</text:span></text:span><text:span text:style-name="T76"> </text:span><text:span text:style-name="exemple"><text:span text:style-name="T413">information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4">nom commun</text:span></text:span></text:p>
      <text:p text:style-name="P296"><text:span text:style-name="texte_20_par_20_défaut"><text:span text:style-name="T311">•</text:span></text:span><text:span text:style-name="T76"> </text:span><text:span text:style-name="exemple"><text:span text:style-name="T219">de</text:span></text:span><text:span text:style-name="exemple"><text:span text:style-name="T412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297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3">so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déterminant possessif</text:span></text:p>
      <text:p text:style-name="P297"><text:span text:style-name="texte_20_par_20_défaut"><text:span text:style-name="T311">•</text:span></text:span><text:span text:style-name="T76"> </text:span><text:span text:style-name="exemple"><text:span text:style-name="T413">frèr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nom commun</text:span></text:p>
      <text:p text:style-name="P297"><text:span text:style-name="texte_20_par_20_défaut"/></text:p>
      <text:p text:style-name="P448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7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499">Paul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7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</text:span></text:span><text:span text:style-name="exemple"><text:span text:style-name="T552">cette information <text:tab/><text:tab/></text:span></text:span><text:span text:style-name="texte_20_par_20_défaut"><text:span text:style-name="T312">:<text:tab/></text:span></text:span><text:span text:style-name="texte_20_par_20_défaut"><text:span text:style-name="T771">groupe verbal</text:span></text:span></text:p>
      <text:p text:style-name="P541"><text:span text:style-name="exemple"><text:span text:style-name="T552"><text:s text:c="3"/>de son </text:span></text:span><text:span text:style-name="exemple"><text:span text:style-name="T579">frère</text:span></text:span></text:p>
      <text:p text:style-name="P327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1">cette information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</text:span></text:span></text:p>
      <text:p text:style-name="P327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1">de son frère</text:span></text:span><text:span text:style-name="texte_20_par_20_défaut"><text:span text:style-name="T673"><text:tab/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581"><text:span text:style-name="exemple"><text:span text:style-name="T552"/></text:span></text:p>
      <text:p text:style-name="P489"><text:span text:style-name="exemple"><text:span text:style-name="T603"/></text:span></text:p>
      <text:p text:style-name="P7"><text:span text:style-name="texte_20_par_20_défaut">Analyse des fonctions</text:span></text:p>
      <text:p text:style-name="P21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0">Paul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11">tient</text:span></text:span></text:p>
      <text:p text:style-name="P27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0">tient </text:span></text:span><text:span text:style-name="exemple"><text:span text:style-name="T552">cette information <text:tab/><text:tab/></text:span></text:span><text:span text:style-name="texte_20_par_20_défaut"><text:span text:style-name="T312">:<text:tab/></text:span></text:span><text:span text:style-name="texte_20_par_20_défaut"><text:span text:style-name="T774">prédicat du sujet </text:span></text:span><text:span text:style-name="exemple"><text:span text:style-name="T352">Paul</text:span></text:span></text:p>
      <text:p text:style-name="P400"><text:span text:style-name="exemple"><text:span text:style-name="T552"><text:s text:c="3"/>de son </text:span></text:span><text:span text:style-name="exemple"><text:span text:style-name="T580">frère</text:span></text:span><text:span text:style-name="exemple"><text:span text:style-name="T603"><text:tab/><text:tab/><text:tab/></text:span></text:span></text:p>
      <text:p text:style-name="P298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2">cette information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COD de </text:span><text:span text:style-name="exemple"><text:span text:style-name="T410">tient</text:span></text:span></text:p>
      <text:p text:style-name="P296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2">de son frère</text:span></text:span><text:span text:style-name="exemple"><text:span text:style-name="T539"><text:tab/>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CO</text:span><text:span text:style-name="texte_20_par_20_défaut"><text:span text:style-name="T649">I</text:span></text:span><text:span text:style-name="texte_20_par_20_défaut"> de </text:span><text:span text:style-name="exemple"><text:span text:style-name="T410">tient</text:span></text:span></text:p>
      <text:p text:style-name="P296"/>
      <text:p text:style-name="P7"><text:span text:style-name="texte_20_par_20_défaut">Analyse des propositions</text:span></text:p>
      <text:p text:style-name="P219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86"><text:span text:style-name="texte_20_par_20_défaut"><text:span text:style-name="T623">Analyse du type et de la forme de la phrase.</text:span></text:span></text:p>
      <text:p text:style-name="P219"><text:span text:style-name="texte_20_par_20_défaut">La phrase est de type déclaratif et n’a pas de forme particulière.</text:span></text:p>
      <text:p text:style-name="P423"><text:span text:style-name="titre_20_avec_20_numéro"><text:s/>B.012</text:span><text:span text:style-name="titre_20_avec_20_numéro"><text:span text:style-name="T607"> </text:span></text:span><text:span text:style-name="titre_20_avec_20_numéro"><text:s/></text:span></text:p>
      <text:p text:style-name="P71"><text:span text:style-name="référence"><text:span text:style-name="T266">GGF.1.1</text:span></text:span><text:span text:style-name="référence"><text:span text:style-name="T838">51</text:span></text:span></text:p>
      <text:p text:style-name="P92"><text:span text:style-name="référence"><text:span text:style-name="T32">confer</text:span></text:span><text:span text:style-name="référence"><text:span text:style-name="T256"> </text:span></text:span><text:span text:style-name="référence"><text:span text:style-name="T257">TG(I.</text:span></text:span><text:span text:style-name="référence"><text:span text:style-name="T262">1</text:span></text:span><text:span text:style-name="référence"><text:span text:style-name="T261">.</text:span></text:span><text:span text:style-name="référence"><text:span text:style-name="T262">3</text:span></text:span><text:span text:style-name="référence"><text:span text:style-name="T257">, p. </text:span></text:span><text:span text:style-name="référence"><text:span text:style-name="T262">15</text:span></text:span><text:span text:style-name="référence"><text:span text:style-name="T259">)</text:span></text:span></text:p>
      <text:p text:style-name="P57"><text:span text:style-name="phrase_20_analysée_20__28_gros_20_caractère_29_"><text:span text:style-name="T651">Jean va à Paris.</text:span></text:span></text:p>
      <text:p text:style-name="P87"/>
      <text:p text:style-name="P87"/>
      <text:p text:style-name="P8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20"><text:span text:style-name="texte_20_par_20_défaut"><text:span text:style-name="T311">•</text:span></text:span><text:span text:style-name="T76"> </text:span><text:span text:style-name="exemple"><text:span text:style-name="T414">Jea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300"><text:span text:style-name="texte_20_par_20_défaut"><text:span text:style-name="T311">•</text:span></text:span><text:span text:style-name="T76"> </text:span><text:span text:style-name="exemple"><text:span text:style-name="T414">va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aller : </text:span><text:span text:style-name="texte_20_par_20_défaut"><text:span text:style-name="T95">indicatif.présent.3S)</text:span></text:span></text:p>
      <text:p text:style-name="P300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4">à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300"><text:span text:style-name="texte_20_par_20_défaut"><text:span text:style-name="T311">•</text:span></text:span><text:span text:style-name="T76"> </text:span><text:span text:style-name="exemple"><text:span text:style-name="T414">Pari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nom propre</text:span></text:p>
      <text:p text:style-name="P300"><text:span text:style-name="texte_20_par_20_défaut"/></text:p>
      <text:p text:style-name="P449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8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0">Jean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544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1">va </text:span></text:span><text:span text:style-name="exemple"><text:span text:style-name="T543">à</text:span></text:span><text:span text:style-name="exemple"><text:span text:style-name="T542"> </text:span></text:span><text:span text:style-name="exemple"><text:span text:style-name="T543">Paris<text:tab/><text:tab/>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<text:span text:style-name="T91">groupe verbal</text:span></text:span></text:p>
      <text:p text:style-name="P328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2">à Paris</text:span></text:span><text:span text:style-name="texte_20_par_20_défaut"><text:span text:style-name="T673"><text:tab/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490"><text:span text:style-name="texte_20_par_20_défaut"><text:span text:style-name="T91"/></text:span></text:p>
      <text:p text:style-name="P490"><text:span text:style-name="texte_20_par_20_défaut"><text:span text:style-name="T91"/></text:span></text:p>
      <text:p text:style-name="P8"><text:span text:style-name="texte_20_par_20_défaut">Analyse des fonctions</text:span></text:p>
      <text:p text:style-name="P220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3">Jean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11">tient</text:span></text:span></text:p>
      <text:p text:style-name="P400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1">va </text:span></text:span><text:span text:style-name="exemple"><text:span text:style-name="T543">à</text:span></text:span><text:span text:style-name="exemple"><text:span text:style-name="T542"> </text:span></text:span><text:span text:style-name="exemple"><text:span text:style-name="T543">Paris<text:tab/><text:tab/>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<text:span text:style-name="T705">prédicat du sujet </text:span></text:span><text:span text:style-name="exemple"><text:span text:style-name="T233">Jean</text:span></text:span></text:p>
      <text:p text:style-name="P307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3">à</text:span></text:span><text:span text:style-name="exemple"><text:span text:style-name="T542"> </text:span></text:span><text:span text:style-name="exemple"><text:span text:style-name="T543">Paris<text:tab/><text:tab/></text:span></text:span><text:span text:style-name="exemple"><text:span text:style-name="T212"><text:tab/></text:span></text:span><text:span text:style-name="texte_20_par_20_défaut"><text:span text:style-name="T84">:<text:tab/></text:span></text:span><text:span text:style-name="texte_20_par_20_défaut">CO</text:span><text:span text:style-name="texte_20_par_20_défaut"><text:span text:style-name="T839">I</text:span></text:span><text:span text:style-name="texte_20_par_20_défaut"> de </text:span><text:span text:style-name="exemple"><text:span text:style-name="T415">va</text:span></text:span><text:span text:style-name="exemple"><text:span text:style-name="T410"><text:tab/><text:tab/><text:tab/><text:tab/><text:tab/> <text:s text:c="4"/></text:span></text:span><text:span text:style-name="danger"><text:span text:style-name="T662">(!)</text:span></text:span></text:p>
      <text:p text:style-name="P300"/>
      <text:p text:style-name="P8"><text:span text:style-name="texte_20_par_20_défaut">Analyse des propositions</text:span></text:p>
      <text:p text:style-name="P220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87"><text:span text:style-name="texte_20_par_20_défaut"><text:span text:style-name="T623">Analyse du type et de la forme de la phrase.</text:span></text:span></text:p>
      <text:p text:style-name="P300"><text:span text:style-name="texte_20_par_20_défaut">La phrase est de type déclaratif et n’a pas de forme particulière.</text:span></text:p>
      <text:p text:style-name="P424"><text:span text:style-name="titre_20_avec_20_numéro"><text:s/>B.013</text:span><text:span text:style-name="titre_20_avec_20_numéro"><text:span text:style-name="T607"> </text:span></text:span><text:span text:style-name="titre_20_avec_20_numéro"><text:s/></text:span></text:p>
      <text:p text:style-name="P72"><text:span text:style-name="référence"><text:span text:style-name="T266">GGF.1.1</text:span></text:span><text:span text:style-name="référence"><text:span text:style-name="T838">51</text:span></text:span></text:p>
      <text:p text:style-name="P88"><text:span text:style-name="référence"><text:span text:style-name="T259"/></text:span></text:p>
      <text:p text:style-name="P36"><text:span text:style-name="phrase_20_analysée_20__28_gros_20_caractère_29_"><text:span text:style-name="T199">Jean </text:span></text:span><text:span text:style-name="phrase_20_analysée_20__28_gros_20_caractère_29_"><text:span text:style-name="T611">parle à Marie de son anniversaire.</text:span></text:span></text:p>
      <text:p text:style-name="P96"/>
      <text:p text:style-name="P96"/>
      <text:p text:style-name="P9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21"><text:span text:style-name="texte_20_par_20_défaut"><text:span text:style-name="T311">•</text:span></text:span><text:span text:style-name="T76"> </text:span><text:span text:style-name="exemple"><text:span text:style-name="T414">Jea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301"><text:span text:style-name="texte_20_par_20_défaut"><text:span text:style-name="T311">•</text:span></text:span><text:span text:style-name="T76"> </text:span><text:span text:style-name="exemple"><text:span text:style-name="T416">par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parler :</text:span><text:span text:style-name="texte_20_par_20_défaut"><text:span text:style-name="T95"> indicatif.présent.3S)</text:span></text:span></text:p>
      <text:p text:style-name="P301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4">à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301"><text:span text:style-name="texte_20_par_20_défaut"><text:span text:style-name="T311">•</text:span></text:span><text:span text:style-name="T76"> </text:span><text:span text:style-name="exemple"><text:span text:style-name="T416">Mari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nom propre</text:span></text:p>
      <text:p text:style-name="P301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6">d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301"><text:span text:style-name="texte_20_par_20_défaut"><text:span text:style-name="T311">•</text:span></text:span><text:span text:style-name="texte_20_par_20_défaut"><text:span text:style-name="T645"> </text:span></text:span><text:span text:style-name="exemple"><text:span text:style-name="T416">so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déterminant possessif</text:span></text:p>
      <text:p text:style-name="P301"><text:span text:style-name="texte_20_par_20_défaut"><text:span text:style-name="T311">•</text:span></text:span><text:span text:style-name="texte_20_par_20_défaut"><text:span text:style-name="T645"> </text:span></text:span><text:span text:style-name="exemple"><text:span text:style-name="T416">anniversair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nom commun</text:span></text:p>
      <text:p text:style-name="P301"><text:span text:style-name="texte_20_par_20_défaut"/></text:p>
      <text:p text:style-name="P450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29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1">Jean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4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3">parle à Marie <text:tab/><text:tab/><text:tab/></text:span></text:span><text:span text:style-name="texte_20_par_20_défaut"><text:span text:style-name="T312">:<text:tab/></text:span></text:span><text:span text:style-name="texte_20_par_20_défaut"><text:span text:style-name="T772">groupe verbal</text:span></text:span></text:p>
      <text:p text:style-name="P349"><text:span text:style-name="exemple"><text:span text:style-name="T553"><text:s text:c="3"/>de son anniversaire</text:span></text:span></text:p>
      <text:p text:style-name="P330"><text:span text:style-name="texte_20_par_20_défaut"><text:span text:style-name="T389"><text:tab/>•</text:span></text:span><text:span text:style-name="texte_20_par_20_défaut"><text:span text:style-name="T623"> </text:span></text:span><text:span text:style-name="exemple"><text:span text:style-name="T864">à M</text:span></text:span><text:span text:style-name="exemple">arie</text:span><text:span text:style-name="texte_20_par_20_défaut"><text:span text:style-name="T632"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 prépositionnel</text:span></text:p>
      <text:p text:style-name="P329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1">de son </text:span></text:span><text:span text:style-name="exemple"><text:span text:style-name="T433">anniversaire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491"><text:span text:style-name="exemple"><text:span text:style-name="T603"/></text:span></text:p>
      <text:p text:style-name="P9"><text:span text:style-name="texte_20_par_20_défaut">Analyse des fonctions</text:span></text:p>
      <text:p text:style-name="P22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3">Jean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17">parle</text:span></text:span></text:p>
      <text:p text:style-name="P27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3">parle à Marie <text:tab/><text:tab/><text:tab/></text:span></text:span><text:span text:style-name="texte_20_par_20_défaut"><text:span text:style-name="T312">:<text:tab/></text:span></text:span><text:span text:style-name="texte_20_par_20_défaut"><text:span text:style-name="T774">prédicat du sujet </text:span></text:span><text:span text:style-name="exemple"><text:span text:style-name="T352">Jean</text:span></text:span></text:p>
      <text:p text:style-name="P400"><text:span text:style-name="exemple"><text:span text:style-name="T553"><text:s text:c="3"/>de son anniversaire</text:span></text:span><text:span text:style-name="exemple"><text:span text:style-name="T603"><text:tab/><text:tab/></text:span></text:span></text:p>
      <text:p text:style-name="P301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3">à</text:span></text:span><text:span text:style-name="exemple"><text:span text:style-name="T542"> </text:span></text:span><text:span text:style-name="exemple"><text:span text:style-name="T544">Marie</text:span></text:span><text:span text:style-name="exemple"><text:span text:style-name="T543"><text:tab/></text:span></text:span><text:span text:style-name="exemple"><text:span text:style-name="T212"><text:tab/><text:tab/></text:span></text:span><text:span text:style-name="texte_20_par_20_défaut"><text:span text:style-name="T84">:<text:tab/></text:span></text:span><text:span text:style-name="texte_20_par_20_défaut">CO</text:span><text:span text:style-name="texte_20_par_20_défaut"><text:span text:style-name="T839">I</text:span></text:span><text:span text:style-name="texte_20_par_20_défaut"> de </text:span><text:span text:style-name="exemple"><text:span text:style-name="T418">parle</text:span></text:span></text:p>
      <text:p text:style-name="P302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5">de son anniversaire</text:span></text:span><text:span text:style-name="exemple"><text:span text:style-name="T543"><text:tab/><text:tab/></text:span></text:span><text:span text:style-name="texte_20_par_20_défaut"><text:span text:style-name="T84">:<text:tab/></text:span></text:span><text:span text:style-name="texte_20_par_20_défaut">COI de </text:span><text:span text:style-name="exemple"><text:span text:style-name="T418">parle</text:span></text:span></text:p>
      <text:p text:style-name="P301"/>
      <text:p text:style-name="P9"><text:span text:style-name="texte_20_par_20_défaut">Analyse des propositions</text:span></text:p>
      <text:p text:style-name="P221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96"><text:span text:style-name="texte_20_par_20_défaut"><text:span text:style-name="T623">Analyse du type et de la forme de la phrase.</text:span></text:span></text:p>
      <text:p text:style-name="P301"><text:span text:style-name="texte_20_par_20_défaut">La phrase est de type déclaratif et n’a pas de forme particulière.</text:span></text:p>
      <text:p text:style-name="P425"><text:span text:style-name="titre_20_avec_20_numéro"><text:s/>B.014</text:span><text:span text:style-name="titre_20_avec_20_numéro"><text:span text:style-name="T607"> </text:span></text:span><text:span text:style-name="titre_20_avec_20_numéro"><text:s/></text:span></text:p>
      <text:p text:style-name="P73"><text:span text:style-name="référence"><text:span text:style-name="T266">GGF.1.1</text:span></text:span><text:span text:style-name="référence"><text:span text:style-name="T838">51</text:span></text:span></text:p>
      <text:p text:style-name="P89"><text:span text:style-name="référence"><text:span text:style-name="T259"/></text:span></text:p>
      <text:p text:style-name="P37"><text:span text:style-name="phrase_20_analysée_20__28_gros_20_caractère_29_"><text:span text:style-name="T199">Jean </text:span></text:span><text:span text:style-name="phrase_20_analysée_20__28_gros_20_caractère_29_"><text:span text:style-name="T612">salue</text:span></text:span><text:span text:style-name="phrase_20_analysée_20__28_gros_20_caractère_29_"><text:span text:style-name="T611"> Marie de son </text:span></text:span><text:span text:style-name="phrase_20_analysée_20__28_gros_20_caractère_29_"><text:span text:style-name="T612">balcon</text:span></text:span><text:span text:style-name="phrase_20_analysée_20__28_gros_20_caractère_29_"><text:span text:style-name="T611">.</text:span></text:span></text:p>
      <text:p text:style-name="P97"/>
      <text:p text:style-name="P97"/>
      <text:p text:style-name="P10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22"><text:span text:style-name="texte_20_par_20_défaut"><text:span text:style-name="T311">•</text:span></text:span><text:span text:style-name="T76"> </text:span><text:span text:style-name="exemple"><text:span text:style-name="T414">Jea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nom propre</text:span></text:span></text:p>
      <text:p text:style-name="P303"><text:span text:style-name="texte_20_par_20_défaut"><text:span text:style-name="T311">•</text:span></text:span><text:span text:style-name="T76"> </text:span><text:span text:style-name="exemple"><text:span text:style-name="T419">salu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saluer : </text:span><text:span text:style-name="texte_20_par_20_défaut"><text:span text:style-name="T95">indicatif.présent.3S)</text:span></text:span></text:p>
      <text:p text:style-name="P304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6">Mari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nom propre</text:span></text:p>
      <text:p text:style-name="P304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16">d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éposition</text:span></text:p>
      <text:p text:style-name="P304"><text:span text:style-name="texte_20_par_20_défaut"><text:span text:style-name="T311">•</text:span></text:span><text:span text:style-name="texte_20_par_20_défaut"><text:span text:style-name="T645"> </text:span></text:span><text:span text:style-name="exemple"><text:span text:style-name="T416">so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déterminant possessif</text:span></text:p>
      <text:p text:style-name="P303"><text:span text:style-name="texte_20_par_20_défaut"><text:span text:style-name="T311">•</text:span></text:span><text:span text:style-name="texte_20_par_20_défaut"><text:span text:style-name="T645"> </text:span></text:span><text:span text:style-name="exemple"><text:span text:style-name="T419">balcon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nom commun</text:span></text:p>
      <text:p text:style-name="P303"><text:span text:style-name="texte_20_par_20_défaut"/></text:p>
      <text:p text:style-name="P451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1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1">Jean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4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4">salue Mari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677">groupe verba</text:span></text:span><text:span text:style-name="texte_20_par_20_défaut"><text:span text:style-name="T678">l</text:span></text:span></text:p>
      <text:p text:style-name="P331"><text:span text:style-name="texte_20_par_20_défaut"><text:span text:style-name="T389"><text:tab/>•</text:span></text:span><text:span text:style-name="texte_20_par_20_défaut"><text:span text:style-name="T623"> </text:span></text:span><text:span text:style-name="exemple"><text:span text:style-name="T864">M</text:span></text:span><text:span text:style-name="exemple">arie</text:span><text:span text:style-name="texte_20_par_20_défaut"><text:span text:style-name="T632"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331"><text:span text:style-name="texte_20_par_20_défaut"><text:span text:style-name="T311">•</text:span></text:span><text:span text:style-name="texte_20_par_20_défaut"><text:span text:style-name="T672"> </text:span></text:span><text:span text:style-name="exemple"><text:span text:style-name="T431">de son </text:span></text:span><text:span text:style-name="exemple"><text:span text:style-name="T434">balcon<text:tab/>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303"><text:span text:style-name="texte_20_par_20_défaut"><text:span text:style-name="T91"/></text:span></text:p>
      <text:p text:style-name="P10"><text:span text:style-name="texte_20_par_20_défaut">Analyse des fonctions</text:span></text:p>
      <text:p text:style-name="P222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3">Jean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20">salue</text:span></text:span></text:p>
      <text:p text:style-name="P280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4">salue Mari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706">prédicat du sujet </text:span></text:span><text:span text:style-name="exemple"><text:span text:style-name="T234">Jean</text:span></text:span></text:p>
      <text:p text:style-name="P303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4">Marie</text:span></text:span><text:span text:style-name="exemple"><text:span text:style-name="T543"><text:tab/><text:tab/></text:span></text:span><text:span text:style-name="exemple"><text:span text:style-name="T212"><text:tab/></text:span></text:span><text:span text:style-name="texte_20_par_20_défaut"><text:span text:style-name="T84">:<text:tab/></text:span></text:span><text:span text:style-name="texte_20_par_20_défaut">CO</text:span><text:span text:style-name="texte_20_par_20_défaut"><text:span text:style-name="T840">D</text:span></text:span><text:span text:style-name="texte_20_par_20_défaut"> de </text:span><text:span text:style-name="exemple"><text:span text:style-name="T420">salue</text:span></text:span></text:p>
      <text:p text:style-name="P303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5">de son </text:span></text:span><text:span text:style-name="exemple"><text:span text:style-name="T546">balcon<text:tab/></text:span></text:span><text:span text:style-name="exemple"><text:span text:style-name="T543"><text:tab/><text:tab/></text:span></text:span><text:span text:style-name="texte_20_par_20_défaut"><text:span text:style-name="T84">:<text:tab/></text:span></text:span><text:span text:style-name="texte_20_par_20_défaut">CC de lieu</text:span></text:p>
      <text:p text:style-name="P303"/>
      <text:p text:style-name="P10"><text:span text:style-name="texte_20_par_20_défaut">Analyse des propositions</text:span></text:p>
      <text:p text:style-name="P222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97"><text:span text:style-name="texte_20_par_20_défaut"><text:span text:style-name="T623">Analyse du type et de la forme de la phrase.</text:span></text:span></text:p>
      <text:p text:style-name="P303"><text:span text:style-name="texte_20_par_20_défaut">La phrase est de type déclaratif et n’a pas de forme particulière.</text:span></text:p>
      <text:p text:style-name="P426"><text:span text:style-name="titre_20_avec_20_numéro"><text:s/>B.015</text:span><text:span text:style-name="titre_20_avec_20_numéro"><text:span text:style-name="T607"> </text:span></text:span><text:span text:style-name="titre_20_avec_20_numéro"><text:s/></text:span></text:p>
      <text:p text:style-name="P74"><text:span text:style-name="référence"><text:span text:style-name="T266">GGF.1.1017</text:span></text:span></text:p>
      <text:p text:style-name="P90"><text:span text:style-name="référence"><text:span text:style-name="T259"/></text:span></text:p>
      <text:p text:style-name="P58"><text:span text:style-name="phrase_20_analysée_20__28_gros_20_caractère_29_"><text:span text:style-name="T841">Viendra-t-il ?</text:span></text:span></text:p>
      <text:p text:style-name="P101"/>
      <text:p text:style-name="P101"/>
      <text:p text:style-name="P101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305"><text:span text:style-name="texte_20_par_20_défaut"><text:span text:style-name="T311">•</text:span></text:span><text:span text:style-name="T76"> </text:span><text:span text:style-name="exemple"><text:span text:style-name="T421">Viendra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venir </text:span><text:span text:style-name="texte_20_par_20_défaut"><text:span text:style-name="T95">: indicatif.</text:span></text:span><text:span text:style-name="texte_20_par_20_défaut"><text:span text:style-name="T98">futur</text:span></text:span><text:span text:style-name="texte_20_par_20_défaut"><text:span text:style-name="T95">.3S)</text:span></text:span></text:p>
      <text:p text:style-name="P305"><text:span text:style-name="texte_20_par_20_défaut"><text:span text:style-name="T311">•</text:span></text:span><text:span text:style-name="texte_20_par_20_défaut"><text:span text:style-name="T76"> -</text:span></text:span><text:span text:style-name="exemple"><text:span text:style-name="T421">t-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t euphonique</text:span></text:p>
      <text:p text:style-name="P305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21">i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onom personnel</text:span></text:p>
      <text:p text:style-name="P305"><text:span text:style-name="texte_20_par_20_défaut"/></text:p>
      <text:p text:style-name="P452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246"><text:span text:style-name="texte_20_par_20_défaut"><text:span text:style-name="T311">•</text:span></text:span><text:span text:style-name="exemple"><text:span text:style-name="T336"> </text:span></text:span><text:span text:style-name="exemple"><text:span text:style-name="T353">V</text:span></text:span><text:span text:style-name="exemple"><text:span text:style-name="T555">iendra-t-il</text:span></text:span><text:span text:style-name="exemple"><text:span text:style-name="T539"><text:tab/></text:span></text:span><text:span text:style-name="texte_20_par_20_défaut"><text:span text:style-name="T84"><text:tab/><text:tab/><text:tab/>:<text:tab/></text:span></text:span><text:span text:style-name="texte_20_par_20_défaut"><text:span text:style-name="T679">groupe verbal</text:span></text:span></text:p>
      <text:p text:style-name="P492"><text:span text:style-name="texte_20_par_20_défaut"><text:span text:style-name="T679"/></text:span></text:p>
      <text:p text:style-name="P101"><text:span text:style-name="texte_20_par_20_défaut"><text:span text:style-name="T623">Analyse des fonctions</text:span></text:span></text:p>
      <text:p text:style-name="P281"><text:span text:style-name="texte_20_par_20_défaut"><text:span text:style-name="T311">•</text:span></text:span><text:span text:style-name="exemple"><text:span text:style-name="T336"> </text:span></text:span><text:span text:style-name="exemple"><text:span text:style-name="T353">Vi</text:span></text:span><text:span text:style-name="exemple"><text:span text:style-name="T567">endra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112">prédicat du </text:span></text:span><text:span text:style-name="texte_20_par_20_défaut"><text:span text:style-name="T87">sujet </text:span></text:span><text:span text:style-name="exemple"><text:span text:style-name="T235">il</text:span></text:span></text:p>
      <text:p text:style-name="P56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7">il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21">Viendra<text:tab/><text:tab/><text:tab/><text:tab/> <text:s text:c="4"/></text:span></text:span><text:span text:style-name="danger"><text:span text:style-name="T662">(!)</text:span></text:span></text:p>
      <text:p text:style-name="P580"><text:span text:style-name="danger"><text:span text:style-name="T662"/></text:span></text:p>
      <text:p text:style-name="P102"><text:span text:style-name="GGF"><text:span text:style-name="T308">[ </text:span></text:span><text:span text:style-name="GGF">GGF.1.1017 </text:span><text:span text:style-name="GGF"><text:span text:style-name="T308">]</text:span></text:span><text:span text:style-name="GGF"> </text:span></text:p>
      <text:p text:style-name="P102"><text:span text:style-name="GGF"><text:span text:style-name="T308"><text:tab/></text:span></text:span><text:span text:style-name="GGF"><text:span text:style-name="T842">Il n’y a pas de sujet dans cette phrase.</text:span></text:span></text:p>
      <text:p text:style-name="P471"/>
      <text:p text:style-name="P11"><text:span text:style-name="texte_20_par_20_défaut">Analyse des propositions</text:span></text:p>
      <text:p text:style-name="P224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01"><text:span text:style-name="texte_20_par_20_défaut"><text:span text:style-name="T623">Analyse du type et de la forme de la phrase.</text:span></text:span></text:p>
      <text:p text:style-name="P305"><text:span text:style-name="texte_20_par_20_défaut">La phrase est de type interrogatif</text:span><text:span text:style-name="texte_20_par_20_défaut"><text:span text:style-name="T647"> </text:span></text:span><text:span text:style-name="texte_20_par_20_défaut">et n’a pas de forme particulière.</text:span></text:p>
      <text:p text:style-name="P427"><text:span text:style-name="titre_20_avec_20_numéro"><text:s/>B.016</text:span><text:span text:style-name="titre_20_avec_20_numéro"><text:span text:style-name="T607"> </text:span></text:span><text:span text:style-name="titre_20_avec_20_numéro"><text:s/></text:span></text:p>
      <text:p text:style-name="P75"><text:span text:style-name="référence"><text:span text:style-name="T266">GGF.1.1017</text:span></text:span></text:p>
      <text:p text:style-name="P91"><text:span text:style-name="référence"><text:span text:style-name="T259"/></text:span></text:p>
      <text:p text:style-name="P59"><text:span text:style-name="phrase_20_analysée_20__28_gros_20_caractère_29_"><text:span text:style-name="T843">Paul v</text:span></text:span><text:span text:style-name="phrase_20_analysée_20__28_gros_20_caractère_29_"><text:span text:style-name="T841">iendra-t-il ?</text:span></text:span></text:p>
      <text:p text:style-name="P103"/>
      <text:p text:style-name="P103"/>
      <text:p text:style-name="P103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306"><text:span text:style-name="texte_20_par_20_défaut"><text:span text:style-name="T311">•</text:span></text:span><text:span text:style-name="T76"> </text:span><text:span text:style-name="exemple"><text:span text:style-name="T422">Pau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nom propre</text:span></text:p>
      <text:p text:style-name="P306"><text:span text:style-name="texte_20_par_20_défaut"><text:span text:style-name="T311">•</text:span></text:span><text:span text:style-name="T76"> </text:span><text:span text:style-name="exemple"><text:span text:style-name="T422">vi</text:span></text:span><text:span text:style-name="exemple"><text:span text:style-name="T421">endra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venir </text:span><text:span text:style-name="texte_20_par_20_défaut"><text:span text:style-name="T95">: indicatif.</text:span></text:span><text:span text:style-name="texte_20_par_20_défaut"><text:span text:style-name="T98">futur</text:span></text:span><text:span text:style-name="texte_20_par_20_défaut"><text:span text:style-name="T95">.3S)</text:span></text:span></text:p>
      <text:p text:style-name="P306"><text:span text:style-name="texte_20_par_20_défaut"><text:span text:style-name="T311">•</text:span></text:span><text:span text:style-name="texte_20_par_20_défaut"><text:span text:style-name="T76"> -</text:span></text:span><text:span text:style-name="exemple"><text:span text:style-name="T421">t-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t euphonique</text:span></text:p>
      <text:p text:style-name="P306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21">i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pronom personnel</text:span></text:p>
      <text:p text:style-name="P306"><text:span text:style-name="texte_20_par_20_défaut"/></text:p>
      <text:p text:style-name="P453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2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2">Paul</text:span></text:span><text:span text:style-name="exemple"><text:tab/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93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2">v</text:span></text:span><text:span text:style-name="exemple"><text:span text:style-name="T555">iendra-t-il</text:span></text:span><text:span text:style-name="exemple"><text:span text:style-name="T539"><text:tab/></text:span></text:span><text:span text:style-name="texte_20_par_20_défaut"><text:span text:style-name="T84"><text:tab/><text:tab/><text:tab/>:<text:tab/></text:span></text:span><text:span text:style-name="texte_20_par_20_défaut"><text:span text:style-name="T679">groupe verbal</text:span></text:span></text:p>
      <text:p text:style-name="P475"><text:span text:style-name="texte_20_par_20_défaut"><text:span text:style-name="T679"/></text:span></text:p>
      <text:p text:style-name="P12"><text:span text:style-name="texte_20_par_20_défaut">Analyse des fonctions</text:span></text:p>
      <text:p text:style-name="P556"><text:span text:style-name="texte_20_par_20_défaut"><text:span text:style-name="T313">•</text:span></text:span><text:span text:style-name="exemple"><text:span text:style-name="T359"> </text:span></text:span><text:span text:style-name="exemple">Paul</text:span><text:span text:style-name="exemple"><text:span text:style-name="T581"><text:tab/></text:span></text:span><text:span text:style-name="texte_20_par_20_défaut"><text:span text:style-name="T201"><text:tab/><text:tab/><text:tab/><text:tab/></text:span></text:span><text:span text:style-name="texte_20_par_20_défaut"><text:span text:style-name="T120">:</text:span></text:span><text:span text:style-name="texte_20_par_20_défaut"><text:span text:style-name="T201"><text:tab/></text:span></text:span><text:span text:style-name="texte_20_par_20_défaut">sujet de </text:span><text:span text:style-name="exemple"><text:span text:style-name="T844">vi</text:span></text:span><text:span text:style-name="exemple">endra</text:span><text:span text:style-name="exemple"><text:span text:style-name="T475"><text:tab/><text:tab/><text:tab/><text:tab/> <text:s text:c="4"/></text:span></text:span><text:span text:style-name="danger"><text:span text:style-name="T664">(!)</text:span></text:span></text:p>
      <text:p text:style-name="P575"><text:span text:style-name="texte_20_par_20_défaut"><text:span text:style-name="T311">•</text:span></text:span><text:span text:style-name="exemple"><text:span text:style-name="T336"> </text:span></text:span><text:span text:style-name="exemple"><text:span text:style-name="T354">v</text:span></text:span><text:span text:style-name="exemple"><text:span text:style-name="T568">iendra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707">prédicat du sujet </text:span></text:span><text:span text:style-name="exemple"><text:span text:style-name="T236">Paul</text:span></text:span></text:p>
      <text:p text:style-name="P562"><text:span text:style-name="texte_20_par_20_défaut"><text:span text:style-name="T311">•</text:span></text:span><text:span text:style-name="exemple"><text:span text:style-name="T336"> </text:span></text:span><text:span text:style-name="exemple"><text:span text:style-name="T547">il</text:span></text:span><text:span text:style-name="exemple"><text:span text:style-name="T539"><text:tab/>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23">v</text:span></text:span><text:span text:style-name="exemple"><text:span text:style-name="T421">iendra<text:tab/><text:tab/><text:tab/><text:tab/> <text:s text:c="4"/></text:span></text:span><text:span text:style-name="danger"><text:span text:style-name="T662">(!)</text:span></text:span></text:p>
      <text:p text:style-name="P552"><text:span text:style-name="danger"><text:span text:style-name="T662"/></text:span></text:p>
      <text:p text:style-name="P103"><text:span text:style-name="GGF"><text:span text:style-name="T308">[ </text:span></text:span><text:span text:style-name="GGF">GGF.1.1017 </text:span><text:span text:style-name="GGF"><text:span text:style-name="T308">]</text:span></text:span><text:span text:style-name="GGF"> </text:span></text:p>
      <text:p text:style-name="P103"><text:span text:style-name="GGF"><text:span text:style-name="T308"><text:tab/></text:span></text:span><text:span text:style-name="GGF"><text:span text:style-name="T845">L’unique sujet de cette phrase est </text:span></text:span><text:span text:style-name="GGF"><text:span text:style-name="T4">Paul</text:span></text:span><text:span text:style-name="GGF"><text:span text:style-name="T845">.</text:span></text:span></text:p>
      <text:p text:style-name="P472"/>
      <text:p text:style-name="P12"><text:span text:style-name="texte_20_par_20_défaut">Analyse des propositions</text:span></text:p>
      <text:p text:style-name="P223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03"><text:span text:style-name="texte_20_par_20_défaut"><text:span text:style-name="T623">Analyse du type et de la forme de la phrase.</text:span></text:span></text:p>
      <text:p text:style-name="P306"><text:span text:style-name="texte_20_par_20_défaut">La phrase est de type interrogatif et n’a pas de forme particulière.</text:span></text:p>
      <text:p text:style-name="P428"><text:span text:style-name="titre_20_avec_20_numéro"><text:s/>B.01</text:span><text:span text:style-name="titre_20_avec_20_numéro"><text:span text:style-name="T866">7</text:span></text:span><text:span text:style-name="titre_20_avec_20_numéro"><text:span text:style-name="T607"> </text:span></text:span><text:span text:style-name="titre_20_avec_20_numéro"><text:s/></text:span></text:p>
      <text:p text:style-name="P76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30">3.</text:span></text:span><text:span text:style-name="référence"><text:span text:style-name="T131">2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31">87</text:span></text:span><text:span text:style-name="référence"><text:span text:style-name="T132">)</text:span></text:span></text:p>
      <text:p text:style-name="P93"><text:span text:style-name="référence"><text:span text:style-name="T259"/></text:span></text:p>
      <text:p text:style-name="P60"><text:span text:style-name="phrase_20_analysée_20__28_gros_20_caractère_29_"><text:span text:style-name="T856">Alice est grande.</text:span></text:span></text:p>
      <text:p text:style-name="P117"/>
      <text:p text:style-name="P117"/>
      <text:p text:style-name="P117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318"><text:span text:style-name="texte_20_par_20_défaut"><text:span text:style-name="T311">•</text:span></text:span><text:span text:style-name="T76"> </text:span><text:span text:style-name="exemple"><text:span text:style-name="T425">Alic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nom propre</text:span></text:p>
      <text:p text:style-name="P318"><text:span text:style-name="texte_20_par_20_défaut"><text:span text:style-name="T311">•</text:span></text:span><text:span text:style-name="T76"> </text:span><text:span text:style-name="exemple"><text:span text:style-name="T425">es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<text:span text:style-name="T760">être</text:span></text:span><text:span text:style-name="texte_20_par_20_défaut"> </text:span><text:span text:style-name="texte_20_par_20_défaut"><text:span text:style-name="T95">: indicatif.</text:span></text:span><text:span text:style-name="texte_20_par_20_défaut"><text:span text:style-name="T98">futur</text:span></text:span><text:span text:style-name="texte_20_par_20_défaut"><text:span text:style-name="T95">.3S)</text:span></text:span></text:p>
      <text:p text:style-name="P318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25">grand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61">adjectif</text:span></text:span></text:p>
      <text:p text:style-name="P318"><text:span text:style-name="texte_20_par_20_défaut"><text:span text:style-name="T761"/></text:span></text:p>
      <text:p text:style-name="P454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3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4">Alice<text:tab/></text:span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47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3">est </text:span></text:span><text:span text:style-name="exemple"><text:span text:style-name="T344">g</text:span></text:span><text:span text:style-name="exemple"><text:span text:style-name="T556">rand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680">groupe verbal</text:span></text:span></text:p>
      <text:p text:style-name="P493"><text:span text:style-name="texte_20_par_20_défaut"><text:span text:style-name="T680"/></text:span></text:p>
      <text:p text:style-name="P18"><text:span text:style-name="texte_20_par_20_défaut">Analyse des fonctions</text:span></text:p>
      <text:p text:style-name="P226"><text:span text:style-name="texte_20_par_20_défaut"><text:span text:style-name="T313">•</text:span></text:span><text:span text:style-name="exemple"><text:span text:style-name="T359"> </text:span></text:span><text:span text:style-name="exemple">Alice</text:span><text:span text:style-name="exemple"><text:span text:style-name="T581"><text:tab/></text:span></text:span><text:span text:style-name="texte_20_par_20_défaut"><text:span text:style-name="T201"><text:tab/><text:tab/><text:tab/><text:tab/></text:span></text:span><text:span text:style-name="texte_20_par_20_défaut"><text:span text:style-name="T120">:</text:span></text:span><text:span text:style-name="texte_20_par_20_défaut"><text:span text:style-name="T201"><text:tab/></text:span></text:span><text:span text:style-name="texte_20_par_20_défaut">sujet de </text:span><text:span text:style-name="exemple"><text:span text:style-name="T491">est</text:span></text:span></text:p>
      <text:p text:style-name="P282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3">est </text:span></text:span><text:span text:style-name="exemple"><text:span text:style-name="T344">g</text:span></text:span><text:span text:style-name="exemple"><text:span text:style-name="T556">rand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708">prédicat du sujet </text:span></text:span><text:span text:style-name="exemple"><text:span text:style-name="T237">Alice</text:span></text:span></text:p>
      <text:p text:style-name="P226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339">g</text:span></text:span><text:span text:style-name="exemple"><text:span text:style-name="T548">rande</text:span></text:span><text:span text:style-name="T84"><text:tab/><text:tab/><text:tab/></text:span><text:span text:style-name="texte_20_par_20_défaut"><text:span text:style-name="T84">:<text:tab/></text:span></text:span><text:span text:style-name="texte_20_par_20_défaut"><text:span text:style-name="T668">attribut du sujet </text:span></text:span><text:span text:style-name="exemple"><text:span text:style-name="T221">Alice</text:span></text:span></text:p>
      <text:p text:style-name="P473"/>
      <text:p text:style-name="P18"><text:span text:style-name="texte_20_par_20_défaut">Analyse des propositions</text:span></text:p>
      <text:p text:style-name="P226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17"><text:span text:style-name="texte_20_par_20_défaut"><text:span text:style-name="T623">Analyse du type et de la forme de la phrase.</text:span></text:span></text:p>
      <text:p text:style-name="P318"><text:span text:style-name="texte_20_par_20_défaut">La phrase est de type interrogatif et n’a pas de forme particulière.</text:span></text:p>
      <text:p text:style-name="P433"><text:span text:style-name="titre_20_avec_20_numéro"><text:s/>B.01</text:span><text:span text:style-name="titre_20_avec_20_numéro"><text:span text:style-name="T866">8</text:span></text:span><text:span text:style-name="titre_20_avec_20_numéro"><text:span text:style-name="T607"> </text:span></text:span><text:span text:style-name="titre_20_avec_20_numéro"><text:s/></text:span></text:p>
      <text:p text:style-name="P77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29">2.</text:span></text:span><text:span text:style-name="référence"><text:span text:style-name="T130">3.</text:span></text:span><text:span text:style-name="référence"><text:span text:style-name="T131">2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31">87</text:span></text:span><text:span text:style-name="référence"><text:span text:style-name="T132">)</text:span></text:span></text:p>
      <text:p text:style-name="P94"><text:span text:style-name="référence"><text:span text:style-name="T259"/></text:span></text:p>
      <text:p text:style-name="P61"><text:span text:style-name="phrase_20_analysée_20__28_gros_20_caractère_29_"><text:span text:style-name="T857">Ce tableau est à Alice.</text:span></text:span></text:p>
      <text:p text:style-name="P126"/>
      <text:p text:style-name="P126"/>
      <text:p text:style-name="P12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mots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26">C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62">déterminant démonstratif</text:span></text:span></text:p>
      <text:p text:style-name="P335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26">tableau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62">nom commun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25">es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91">verbe </text:span></text:span><text:span text:style-name="texte_20_par_20_défaut"><text:span text:style-name="T95">(</text:span></text:span><text:span text:style-name="texte_20_par_20_défaut"><text:span text:style-name="T760">être</text:span></text:span><text:span text:style-name="texte_20_par_20_défaut"> </text:span><text:span text:style-name="texte_20_par_20_défaut"><text:span text:style-name="T95">: indicatif.</text:span></text:span><text:span text:style-name="texte_20_par_20_défaut"><text:span text:style-name="T98">futur</text:span></text:span><text:span text:style-name="texte_20_par_20_défaut"><text:span text:style-name="T95">.3S)</text:span></text:span></text:p>
      <text:p text:style-name="P335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26">à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70">préposition</text:span></text:span></text:p>
      <text:p text:style-name="P335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26">Alic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62">nom propre</text:span></text:span></text:p>
      <text:p text:style-name="P335"><text:span text:style-name="texte_20_par_20_défaut"><text:span text:style-name="T762"/></text:span></text:p>
      <text:p text:style-name="P45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5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03">Ce tableau</text:span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47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3">est </text:span></text:span><text:span text:style-name="exemple"><text:span text:style-name="T549">à</text:span></text:span><text:span text:style-name="exemple"><text:span text:style-name="T548"> </text:span></text:span><text:span text:style-name="exemple"><text:span text:style-name="T549">Alic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680">groupe verbal</text:span></text:span></text:p>
      <text:p text:style-name="P335"><text:span text:style-name="texte_20_par_20_défaut"><text:span text:style-name="T311"><text:tab/>•</text:span></text:span><text:span text:style-name="texte_20_par_20_défaut"><text:span text:style-name="T672"> </text:span></text:span><text:span text:style-name="exemple"><text:span text:style-name="T435">à Alice<text:tab/></text:span></text:span><text:span text:style-name="texte_20_par_20_défaut"><text:span text:style-name="T673"><text:tab/><text:tab/></text:span></text:span><text:span text:style-name="texte_20_par_20_défaut"><text:span text:style-name="T79">:<text:tab/></text:span></text:span><text:span text:style-name="texte_20_par_20_défaut"><text:span text:style-name="T672">groupe nominal </text:span></text:span><text:span text:style-name="texte_20_par_20_défaut"><text:span text:style-name="T674">prépositionnel</text:span></text:span></text:p>
      <text:p text:style-name="P335"><text:span text:style-name="texte_20_par_20_défaut"><text:span text:style-name="T91"/></text:span></text:p>
      <text:p text:style-name="P19"><text:span text:style-name="texte_20_par_20_défaut">Analyse des fonctions</text:span></text:p>
      <text:p text:style-name="P235"><text:span text:style-name="texte_20_par_20_défaut"><text:span text:style-name="T313">•</text:span></text:span><text:span text:style-name="exemple"><text:span text:style-name="T359"> </text:span></text:span><text:span text:style-name="exemple"><text:span text:style-name="T492">Ce tableau</text:span></text:span><text:span text:style-name="texte_20_par_20_défaut"><text:span text:style-name="T201"><text:tab/><text:tab/><text:tab/><text:tab/></text:span></text:span><text:span text:style-name="texte_20_par_20_défaut">:</text:span><text:span text:style-name="texte_20_par_20_défaut"><text:span text:style-name="T201"><text:tab/></text:span></text:span><text:span text:style-name="texte_20_par_20_défaut">sujet de </text:span><text:span text:style-name="exemple"><text:span text:style-name="T491">est</text:span></text:span></text:p>
      <text:p text:style-name="P282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3">est </text:span></text:span><text:span text:style-name="exemple"><text:span text:style-name="T549">à</text:span></text:span><text:span text:style-name="exemple"><text:span text:style-name="T548"> </text:span></text:span><text:span text:style-name="exemple"><text:span text:style-name="T549">Alice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708">prédicat du sujet </text:span></text:span><text:span text:style-name="exemple"><text:span text:style-name="T237">Ce tableau</text:span></text:span></text:p>
      <text:p text:style-name="P235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49">à</text:span></text:span><text:span text:style-name="exemple"><text:span text:style-name="T548"> </text:span></text:span><text:span text:style-name="exemple"><text:span text:style-name="T549">Alice</text:span></text:span><text:span text:style-name="T84"><text:tab/><text:tab/><text:tab/></text:span><text:span text:style-name="texte_20_par_20_défaut"><text:span text:style-name="T84">:<text:tab/></text:span></text:span><text:span text:style-name="texte_20_par_20_défaut"><text:span text:style-name="T671">COI de</text:span></text:span><text:span text:style-name="texte_20_par_20_défaut"><text:span text:style-name="T668"> </text:span></text:span><text:span text:style-name="exemple"><text:span text:style-name="T427">est<text:tab/><text:tab/><text:tab/><text:tab/><text:tab/> <text:s text:c="4"/></text:span></text:span><text:span text:style-name="danger">(!)</text:span></text:p>
      <text:p text:style-name="P474"/>
      <text:p text:style-name="P19"><text:span text:style-name="texte_20_par_20_défaut">Analyse des propositions</text:span></text:p>
      <text:p text:style-name="P235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26"><text:span text:style-name="texte_20_par_20_défaut"><text:span text:style-name="T623">Analyse du type et de la forme de la phrase.</text:span></text:span></text:p>
      <text:p text:style-name="P335"><text:span text:style-name="texte_20_par_20_défaut">La phrase est de type interrogatif et n’a pas de forme particulière.</text:span></text:p>
      <text:p text:style-name="P433"><text:span text:style-name="titre_20_avec_20_numéro"><text:s/>B.019 </text:span></text:p>
      <text:p text:style-name="P126"/>
      <text:p text:style-name="P126"/>
      <text:p text:style-name="P43"><text:span text:style-name="phrase_20_analysée_20__28_gros_20_caractère_29_">Le lundi me semble le pire jour de la semaine.</text:span></text:p>
      <text:p text:style-name="P126"/>
      <text:p text:style-name="P126"/>
      <text:p text:style-name="P19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35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lundi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8">nom commun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m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pronom personnel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sembl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sembler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l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pir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djectif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jour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nom commun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d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préposition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la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35"><text:span text:style-name="texte_20_par_20_défaut"><text:span text:style-name="T311">•</text:span></text:span><text:span text:style-name="T76"> </text:span><text:span text:style-name="exemple"><text:span text:style-name="T408">semaine<text:tab/><text:tab/></text:span></text:span><text:span text:style-name="exemple"><text:span text:style-name="T405"><text:tab/><text:tab/></text:span></text:span><text:span text:style-name="texte_20_par_20_défaut"><text:span text:style-name="T79">:<text:tab/></text:span></text:span><text:span text:style-name="texte_20_par_20_défaut"><text:span text:style-name="T89">nom commun</text:span></text:span></text:p>
      <text:p text:style-name="P335"><text:span text:style-name="texte_20_par_20_défaut"><text:span text:style-name="T89"/></text:span></text:p>
      <text:p text:style-name="P45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5"><text:span text:style-name="texte_20_par_20_défaut"><text:span text:style-name="T389">•</text:span></text:span><text:span text:style-name="texte_20_par_20_défaut"><text:span text:style-name="T623"> </text:span></text:span><text:span text:style-name="exemple">Le lundi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50"><text:span text:style-name="texte_20_par_20_défaut"><text:span text:style-name="T311">•</text:span></text:span><text:span text:style-name="exemple"><text:span text:style-name="T336"> </text:span></text:span><text:span text:style-name="exemple">me semble le pire jour <text:tab/><text:tab/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350"><text:span text:style-name="exemple"><text:s text:c="3"/>de la semaine</text:span></text:p>
      <text:p text:style-name="P335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498">le pire jour<text:tab/></text:span></text:span><text:span text:style-name="texte_20_par_20_défaut"><text:span text:style-name="T759"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335"><text:span text:style-name="texte_20_par_20_défaut"><text:span text:style-name="T385"><text:tab/>•</text:span></text:span><text:span text:style-name="texte_20_par_20_défaut"><text:span text:style-name="T767"> </text:span></text:span><text:span text:style-name="exemple"><text:span text:style-name="T428">de la semaine</text:span></text:span><text:span text:style-name="texte_20_par_20_défaut"><text:span text:style-name="T768"><text:tab/><text:tab/></text:span></text:span><text:span text:style-name="texte_20_par_20_défaut"><text:span text:style-name="T79">:</text:span></text:span><text:span text:style-name="texte_20_par_20_défaut"><text:span text:style-name="T20"><text:tab/></text:span></text:span><text:span text:style-name="texte_20_par_20_défaut"><text:span text:style-name="T89">groupe nominal prépositionnel</text:span></text:span></text:p>
      <text:p text:style-name="P335"/>
      <text:p text:style-name="P126"><text:span text:style-name="texte_20_par_20_défaut"><text:span text:style-name="T623">Analyse des fonctions</text:span></text:span></text:p>
      <text:p text:style-name="P235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8">Le lundi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213">semble</text:span></text:span></text:p>
      <text:p text:style-name="P283"><text:span text:style-name="texte_20_par_20_défaut"><text:span text:style-name="T311">•</text:span></text:span><text:span text:style-name="exemple"><text:span text:style-name="T336"> </text:span></text:span><text:span text:style-name="exemple">me semble le pire jour <text:tab/><text:tab/></text:span><text:span text:style-name="texte_20_par_20_défaut"><text:span text:style-name="T84">:<text:tab/></text:span></text:span><text:span text:style-name="texte_20_par_20_défaut"><text:span text:style-name="T709">prédicat du sujet </text:span></text:span><text:span text:style-name="exemple"><text:span text:style-name="T238">Le lundi</text:span></text:span></text:p>
      <text:p text:style-name="P401"><text:span text:style-name="exemple"><text:span text:style-name="T213"><text:s text:c="3"/>de la semaine</text:span></text:span></text:p>
      <text:p text:style-name="P335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38">me<text:tab/></text:span></text:span><text:span text:style-name="exemple"><text:tab/></text:span><text:span text:style-name="T84"><text:tab/><text:tab/></text:span><text:span text:style-name="texte_20_par_20_défaut"><text:span text:style-name="T84">:</text:span></text:span><text:span text:style-name="texte_20_par_20_défaut"><text:tab/></text:span><text:span text:style-name="texte_20_par_20_défaut"><text:span text:style-name="T87">COI</text:span></text:span><text:span text:style-name="texte_20_par_20_défaut"><text:span text:style-name="T213"> </text:span></text:span><text:span text:style-name="texte_20_par_20_défaut"><text:span text:style-name="T87">de </text:span></text:span><text:span text:style-name="exemple"><text:span text:style-name="T213">semble</text:span></text:span></text:p>
      <text:p text:style-name="P335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338">le pire jour de la semaine</text:span></text:span><text:span text:style-name="T538"><text:tab/></text:span><text:span text:style-name="texte_20_par_20_défaut"><text:span text:style-name="T84">:<text:tab/></text:span></text:span><text:span text:style-name="texte_20_par_20_défaut">attribut du sujet de </text:span><text:span text:style-name="exemple"><text:span text:style-name="T213">semble</text:span></text:span></text:p>
      <text:p text:style-name="P352"><text:span text:style-name="texte_20_par_20_défaut"><text:span text:style-name="T311"><text:tab/><text:tab/>•</text:span></text:span><text:span text:style-name="exemple"><text:span text:style-name="T336"> </text:span></text:span><text:span text:style-name="exemple"><text:span text:style-name="T338">pire<text:tab/><text:tab/><text:tab/></text:span></text:span><text:span text:style-name="texte_20_par_20_défaut"><text:span text:style-name="T84">:<text:tab/></text:span></text:span><text:span text:style-name="texte_20_par_20_défaut"><text:span text:style-name="T815">épithète</text:span></text:span><text:span text:style-name="texte_20_par_20_défaut"><text:span text:style-name="T213"> de </text:span></text:span><text:span text:style-name="exemple"><text:span text:style-name="T445">jour</text:span></text:span></text:p>
      <text:p text:style-name="P335"><text:span text:style-name="texte_20_par_20_défaut"><text:span text:style-name="T311"><text:tab/><text:tab/>•</text:span></text:span><text:span text:style-name="exemple"><text:span text:style-name="T336"> </text:span></text:span><text:span text:style-name="exemple"><text:span text:style-name="T338">de la semaine</text:span></text:span><text:span text:style-name="exemple"><text:span text:style-name="T538"><text:tab/></text:span></text:span><text:span text:style-name="texte_20_par_20_défaut"><text:span text:style-name="T84">:<text:tab/></text:span></text:span><text:span text:style-name="texte_20_par_20_défaut">complément du nom de</text:span><text:span text:style-name="texte_20_par_20_défaut"><text:span text:style-name="T213"> </text:span></text:span><text:span text:style-name="exemple"><text:span text:style-name="T217">le pire </text:span></text:span><text:span text:style-name="exemple"><text:span text:style-name="T218">jour</text:span></text:span></text:p>
      <text:p text:style-name="P126"><text:span text:style-name="exemple"/></text:p>
      <text:p text:style-name="P126"><text:span text:style-name="texte_20_par_20_défaut"><text:span text:style-name="T623">Analyse des propositions</text:span></text:span></text:p>
      <text:p text:style-name="P235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26"><text:span text:style-name="texte_20_par_20_défaut"><text:span text:style-name="T623">Analyse du type et de la forme de la phrase</text:span></text:span></text:p>
      <text:p text:style-name="P335"><text:span text:style-name="texte_20_par_20_défaut">La phrase est de type déclaratif et </text:span><text:span text:style-name="texte_20_par_20_défaut"><text:span text:style-name="T825">n’a pas de forme particulière.</text:span></text:span></text:p>
      <text:p text:style-name="P439"><text:span text:style-name="titre_20_avec_20_numéro"><text:s/>B.0</text:span><text:span text:style-name="titre_20_avec_20_numéro"><text:span text:style-name="T929">20</text:span></text:span><text:span text:style-name="titre_20_avec_20_numéro"> </text:span></text:p>
      <text:p text:style-name="P365"><text:span text:style-name="référence"><text:span text:style-name="T733">TG(</text:span></text:span><text:span text:style-name="référence"><text:span text:style-name="T734">I</text:span></text:span><text:span text:style-name="référence"><text:span text:style-name="T733">I.</text:span></text:span><text:span text:style-name="référence"><text:span text:style-name="T735">2.</text:span></text:span><text:span text:style-name="référence"><text:span text:style-name="T730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3">, p.</text:span></text:span><text:span text:style-name="référence"><text:span text:style-name="T735"> </text:span></text:span><text:span text:style-name="référence"><text:span text:style-name="T730">94</text:span></text:span><text:span text:style-name="référence"><text:span text:style-name="T738">)</text:span></text:span></text:p>
      <text:p text:style-name="P365"><text:span text:style-name="référence"><text:span text:style-name="T738"/></text:span></text:p>
      <text:p text:style-name="P357"><text:span text:style-name="phrase_20_analysée_20__28_gros_20_caractère_29_"><text:span text:style-name="T741">Le château de ma mère n’est pas loin</text:span></text:span><text:span text:style-name="phrase_20_analysée_20__28_gros_20_caractère_29_"><text:span text:style-name="T122">.</text:span></text:span></text:p>
      <text:p text:style-name="P173"/>
      <text:p text:style-name="P173"/>
      <text:p text:style-name="P28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9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259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52">château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d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préposition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ma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déterminant possessif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mèr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n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es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verbe (être : indicatif.présent.3S)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pa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25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loi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383"><text:span text:style-name="texte_20_par_20_défaut"><text:span text:style-name="T311"/></text:span></text:p>
      <text:p text:style-name="P466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83"><text:span text:style-name="texte_20_par_20_défaut"><text:span text:style-name="T389">•</text:span></text:span><text:span text:style-name="texte_20_par_20_défaut"><text:span text:style-name="T623"> </text:span></text:span><text:span text:style-name="exemple">Le </text:span><text:span text:style-name="exemple"><text:span text:style-name="T533">château de ma mère</text:span></text:span><text:span text:style-name="texte_20_par_20_défaut"><text:span text:style-name="T632"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387"><text:span text:style-name="texte_20_par_20_défaut"><text:span text:style-name="T389"><text:tab/>•</text:span></text:span><text:span text:style-name="texte_20_par_20_défaut"><text:span text:style-name="T623"> </text:span></text:span><text:span text:style-name="exemple"><text:span text:style-name="T533">de ma mère</text:span></text:span><text:span text:style-name="texte_20_par_20_défaut"><text:span text:style-name="T632"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 </text:span><text:span text:style-name="texte_20_par_20_défaut"><text:span text:style-name="T931">prépositionnel</text:span></text:span></text:p>
      <text:p text:style-name="P25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3">n’est pas loin</text:span></text:span><text:span text:style-name="exemple"> <text:tab/><text:tab/><text:tab/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503"><text:span text:style-name="texte_20_par_20_défaut"><text:span text:style-name="T830"/></text:span></text:p>
      <text:p text:style-name="P174"><text:span text:style-name="texte_20_par_20_défaut"><text:span text:style-name="T623">Analyse des fonctions</text:span></text:span></text:p>
      <text:p text:style-name="P260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8">Le </text:span></text:span><text:span text:style-name="exemple"><text:span text:style-name="T561">château de ma mère</text:span></text:span><text:span text:style-name="T84"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225">est</text:span></text:span></text:p>
      <text:p text:style-name="P260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61">de ma mère</text:span></text:span><text:span text:style-name="exemple"><text:span text:style-name="T84"><text:tab/><text:tab/><text:tab/></text:span></text:span><text:span text:style-name="texte_20_par_20_défaut"><text:span text:style-name="T84">:<text:tab/></text:span></text:span><text:span text:style-name="texte_20_par_20_défaut"><text:span text:style-name="T108">complément du nom de </text:span></text:span><text:span text:style-name="exemple"><text:span text:style-name="T225">Le château</text:span></text:span></text:p>
      <text:p text:style-name="P283"><text:span text:style-name="texte_20_par_20_défaut"><text:span text:style-name="T311">•</text:span></text:span><text:span text:style-name="exemple"><text:span text:style-name="T336"> </text:span></text:span><text:span text:style-name="exemple"><text:span text:style-name="T452">n’est pas loin</text:span></text:span><text:span text:style-name="exemple"><text:span text:style-name="T225"> <text:tab/><text:tab/><text:tab/></text:span></text:span><text:span text:style-name="texte_20_par_20_défaut"><text:span text:style-name="T84">:<text:tab/></text:span></text:span><text:span text:style-name="texte_20_par_20_défaut"><text:span text:style-name="T709">prédicat du sujet </text:span></text:span><text:span text:style-name="exemple"><text:span text:style-name="T538">Le </text:span></text:span><text:span text:style-name="exemple"><text:span text:style-name="T561">château de ma mère</text:span></text:span></text:p>
      <text:p text:style-name="P384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62">loin</text:span></text:span><text:span text:style-name="exemple"><text:span text:style-name="T538"><text:tab/></text:span></text:span><text:span text:style-name="exemple"><text:tab/></text:span><text:span text:style-name="T84"><text:tab/><text:tab/></text:span><text:span text:style-name="texte_20_par_20_défaut"><text:span text:style-name="T84">:</text:span></text:span><text:span text:style-name="texte_20_par_20_défaut"><text:tab/></text:span><text:span text:style-name="texte_20_par_20_défaut"><text:span text:style-name="T694">attribut du sujet </text:span></text:span><text:span text:style-name="texte_20_par_20_défaut"><text:span text:style-name="T87">de </text:span></text:span><text:span text:style-name="exemple"><text:span text:style-name="T226">est</text:span></text:span></text:p>
      <text:p text:style-name="P384"><text:span text:style-name="exemple"><text:span text:style-name="T226"/></text:span></text:p>
      <text:p text:style-name="P386"><text:span text:style-name="texte_20_par_20_défaut"><text:span text:style-name="T248">Remarque à propos du complément du nom :</text:span></text:span><text:span text:style-name="texte_20_par_20_défaut"><text:span text:style-name="T227"> </text:span></text:span><text:span text:style-name="exemple"><text:span text:style-name="T227">de ma mère</text:span></text:span><text:span text:style-name="texte_20_par_20_défaut"><text:span text:style-name="T227"> est ici<text:tab/> <text:s text:c="6"/></text:span></text:span><text:span text:style-name="référence"><text:span text:style-name="T733">TG(</text:span></text:span><text:span text:style-name="référence"><text:span text:style-name="T734">I</text:span></text:span><text:span text:style-name="référence"><text:span text:style-name="T733">I.</text:span></text:span><text:span text:style-name="référence"><text:span text:style-name="T735">2.</text:span></text:span><text:span text:style-name="référence"><text:span text:style-name="T730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3">, p.</text:span></text:span><text:span text:style-name="référence"><text:span text:style-name="T735"> </text:span></text:span><text:span text:style-name="référence"><text:span text:style-name="T730">94</text:span></text:span><text:span text:style-name="référence"><text:span text:style-name="T738">)</text:span></text:span></text:p>
      <text:p text:style-name="P386"><text:span text:style-name="texte_20_par_20_défaut"><text:span text:style-name="T157">un complément du nom exprimé à l’aide d’un groupe nominal prépositionnel.</text:span></text:span></text:p>
      <text:p text:style-name="P384"><text:span text:style-name="exemple"><text:span text:style-name="T226"/></text:span></text:p>
      <text:p text:style-name="P175"><text:span text:style-name="texte_20_par_20_défaut"><text:span text:style-name="T623">Analyse des propositions</text:span></text:span></text:p>
      <text:p text:style-name="P271"><text:span text:style-name="texte_20_par_20_défaut">La phrase contient une seule proposition : il s’agit par conséquent d’une phrase simple.</text:span></text:p>
      <text:p text:style-name="P385"><text:span text:style-name="texte_20_par_20_défaut"><text:span text:style-name="T920">L’unique proposition est une proposition indépendante.</text:span></text:span></text:p>
      <text:p text:style-name="P385"><text:span text:style-name="texte_20_par_20_défaut"/></text:p>
      <text:p text:style-name="P175"><text:span text:style-name="texte_20_par_20_défaut"><text:span text:style-name="T623">Analyse du type et de la forme de la phrase</text:span></text:span></text:p>
      <text:p text:style-name="P385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6"><text:span text:style-name="exemple"><text:span text:style-name="T637"/></text:span></text:p>
      <text:p text:style-name="P385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6">totale</text:span></text:span><text:span text:style-name="texte_20_par_20_défaut"><text:span text:style-name="T278"> <text:s text:c="13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85"><text:span text:style-name="texte_20_par_20_défaut"><text:span text:style-name="T278">car elle porte sur </text:span></text:span><text:span text:style-name="texte_20_par_20_défaut"><text:span text:style-name="T819">l’ensemble de l’énoncé</text:span></text:span><text:span text:style-name="texte_20_par_20_défaut"><text:span text:style-name="T278">. </text:span></text:span><text:span text:style-name="exemple"><text:span text:style-name="T523">Le château de ma mère n’est pas loin</text:span></text:span></text:p>
      <text:p text:style-name="P385"><text:span text:style-name="texte_20_par_20_défaut"><text:span text:style-name="T335">est en effet la négation de </text:span></text:span><text:span text:style-name="exemple"><text:span text:style-name="T596">Le château de ma mère est loin</text:span></text:span><text:span text:style-name="texte_20_par_20_défaut"><text:span text:style-name="T335"> .</text:span></text:span></text:p>
      <text:p text:style-name="P503"><text:span text:style-name="texte_20_par_20_défaut"><text:span text:style-name="T830"/></text:span></text:p>
      <text:p text:style-name="P177"><text:soft-page-break/><text:span text:style-name="titre_20_avec_20_numéro"><text:s/>B.0</text:span><text:span text:style-name="titre_20_avec_20_numéro"><text:span text:style-name="T929">2</text:span></text:span><text:span text:style-name="titre_20_avec_20_numéro"><text:span text:style-name="T932">1</text:span></text:span><text:span text:style-name="titre_20_avec_20_numéro"> </text:span></text:p>
      <text:p text:style-name="P366"><text:span text:style-name="référence"><text:span text:style-name="T733">TG(</text:span></text:span><text:span text:style-name="référence"><text:span text:style-name="T734">I</text:span></text:span><text:span text:style-name="référence"><text:span text:style-name="T733">I.</text:span></text:span><text:span text:style-name="référence"><text:span text:style-name="T735">2.</text:span></text:span><text:span text:style-name="référence"><text:span text:style-name="T730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3">, p.</text:span></text:span><text:span text:style-name="référence"><text:span text:style-name="T735"> </text:span></text:span><text:span text:style-name="référence"><text:span text:style-name="T730">94</text:span></text:span><text:span text:style-name="référence"><text:span text:style-name="T738">)</text:span></text:span></text:p>
      <text:p text:style-name="P366"><text:span text:style-name="référence"><text:span text:style-name="T738"/></text:span></text:p>
      <text:p text:style-name="P358"><text:span text:style-name="phrase_20_analysée_20__28_gros_20_caractère_29_"><text:span text:style-name="T125">C’est un livre à ne</text:span></text:span><text:span text:style-name="phrase_20_analysée_20__28_gros_20_caractère_29_"><text:span text:style-name="T124"> pas à mettre entre toutes les mains.</text:span></text:span></text:p>
      <text:p text:style-name="P177"/>
      <text:p text:style-name="P177"/>
      <text:p text:style-name="P29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61"><text:span text:style-name="texte_20_par_20_défaut"><text:span text:style-name="T311">•</text:span></text:span><text:span text:style-name="T76"> </text:span><text:span text:style-name="exemple"><text:span text:style-name="T453">C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7">pronom démonstratif</text:span></text:span></text:p>
      <text:p text:style-name="P262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es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verbe (être : indicatif.présent.3S)</text:span></text:span></text:p>
      <text:p text:style-name="P262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4">u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110">a</text:span></text:span><text:span text:style-name="texte_20_par_20_défaut"><text:span text:style-name="T697">rticle indéfini</text:span></text:span></text:p>
      <text:p text:style-name="P261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53">livr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27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5">à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8">préposition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n</text:span></text:span><text:span text:style-name="exemple"><text:span text:style-name="T455">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pa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3">mettr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109">v</text:span></text:span><text:span text:style-name="texte_20_par_20_défaut"><text:span text:style-name="T695">erbe (mettre : infinitif.présent)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3">entr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préposition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3">toutes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déterminant </text:span></text:span><text:span text:style-name="texte_20_par_20_défaut"><text:span text:style-name="T695">indéfini</text:span></text:span></text:p>
      <text:p text:style-name="P26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l</text:span></text:span><text:span text:style-name="exemple"><text:span text:style-name="T453">e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109">a</text:span></text:span><text:span text:style-name="texte_20_par_20_défaut"><text:span text:style-name="T695">rticle défini</text:span></text:span></text:p>
      <text:p text:style-name="P388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m</text:span></text:span><text:span text:style-name="exemple"><text:span text:style-name="T453">ains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388"><text:span text:style-name="texte_20_par_20_défaut"><text:span text:style-name="T311"/></text:span></text:p>
      <text:p text:style-name="P389"><text:span text:style-name="texte_20_par_20_défaut"><text:span text:style-name="T803">Remarque à propos du déterminant</text:span></text:span><text:span text:style-name="texte_20_par_20_défaut"><text:span text:style-name="T773"> </text:span></text:span><text:span text:style-name="exemple"><text:span text:style-name="T348">toutes</text:span></text:span><text:span text:style-name="texte_20_par_20_défaut"><text:span text:style-name="T773"> : le nom commun </text:span></text:span><text:span text:style-name="exemple"><text:span text:style-name="T348">mains</text:span></text:span><text:span text:style-name="texte_20_par_20_défaut"><text:span text:style-name="T773"> est doublement déterminé.</text:span></text:span></text:p>
      <text:p text:style-name="P389"><text:span text:style-name="texte_20_par_20_défaut"><text:span text:style-name="T773"/></text:span></text:p>
      <text:p text:style-name="P467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88"><text:span text:style-name="texte_20_par_20_défaut"><text:span text:style-name="T389">• </text:span></text:span><text:span text:style-name="exemple"><text:span text:style-name="T536">est u</text:span></text:span><text:span text:style-name="exemple"><text:span text:style-name="T535">n livre à</text:span></text:span><text:span text:style-name="exemple"><text:span text:style-name="T534"> </text:span></text:span><text:span text:style-name="exemple"><text:span text:style-name="T535">ne pas </text:span></text:span><text:span text:style-name="exemple"><text:span text:style-name="T534">mettre entre toutes les mains <text:tab/><text:tab/></text:span></text:span><text:span text:style-name="texte_20_par_20_défaut">: groupe </text:span><text:span text:style-name="texte_20_par_20_défaut"><text:span text:style-name="T933">verbal</text:span></text:span></text:p>
      <text:p text:style-name="P392"><text:span text:style-name="texte_20_par_20_défaut"><text:span text:style-name="T389"><text:tab/>• </text:span></text:span><text:span text:style-name="exemple"><text:span text:style-name="T536">u</text:span></text:span><text:span text:style-name="exemple"><text:span text:style-name="T535">n livre à</text:span></text:span><text:span text:style-name="exemple"><text:span text:style-name="T534"> </text:span></text:span><text:span text:style-name="exemple"><text:span text:style-name="T535">ne pas </text:span></text:span><text:span text:style-name="exemple"><text:span text:style-name="T534">mettre entre toutes les mains <text:tab/></text:span></text:span><text:span text:style-name="texte_20_par_20_défaut">: groupe </text:span><text:span text:style-name="texte_20_par_20_défaut"><text:span text:style-name="T831">nominal</text:span></text:span></text:p>
      <text:p text:style-name="P272"><text:span text:style-name="texte_20_par_20_défaut"><text:span text:style-name="T311"><text:tab/><text:tab/>•</text:span></text:span><text:span text:style-name="exemple"><text:span text:style-name="T336"> </text:span></text:span><text:span text:style-name="exemple"><text:span text:style-name="T349">à </text:span></text:span><text:span text:style-name="exemple"><text:span text:style-name="T350">ne pas </text:span></text:span><text:span text:style-name="exemple"><text:span text:style-name="T349">mettre </text:span></text:span><text:span text:style-name="exemple"><text:span text:style-name="T534">entre toutes les mains</text:span></text:span><text:span text:style-name="exemple"><text:span text:style-name="T933"><text:tab/></text:span></text:span><text:span text:style-name="texte_20_par_20_défaut"><text:span text:style-name="T84">: </text:span></text:span><text:span text:style-name="texte_20_par_20_défaut"><text:span text:style-name="T675">groupe </text:span></text:span><text:span text:style-name="texte_20_par_20_défaut"><text:span text:style-name="T696">infinitif prépositionnel</text:span></text:span></text:p>
      <text:p text:style-name="P261"><text:span text:style-name="texte_20_par_20_défaut"><text:span text:style-name="T311"><text:tab/><text:tab/><text:tab/>•</text:span></text:span><text:span text:style-name="exemple"><text:span text:style-name="T336"> </text:span></text:span><text:span text:style-name="exemple"><text:span text:style-name="T534">entre toutes les mains</text:span></text:span><text:span text:style-name="exemple"><text:tab/><text:tab/></text:span><text:span text:style-name="texte_20_par_20_défaut"><text:span text:style-name="T84">: </text:span></text:span><text:span text:style-name="texte_20_par_20_défaut"><text:span text:style-name="T675">groupe </text:span></text:span><text:span text:style-name="texte_20_par_20_défaut"><text:span text:style-name="T696">prépositionnel</text:span></text:span></text:p>
      <text:p text:style-name="P274"><text:span text:style-name="texte_20_par_20_défaut"><text:span text:style-name="T311"><text:tab/><text:tab/><text:tab/><text:tab/>•</text:span></text:span><text:span text:style-name="exemple"><text:span text:style-name="T336"> </text:span></text:span><text:span text:style-name="exemple"><text:span text:style-name="T456">toutes les mains</text:span></text:span><text:span text:style-name="exemple"><text:span text:style-name="T228"><text:tab/><text:tab/></text:span></text:span><text:span text:style-name="texte_20_par_20_défaut"><text:span text:style-name="T84">: </text:span></text:span><text:span text:style-name="texte_20_par_20_défaut"><text:span text:style-name="T675">groupe </text:span></text:span><text:span text:style-name="texte_20_par_20_défaut"><text:span text:style-name="T700">nominal</text:span></text:span></text:p>
      <text:p text:style-name="P504"><text:span text:style-name="texte_20_par_20_défaut"><text:span text:style-name="T830"/></text:span></text:p>
      <text:p text:style-name="P177"><text:span text:style-name="texte_20_par_20_défaut"><text:span text:style-name="T623">Analyse des fonctions</text:span></text:span></text:p>
      <text:p text:style-name="P261"><text:span text:style-name="texte_20_par_20_défaut"><text:span text:style-name="T311">•</text:span></text:span><text:span text:style-name="exemple"><text:span text:style-name="T336"> </text:span></text:span><text:span text:style-name="exemple"><text:span text:style-name="T563">C’<text:tab/><text:tab/><text:tab/><text:tab/><text:tab/></text:span></text:span><text:span text:style-name="T84"><text:tab/><text:tab/><text:tab/></text:span><text:span text:style-name="texte_20_par_20_défaut"><text:span text:style-name="T84">: </text:span></text:span><text:span text:style-name="texte_20_par_20_défaut"><text:span text:style-name="T87">sujet de </text:span></text:span><text:span text:style-name="exemple"><text:span text:style-name="T225">est</text:span></text:span></text:p>
      <text:p text:style-name="P402"><text:span text:style-name="texte_20_par_20_défaut"><text:span text:style-name="T311">• </text:span></text:span><text:span text:style-name="exemple"><text:span text:style-name="T460">est u</text:span></text:span><text:span text:style-name="exemple"><text:span text:style-name="T461">n livre à</text:span></text:span><text:span text:style-name="exemple"><text:span text:style-name="T456"> </text:span></text:span><text:span text:style-name="exemple"><text:span text:style-name="T461">ne pas </text:span></text:span><text:span text:style-name="exemple"><text:span text:style-name="T456">mettre entre toutes les mains<text:tab/><text:tab/></text:span></text:span><text:span text:style-name="texte_20_par_20_défaut">:</text:span><text:span text:style-name="exemple"><text:span text:style-name="T456"> </text:span></text:span><text:span text:style-name="texte_20_par_20_défaut">prédicat </text:span><text:span text:style-name="texte_20_par_20_défaut"><text:span text:style-name="T939">du sujet </text:span></text:span><text:span text:style-name="exemple"><text:span text:style-name="T939">C’</text:span></text:span></text:p>
      <text:p text:style-name="P272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351">un livre </text:span></text:span><text:span text:style-name="exemple"><text:span text:style-name="T564">à </text:span></text:span><text:span text:style-name="exemple"><text:span text:style-name="T565">ne pas </text:span></text:span><text:span text:style-name="exemple"><text:span text:style-name="T564">mettre entre toutes les mains</text:span></text:span><text:span text:style-name="exemple"><text:span text:style-name="T84"><text:tab/></text:span></text:span><text:span text:style-name="texte_20_par_20_défaut"><text:span text:style-name="T84">: </text:span></text:span><text:span text:style-name="texte_20_par_20_défaut"><text:span text:style-name="T696">attribut du sujet de </text:span></text:span><text:span text:style-name="exemple"><text:span text:style-name="T228">est</text:span></text:span></text:p>
      <text:p text:style-name="P390"><text:span text:style-name="texte_20_par_20_défaut"><text:span text:style-name="T311"><text:tab/><text:tab/>•</text:span></text:span><text:span text:style-name="exemple"><text:span text:style-name="T336"> </text:span></text:span><text:span text:style-name="exemple"><text:span text:style-name="T564">à </text:span></text:span><text:span text:style-name="exemple"><text:span text:style-name="T565">ne pas </text:span></text:span><text:span text:style-name="exemple"><text:span text:style-name="T564">mettre entre toutes les mains</text:span></text:span><text:span text:style-name="T84"><text:tab/></text:span><text:span text:style-name="texte_20_par_20_défaut"><text:span text:style-name="T84">: </text:span></text:span><text:span text:style-name="texte_20_par_20_défaut"><text:span text:style-name="T699">complément du nom de </text:span></text:span><text:span text:style-name="exemple"><text:span text:style-name="T229">un livre</text:span></text:span></text:p>
      <text:p text:style-name="P388"><text:span text:style-name="exemple"><text:span text:style-name="T226"/></text:span></text:p>
      <text:p text:style-name="P390"><text:span text:style-name="texte_20_par_20_défaut"><text:span text:style-name="T248">Remarque à propos du complément du nom :</text:span></text:span><text:span text:style-name="texte_20_par_20_défaut"><text:span text:style-name="T227"> </text:span></text:span><text:span text:style-name="exemple"><text:span text:style-name="T564">à </text:span></text:span><text:span text:style-name="exemple"><text:span text:style-name="T565">ne pas </text:span></text:span><text:span text:style-name="exemple"><text:span text:style-name="T564">mettre <text:tab/><text:tab/> <text:s text:c="9"/></text:span></text:span><text:span text:style-name="référence"><text:span text:style-name="T777">TG(</text:span></text:span><text:span text:style-name="référence"><text:span text:style-name="T787">I</text:span></text:span><text:span text:style-name="référence"><text:span text:style-name="T777">I.</text:span></text:span><text:span text:style-name="référence"><text:span text:style-name="T778">2.</text:span></text:span><text:span text:style-name="référence"><text:span text:style-name="T788">5</text:span></text:span><text:span text:style-name="référence"><text:span text:style-name="T789">.</text:span></text:span><text:span text:style-name="référence"><text:span text:style-name="T790">1</text:span></text:span><text:span text:style-name="référence"><text:span text:style-name="T777">, p.</text:span></text:span><text:span text:style-name="référence"><text:span text:style-name="T778"> </text:span></text:span><text:span text:style-name="référence"><text:span text:style-name="T788">94</text:span></text:span><text:span text:style-name="référence"><text:span text:style-name="T780">)</text:span></text:span></text:p>
      <text:p text:style-name="P390"><text:span text:style-name="exemple"><text:span text:style-name="T564">entre toutes les mains</text:span></text:span><text:span text:style-name="texte_20_par_20_défaut"><text:span text:style-name="T227"> est ici </text:span></text:span><text:span text:style-name="texte_20_par_20_défaut"><text:span text:style-name="T157">un complément du nom exprimé à l’aide d’un groupe </text:span></text:span><text:span text:style-name="texte_20_par_20_défaut"><text:span text:style-name="T740">infinitif</text:span></text:span><text:span text:style-name="texte_20_par_20_défaut"><text:span text:style-name="T157"> prépositionnel.</text:span></text:span></text:p>
      <text:p text:style-name="P388"><text:span text:style-name="exemple"><text:span text:style-name="T226"/></text:span></text:p>
      <text:p text:style-name="P177"><text:span text:style-name="texte_20_par_20_défaut"><text:span text:style-name="T623"/></text:span></text:p>
      <text:p text:style-name="P177"><text:span text:style-name="texte_20_par_20_défaut"><text:span text:style-name="T623"/></text:span></text:p>
      <text:p text:style-name="P177"><text:soft-page-break/><text:span text:style-name="texte_20_par_20_défaut"><text:span text:style-name="T623">Analyse des propositions</text:span></text:span></text:p>
      <text:p text:style-name="P261"><text:span text:style-name="texte_20_par_20_défaut">La phrase contient une seule proposition : il s’agit par conséquent d’une phrase simple.</text:span></text:p>
      <text:p text:style-name="P388"><text:span text:style-name="texte_20_par_20_défaut"><text:span text:style-name="T920">L’unique proposition est une proposition indépendante.</text:span></text:span></text:p>
      <text:p text:style-name="P177"><text:span text:style-name="texte_20_par_20_défaut"><text:span text:style-name="T623"/></text:span></text:p>
      <text:p text:style-name="P177"><text:span text:style-name="texte_20_par_20_défaut"><text:span text:style-name="T623">Analyse du type et de la forme de la phrase</text:span></text:span></text:p>
      <text:p text:style-name="P391"><text:span text:style-name="texte_20_par_20_défaut">La phrase est de type déclaratif et n’a pas de forme particulière.</text:span></text:p>
      <text:p text:style-name="P440"><text:span text:style-name="titre_20_avec_20_numéro"><text:s/>B.0</text:span><text:span text:style-name="titre_20_avec_20_numéro"><text:span text:style-name="T929">2</text:span></text:span><text:span text:style-name="titre_20_avec_20_numéro"><text:span text:style-name="T934">2</text:span></text:span><text:span text:style-name="titre_20_avec_20_numéro"> </text:span></text:p>
      <text:p text:style-name="P367"><text:span text:style-name="référence"><text:span text:style-name="T733">TG(</text:span></text:span><text:span text:style-name="référence"><text:span text:style-name="T734">I</text:span></text:span><text:span text:style-name="référence"><text:span text:style-name="T733">I.</text:span></text:span><text:span text:style-name="référence"><text:span text:style-name="T735">2.</text:span></text:span><text:span text:style-name="référence"><text:span text:style-name="T730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3">, p.</text:span></text:span><text:span text:style-name="référence"><text:span text:style-name="T735"> </text:span></text:span><text:span text:style-name="référence"><text:span text:style-name="T730">94</text:span></text:span><text:span text:style-name="référence"><text:span text:style-name="T738">)</text:span></text:span></text:p>
      <text:p text:style-name="P367"><text:span text:style-name="référence"><text:span text:style-name="T738"/></text:span></text:p>
      <text:p text:style-name="P359"><text:span text:style-name="phrase_20_analysée_20__28_gros_20_caractère_29_"><text:span text:style-name="T742">Le film d’hier ne m’a pas plu</text:span></text:span><text:span text:style-name="phrase_20_analysée_20__28_gros_20_caractère_29_"><text:span text:style-name="T122">.</text:span></text:span></text:p>
      <text:p text:style-name="P178"/>
      <text:p text:style-name="P178"/>
      <text:p text:style-name="P30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63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263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57">film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26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d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préposition</text:span></text:span></text:p>
      <text:p text:style-name="P26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7">hier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01">adverbe</text:span></text:span></text:p>
      <text:p text:style-name="P275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n</text:span></text:span><text:span text:style-name="exemple"><text:span text:style-name="T458">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26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m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02">pronom personnel</text:span></text:span></text:p>
      <text:p text:style-name="P27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9">a plu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verbe </text:span></text:span><text:span text:style-name="texte_20_par_20_défaut"><text:span text:style-name="T703">(plaire : indicatif.passé composé.3S)</text:span></text:span></text:p>
      <text:p text:style-name="P27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9">pa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93">adverbe</text:span></text:span></text:p>
      <text:p text:style-name="P511"><text:span text:style-name="texte_20_par_20_défaut"><text:span text:style-name="T791"/></text:span></text:p>
      <text:p text:style-name="P465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93"><text:span text:style-name="texte_20_par_20_défaut"><text:span text:style-name="T389">• </text:span></text:span><text:span text:style-name="exemple"><text:span text:style-name="T524">Le film d’hier<text:tab/><text:tab/></text:span></text:span><text:span text:style-name="exemple"><text:span text:style-name="T530"> <text:tab/></text:span></text:span><text:span text:style-name="texte_20_par_20_défaut"><text:span text:style-name="T269">:</text:span></text:span><text:span text:style-name="texte_20_par_20_défaut"><text:span text:style-name="T276"><text:tab/></text:span></text:span><text:span text:style-name="texte_20_par_20_défaut"><text:span text:style-name="T269">groupe </text:span></text:span><text:span text:style-name="texte_20_par_20_défaut"><text:span text:style-name="T822">nominal</text:span></text:span></text:p>
      <text:p text:style-name="P393"><text:span text:style-name="texte_20_par_20_défaut"><text:span text:style-name="T389">• </text:span></text:span><text:span text:style-name="exemple"><text:span text:style-name="T600">ne m’a pas plu<text:tab/><text:tab/></text:span></text:span><text:span text:style-name="exemple"><text:span text:style-name="T534"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</text:span><text:span text:style-name="texte_20_par_20_défaut"><text:span text:style-name="T933">verbal</text:span></text:span></text:p>
      <text:p text:style-name="P505"><text:span text:style-name="texte_20_par_20_défaut"><text:span text:style-name="T830"/></text:span></text:p>
      <text:p text:style-name="P179"><text:span text:style-name="texte_20_par_20_défaut"><text:span text:style-name="T623">Analyse des fonctions</text:span></text:span></text:p>
      <text:p text:style-name="P265"><text:span text:style-name="texte_20_par_20_défaut"><text:span text:style-name="T311">•</text:span></text:span><text:span text:style-name="exemple"><text:span text:style-name="T336"> </text:span></text:span><text:span text:style-name="exemple"><text:span text:style-name="T566">Le film d’hier</text:span></text:span><text:span text:style-name="exemple"><text:span text:style-name="T563"><text:tab/><text:tab/><text:tab/></text:span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230">a plu</text:span></text:span></text:p>
      <text:p text:style-name="P403"><text:span text:style-name="texte_20_par_20_défaut">•</text:span><text:span text:style-name="texte_20_par_20_défaut"><text:span text:style-name="T359"> </text:span></text:span><text:span text:style-name="exemple"><text:span text:style-name="T597">ne m’a pas plu<text:tab/><text:tab/></text:span></text:span><text:span text:style-name="exemple"><text:span text:style-name="T456"><text:tab/></text:span></text:span><text:span text:style-name="texte_20_par_20_défaut"><text:span text:style-name="T230">:</text:span></text:span><text:span text:style-name="texte_20_par_20_défaut"><text:span text:style-name="T249"><text:tab/></text:span></text:span><text:span text:style-name="texte_20_par_20_défaut"><text:span text:style-name="T816">prédicat du sujet </text:span></text:span><text:span text:style-name="exemple"><text:span text:style-name="T566">Le film d’hier</text:span></text:span></text:p>
      <text:p text:style-name="P394"><text:span text:style-name="texte_20_par_20_défaut"><text:span text:style-name="T321"><text:tab/>•</text:span></text:span><text:span text:style-name="exemple"><text:span text:style-name="T373"> </text:span></text:span><text:span text:style-name="exemple"><text:span text:style-name="T374">m</text:span></text:span><text:span text:style-name="exemple"><text:span text:style-name="T584">’<text:tab/><text:tab/><text:tab/><text:tab/></text:span></text:span><text:span text:style-name="texte_20_par_20_défaut"><text:span text:style-name="T322">:<text:tab/></text:span></text:span><text:span text:style-name="texte_20_par_20_défaut"><text:span text:style-name="T792">CO</text:span></text:span><text:span text:style-name="texte_20_par_20_défaut"><text:span text:style-name="T793">I</text:span></text:span><text:span text:style-name="texte_20_par_20_défaut"><text:span text:style-name="T792"> </text:span></text:span><text:span text:style-name="texte_20_par_20_défaut"><text:span text:style-name="T323">de </text:span></text:span><text:span text:style-name="exemple"><text:span text:style-name="T374">a plu</text:span></text:span></text:p>
      <text:p text:style-name="P394"><text:span text:style-name="exemple"><text:span text:style-name="T374"/></text:span></text:p>
      <text:p text:style-name="P396"><text:span text:style-name="texte_20_par_20_défaut"><text:span text:style-name="T640">Remarque sur </text:span></text:span><text:span text:style-name="texte_20_par_20_défaut"><text:span text:style-name="T641">le participe passé </text:span></text:span><text:span text:style-name="texte_20_par_20_défaut"><text:span text:style-name="T280">: </text:span></text:span><text:span text:style-name="texte_20_par_20_défaut"><text:span text:style-name="T281">parce que </text:span></text:span><text:span text:style-name="exemple"><text:span text:style-name="T515">a </text:span></text:span><text:span text:style-name="exemple"><text:span text:style-name="T526">plu </text:span></text:span><text:span text:style-name="texte_20_par_20_défaut">est </text:span><text:span text:style-name="texte_20_par_20_défaut"><text:span text:style-name="T833">construit</text:span></text:span><text:span text:style-name="texte_20_par_20_défaut"> </text:span><text:span text:style-name="texte_20_par_20_défaut"><text:span text:style-name="T935">sans COD </text:span></text:span><text:span text:style-name="texte_20_par_20_défaut"><text:span text:style-name="T832">le participe passé</text:span></text:span></text:p>
      <text:p text:style-name="P396"><text:span text:style-name="texte_20_par_20_défaut"><text:span text:style-name="T832">n’est pas accordé.</text:span></text:span></text:p>
      <text:p text:style-name="P394"><text:span text:style-name="exemple"><text:span text:style-name="T374"/></text:span></text:p>
      <text:p text:style-name="P180"><text:span text:style-name="texte_20_par_20_défaut"><text:span text:style-name="T623">Analyse des propositions</text:span></text:span></text:p>
      <text:p text:style-name="P277"><text:span text:style-name="texte_20_par_20_défaut">La phrase contient une seule proposition : il s’agit par conséquent d’une phrase simple.</text:span></text:p>
      <text:p text:style-name="P395"><text:span text:style-name="texte_20_par_20_défaut"><text:span text:style-name="T920">L’unique proposition est une proposition indépendante.</text:span></text:span></text:p>
      <text:p text:style-name="P395"><text:span text:style-name="texte_20_par_20_défaut"/></text:p>
      <text:p text:style-name="P180"><text:span text:style-name="texte_20_par_20_défaut"><text:span text:style-name="T623">Analyse du type et de la forme de la phrase</text:span></text:span></text:p>
      <text:p text:style-name="P395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7"><text:span text:style-name="exemple"><text:span text:style-name="T637"/></text:span></text:p>
      <text:p text:style-name="P395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6">totale</text:span></text:span><text:span text:style-name="texte_20_par_20_défaut"><text:span text:style-name="T278"> <text:s text:c="13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95"><text:span text:style-name="texte_20_par_20_défaut"><text:span text:style-name="T278">car elle porte sur </text:span></text:span><text:span text:style-name="texte_20_par_20_défaut"><text:span text:style-name="T819">l’ensemble de l’énoncé</text:span></text:span><text:span text:style-name="texte_20_par_20_défaut"><text:span text:style-name="T278">. </text:span></text:span><text:span text:style-name="exemple"><text:span text:style-name="T525">Le film d’hier ne m’a pas plu</text:span></text:span></text:p>
      <text:p text:style-name="P395"><text:span text:style-name="texte_20_par_20_défaut"><text:span text:style-name="T375">est en effet la négation de </text:span></text:span><text:span text:style-name="exemple"><text:span text:style-name="T585">Le film d’hier m’a plu</text:span></text:span><text:span text:style-name="texte_20_par_20_défaut"><text:span text:style-name="T375"> .</text:span></text:span></text:p>
      <text:p text:style-name="P588"><text:span text:style-name="titre_20_avec_20_numéro"><text:s/>B.0</text:span><text:span text:style-name="titre_20_avec_20_numéro"><text:span text:style-name="T929">2</text:span></text:span><text:span text:style-name="titre_20_avec_20_numéro"><text:span text:style-name="T952">3</text:span></text:span><text:span text:style-name="titre_20_avec_20_numéro"><text:span text:style-name="T954">$</text:span></text:span><text:span text:style-name="titre_20_avec_20_numéro"> </text:span></text:p>
      <text:p text:style-name="P530"><text:span text:style-name="référence"><text:span text:style-name="T733">TG(</text:span></text:span><text:span text:style-name="référence"><text:span text:style-name="T734">I</text:span></text:span><text:span text:style-name="référence"><text:span text:style-name="T733">I.</text:span></text:span><text:span text:style-name="référence"><text:span text:style-name="T735">2.</text:span></text:span><text:span text:style-name="référence"><text:span text:style-name="T730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3">, p.</text:span></text:span><text:span text:style-name="référence"><text:span text:style-name="T735"> </text:span></text:span><text:span text:style-name="référence"><text:span text:style-name="T730">94</text:span></text:span><text:span text:style-name="référence"><text:span text:style-name="T738">)</text:span></text:span></text:p>
      <text:p text:style-name="P530"><text:span text:style-name="référence"><text:span text:style-name="T738"/></text:span></text:p>
      <text:p text:style-name="P531"><text:span text:style-name="phrase_20_analysée_20__28_gros_20_caractère_29_"><text:span text:style-name="T743">La crainte qu’elle parte m’envahit</text:span></text:span><text:span text:style-name="phrase_20_analysée_20__28_gros_20_caractère_29_"><text:span text:style-name="T122">.</text:span></text:span></text:p>
      <text:p text:style-name="P514"/>
      <text:p text:style-name="P515"/>
      <text:p text:style-name="P513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553"><text:span text:style-name="texte_20_par_20_défaut"><text:span text:style-name="T311">•</text:span></text:span><text:span text:style-name="T76"> </text:span><text:span text:style-name="exemple"><text:span text:style-name="T408">L</text:span></text:span><text:span text:style-name="exemple"><text:span text:style-name="T469">a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553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69">craint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nom commun</text:span></text:span></text:p>
      <text:p text:style-name="P55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9">qu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21">conjonction de subordination</text:span></text:span></text:p>
      <text:p text:style-name="P569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70">el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18">pronom </text:span></text:span><text:span text:style-name="texte_20_par_20_défaut"><text:span text:style-name="T720">personnel</text:span></text:span></text:p>
      <text:p text:style-name="P55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9">part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18">verbe (partir : subjonctif.présent.3S)</text:span></text:span></text:p>
      <text:p text:style-name="P55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52">m’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02">pronom personnel</text:span></text:span></text:p>
      <text:p text:style-name="P553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9">envahit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3">verbe </text:span></text:span><text:span text:style-name="texte_20_par_20_défaut"><text:span text:style-name="T703">(</text:span></text:span><text:span text:style-name="texte_20_par_20_défaut"><text:span text:style-name="T718">envahir</text:span></text:span><text:span text:style-name="texte_20_par_20_défaut"><text:span text:style-name="T703"> : indicatif.</text:span></text:span><text:span text:style-name="texte_20_par_20_défaut"><text:span text:style-name="T718">présent</text:span></text:span><text:span text:style-name="texte_20_par_20_défaut"><text:span text:style-name="T703">.3S)</text:span></text:span></text:p>
      <text:p text:style-name="P586"><text:span text:style-name="texte_20_par_20_défaut"><text:span text:style-name="T791"/></text:span></text:p>
      <text:p text:style-name="P587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558"><text:span text:style-name="texte_20_par_20_défaut"><text:span text:style-name="T334">•</text:span></text:span><text:span text:style-name="exemple"><text:span text:style-name="T383"> </text:span></text:span><text:span text:style-name="exemple"><text:span text:style-name="T598">La crainte qu’elle parte</text:span></text:span><text:span text:style-name="exemple"><text:span text:style-name="T599"><text:tab/><text:tab/></text:span></text:span><text:span text:style-name="texte_20_par_20_défaut"><text:span text:style-name="T120">:<text:tab/></text:span></text:span><text:span text:style-name="texte_20_par_20_défaut"><text:span text:style-name="T126">groupe nominal</text:span></text:span></text:p>
      <text:p text:style-name="P577"><text:span text:style-name="texte_20_par_20_défaut"><text:span text:style-name="T334"><text:tab/>•</text:span></text:span><text:span text:style-name="exemple"><text:span text:style-name="T383"> </text:span></text:span><text:span text:style-name="exemple"><text:span text:style-name="T598">La crainte<text:tab/></text:span></text:span><text:span text:style-name="exemple"><text:span text:style-name="T599"><text:tab/><text:tab/></text:span></text:span><text:span text:style-name="texte_20_par_20_défaut"><text:span text:style-name="T120">:<text:tab/></text:span></text:span><text:span text:style-name="texte_20_par_20_défaut"><text:span text:style-name="T126">groupe nominal</text:span></text:span></text:p>
      <text:p text:style-name="P532"><text:span text:style-name="texte_20_par_20_défaut"><text:span text:style-name="T389"><text:tab/>• </text:span></text:span><text:span text:style-name="exemple"><text:span text:style-name="T602">elle parte</text:span></text:span><text:span text:style-name="exemple"><text:span text:style-name="T601"><text:tab/></text:span></text:span><text:span text:style-name="exemple"><text:span text:style-name="T600"><text:tab/><text:tab/></text:span></text:span><text:span text:style-name="texte_20_par_20_défaut"><text:span text:style-name="T288">:</text:span></text:span><text:span text:style-name="texte_20_par_20_défaut"><text:span text:style-name="T632"><text:tab/></text:span></text:span><text:span text:style-name="texte_20_par_20_défaut"><text:span text:style-name="T288">groupe </text:span></text:span><text:span text:style-name="texte_20_par_20_défaut"><text:span text:style-name="T289">verbal</text:span></text:span></text:p>
      <text:p text:style-name="P529"><text:span text:style-name="texte_20_par_20_défaut"><text:span text:style-name="T389">• </text:span></text:span><text:span text:style-name="exemple"><text:span text:style-name="T601">m’envahit<text:tab/></text:span></text:span><text:span text:style-name="exemple"><text:span text:style-name="T600"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</text:span><text:span text:style-name="texte_20_par_20_défaut"><text:span text:style-name="T933">verbal</text:span></text:span></text:p>
      <text:p text:style-name="P583"><text:span text:style-name="texte_20_par_20_défaut"><text:span text:style-name="T830"/></text:span></text:p>
      <text:p text:style-name="P514"><text:span text:style-name="texte_20_par_20_défaut"><text:span text:style-name="T623">Analyse des fonctions</text:span></text:span></text:p>
      <text:p text:style-name="P553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8">La crainte qu’elle parte</text:span></text:span><text:span text:style-name="exemple"><text:span text:style-name="T563"><text:tab/><text:tab/></text:span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244">envahit</text:span></text:span></text:p>
      <text:p text:style-name="P559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8">qu’elle parte</text:span></text:span><text:span text:style-name="exemple"><text:span text:style-name="T563"><text:tab/><text:tab/><text:tab/></text:span></text:span><text:span text:style-name="texte_20_par_20_défaut"><text:span text:style-name="T84">:<text:tab/></text:span></text:span><text:span text:style-name="texte_20_par_20_défaut"><text:span text:style-name="T719">complément du nom de</text:span></text:span><text:span text:style-name="texte_20_par_20_défaut"><text:span text:style-name="T87"> </text:span></text:span><text:span text:style-name="exemple"><text:span text:style-name="T245">La crainte</text:span></text:span></text:p>
      <text:p text:style-name="P546"><text:span text:style-name="texte_20_par_20_défaut"><text:span text:style-name="T362"><text:tab/><text:tab/>• </text:span></text:span><text:span text:style-name="exemple"><text:span text:style-name="T594">parte<text:tab/></text:span></text:span><text:span text:style-name="exemple"><text:span text:style-name="T592"><text:tab/><text:tab/></text:span></text:span><text:span text:style-name="texte_20_par_20_défaut"><text:span text:style-name="T374">:</text:span></text:span><text:span text:style-name="texte_20_par_20_défaut"><text:span text:style-name="T363"><text:tab/></text:span></text:span><text:span text:style-name="texte_20_par_20_défaut"><text:span text:style-name="T381">prédi</text:span></text:span><text:span text:style-name="texte_20_par_20_défaut"><text:span text:style-name="T805">cat du sujet </text:span></text:span><text:span text:style-name="exemple"><text:span text:style-name="T594">elle</text:span></text:span></text:p>
      <text:p text:style-name="P546"><text:span text:style-name="texte_20_par_20_défaut"><text:span text:style-name="T362">• </text:span></text:span><text:span text:style-name="exemple"><text:span text:style-name="T591">m’envahit<text:tab/></text:span></text:span><text:span text:style-name="exemple"><text:span text:style-name="T592"><text:tab/><text:tab/><text:tab/></text:span></text:span><text:span text:style-name="texte_20_par_20_défaut"><text:span text:style-name="T374">:</text:span></text:span><text:span text:style-name="texte_20_par_20_défaut"><text:span text:style-name="T363"><text:tab/></text:span></text:span><text:span text:style-name="texte_20_par_20_défaut"><text:span text:style-name="T381">prédi</text:span></text:span><text:span text:style-name="texte_20_par_20_défaut"><text:span text:style-name="T805">cat du sujet </text:span></text:span><text:span text:style-name="exemple"><text:span text:style-name="T593">La crainte qu’elle parte</text:span></text:span></text:p>
      <text:p text:style-name="P529"><text:span text:style-name="texte_20_par_20_défaut"><text:span text:style-name="T321"><text:tab/>•</text:span></text:span><text:span text:style-name="exemple"><text:span text:style-name="T373"> </text:span></text:span><text:span text:style-name="exemple"><text:span text:style-name="T374">m</text:span></text:span><text:span text:style-name="exemple"><text:span text:style-name="T584">’<text:tab/><text:tab/><text:tab/><text:tab/></text:span></text:span><text:span text:style-name="texte_20_par_20_défaut"><text:span text:style-name="T322">:<text:tab/></text:span></text:span><text:span text:style-name="texte_20_par_20_défaut"><text:span text:style-name="T792">CO</text:span></text:span><text:span text:style-name="texte_20_par_20_défaut"><text:span text:style-name="T800">D</text:span></text:span><text:span text:style-name="texte_20_par_20_défaut"><text:span text:style-name="T792"> </text:span></text:span><text:span text:style-name="texte_20_par_20_défaut"><text:span text:style-name="T323">de </text:span></text:span><text:span text:style-name="exemple"><text:span text:style-name="T379">envahit</text:span></text:span></text:p>
      <text:p text:style-name="P545"><text:span text:style-name="texte_20_par_20_défaut"><text:span text:style-name="T380"/></text:span></text:p>
      <text:p text:style-name="P514"><text:span text:style-name="texte_20_par_20_défaut"><text:span text:style-name="T623">Analyse des propositions</text:span></text:span></text:p>
      <text:p text:style-name="P553"><text:span text:style-name="texte_20_par_20_défaut">La phrase contient </text:span><text:span text:style-name="texte_20_par_20_défaut"><text:span text:style-name="T837">deux</text:span></text:span><text:span text:style-name="texte_20_par_20_défaut"> proposition</text:span><text:span text:style-name="texte_20_par_20_défaut"><text:span text:style-name="T955">s</text:span></text:span><text:span text:style-name="texte_20_par_20_défaut"> : il s’agit par conséquent d’une phrase </text:span><text:span text:style-name="texte_20_par_20_défaut"><text:span text:style-name="T837">complexe.</text:span></text:span></text:p>
      <text:p text:style-name="P548"><text:span text:style-name="texte_20_par_20_défaut"><text:span text:style-name="T365">La proposition principale </text:span></text:span><text:span text:style-name="texte_20_par_20_défaut"><text:span text:style-name="T382">est </text:span></text:span><text:span text:style-name="exemple"><text:span text:style-name="T593">La crainte </text:span></text:span><text:span text:style-name="exemple"><text:span text:style-name="T595">m’envahit </text:span></text:span><text:span text:style-name="texte_20_par_20_défaut">; </text:span><text:span text:style-name="texte_20_par_20_défaut"><text:span text:style-name="T956">de cette proposition principale dépend</text:span></text:span><text:span text:style-name="texte_20_par_20_défaut"><text:span text:style-name="T956"><text:note text:id="ftn0" text:note-class="footnote"><text:note-citation>2</text:note-citation><text:note-body><text:p text:style-name="P524"><text:span text:style-name="texte_20_par_20_défaut"><text:span text:style-name="T290"><text:tab/>Ici, l’expression « dépend de » a le sens particulier de « [dans le sens où] elle tient lieu d’un constituant de la principale » </text:span></text:span><text:span text:style-name="texte_20_par_20_défaut"><text:span text:style-name="T291">comme l’indique </text:span></text:span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27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27">5</text:span></text:span><text:span text:style-name="référence"><text:span text:style-name="T304">2</text:span></text:span><text:span text:style-name="référence"><text:span text:style-name="T132">)</text:span></text:span><text:span text:style-name="texte_20_par_20_défaut"><text:span text:style-name="T269">.</text:span></text:span></text:p></text:note-body></text:note></text:span></text:span><text:span text:style-name="texte_20_par_20_défaut"><text:span text:style-name="T956"> la proposition subordonnée </text:span></text:span><text:span text:style-name="texte_20_par_20_défaut"><text:span text:style-name="T958">conjonctive </text:span></text:span><text:span text:style-name="texte_20_par_20_défaut"><text:span text:style-name="T957">complétive </text:span></text:span><text:span text:style-name="exemple"><text:span text:style-name="T957">qu’elle parte</text:span></text:span><text:span text:style-name="texte_20_par_20_défaut"><text:span text:style-name="T956">. Cette proposition subordonnée </text:span></text:span><text:span text:style-name="texte_20_par_20_défaut"><text:span text:style-name="T958">conjonctive </text:span></text:span><text:span text:style-name="texte_20_par_20_défaut"><text:span text:style-name="T956">complétive a pour fonction </text:span></text:span><text:span text:style-name="texte_20_par_20_défaut"><text:span text:style-name="T959">d’être </text:span></text:span><text:span text:style-name="texte_20_par_20_défaut"><text:span text:style-name="T956">complément du nom de </text:span></text:span><text:span text:style-name="exemple"><text:span text:style-name="T593">La crainte</text:span></text:span><text:span text:style-name="texte_20_par_20_défaut"><text:span text:style-name="T956">.</text:span></text:span></text:p>
      <text:p text:style-name="P529"><text:span text:style-name="texte_20_par_20_défaut"/></text:p>
      <text:p text:style-name="P514"><text:span text:style-name="texte_20_par_20_défaut"><text:span text:style-name="T623">Analyse du type et de la forme de la phrase</text:span></text:span></text:p>
      <text:p text:style-name="P547"><text:span text:style-name="texte_20_par_20_défaut"><text:span text:style-name="T132">La phrase est de type déclaratif et </text:span></text:span><text:span text:style-name="texte_20_par_20_défaut"><text:span text:style-name="T135">n’a pas de forme particulière.</text:span></text:span></text:p>
      <text:p text:style-name="P521"><text:span text:style-name="texte_20_par_20_défaut"><text:span text:style-name="T308"><text:tab/></text:span></text:span><text:span text:style-name="GGF"><text:span text:style-name="T308">[ </text:span></text:span><text:span text:style-name="GGF">GGF.1.</text:span><text:span text:style-name="GGF"><text:span text:style-name="T875">24</text:span></text:span><text:span text:style-name="GGF"> </text:span><text:span text:style-name="GGF"><text:span text:style-name="T308">]</text:span></text:span><text:span text:style-name="GGF"> </text:span></text:p>
      <text:p text:style-name="P585"><text:span text:style-name="texte_20_par_20_défaut"><text:span text:style-name="T320"><text:tab/></text:span></text:span><text:span text:style-name="GGF"><text:span text:style-name="T368"><text:tab/></text:span></text:span><text:span text:style-name="GGF"><text:span text:style-name="T387">Confer </text:span></text:span><text:span text:style-name="GGF"><text:span text:style-name="T882">la d</text:span></text:span><text:span text:style-name="GGF"><text:span text:style-name="T369">iscussion sur le type de phrase dans une phrase subordonnée.</text:span></text:span></text:p>
      <text:p text:style-name="P395"><text:span text:style-name="texte_20_par_20_défaut"><text:span text:style-name="T376"/></text:span></text:p>
      <text:p text:style-name="P434"><text:span text:style-name="titre_20_avec_20_numéro"><text:s/>B.027 </text:span></text:p>
      <text:p text:style-name="P360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60"><text:span text:style-name="référence"><text:span text:style-name="T132"/></text:span></text:p>
      <text:p text:style-name="P354"><text:span text:style-name="phrase_20_analysée_20__28_gros_20_caractère_29_"><text:span text:style-name="T914">Elle n’aime pas le cinéma français.</text:span></text:span></text:p>
      <text:p text:style-name="P156"/>
      <text:p text:style-name="P23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3"><text:span text:style-name="texte_20_par_20_défaut"><text:span text:style-name="T311">•</text:span></text:span><text:span text:style-name="T76"> </text:span><text:span text:style-name="exemple"><text:span text:style-name="T446">Elle</text:span></text:span><text:span text:style-name="exemple"><text:span text:style-name="T405"><text:tab/><text:tab/><text:tab/><text:tab/><text:tab/></text:span></text:span><text:span text:style-name="texte_20_par_20_défaut"><text:span text:style-name="T121">:</text:span></text:span><text:span text:style-name="texte_20_par_20_défaut"><text:span text:style-name="T79"><text:tab/></text:span></text:span><text:span text:style-name="texte_20_par_20_défaut"><text:span text:style-name="T689">pronom personnel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46">n’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46">aim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689">aimer</text:span>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46">pas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105">adverbe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08">l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46">cinéma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89">nom commun</text:span></text:span></text:p>
      <text:p text:style-name="P353"><text:span text:style-name="texte_20_par_20_défaut"><text:span text:style-name="T311">•</text:span></text:span><text:span text:style-name="T76"> </text:span><text:span text:style-name="exemple"><text:span text:style-name="T446">français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89">adjectif</text:span></text:span></text:p>
      <text:p text:style-name="P353"><text:span text:style-name="texte_20_par_20_défaut"><text:span text:style-name="T89"/></text:span></text:p>
      <text:p text:style-name="P460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69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924">n’a</text:span></text:span><text:span text:style-name="exemple"><text:span text:style-name="T917">ime </text:span></text:span><text:span text:style-name="exemple"><text:span text:style-name="T924">pas </text:span></text:span><text:span text:style-name="exemple"><text:span text:style-name="T917">le </text:span></text:span><text:span text:style-name="exemple"><text:span text:style-name="T916">cinéma français</text:span></text:span><text:span text:style-name="texte_20_par_20_défaut"><text:span text:style-name="T632"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</text:span></text:span><text:span text:style-name="texte_20_par_20_défaut"><text:span text:style-name="T818">verbal</text:span></text:span></text:p>
      <text:p text:style-name="P353"><text:span text:style-name="texte_20_par_20_défaut"><text:span text:style-name="T389"><text:tab/>•</text:span></text:span><text:span text:style-name="texte_20_par_20_défaut"><text:span text:style-name="T623"> </text:span></text:span><text:span text:style-name="exemple"><text:span text:style-name="T916">le cinéma français</text:span></text:span><text:span text:style-name="texte_20_par_20_défaut"><text:span text:style-name="T632"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nominal</text:span></text:span></text:p>
      <text:p text:style-name="P353"><text:span text:style-name="texte_20_par_20_défaut"><text:span text:style-name="T311"/></text:span></text:p>
      <text:p text:style-name="P494"><text:span text:style-name="texte_20_par_20_défaut"><text:span text:style-name="T623">Analyse des fonctions</text:span></text:span></text:p>
      <text:p text:style-name="P368"><text:span text:style-name="texte_20_par_20_défaut"><text:span text:style-name="T391">•</text:span></text:span><text:span text:style-name="texte_20_par_20_défaut"><text:span text:style-name="T274"> </text:span></text:span><text:span text:style-name="exemple"><text:span text:style-name="T274">Elle<text:tab/></text:span></text:span><text:span text:style-name="exemple"><text:span text:style-name="T275"><text:tab/></text:span></text:span><text:span text:style-name="texte_20_par_20_défaut"><text:span text:style-name="T276"><text:tab/><text:tab/><text:tab/></text:span></text:span><text:span text:style-name="texte_20_par_20_défaut"><text:span text:style-name="T274">:</text:span></text:span><text:span text:style-name="texte_20_par_20_défaut"><text:span text:style-name="T276"><text:tab/></text:span></text:span><text:span text:style-name="texte_20_par_20_défaut"><text:span text:style-name="T817">sujet</text:span></text:span><text:span text:style-name="texte_20_par_20_défaut"><text:span text:style-name="T274"> </text:span></text:span><text:span text:style-name="texte_20_par_20_défaut"><text:span text:style-name="T275">de </text:span></text:span><text:span text:style-name="exemple"><text:span text:style-name="T275">aime</text:span></text:span></text:p>
      <text:p text:style-name="P404"><text:span text:style-name="texte_20_par_20_défaut"><text:span text:style-name="T389">•</text:span></text:span><text:span text:style-name="texte_20_par_20_défaut"><text:span text:style-name="T635"> </text:span></text:span><text:span text:style-name="exemple"><text:span text:style-name="T283">n’a</text:span></text:span><text:span text:style-name="exemple"><text:span text:style-name="T285">ime </text:span></text:span><text:span text:style-name="exemple"><text:span text:style-name="T283">pas </text:span></text:span><text:span text:style-name="exemple"><text:span text:style-name="T285">le </text:span></text:span><text:span text:style-name="exemple"><text:span text:style-name="T275">cinéma français</text:span></text:span><text:span text:style-name="texte_20_par_20_défaut"><text:span text:style-name="T632"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823">prédicat du sujet </text:span></text:span><text:span text:style-name="exemple"><text:span text:style-name="T286">Elle</text:span></text:span></text:p>
      <text:p text:style-name="P368"><text:span text:style-name="texte_20_par_20_défaut"><text:span text:style-name="T389"><text:tab/>•</text:span></text:span><text:span text:style-name="texte_20_par_20_défaut"><text:span text:style-name="T635"> </text:span></text:span><text:span text:style-name="exemple"><text:span text:style-name="T275">le cinéma français</text:span></text:span><text:span text:style-name="texte_20_par_20_défaut"><text:span text:style-name="T632"><text:tab/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275">COD de </text:span></text:span><text:span text:style-name="exemple"><text:span text:style-name="T275">aime</text:span></text:span></text:p>
      <text:p text:style-name="P495"><text:span text:style-name="exemple"><text:span text:style-name="T635"/></text:span></text:p>
      <text:p text:style-name="P161"><text:span text:style-name="texte_20_par_20_défaut"><text:span text:style-name="T623">Analyse des propositions</text:span></text:span></text:p>
      <text:p text:style-name="P254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375"><text:span text:style-name="texte_20_par_20_défaut"/></text:p>
      <text:p text:style-name="P161"><text:span text:style-name="texte_20_par_20_défaut"><text:span text:style-name="T623">Analyse du type et de la forme de la phrase</text:span></text:span></text:p>
      <text:p text:style-name="P370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496"><text:span text:style-name="exemple"><text:span text:style-name="T637"/></text:span></text:p>
      <text:p text:style-name="P372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6">totale</text:span></text:span><text:span text:style-name="texte_20_par_20_défaut"><text:span text:style-name="T278"> <text:s text:c="13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72"><text:span text:style-name="texte_20_par_20_défaut"><text:span text:style-name="T278">car elle porte sur </text:span></text:span><text:span text:style-name="texte_20_par_20_défaut"><text:span text:style-name="T819">l’ensemble de l’énoncé</text:span></text:span><text:span text:style-name="texte_20_par_20_défaut"><text:span text:style-name="T278">. </text:span></text:span><text:span text:style-name="exemple"><text:span text:style-name="T513">Elle n’aime pas le cinéma français</text:span></text:span></text:p>
      <text:p text:style-name="P372"><text:span text:style-name="texte_20_par_20_défaut"><text:span text:style-name="T278">est en effet la négation de </text:span></text:span><text:span text:style-name="exemple"><text:span text:style-name="T513">Elle aime le cinéma français</text:span></text:span><text:span text:style-name="texte_20_par_20_défaut"><text:span text:style-name="T278"> .</text:span></text:span></text:p>
      <text:p text:style-name="P435"><text:span text:style-name="titre_20_avec_20_numéro"><text:s/>B.028 </text:span></text:p>
      <text:p text:style-name="P361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61"><text:span text:style-name="référence"><text:span text:style-name="T132"/></text:span></text:p>
      <text:p text:style-name="P421"><text:span text:style-name="phrase_20_analysée_20__28_gros_20_caractère_29_"><text:span text:style-name="T919">Personne ne l’a écoutée.</text:span></text:span></text:p>
      <text:p text:style-name="P157"/>
      <text:p text:style-name="P24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5"><text:span text:style-name="texte_20_par_20_défaut"><text:span text:style-name="T311">•</text:span></text:span><text:span text:style-name="T76"> </text:span><text:span text:style-name="exemple"><text:span text:style-name="T447">Personn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pronom </text:span></text:span><text:span text:style-name="texte_20_par_20_défaut"><text:span text:style-name="T690">indéfini</text:span></text:span></text:p>
      <text:p text:style-name="P373"><text:span text:style-name="texte_20_par_20_défaut"><text:span text:style-name="T311">•</text:span></text:span><text:span text:style-name="T76"> </text:span><text:span text:style-name="exemple"><text:span text:style-name="T446">n</text:span></text:span><text:span text:style-name="exemple"><text:span text:style-name="T447">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73"><text:span text:style-name="texte_20_par_20_défaut"><text:span text:style-name="T311">•</text:span></text:span><text:span text:style-name="T76"> </text:span><text:span text:style-name="exemple"><text:span text:style-name="T447">l’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106">pronom personnel</text:span></text:span></text:p>
      <text:p text:style-name="P373"><text:span text:style-name="texte_20_par_20_défaut"><text:span text:style-name="T311">•</text:span></text:span><text:span text:style-name="T76"> </text:span><text:span text:style-name="exemple"><text:span text:style-name="T447">a écouté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690">écouter</text:span></text:span><text:span text:style-name="texte_20_par_20_défaut"><text:span text:style-name="T643"> </text:span></text:span><text:span text:style-name="texte_20_par_20_défaut"><text:span text:style-name="T95">: indicatif.</text:span></text:span><text:span text:style-name="texte_20_par_20_défaut"><text:span text:style-name="T690">passé composé</text:span></text:span><text:span text:style-name="texte_20_par_20_défaut"><text:span text:style-name="T95">.3S)</text:span></text:span></text:p>
      <text:p text:style-name="P373"><text:span text:style-name="texte_20_par_20_défaut"><text:span text:style-name="T89"/></text:span></text:p>
      <text:p text:style-name="P461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73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31">ne l’a écoutée<text:tab/><text:tab/></text:span></text:span><text:span text:style-name="texte_20_par_20_défaut"><text:span text:style-name="T632"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</text:span></text:span><text:span text:style-name="texte_20_par_20_défaut"><text:span text:style-name="T818">verbal</text:span></text:span></text:p>
      <text:p text:style-name="P497"><text:span text:style-name="texte_20_par_20_défaut"><text:span text:style-name="T334"/></text:span></text:p>
      <text:p text:style-name="P497"><text:span text:style-name="texte_20_par_20_défaut"><text:span text:style-name="T623">Analyse des fonctions</text:span></text:span></text:p>
      <text:p text:style-name="P373"><text:span text:style-name="texte_20_par_20_défaut"><text:span text:style-name="T391">•</text:span></text:span><text:span text:style-name="texte_20_par_20_défaut"><text:span text:style-name="T274"> </text:span></text:span><text:span text:style-name="exemple"><text:span text:style-name="T514">Personne</text:span></text:span><text:span text:style-name="exemple"><text:span text:style-name="T275"><text:tab/></text:span></text:span><text:span text:style-name="texte_20_par_20_défaut"><text:span text:style-name="T276"><text:tab/><text:tab/><text:tab/></text:span></text:span><text:span text:style-name="texte_20_par_20_défaut"><text:span text:style-name="T274">:</text:span></text:span><text:span text:style-name="texte_20_par_20_défaut"><text:span text:style-name="T276"><text:tab/></text:span></text:span><text:span text:style-name="texte_20_par_20_défaut"><text:span text:style-name="T817">sujet</text:span></text:span><text:span text:style-name="texte_20_par_20_défaut"><text:span text:style-name="T274"> </text:span></text:span><text:span text:style-name="texte_20_par_20_défaut"><text:span text:style-name="T275">de </text:span></text:span><text:span text:style-name="exemple"><text:span text:style-name="T514">a écoutée</text:span></text:span></text:p>
      <text:p text:style-name="P404"><text:span text:style-name="texte_20_par_20_défaut"><text:span text:style-name="T388">•</text:span></text:span><text:span text:style-name="texte_20_par_20_défaut"><text:span text:style-name="T34"> </text:span></text:span><text:span text:style-name="exemple"><text:span text:style-name="T514">ne l’a écoutée<text:tab/><text:tab/></text:span></text:span><text:span text:style-name="texte_20_par_20_défaut"><text:span text:style-name="T35"><text:tab/></text:span></text:span><text:span text:style-name="texte_20_par_20_défaut">:</text:span><text:span text:style-name="texte_20_par_20_défaut"><text:span text:style-name="T35"><text:tab/></text:span></text:span><text:span text:style-name="texte_20_par_20_défaut">prédi</text:span><text:span text:style-name="texte_20_par_20_défaut"><text:span text:style-name="T940">cat du sujet </text:span></text:span><text:span text:style-name="exemple"><text:span text:style-name="T940">Personne</text:span></text:span></text:p>
      <text:p text:style-name="P373"><text:span text:style-name="texte_20_par_20_défaut"><text:span text:style-name="T389"><text:tab/>•</text:span></text:span><text:span text:style-name="texte_20_par_20_défaut"><text:span text:style-name="T635"> </text:span></text:span><text:span text:style-name="exemple"><text:span text:style-name="T275">l’</text:span></text:span><text:span text:style-name="texte_20_par_20_défaut"><text:span text:style-name="T632"><text:tab/><text:tab/><text:tab/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275">COD de </text:span></text:span><text:span text:style-name="exemple"><text:span text:style-name="T515">a écoutée</text:span></text:span></text:p>
      <text:p text:style-name="P498"><text:span text:style-name="exemple"><text:span text:style-name="T638"/></text:span></text:p>
      <text:p text:style-name="P396"><text:span text:style-name="texte_20_par_20_défaut"><text:span text:style-name="T640">Remarque sur </text:span></text:span><text:span text:style-name="texte_20_par_20_défaut"><text:span text:style-name="T641">le participe passé </text:span></text:span><text:span text:style-name="texte_20_par_20_défaut"><text:span text:style-name="T280">: </text:span></text:span><text:span text:style-name="texte_20_par_20_défaut"><text:span text:style-name="T281">parce que le COD de </text:span></text:span><text:span text:style-name="exemple"><text:span text:style-name="T515">a écoutée </text:span></text:span><text:span text:style-name="texte_20_par_20_défaut"><text:span text:style-name="T281">est placé avant cette forme verbale il y a accord, ici au féminin singulier parce que le pronom personnel renvoie</text:span></text:span></text:p>
      <text:p text:style-name="P396"><text:span text:style-name="texte_20_par_20_défaut"><text:span text:style-name="T281">à un féminin singulier.</text:span></text:span></text:p>
      <text:p text:style-name="P162"><text:span text:style-name="texte_20_par_20_défaut"><text:span text:style-name="T281"/></text:span></text:p>
      <text:p text:style-name="P162"><text:span text:style-name="texte_20_par_20_défaut"><text:span text:style-name="T623">Analyse des propositions</text:span></text:span></text:p>
      <text:p text:style-name="P255"><text:span text:style-name="texte_20_par_20_défaut">La phrase contient une seule proposition : il s’agit par conséquent d’une phrase simple.</text:span></text:p>
      <text:p text:style-name="P375"><text:span text:style-name="texte_20_par_20_défaut"><text:span text:style-name="T920">L’unique proposition est une proposition indépendante.</text:span></text:span></text:p>
      <text:p text:style-name="P499"><text:span text:style-name="exemple"><text:span text:style-name="T638"/></text:span></text:p>
      <text:p text:style-name="P162"><text:span text:style-name="texte_20_par_20_défaut"><text:span text:style-name="T623">Analyse du type et de la forme de la phrase</text:span></text:span></text:p>
      <text:p text:style-name="P373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497"><text:span text:style-name="exemple"><text:span text:style-name="T637"/></text:span></text:p>
      <text:p text:style-name="P373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7">partielle</text:span></text:span><text:span text:style-name="texte_20_par_20_défaut"><text:span text:style-name="T278"> <text:s text:c="9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73"><text:span text:style-name="texte_20_par_20_défaut"><text:span text:style-name="T278">car elle porte </text:span></text:span><text:span text:style-name="texte_20_par_20_défaut"><text:span text:style-name="T279">ici </text:span></text:span><text:span text:style-name="texte_20_par_20_défaut"><text:span text:style-name="T278">sur </text:span></text:span><text:span text:style-name="texte_20_par_20_défaut"><text:span text:style-name="T820">un pronom</text:span></text:span><text:span text:style-name="texte_20_par_20_défaut"><text:span text:style-name="T278">. </text:span></text:span><text:span text:style-name="exemple"><text:span text:style-name="T516">Personne ne l’a écoutée</text:span></text:span></text:p>
      <text:p text:style-name="P376"><text:span text:style-name="texte_20_par_20_défaut"><text:span text:style-name="T278">est en effet la négation de </text:span></text:span><text:span text:style-name="exemple"><text:span text:style-name="T516">Quelqu’un l’a écoutée</text:span></text:span><text:span text:style-name="texte_20_par_20_défaut"><text:span text:style-name="T278"> .</text:span></text:span></text:p>
      <text:p text:style-name="P436"><text:span text:style-name="titre_20_avec_20_numéro"><text:s/>B.029 </text:span></text:p>
      <text:p text:style-name="P362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62"><text:span text:style-name="référence"><text:span text:style-name="T132"/></text:span></text:p>
      <text:p text:style-name="P355"><text:span text:style-name="phrase_20_analysée_20__28_gros_20_caractère_29_"><text:span text:style-name="T618">Aucun détail ne lui échappe</text:span></text:span><text:span text:style-name="phrase_20_analysée_20__28_gros_20_caractère_29_"><text:span text:style-name="T919">.</text:span></text:span></text:p>
      <text:p text:style-name="P158"/>
      <text:p text:style-name="P25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6"><text:span text:style-name="texte_20_par_20_défaut"><text:span text:style-name="T311">•</text:span></text:span><text:span text:style-name="T76"> </text:span><text:span text:style-name="exemple"><text:span text:style-name="T448">Aucun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1">déterminant</text:span></text:span><text:span text:style-name="texte_20_par_20_défaut"><text:span text:style-name="T689"> </text:span></text:span><text:span text:style-name="texte_20_par_20_défaut"><text:span text:style-name="T690">indéfini</text:span></text:span></text:p>
      <text:p text:style-name="P57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74">détail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116">n</text:span></text:span><text:span text:style-name="texte_20_par_20_défaut"><text:span text:style-name="T722">om commun</text:span></text:span></text:p>
      <text:p text:style-name="P377"><text:span text:style-name="texte_20_par_20_défaut"><text:span text:style-name="T311">•</text:span></text:span><text:span text:style-name="T76"> </text:span><text:span text:style-name="exemple"><text:span text:style-name="T446">n</text:span></text:span><text:span text:style-name="exemple"><text:span text:style-name="T447">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77"><text:span text:style-name="texte_20_par_20_défaut"><text:span text:style-name="T311">•</text:span></text:span><text:span text:style-name="T76"> </text:span><text:span text:style-name="exemple"><text:span text:style-name="T447">l</text:span></text:span><text:span text:style-name="exemple"><text:span text:style-name="T448">ui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106">pronom personnel</text:span></text:span></text:p>
      <text:p text:style-name="P377"><text:span text:style-name="texte_20_par_20_défaut"><text:span text:style-name="T311">•</text:span></text:span><text:span text:style-name="T76"> </text:span><text:span text:style-name="exemple"><text:span text:style-name="T448">échapp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691">échapper</text:span></text:span><text:span text:style-name="texte_20_par_20_défaut"><text:span text:style-name="T643"> </text:span></text:span><text:span text:style-name="texte_20_par_20_défaut"><text:span text:style-name="T95">: indicatif.</text:span></text:span><text:span text:style-name="texte_20_par_20_défaut"><text:span text:style-name="T691">présent</text:span></text:span><text:span text:style-name="texte_20_par_20_défaut"><text:span text:style-name="T95">.3S)</text:span></text:span></text:p>
      <text:p text:style-name="P377"><text:span text:style-name="texte_20_par_20_défaut"><text:span text:style-name="T89"/></text:span></text:p>
      <text:p text:style-name="P462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77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517">ne lui échappe</text:span></text:span><text:span text:style-name="exemple"><text:span text:style-name="T531"><text:tab/><text:tab/></text:span></text:span><text:span text:style-name="texte_20_par_20_défaut"><text:span text:style-name="T632"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</text:span></text:span><text:span text:style-name="texte_20_par_20_défaut"><text:span text:style-name="T818">verbal</text:span></text:span></text:p>
      <text:p text:style-name="P500"><text:span text:style-name="texte_20_par_20_défaut"><text:span text:style-name="T334"/></text:span></text:p>
      <text:p text:style-name="P500"><text:span text:style-name="texte_20_par_20_défaut"><text:span text:style-name="T623">Analyse des fonctions</text:span></text:span></text:p>
      <text:p text:style-name="P377"><text:span text:style-name="texte_20_par_20_défaut"><text:span text:style-name="T391">•</text:span></text:span><text:span text:style-name="texte_20_par_20_défaut"><text:span text:style-name="T274"> </text:span></text:span><text:span text:style-name="exemple"><text:span text:style-name="T517">Aucun </text:span></text:span><text:span text:style-name="exemple"><text:span text:style-name="T528">détail</text:span></text:span><text:span text:style-name="exemple"><text:span text:style-name="T275"><text:tab/></text:span></text:span><text:span text:style-name="texte_20_par_20_défaut"><text:span text:style-name="T276"><text:tab/><text:tab/><text:tab/></text:span></text:span><text:span text:style-name="texte_20_par_20_défaut"><text:span text:style-name="T274">:</text:span></text:span><text:span text:style-name="texte_20_par_20_défaut"><text:span text:style-name="T276"><text:tab/></text:span></text:span><text:span text:style-name="texte_20_par_20_défaut"><text:span text:style-name="T817">sujet</text:span></text:span><text:span text:style-name="texte_20_par_20_défaut"><text:span text:style-name="T274"> </text:span></text:span><text:span text:style-name="texte_20_par_20_défaut"><text:span text:style-name="T275">de </text:span></text:span><text:span text:style-name="exemple"><text:span text:style-name="T517">échappe</text:span></text:span></text:p>
      <text:p text:style-name="P405"><text:span text:style-name="texte_20_par_20_défaut"><text:span text:style-name="T388">•</text:span></text:span><text:span text:style-name="texte_20_par_20_défaut"><text:span text:style-name="T36"> </text:span></text:span><text:span text:style-name="exemple"><text:span text:style-name="T517">ne lui échappe</text:span></text:span><text:span text:style-name="exemple"><text:span text:style-name="T514"><text:tab/><text:tab/></text:span></text:span><text:span text:style-name="texte_20_par_20_défaut"><text:span text:style-name="T35"><text:tab/></text:span></text:span><text:span text:style-name="texte_20_par_20_défaut">:</text:span><text:span text:style-name="texte_20_par_20_défaut"><text:span text:style-name="T35"><text:tab/></text:span></text:span><text:span text:style-name="texte_20_par_20_défaut">prédicat du sujet </text:span><text:span text:style-name="exemple"><text:span text:style-name="T941">Aucun</text:span></text:span></text:p>
      <text:p text:style-name="P377"><text:span text:style-name="texte_20_par_20_défaut"><text:span text:style-name="T389"><text:tab/>•</text:span></text:span><text:span text:style-name="texte_20_par_20_défaut"><text:span text:style-name="T635"> </text:span></text:span><text:span text:style-name="exemple"><text:span text:style-name="T275">l</text:span></text:span><text:span text:style-name="exemple"><text:span text:style-name="T282">ui</text:span></text:span><text:span text:style-name="texte_20_par_20_défaut"><text:span text:style-name="T632"><text:tab/><text:tab/><text:tab/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275">CO</text:span></text:span><text:span text:style-name="texte_20_par_20_défaut"><text:span text:style-name="T282">I</text:span></text:span><text:span text:style-name="texte_20_par_20_défaut"><text:span text:style-name="T275"> de </text:span></text:span><text:span text:style-name="exemple"><text:span text:style-name="T517">échappe</text:span></text:span></text:p>
      <text:p text:style-name="P500"><text:span text:style-name="texte_20_par_20_défaut"><text:span text:style-name="T281"/></text:span></text:p>
      <text:p text:style-name="P163"><text:span text:style-name="texte_20_par_20_défaut"><text:span text:style-name="T623">Analyse des propositions</text:span></text:span></text:p>
      <text:p text:style-name="P256"><text:span text:style-name="texte_20_par_20_défaut">La phrase contient une seule proposition : il s’agit par conséquent d’une phrase simple.</text:span></text:p>
      <text:p text:style-name="P377"><text:span text:style-name="texte_20_par_20_défaut"><text:span text:style-name="T920">L’unique proposition est une proposition indépendante.</text:span></text:span></text:p>
      <text:p text:style-name="P500"><text:span text:style-name="exemple"><text:span text:style-name="T638"/></text:span></text:p>
      <text:p text:style-name="P163"><text:span text:style-name="texte_20_par_20_défaut"><text:span text:style-name="T623">Analyse du type et de la forme de la phrase</text:span></text:span></text:p>
      <text:p text:style-name="P377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0"><text:span text:style-name="exemple"><text:span text:style-name="T637"/></text:span></text:p>
      <text:p text:style-name="P377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7">partielle</text:span></text:span><text:span text:style-name="texte_20_par_20_défaut"><text:span text:style-name="T278"> <text:s text:c="9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3</text:span></text:span><text:span text:style-name="référence"><text:span text:style-name="T132">)</text:span></text:span></text:p>
      <text:p text:style-name="P377"><text:span text:style-name="texte_20_par_20_défaut"><text:span text:style-name="T278">car elle porte </text:span></text:span><text:span text:style-name="texte_20_par_20_défaut"><text:span text:style-name="T279">ici </text:span></text:span><text:span text:style-name="texte_20_par_20_défaut"><text:span text:style-name="T278">sur </text:span></text:span><text:span text:style-name="texte_20_par_20_défaut"><text:span text:style-name="T820">un </text:span></text:span><text:span text:style-name="texte_20_par_20_défaut"><text:span text:style-name="T821">déterminant</text:span></text:span><text:span text:style-name="texte_20_par_20_défaut"><text:span text:style-name="T278">. </text:span></text:span><text:span text:style-name="exemple"><text:span text:style-name="T518">Aucun détail ne lui échappe</text:span></text:span></text:p>
      <text:p text:style-name="P378"><text:span text:style-name="texte_20_par_20_défaut"><text:span text:style-name="T278">est en effet la négation de </text:span></text:span><text:span text:style-name="exemple"><text:span text:style-name="T518">Certains détails lui échappent</text:span></text:span><text:span text:style-name="texte_20_par_20_défaut"><text:span text:style-name="T278"> .</text:span></text:span></text:p>
      <text:p text:style-name="P437"><text:span text:style-name="titre_20_avec_20_numéro"><text:s/>B.030 </text:span></text:p>
      <text:p text:style-name="P363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50">4</text:span></text:span><text:span text:style-name="référence"><text:span text:style-name="T132">)</text:span></text:span></text:p>
      <text:p text:style-name="P363"><text:span text:style-name="référence"><text:span text:style-name="T132"/></text:span></text:p>
      <text:p text:style-name="P422"><text:span text:style-name="phrase_20_analysée_20__28_gros_20_caractère_29_"><text:span text:style-name="T923">Elle ne travaille jamais.</text:span></text:span></text:p>
      <text:p text:style-name="P159"/>
      <text:p text:style-name="P26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7"><text:span text:style-name="texte_20_par_20_défaut"><text:span text:style-name="T311">•</text:span></text:span><text:span text:style-name="T76"> </text:span><text:span text:style-name="exemple"><text:span text:style-name="T449">Ell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92">pronom personnel</text:span></text:span></text:p>
      <text:p text:style-name="P379"><text:span text:style-name="texte_20_par_20_défaut"><text:span text:style-name="T311">•</text:span></text:span><text:span text:style-name="T76"> </text:span><text:span text:style-name="exemple"><text:span text:style-name="T446">n</text:span></text:span><text:span text:style-name="exemple"><text:span text:style-name="T447">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79"><text:span text:style-name="texte_20_par_20_défaut"><text:span text:style-name="T311">•</text:span></text:span><text:span text:style-name="T76"> </text:span><text:span text:style-name="exemple"><text:span text:style-name="T449">travaill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692">travailler</text:span></text:span><text:span text:style-name="texte_20_par_20_défaut"><text:span text:style-name="T643"> </text:span></text:span><text:span text:style-name="texte_20_par_20_défaut"><text:span text:style-name="T95">: indicatif.</text:span></text:span><text:span text:style-name="texte_20_par_20_défaut"><text:span text:style-name="T691">présent</text:span></text:span><text:span text:style-name="texte_20_par_20_défaut"><text:span text:style-name="T95">.3S)</text:span></text:span></text:p>
      <text:p text:style-name="P379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49">jamais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79"><text:span text:style-name="texte_20_par_20_défaut"><text:span text:style-name="T89"/></text:span></text:p>
      <text:p text:style-name="P463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79"><text:span text:style-name="texte_20_par_20_défaut">•</text:span><text:span text:style-name="texte_20_par_20_défaut"><text:span text:style-name="T623"> </text:span></text:span><text:span text:style-name="exemple"><text:span text:style-name="T517">ne </text:span></text:span><text:span text:style-name="exemple"><text:span text:style-name="T519">travaille jamais</text:span></text:span><text:span text:style-name="exemple"><text:span text:style-name="T531"><text:tab/><text:tab/></text:span></text:span><text:span text:style-name="texte_20_par_20_défaut"><text:span text:style-name="T632"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</text:span></text:span><text:span text:style-name="texte_20_par_20_défaut"><text:span text:style-name="T818">verbal</text:span></text:span></text:p>
      <text:p text:style-name="P501"><text:span text:style-name="texte_20_par_20_défaut"><text:span text:style-name="T334"/></text:span></text:p>
      <text:p text:style-name="P501"><text:span text:style-name="texte_20_par_20_défaut"><text:span text:style-name="T623">Analyse des fonctions</text:span></text:span></text:p>
      <text:p text:style-name="P379"><text:span text:style-name="texte_20_par_20_défaut"><text:span text:style-name="T391">•</text:span></text:span><text:span text:style-name="texte_20_par_20_défaut"><text:span text:style-name="T274"> </text:span></text:span><text:span text:style-name="exemple"><text:span text:style-name="T519">Elle<text:tab/></text:span></text:span><text:span text:style-name="exemple"><text:span text:style-name="T275"><text:tab/></text:span></text:span><text:span text:style-name="texte_20_par_20_défaut"><text:span text:style-name="T276"><text:tab/><text:tab/><text:tab/></text:span></text:span><text:span text:style-name="texte_20_par_20_défaut"><text:span text:style-name="T274">:</text:span></text:span><text:span text:style-name="texte_20_par_20_défaut"><text:span text:style-name="T276"><text:tab/></text:span></text:span><text:span text:style-name="texte_20_par_20_défaut"><text:span text:style-name="T817">sujet</text:span></text:span><text:span text:style-name="texte_20_par_20_défaut"><text:span text:style-name="T274"> </text:span></text:span><text:span text:style-name="texte_20_par_20_défaut"><text:span text:style-name="T275">de </text:span></text:span><text:span text:style-name="exemple"><text:span text:style-name="T519">travaille</text:span></text:span></text:p>
      <text:p text:style-name="P406"><text:span text:style-name="texte_20_par_20_défaut">•</text:span><text:span text:style-name="texte_20_par_20_défaut"><text:span text:style-name="T37"> </text:span></text:span><text:span text:style-name="exemple"><text:span text:style-name="T517">ne </text:span></text:span><text:span text:style-name="exemple"><text:span text:style-name="T519">travaille jamais</text:span></text:span><text:span text:style-name="exemple"><text:span text:style-name="T514"><text:tab/><text:tab/></text:span></text:span><text:span text:style-name="texte_20_par_20_défaut"><text:span text:style-name="T35"><text:tab/></text:span></text:span><text:span text:style-name="texte_20_par_20_défaut">:</text:span><text:span text:style-name="texte_20_par_20_défaut"><text:span text:style-name="T35"><text:tab/></text:span></text:span><text:span text:style-name="texte_20_par_20_défaut">prédicat </text:span><text:span text:style-name="texte_20_par_20_défaut"><text:span text:style-name="T942">du sujet </text:span></text:span><text:span text:style-name="exemple"><text:span text:style-name="T942">Elle</text:span></text:span></text:p>
      <text:p text:style-name="P501"><text:span text:style-name="texte_20_par_20_défaut"><text:span text:style-name="T281"/></text:span></text:p>
      <text:p text:style-name="P164"><text:span text:style-name="texte_20_par_20_défaut"><text:span text:style-name="T623">Analyse des propositions</text:span></text:span></text:p>
      <text:p text:style-name="P257"><text:span text:style-name="texte_20_par_20_défaut">La phrase contient une seule proposition : il s’agit par conséquent d’une phrase simple.</text:span></text:p>
      <text:p text:style-name="P379"><text:span text:style-name="texte_20_par_20_défaut"><text:span text:style-name="T920">L’unique proposition est une proposition indépendante.</text:span></text:span></text:p>
      <text:p text:style-name="P501"><text:span text:style-name="exemple"><text:span text:style-name="T638"/></text:span></text:p>
      <text:p text:style-name="P164"><text:span text:style-name="texte_20_par_20_défaut"><text:span text:style-name="T623">Analyse du type et de la forme de la phrase</text:span></text:span></text:p>
      <text:p text:style-name="P379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1"><text:span text:style-name="exemple"><text:span text:style-name="T637"/></text:span></text:p>
      <text:p text:style-name="P379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827">partielle</text:span></text:span><text:span text:style-name="texte_20_par_20_défaut"><text:span text:style-name="T278"> <text:s text:c="9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51">4</text:span></text:span><text:span text:style-name="référence"><text:span text:style-name="T132">)</text:span></text:span></text:p>
      <text:p text:style-name="P379"><text:span text:style-name="texte_20_par_20_défaut"><text:span text:style-name="T278">car elle porte </text:span></text:span><text:span text:style-name="texte_20_par_20_défaut"><text:span text:style-name="T279">ici </text:span></text:span><text:span text:style-name="texte_20_par_20_défaut"><text:span text:style-name="T278">sur </text:span></text:span><text:span text:style-name="texte_20_par_20_défaut"><text:span text:style-name="T820">un </text:span></text:span><text:span text:style-name="texte_20_par_20_défaut"><text:span text:style-name="T821">déterminant</text:span></text:span><text:span text:style-name="texte_20_par_20_défaut"><text:span text:style-name="T278">. </text:span></text:span><text:span text:style-name="exemple"><text:span text:style-name="T520">Elle ne travaille jamais</text:span></text:span></text:p>
      <text:p text:style-name="P380"><text:span text:style-name="texte_20_par_20_défaut"><text:span text:style-name="T278">est en effet la négation de </text:span></text:span><text:span text:style-name="exemple"><text:span text:style-name="T520">Elle travaille toujours</text:span></text:span><text:span text:style-name="texte_20_par_20_défaut"><text:span text:style-name="T278"> .</text:span></text:span></text:p>
      <text:p text:style-name="P438"><text:span text:style-name="titre_20_avec_20_numéro"><text:s/>B.031 </text:span></text:p>
      <text:p text:style-name="P364"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52">4</text:span></text:span><text:span text:style-name="référence"><text:span text:style-name="T132">)</text:span></text:span></text:p>
      <text:p text:style-name="P364"><text:span text:style-name="référence"><text:span text:style-name="T132"/></text:span></text:p>
      <text:p text:style-name="P356"><text:span text:style-name="phrase_20_analysée_20__28_gros_20_caractère_29_"><text:span text:style-name="T619">Je</text:span></text:span><text:span text:style-name="phrase_20_analysée_20__28_gros_20_caractère_29_"><text:span text:style-name="T914"> n’aime </text:span></text:span><text:span text:style-name="phrase_20_analysée_20__28_gros_20_caractère_29_"><text:span text:style-name="T619">que</text:span></text:span><text:span text:style-name="phrase_20_analysée_20__28_gros_20_caractère_29_"><text:span text:style-name="T914"> le</text:span></text:span><text:span text:style-name="phrase_20_analysée_20__28_gros_20_caractère_29_"><text:span text:style-name="T925">s</text:span></text:span><text:span text:style-name="phrase_20_analysée_20__28_gros_20_caractère_29_"><text:span text:style-name="T914"> </text:span></text:span><text:span text:style-name="phrase_20_analysée_20__28_gros_20_caractère_29_"><text:span text:style-name="T620">films</text:span></text:span><text:span text:style-name="phrase_20_analysée_20__28_gros_20_caractère_29_"><text:span text:style-name="T914"> français.</text:span></text:span></text:p>
      <text:p text:style-name="P160"/>
      <text:p text:style-name="P27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58"><text:span text:style-name="texte_20_par_20_défaut"><text:span text:style-name="T311">•</text:span></text:span><text:span text:style-name="T76"> </text:span><text:span text:style-name="exemple"><text:span text:style-name="T450">J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89">pronom personnel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46">n’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9">adverbe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46">aim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689">aimer</text:span></text:span><text:span text:style-name="texte_20_par_20_défaut"><text:span text:style-name="T643"> </text:span></text:span><text:span text:style-name="texte_20_par_20_défaut"><text:span text:style-name="T95">: indicatif.présent.</text:span></text:span><text:span text:style-name="texte_20_par_20_défaut"><text:span text:style-name="T107">1</text:span></text:span><text:span text:style-name="texte_20_par_20_défaut"><text:span text:style-name="T95">S)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50">qu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105">adverbe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51">s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51">films<text:tab/>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89">nom commun</text:span></text:span></text:p>
      <text:p text:style-name="P381"><text:span text:style-name="texte_20_par_20_défaut"><text:span text:style-name="T311">•</text:span></text:span><text:span text:style-name="T76"> </text:span><text:span text:style-name="exemple"><text:span text:style-name="T446">français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89">adjectif</text:span></text:span></text:p>
      <text:p text:style-name="P381"><text:span text:style-name="texte_20_par_20_défaut"><text:span text:style-name="T89"/></text:span></text:p>
      <text:p text:style-name="P464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81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924">n’ai</text:span></text:span><text:span text:style-name="exemple"><text:span text:style-name="T917">me </text:span></text:span><text:span text:style-name="exemple"><text:span text:style-name="T924">que </text:span></text:span><text:span text:style-name="exemple"><text:span text:style-name="T917">le</text:span></text:span><text:span text:style-name="exemple"><text:span text:style-name="T925">s</text:span></text:span><text:span text:style-name="exemple"><text:span text:style-name="T917"> </text:span></text:span><text:span text:style-name="exemple"><text:span text:style-name="T532">films</text:span></text:span><text:span text:style-name="exemple"><text:span text:style-name="T916"> français</text:span></text:span><text:span text:style-name="texte_20_par_20_défaut"><text:span text:style-name="T632"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</text:span></text:span><text:span text:style-name="texte_20_par_20_défaut"><text:span text:style-name="T818">verbal</text:span></text:span></text:p>
      <text:p text:style-name="P381"><text:span text:style-name="texte_20_par_20_défaut"><text:span text:style-name="T389"><text:tab/>•</text:span></text:span><text:span text:style-name="texte_20_par_20_défaut"><text:span text:style-name="T623"> </text:span></text:span><text:span text:style-name="exemple"><text:span text:style-name="T916">le</text:span></text:span><text:span text:style-name="exemple"><text:span text:style-name="T925">s</text:span></text:span><text:span text:style-name="exemple"><text:span text:style-name="T916"> </text:span></text:span><text:span text:style-name="exemple"><text:span text:style-name="T532">films</text:span></text:span><text:span text:style-name="exemple"><text:span text:style-name="T916"> français</text:span></text:span><text:span text:style-name="texte_20_par_20_défaut"><text:span text:style-name="T632"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<text:span text:style-name="T274">groupe nominal</text:span></text:span></text:p>
      <text:p text:style-name="P381"><text:span text:style-name="texte_20_par_20_défaut"><text:span text:style-name="T311"/></text:span></text:p>
      <text:p text:style-name="P502"><text:span text:style-name="texte_20_par_20_défaut"><text:span text:style-name="T623">Analyse des fonctions</text:span></text:span></text:p>
      <text:p text:style-name="P381"><text:span text:style-name="texte_20_par_20_défaut"><text:span text:style-name="T391">•</text:span></text:span><text:span text:style-name="texte_20_par_20_défaut"><text:span text:style-name="T274"> </text:span></text:span><text:span text:style-name="exemple"><text:span text:style-name="T521">Je</text:span></text:span><text:span text:style-name="exemple"><text:span text:style-name="T274"><text:tab/></text:span></text:span><text:span text:style-name="exemple"><text:span text:style-name="T275"><text:tab/><text:tab/></text:span></text:span><text:span text:style-name="texte_20_par_20_défaut"><text:span text:style-name="T276"><text:tab/><text:tab/></text:span></text:span><text:span text:style-name="texte_20_par_20_défaut"><text:span text:style-name="T274">:</text:span></text:span><text:span text:style-name="texte_20_par_20_défaut"><text:span text:style-name="T276"><text:tab/></text:span></text:span><text:span text:style-name="texte_20_par_20_défaut"><text:span text:style-name="T817">sujet</text:span></text:span><text:span text:style-name="texte_20_par_20_défaut"><text:span text:style-name="T274"> </text:span></text:span><text:span text:style-name="texte_20_par_20_défaut"><text:span text:style-name="T275">de </text:span></text:span><text:span text:style-name="exemple"><text:span text:style-name="T275">aime</text:span></text:span></text:p>
      <text:p text:style-name="P407"><text:span text:style-name="texte_20_par_20_défaut"><text:span text:style-name="T389">•</text:span></text:span><text:span text:style-name="texte_20_par_20_défaut"><text:span text:style-name="T635"> </text:span></text:span><text:span text:style-name="exemple"><text:span text:style-name="T283">n’ai</text:span></text:span><text:span text:style-name="exemple"><text:span text:style-name="T285">me </text:span></text:span><text:span text:style-name="exemple"><text:span text:style-name="T283">que </text:span></text:span><text:span text:style-name="exemple"><text:span text:style-name="T285">le</text:span></text:span><text:span text:style-name="exemple"><text:span text:style-name="T284">s</text:span></text:span><text:span text:style-name="exemple"><text:span text:style-name="T285"> </text:span></text:span><text:span text:style-name="exemple"><text:span text:style-name="T522">films</text:span></text:span><text:span text:style-name="exemple"><text:span text:style-name="T275"> français</text:span></text:span><text:span text:style-name="texte_20_par_20_défaut"><text:span text:style-name="T632"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824">prédicat du sujet </text:span></text:span><text:span text:style-name="exemple"><text:span text:style-name="T287">Je</text:span></text:span></text:p>
      <text:p text:style-name="P381"><text:span text:style-name="texte_20_par_20_défaut"><text:span text:style-name="T389"><text:tab/>•</text:span></text:span><text:span text:style-name="texte_20_par_20_défaut"><text:span text:style-name="T635"> </text:span></text:span><text:span text:style-name="exemple"><text:span text:style-name="T275">le</text:span></text:span><text:span text:style-name="exemple"><text:span text:style-name="T284">s</text:span></text:span><text:span text:style-name="exemple"><text:span text:style-name="T275"> </text:span></text:span><text:span text:style-name="exemple"><text:span text:style-name="T522">films</text:span></text:span><text:span text:style-name="exemple"><text:span text:style-name="T275"> français</text:span></text:span><text:span text:style-name="texte_20_par_20_défaut"><text:span text:style-name="T632"><text:tab/><text:tab/></text:span></text:span><text:span text:style-name="texte_20_par_20_défaut"><text:span text:style-name="T275">:</text:span></text:span><text:span text:style-name="texte_20_par_20_défaut"><text:span text:style-name="T632"><text:tab/></text:span></text:span><text:span text:style-name="texte_20_par_20_défaut"><text:span text:style-name="T275">COD de </text:span></text:span><text:span text:style-name="exemple"><text:span text:style-name="T275">aime</text:span></text:span></text:p>
      <text:p text:style-name="P502"><text:span text:style-name="exemple"><text:span text:style-name="T635"/></text:span></text:p>
      <text:p text:style-name="P165"><text:span text:style-name="texte_20_par_20_défaut"><text:span text:style-name="T623">Analyse des propositions</text:span></text:span></text:p>
      <text:p text:style-name="P258"><text:span text:style-name="texte_20_par_20_défaut">La phrase contient une seule proposition : il s’agit par conséquent d’une phrase simple.</text:span></text:p>
      <text:p text:style-name="P381"><text:span text:style-name="texte_20_par_20_défaut"><text:span text:style-name="T920">L’unique proposition est une proposition indépendante.</text:span></text:span></text:p>
      <text:p text:style-name="P381"><text:span text:style-name="texte_20_par_20_défaut"/></text:p>
      <text:p text:style-name="P165"><text:span text:style-name="texte_20_par_20_défaut"><text:span text:style-name="T623">Analyse du type et de la forme de la phrase</text:span></text:span></text:p>
      <text:p text:style-name="P381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2"><text:span text:style-name="exemple"><text:span text:style-name="T637"/></text:span></text:p>
      <text:p text:style-name="P381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639">e</text:span></text:span><text:span text:style-name="texte_20_par_20_défaut"><text:span text:style-name="T828">xceptive</text:span></text:span><text:span text:style-name="texte_20_par_20_défaut"><text:span text:style-name="T278"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52">4</text:span></text:span><text:span text:style-name="référence"><text:span text:style-name="T132">)</text:span></text:span></text:p>
      <text:p text:style-name="P381"><text:span text:style-name="texte_20_par_20_défaut"><text:span text:style-name="T278">car elle </text:span></text:span><text:span text:style-name="texte_20_par_20_défaut"><text:span text:style-name="T283">se construit avec l’adverbe </text:span></text:span><text:span text:style-name="exemple"><text:span text:style-name="T283">ne… que…</text:span></text:span><text:span text:style-name="texte_20_par_20_défaut"><text:span text:style-name="T283"> et contient une négation</text:span></text:span></text:p>
      <text:p text:style-name="P382"><text:span text:style-name="texte_20_par_20_défaut"><text:span text:style-name="T283">implicite. </text:span></text:span><text:span text:style-name="exemple">Je n’aime que les films français</text:span><text:span text:style-name="texte_20_par_20_défaut"><text:span text:style-name="T283"> </text:span></text:span><text:span text:style-name="texte_20_par_20_défaut"><text:span text:style-name="T284">signifie à la fois </text:span></text:span><text:span text:style-name="exemple"><text:span text:style-name="T284">J’aime les films français </text:span></text:span></text:p>
      <text:p text:style-name="P382"><text:span text:style-name="texte_20_par_20_défaut"><text:span text:style-name="T284">(valeur positive explicite) et </text:span></text:span><text:span text:style-name="exemple"><text:span text:style-name="T284">Je n’aime pas les films qui ne sont pas français</text:span></text:span><text:span text:style-name="texte_20_par_20_défaut"><text:span text:style-name="T284"> (valeur négative implicite sous la forme d’une double négation).</text:span></text:span></text:p>
      <text:p text:style-name="P211"><text:span text:style-name="titre_20_avec_20_numéro"><text:s/>B.032</text:span></text:p>
      <text:p text:style-name="P65"><text:span text:style-name="référence">TG(I.2.1, p</text:span><text:span text:style-name="référence"><text:span text:style-name="T873">p</text:span></text:span><text:span text:style-name="référence">. 22-</text:span><text:span text:style-name="référence"><text:span text:style-name="T873">23</text:span></text:span><text:span text:style-name="référence">)</text:span></text:p>
      <text:p text:style-name="P65"><text:span text:style-name="référence"/></text:p>
      <text:p text:style-name="P45"><text:span text:style-name="phrase_20_analysée_20__28_gros_20_caractère_29_"><text:span text:style-name="T272">Le facteur distribue le courrier quand le jour se lève.</text:span></text:span></text:p>
      <text:p text:style-name="P134"/>
      <text:p text:style-name="P134"/>
      <text:p text:style-name="P20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36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facteur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8">nom commun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distribu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812">distribuer</text:span>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08">l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courrier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1">nom commun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quand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681">conjonction de subordination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l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101">article défini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36">jour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1">nom commun</text:span></text:span></text:p>
      <text:p text:style-name="P336"><text:span text:style-name="texte_20_par_20_défaut"><text:span text:style-name="T311">•</text:span></text:span><text:span text:style-name="T76"> </text:span><text:span text:style-name="exemple"><text:span text:style-name="T408">se </text:span></text:span><text:span text:style-name="exemple"><text:span text:style-name="T436">lève</text:span></text:span><text:span text:style-name="exemple"><text:span text:style-name="T408"><text:tab/><text:tab/><text:tab/></text:span></text:span><text:span text:style-name="exemple"><text:span text:style-name="T405"><text:tab/></text:span></text:span><text:span text:style-name="texte_20_par_20_défaut"><text:span text:style-name="T79">:<text:tab/></text:span></text:span><text:span text:style-name="texte_20_par_20_défaut"><text:span text:style-name="T681">verbe (se lever : indicatif.présent.3S)</text:span></text:span></text:p>
      <text:p text:style-name="P336"><text:span text:style-name="texte_20_par_20_défaut"><text:span text:style-name="T89"/></text:span></text:p>
      <text:p text:style-name="P457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36"><text:span text:style-name="texte_20_par_20_défaut"><text:span text:style-name="T389">•</text:span></text:span><text:span text:style-name="texte_20_par_20_défaut"><text:span text:style-name="T623"> </text:span></text:span><text:span text:style-name="exemple">Le </text:span><text:span text:style-name="exemple"><text:span text:style-name="T510">facteur</text:span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51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5">distribue </text:span></text:span><text:span text:style-name="exemple"><text:span text:style-name="T511">le courrier </text:span></text:span><text:span text:style-name="exemple"><text:s/><text:tab/><text:tab/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336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510">le courrier</text:span></text:span><text:span text:style-name="exemple"><text:span text:style-name="T498"><text:tab/></text:span></text:span><text:span text:style-name="texte_20_par_20_défaut"><text:span text:style-name="T759"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66"><text:span text:style-name="texte_20_par_20_défaut"><text:span text:style-name="T311">•</text:span></text:span><text:span text:style-name="exemple"><text:span text:style-name="T336"> </text:span></text:span><text:span text:style-name="exemple"><text:span text:style-name="T355">l</text:span></text:span><text:span text:style-name="exemple"><text:span text:style-name="T569">e jour se lève<text:tab/></text:span></text:span><text:span text:style-name="exemple"><text:span text:style-name="T858"> <text:tab/><text:tab/></text:span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336"><text:span text:style-name="texte_20_par_20_défaut"><text:span text:style-name="T385">•</text:span></text:span><text:span text:style-name="texte_20_par_20_défaut"><text:span text:style-name="T767"> </text:span></text:span><text:span text:style-name="exemple"><text:span text:style-name="T437">le jour<text:tab/></text:span></text:span><text:span text:style-name="texte_20_par_20_défaut"><text:span text:style-name="T768"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<text:span text:style-name="T89">groupe nominal</text:span></text:span></text:p>
      <text:p text:style-name="P336"/>
      <text:p text:style-name="P134"><text:span text:style-name="texte_20_par_20_défaut"><text:span text:style-name="T623">Analyse des fonctions</text:span></text:span></text:p>
      <text:p text:style-name="P236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8">Le </text:span></text:span><text:span text:style-name="exemple"><text:span text:style-name="T557">facteur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38">distribue</text:span></text:span></text:p>
      <text:p text:style-name="P266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5">distribue </text:span></text:span><text:span text:style-name="exemple"><text:span text:style-name="T438">le courrier </text:span></text:span><text:span text:style-name="exemple"><text:span text:style-name="T239"><text:s/><text:tab/><text:tab/></text:span></text:span><text:span text:style-name="texte_20_par_20_défaut"><text:span text:style-name="T84">:<text:tab/></text:span></text:span><text:span text:style-name="texte_20_par_20_défaut"><text:span text:style-name="T710">prédicat du sujet </text:span></text:span><text:span text:style-name="exemple"><text:span text:style-name="T240">Le facteur</text:span></text:span></text:p>
      <text:p text:style-name="P336"><text:span text:style-name="texte_20_par_20_défaut"><text:span text:style-name="T311">•</text:span></text:span><text:span text:style-name="exemple"><text:span text:style-name="T336"> </text:span></text:span><text:span text:style-name="exemple"><text:span text:style-name="T338">le jour<text:tab/><text:tab/></text:span></text:span><text:span text:style-name="T538"><text:tab/><text:tab/></text:span><text:span text:style-name="texte_20_par_20_défaut"><text:span text:style-name="T84">:<text:tab/></text:span></text:span><text:span text:style-name="texte_20_par_20_défaut">sujet de </text:span><text:span text:style-name="exemple"><text:span text:style-name="T438">se lève</text:span></text:span></text:p>
      <text:p text:style-name="P266"><text:span text:style-name="texte_20_par_20_défaut"><text:span text:style-name="T311">•</text:span></text:span><text:span text:style-name="exemple"><text:span text:style-name="T336"> </text:span></text:span><text:span text:style-name="exemple"><text:span text:style-name="T569">se lève<text:tab/><text:tab/></text:span></text:span><text:span text:style-name="exemple"><text:span text:style-name="T239"> <text:tab/><text:tab/></text:span></text:span><text:span text:style-name="texte_20_par_20_défaut"><text:span text:style-name="T84">:<text:tab/></text:span></text:span><text:span text:style-name="texte_20_par_20_défaut"><text:span text:style-name="T710">prédicat du sujet </text:span></text:span><text:span text:style-name="exemple"><text:span text:style-name="T240">le jour</text:span></text:span></text:p>
      <text:p text:style-name="P134"><text:span text:style-name="exemple"/></text:p>
      <text:p text:style-name="P134"><text:span text:style-name="texte_20_par_20_défaut"><text:span text:style-name="T623">Analyse des propositions</text:span></text:span></text:p>
      <text:p text:style-name="P237"><text:span text:style-name="texte_20_par_20_défaut">La phrase contient </text:span><text:span text:style-name="texte_20_par_20_défaut"><text:span text:style-name="T811">deux</text:span></text:span><text:span text:style-name="texte_20_par_20_défaut"> proposition</text:span><text:span text:style-name="texte_20_par_20_défaut"><text:span text:style-name="T871">s</text:span></text:span><text:span text:style-name="texte_20_par_20_défaut"> : il s’agit par conséquent d’une phrase </text:span><text:span text:style-name="texte_20_par_20_défaut"><text:span text:style-name="T811">complexe</text:span></text:span><text:span text:style-name="texte_20_par_20_défaut">.</text:span></text:p>
      <text:p text:style-name="P337"><text:span text:style-name="texte_20_par_20_défaut"><text:span text:style-name="T872">La proposition principale est </text:span></text:span><text:span text:style-name="exemple"><text:span text:style-name="T874">Le facteur distribue le courrier</text:span></text:span><text:span text:style-name="texte_20_par_20_défaut"><text:span text:style-name="T872">; </text:span></text:span><text:span text:style-name="texte_20_par_20_défaut"><text:span text:style-name="T874">de cette proposition principale dépend</text:span></text:span><text:span text:style-name="texte_20_par_20_défaut"><text:span text:style-name="T874"><text:note text:id="ftn2" text:note-class="footnote"><text:note-citation>3</text:note-citation><text:note-body><text:p text:style-name="P524"><text:span text:style-name="texte_20_par_20_défaut"><text:span text:style-name="T290"><text:tab/>Ici, l’expression « dépend de » a le sens particulier de « [dans le sens où] elle tient lieu d’un constituant de la principale » </text:span></text:span><text:span text:style-name="texte_20_par_20_défaut"><text:span text:style-name="T291">comme l’indique </text:span></text:span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27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27">5</text:span></text:span><text:span text:style-name="référence"><text:span text:style-name="T304">2</text:span></text:span><text:span text:style-name="référence"><text:span text:style-name="T132">)</text:span></text:span><text:span text:style-name="texte_20_par_20_défaut"><text:span text:style-name="T269">.</text:span></text:span></text:p></text:note-body></text:note></text:span></text:span><text:span text:style-name="texte_20_par_20_défaut"><text:span text:style-name="T874"> la </text:span></text:span><text:span text:style-name="texte_20_par_20_défaut"><text:span text:style-name="T872">proposition subordonnée circonstancielle de temps </text:span></text:span><text:span text:style-name="exemple"><text:span text:style-name="T874">quand le jour se lève</text:span></text:span><text:span text:style-name="texte_20_par_20_défaut"><text:span text:style-name="T874">.</text:span></text:span></text:p>
      <text:p text:style-name="P134"><text:span text:style-name="texte_20_par_20_défaut"/></text:p>
      <text:p text:style-name="P134"><text:span text:style-name="texte_20_par_20_défaut"><text:span text:style-name="T623">Analyse du type et de la forme de la phrase</text:span></text:span></text:p>
      <text:p text:style-name="P336"><text:span text:style-name="texte_20_par_20_défaut"><text:span text:style-name="T132">La phrase est de type déclaratif et </text:span></text:span><text:span text:style-name="texte_20_par_20_défaut"><text:span text:style-name="T135">n’a pas de forme particulière.</text:span></text:span></text:p>
      <text:p text:style-name="P135"><text:span text:style-name="texte_20_par_20_défaut"><text:span text:style-name="T308"><text:tab/></text:span></text:span><text:span text:style-name="GGF"><text:span text:style-name="T308">[ </text:span></text:span><text:span text:style-name="GGF">GGF.1.</text:span><text:span text:style-name="GGF"><text:span text:style-name="T875">24</text:span></text:span><text:span text:style-name="GGF"> </text:span><text:span text:style-name="GGF"><text:span text:style-name="T308">]</text:span></text:span><text:span text:style-name="GGF"> </text:span></text:p>
      <text:p text:style-name="P584"><text:span text:style-name="texte_20_par_20_défaut"><text:span text:style-name="T251"><text:tab/></text:span></text:span><text:span text:style-name="GGF"><text:span text:style-name="T251"><text:tab/></text:span></text:span><text:span text:style-name="GGF"><text:span text:style-name="T26">Confer </text:span></text:span><text:span text:style-name="GGF"><text:span text:style-name="T876">la d</text:span></text:span><text:span text:style-name="GGF"><text:span text:style-name="T250">iscussion sur le type de phrase dans une phrase subordonnée.</text:span></text:span></text:p>
      <text:p text:style-name="P140"><text:soft-page-break/><text:span text:style-name="titre_20_avec_20_numéro"><text:s/>B.033 </text:span></text:p>
      <text:p text:style-name="P476"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40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40">5</text:span></text:span><text:span text:style-name="référence"><text:span text:style-name="T305">2</text:span></text:span><text:span text:style-name="référence"><text:span text:style-name="T132">)</text:span></text:span></text:p>
      <text:p text:style-name="P78"><text:span text:style-name="référence"/></text:p>
      <text:p text:style-name="P62"><text:span text:style-name="phrase_20_analysée_20__28_gros_20_caractère_29_"><text:span text:style-name="T885">Un sportif qui est fatigué doit se reposer.</text:span></text:span></text:p>
      <text:p text:style-name="P140"/>
      <text:p text:style-name="P140"/>
      <text:p text:style-name="P21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40"><text:span text:style-name="texte_20_par_20_défaut"><text:span text:style-name="T311">•</text:span></text:span><text:span text:style-name="T76"> </text:span><text:span text:style-name="exemple"><text:span text:style-name="T439">Un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</text:span></text:span><text:span text:style-name="texte_20_par_20_défaut"><text:span text:style-name="T102">in</text:span></text:span><text:span text:style-name="texte_20_par_20_défaut"><text:span text:style-name="T88">défini</text:span></text:span></text:p>
      <text:p text:style-name="P241"><text:span text:style-name="texte_20_par_20_défaut"><text:span text:style-name="T311">•</text:span></text:span><text:span text:style-name="texte_20_par_20_défaut"><text:span text:style-name="T76"> </text:span></text:span><text:span text:style-name="exemple"><text:span text:style-name="T439">sportif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2">adjectif</text:span></text:span></text:p>
      <text:p text:style-name="P24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39">qui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2">pronom relatif </text:span></text:span><text:span text:style-name="texte_20_par_20_défaut"><text:span text:style-name="T685">ayant pour antécéd</text:span></text:span><text:span text:style-name="texte_20_par_20_défaut"><text:span text:style-name="T686">e</text:span></text:span><text:span text:style-name="texte_20_par_20_défaut"><text:span text:style-name="T685">nt </text:span></text:span><text:span text:style-name="exemple"><text:span text:style-name="T223">Un sportif</text:span></text:span></text:p>
      <text:p text:style-name="P241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39">es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82">verbe (être : </text:span></text:span><text:span text:style-name="texte_20_par_20_défaut"><text:span text:style-name="T683">indicatif.présent.3S)</text:span></text:span></text:p>
      <text:p text:style-name="P242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40">fatigué</text:span></text:span><text:span text:style-name="exemple"><text:span text:style-name="T439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683">participe passé (formant un passif)</text:span></text:span></text:p>
      <text:p text:style-name="P242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40">doit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682">verbe (</text:span></text:span><text:span text:style-name="texte_20_par_20_défaut"><text:span text:style-name="T683">devoir</text:span></text:span><text:span text:style-name="texte_20_par_20_défaut"><text:span text:style-name="T682"> : </text:span></text:span><text:span text:style-name="texte_20_par_20_défaut"><text:span text:style-name="T683">indicatif.présent.3S)</text:span></text:span></text:p>
      <text:p text:style-name="P242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40">se reposer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2">verbe </text:span></text:span><text:span text:style-name="texte_20_par_20_défaut"><text:span text:style-name="T683">pronominal </text:span></text:span><text:span text:style-name="texte_20_par_20_défaut"><text:span text:style-name="T682">(</text:span></text:span><text:span text:style-name="texte_20_par_20_défaut"><text:span text:style-name="T683">se reposer</text:span></text:span><text:span text:style-name="texte_20_par_20_défaut"><text:span text:style-name="T682"> : </text:span></text:span><text:span text:style-name="texte_20_par_20_défaut"><text:span text:style-name="T683">infinitif.présent)</text:span></text:span></text:p>
      <text:p text:style-name="P341"><text:span text:style-name="texte_20_par_20_défaut"><text:span text:style-name="T683"/></text:span></text:p>
      <text:p text:style-name="P458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42"><text:span text:style-name="texte_20_par_20_défaut"><text:span text:style-name="T389">•</text:span></text:span><text:span text:style-name="texte_20_par_20_défaut"><text:span text:style-name="T623"> </text:span></text:span><text:span text:style-name="exemple"><text:span text:style-name="T888">Un sportif</text:span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6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0">est fatigué</text:span></text:span><text:span text:style-name="exemple"><text:span text:style-name="T364"><text:tab/><text:tab/><text:tab/><text:tab/></text:span></text:span><text:span text:style-name="texte_20_par_20_défaut"><text:span text:style-name="T364">: <text:tab/></text:span></text:span><text:span text:style-name="texte_20_par_20_défaut">groupe verbal</text:span></text:p>
      <text:p text:style-name="P269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1">doit se reposer</text:span></text:span><text:span text:style-name="exemple"><text:span text:style-name="T364"><text:tab/><text:tab/><text:tab/></text:span></text:span><text:span text:style-name="texte_20_par_20_défaut"><text:span text:style-name="T364">: <text:tab/></text:span></text:span><text:span text:style-name="texte_20_par_20_défaut">groupe verbal</text:span></text:p>
      <text:p text:style-name="P485"><text:span text:style-name="texte_20_par_20_défaut"><text:span text:style-name="T141"/></text:span></text:p>
      <text:p text:style-name="P142"><text:span text:style-name="texte_20_par_20_défaut"><text:span text:style-name="T623">Analyse des fonctions</text:span></text:span></text:p>
      <text:p text:style-name="P243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8">Un sportif qui est fatigué</text:span></text:span><text:span text:style-name="T84"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41">doit</text:span></text:span><text:span text:style-name="texte_20_par_20_défaut"><text:span text:style-name="T103"> et de </text:span></text:span><text:span text:style-name="exemple">se reposer</text:span></text:p>
      <text:p text:style-name="P267"><text:span text:style-name="texte_20_par_20_défaut"><text:span text:style-name="T311"><text:tab/>•</text:span></text:span><text:span text:style-name="texte_20_par_20_défaut"><text:span text:style-name="T669"> </text:span></text:span><text:span text:style-name="exemple"><text:span text:style-name="T439">qui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684">sujet de </text:span></text:span><text:span text:style-name="exemple"><text:span text:style-name="T222">est fatigué</text:span></text:span></text:p>
      <text:p text:style-name="P268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0">est fatigué</text:span></text:span><text:span text:style-name="exemple"><text:span text:style-name="T364"><text:tab/><text:tab/><text:tab/></text:span></text:span><text:span text:style-name="texte_20_par_20_défaut"><text:span text:style-name="T364">: <text:tab/></text:span></text:span><text:span text:style-name="texte_20_par_20_défaut"><text:span text:style-name="T377">prédicat du sujet </text:span></text:span><text:span text:style-name="exemple"><text:span text:style-name="T586">qui</text:span></text:span></text:p>
      <text:p text:style-name="P268"><text:span text:style-name="texte_20_par_20_défaut"><text:span text:style-name="T311">•</text:span></text:span><text:span text:style-name="exemple"><text:span text:style-name="T336"> </text:span></text:span><text:span text:style-name="exemple"><text:span text:style-name="T356">doit </text:span></text:span><text:span text:style-name="exemple"><text:span text:style-name="T346">s</text:span></text:span><text:span text:style-name="exemple"><text:span text:style-name="T364">e reposer<text:tab/><text:tab/><text:tab/></text:span></text:span><text:span text:style-name="texte_20_par_20_défaut"><text:span text:style-name="T364">: <text:tab/></text:span></text:span><text:span text:style-name="texte_20_par_20_défaut"><text:span text:style-name="T377">prédicat du sujet </text:span></text:span><text:span text:style-name="exemple"><text:span text:style-name="T377">Un sportif qui est fatigué</text:span></text:span></text:p>
      <text:p text:style-name="P243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346">s</text:span></text:span><text:span text:style-name="exemple"><text:span text:style-name="T364">e reposer<text:tab/><text:tab/><text:tab/></text:span></text:span><text:span text:style-name="texte_20_par_20_défaut"><text:span text:style-name="T364">: <text:tab/>COD de </text:span></text:span><text:span text:style-name="exemple"><text:span text:style-name="T364">doit</text:span></text:span></text:p>
      <text:p text:style-name="P342"><text:span text:style-name="exemple"><text:span text:style-name="T364"/></text:span></text:p>
      <text:p text:style-name="P142"><text:span text:style-name="texte_20_par_20_défaut"><text:span text:style-name="T623">Analyse des propositions</text:span></text:span></text:p>
      <text:p text:style-name="P238"><text:span text:style-name="texte_20_par_20_défaut">La phrase contient </text:span><text:span text:style-name="texte_20_par_20_défaut"><text:span text:style-name="T811">deux</text:span></text:span><text:span text:style-name="texte_20_par_20_défaut"> proposition</text:span><text:span text:style-name="texte_20_par_20_défaut"><text:span text:style-name="T871">s</text:span></text:span><text:span text:style-name="texte_20_par_20_défaut"> : il s’agit par conséquent d’une phrase </text:span><text:span text:style-name="texte_20_par_20_défaut"><text:span text:style-name="T811">complexe</text:span></text:span><text:span text:style-name="texte_20_par_20_défaut">.</text:span></text:p>
      <text:p text:style-name="P339"><text:span text:style-name="texte_20_par_20_défaut"><text:span text:style-name="T365">La proposition principale est </text:span></text:span><text:span text:style-name="exemple"><text:span text:style-name="T582">Un sportif doit se reposer</text:span></text:span><text:span text:style-name="texte_20_par_20_défaut"><text:span text:style-name="T365">; </text:span></text:span><text:span text:style-name="texte_20_par_20_défaut"><text:span text:style-name="T366">de cette proposition principale dépend</text:span></text:span><text:span text:style-name="texte_20_par_20_défaut"><text:span text:style-name="T366"><text:note text:id="ftn3" text:note-class="footnote"><text:note-citation>4</text:note-citation><text:note-body><text:p text:style-name="P525"><text:span text:style-name="texte_20_par_20_défaut"><text:span text:style-name="T290"><text:tab/>Ici, l’expression « dépend de » a le sens particulier de « [dans le sens où] elle tient lieu d’un constituant de la principale » </text:span></text:span><text:span text:style-name="texte_20_par_20_défaut"><text:span text:style-name="T291">comme l’indique </text:span></text:span><text:span text:style-name="référence"><text:span text:style-name="T128">TG(I.</text:span></text:span><text:span text:style-name="référence"><text:span text:style-name="T136">1</text:span></text:span><text:span text:style-name="référence"><text:span text:style-name="T129">.</text:span></text:span><text:span text:style-name="référence"><text:span text:style-name="T127">1 note 14</text:span></text:span><text:span text:style-name="référence"><text:span text:style-name="T128">, p</text:span></text:span><text:span text:style-name="référence"><text:span text:style-name="T129">. </text:span></text:span><text:span text:style-name="référence"><text:span text:style-name="T127">5</text:span></text:span><text:span text:style-name="référence"><text:span text:style-name="T304">2</text:span></text:span><text:span text:style-name="référence"><text:span text:style-name="T132">)</text:span></text:span><text:span text:style-name="texte_20_par_20_défaut"><text:span text:style-name="T269">.</text:span></text:span></text:p></text:note-body></text:note></text:span></text:span><text:span text:style-name="texte_20_par_20_défaut"><text:span text:style-name="T366"> la </text:span></text:span><text:span text:style-name="texte_20_par_20_défaut"><text:span text:style-name="T365">proposition subordonnée </text:span></text:span><text:span text:style-name="texte_20_par_20_défaut"><text:span text:style-name="T364">r</text:span></text:span><text:span text:style-name="texte_20_par_20_défaut"><text:span text:style-name="T804">elative</text:span></text:span><text:span text:style-name="texte_20_par_20_défaut"><text:span text:style-name="T365"> </text:span></text:span><text:span text:style-name="exemple"><text:span text:style-name="T582">qui est fatigué</text:span></text:span><text:span text:style-name="texte_20_par_20_défaut"><text:span text:style-name="T386"> </text:span></text:span><text:span text:style-name="texte_20_par_20_défaut"><text:span text:style-name="T318">; cette </text:span></text:span><text:span text:style-name="texte_20_par_20_défaut"><text:span text:style-name="T319">proposition subordonnée </text:span></text:span><text:span text:style-name="texte_20_par_20_défaut"><text:span text:style-name="T318">r</text:span></text:span><text:span text:style-name="texte_20_par_20_défaut"><text:span text:style-name="T775">elative a pour fonction </text:span></text:span><text:span text:style-name="texte_20_par_20_défaut"><text:span text:style-name="T808">épithète</text:span></text:span><text:span text:style-name="texte_20_par_20_défaut"><text:span text:style-name="T775">.<text:tab/><text:tab/><text:tab/><text:tab/><text:tab/><text:tab/><text:tab/><text:tab/></text:span></text:span></text:p>
      <text:p text:style-name="P338"><text:span text:style-name="texte_20_par_20_défaut"><text:span text:style-name="T776">On remarquera que </text:span></text:span><text:span text:style-name="exemple"><text:span text:style-name="T367">se reposer</text:span></text:span><text:span text:style-name="texte_20_par_20_défaut"><text:span text:style-name="T776"> est </text:span></text:span><text:span text:style-name="texte_20_par_20_défaut"><text:span text:style-name="T782">le</text:span></text:span><text:span text:style-name="texte_20_par_20_défaut"><text:span text:style-name="T776"> </text:span></text:span><text:span text:style-name="texte_20_par_20_défaut"><text:span text:style-name="T801">groupe infinitif de fonction COD</text:span></text:span><text:span text:style-name="texte_20_par_20_défaut"><text:span text:style-name="T776"> de <text:tab/> <text:s/></text:span></text:span><text:span text:style-name="référence"><text:span text:style-name="T777">TG(I.</text:span></text:span><text:span text:style-name="référence"><text:span text:style-name="T781">5</text:span></text:span><text:span text:style-name="référence"><text:span text:style-name="T778">.</text:span></text:span><text:span text:style-name="référence"><text:span text:style-name="T779">1</text:span></text:span><text:span text:style-name="référence"><text:span text:style-name="T777">, p</text:span></text:span><text:span text:style-name="référence"><text:span text:style-name="T778">. </text:span></text:span><text:span text:style-name="référence"><text:span text:style-name="T781">6</text:span></text:span><text:span text:style-name="référence"><text:span text:style-name="T810">2</text:span></text:span><text:span text:style-name="référence"><text:span text:style-name="T780">)</text:span></text:span></text:p>
      <text:p text:style-name="P339"><text:span text:style-name="exemple"><text:span text:style-name="T367">doit</text:span></text:span><text:span text:style-name="texte_20_par_20_défaut"><text:span text:style-name="T776"> et non pas une </text:span></text:span><text:span text:style-name="texte_20_par_20_défaut"><text:span text:style-name="T801">proposition infinitive</text:span></text:span><text:span text:style-name="texte_20_par_20_défaut"><text:span text:style-name="T776"> puisque </text:span></text:span><text:span text:style-name="exemple"><text:span text:style-name="T367">doit</text:span></text:span><text:span text:style-name="texte_20_par_20_défaut"><text:span text:style-name="T776"> et </text:span></text:span><text:span text:style-name="exemple"><text:span text:style-name="T367">se reposer</text:span></text:span><text:span text:style-name="texte_20_par_20_défaut"><text:span text:style-name="T776"> ont <text:s/><text:tab/><text:tab/> <text:s/></text:span></text:span><text:span text:style-name="danger"><text:span text:style-name="T666">(!)</text:span></text:span></text:p>
      <text:p text:style-name="P338"><text:span text:style-name="texte_20_par_20_défaut"><text:span text:style-name="T776">le même sujet, à savoir </text:span></text:span><text:span text:style-name="exemple"><text:span text:style-name="T367">Un sportif</text:span></text:span><text:span text:style-name="texte_20_par_20_défaut"><text:span text:style-name="T776">.</text:span></text:span></text:p>
      <text:p text:style-name="P338"><text:span text:style-name="texte_20_par_20_défaut"><text:span text:style-name="T776"/></text:span></text:p>
      <text:p text:style-name="P143"><text:span text:style-name="texte_20_par_20_défaut"><text:span text:style-name="T623">Analyse du type et de la forme de la phrase</text:span></text:span></text:p>
      <text:p text:style-name="P343"><text:span text:style-name="texte_20_par_20_défaut"><text:span text:style-name="T132">La phrase est de type déclaratif et </text:span></text:span><text:span text:style-name="texte_20_par_20_défaut"><text:span text:style-name="T135">n’a pas de forme particulière.</text:span></text:span></text:p>
      <text:p text:style-name="P143"><text:span text:style-name="texte_20_par_20_défaut"><text:span text:style-name="T308"><text:tab/></text:span></text:span><text:span text:style-name="GGF"><text:span text:style-name="T308">[ </text:span></text:span><text:span text:style-name="GGF">GGF.1.</text:span><text:span text:style-name="GGF"><text:span text:style-name="T875">24</text:span></text:span><text:span text:style-name="GGF"> </text:span><text:span text:style-name="GGF"><text:span text:style-name="T308">]</text:span></text:span><text:span text:style-name="GGF"> </text:span></text:p>
      <text:p text:style-name="P484"><text:span text:style-name="texte_20_par_20_défaut"><text:span text:style-name="T320"><text:tab/></text:span></text:span><text:span text:style-name="GGF"><text:span text:style-name="T368"><text:tab/></text:span></text:span><text:span text:style-name="GGF"><text:span text:style-name="T387">Confer </text:span></text:span><text:span text:style-name="GGF"><text:span text:style-name="T882">la d</text:span></text:span><text:span text:style-name="GGF"><text:span text:style-name="T369">iscussion sur le type de phrase dans une phrase subordonnée.</text:span></text:span></text:p>
      <text:p text:style-name="P212"><text:span text:style-name="titre_20_avec_20_numéro"><text:s/>B.0</text:span><text:span text:style-name="titre_20_avec_20_numéro"><text:span text:style-name="T950">34</text:span></text:span><text:span text:style-name="titre_20_avec_20_numéro"> </text:span></text:p>
      <text:p text:style-name="P79"><text:span text:style-name="référence">TG(I.2.</text:span><text:span text:style-name="référence"><text:span text:style-name="T910">3</text:span></text:span><text:span text:style-name="référence">, p</text:span><text:span text:style-name="référence"><text:span text:style-name="T910">p</text:span></text:span><text:span text:style-name="référence">. </text:span><text:span text:style-name="référence"><text:span text:style-name="T910">24-25)</text:span></text:span></text:p>
      <text:p text:style-name="P79"><text:span text:style-name="référence"/></text:p>
      <text:p text:style-name="P47"><text:span text:style-name="phrase_20_analysée_20__28_gros_20_caractère_29_"><text:span text:style-name="T272">Le facteur distribue le courrier </text:span></text:span><text:span text:style-name="phrase_20_analysée_20__28_gros_20_caractère_29_"><text:span text:style-name="T621">et il aime son travail</text:span></text:span><text:span text:style-name="phrase_20_analysée_20__28_gros_20_caractère_29_"><text:span text:style-name="T272">.</text:span></text:span></text:p>
      <text:p text:style-name="P150"/>
      <text:p text:style-name="P150"/>
      <text:p text:style-name="P22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44"><text:span text:style-name="texte_20_par_20_défaut"><text:span text:style-name="T311">•</text:span></text:span><text:span text:style-name="T76"> </text:span><text:span text:style-name="exemple"><text:span text:style-name="T408">L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88">article défini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36">facteur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8">nom commun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36">distribue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verbe </text:span></text:span><text:span text:style-name="texte_20_par_20_défaut"><text:span text:style-name="T95">(</text:span></text:span><text:span text:style-name="texte_20_par_20_défaut"><text:span text:style-name="T812">distribuer</text:span></text:span><text:span text:style-name="texte_20_par_20_défaut"><text:span text:style-name="T643"> </text:span></text:span><text:span text:style-name="texte_20_par_20_défaut"><text:span text:style-name="T95">: indicatif.présent.3S)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08">l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89">article défini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36">courrier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1">nom commun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42">et<text:tab/></text:span></text:span><text:span text:style-name="exemple"><text:span text:style-name="T408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681">conjonction de subordination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42">il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7">pronom personnel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42">aime</text:span></text:span><text:span text:style-name="exemple"><text:span text:style-name="T408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687">verbe (aimer : indicatif.présent.3S)</text:span></text:span></text:p>
      <text:p text:style-name="P344"><text:span text:style-name="texte_20_par_20_défaut"><text:span text:style-name="T311">•</text:span></text:span><text:span text:style-name="T76"> </text:span><text:span text:style-name="exemple"><text:span text:style-name="T408">s</text:span></text:span><text:span text:style-name="exemple"><text:span text:style-name="T442">on<text:tab/></text:span></text:span><text:span text:style-name="exemple"><text:span text:style-name="T408"><text:tab/><text:tab/></text:span></text:span><text:span text:style-name="exemple"><text:span text:style-name="T405"><text:tab/><text:tab/></text:span></text:span><text:span text:style-name="texte_20_par_20_défaut"><text:span text:style-name="T79">:<text:tab/></text:span></text:span><text:span text:style-name="texte_20_par_20_défaut"><text:span text:style-name="T687">déterminant possessif</text:span></text:span></text:p>
      <text:p text:style-name="P345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42">travail</text:span></text:span><text:span text:style-name="exemple"><text:span text:style-name="T408"><text:tab/><text:tab/></text:span></text:span><text:span text:style-name="exemple"><text:span text:style-name="T405"><text:tab/><text:tab/></text:span></text:span><text:span text:style-name="texte_20_par_20_défaut"><text:span text:style-name="T79">:<text:tab/></text:span></text:span><text:span text:style-name="texte_20_par_20_défaut"><text:span text:style-name="T687">nom commun</text:span></text:span></text:p>
      <text:p text:style-name="P344"><text:span text:style-name="texte_20_par_20_défaut"><text:span text:style-name="T89"/></text:span></text:p>
      <text:p text:style-name="P459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344"><text:span text:style-name="texte_20_par_20_défaut"><text:span text:style-name="T389">•</text:span></text:span><text:span text:style-name="texte_20_par_20_défaut"><text:span text:style-name="T623"> </text:span></text:span><text:span text:style-name="exemple">Le </text:span><text:span text:style-name="exemple"><text:span text:style-name="T510">facteur</text:span></text:span><text:span text:style-name="texte_20_par_20_défaut"><text:span text:style-name="T632"><text:tab/><text:tab/><text:tab/><text:tab/></text:span></text:span><text:span text:style-name="texte_20_par_20_défaut">:</text:span><text:span text:style-name="texte_20_par_20_défaut"><text:span text:style-name="T632"><text:tab/></text:span></text:span><text:span text:style-name="texte_20_par_20_défaut">groupe nominal</text:span></text:p>
      <text:p text:style-name="P252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5">distribue </text:span></text:span><text:span text:style-name="exemple"><text:span text:style-name="T511">le courrier </text:span></text:span><text:span text:style-name="exemple"><text:s/><text:tab/><text:tab/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344"><text:span text:style-name="texte_20_par_20_défaut"><text:span text:style-name="T310"><text:tab/>•</text:span></text:span><text:span text:style-name="texte_20_par_20_défaut"><text:span text:style-name="T763"> </text:span></text:span><text:span text:style-name="exemple"><text:span text:style-name="T510">le courrier</text:span></text:span><text:span text:style-name="exemple"><text:span text:style-name="T498"><text:tab/></text:span></text:span><text:span text:style-name="texte_20_par_20_défaut"><text:span text:style-name="T759"><text:tab/><text:tab/></text:span></text:span><text:span text:style-name="texte_20_par_20_défaut"><text:span text:style-name="T392">:<text:tab/></text:span></text:span><text:span text:style-name="texte_20_par_20_défaut"><text:span text:style-name="T763">groupe nominal</text:span></text:span></text:p>
      <text:p text:style-name="P252"><text:span text:style-name="texte_20_par_20_défaut"><text:span text:style-name="T311">•</text:span></text:span><text:span text:style-name="exemple"><text:span text:style-name="T336"> </text:span></text:span><text:span text:style-name="exemple"><text:span text:style-name="T560">aime son travail<text:tab/></text:span></text:span><text:span text:style-name="exemple"><text:span text:style-name="T438"> </text:span></text:span><text:span text:style-name="exemple"><text:span text:style-name="T224"><text:s/><text:tab/><text:tab/></text:span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344"><text:span text:style-name="texte_20_par_20_défaut"><text:span text:style-name="T385"><text:tab/>•</text:span></text:span><text:span text:style-name="texte_20_par_20_défaut"><text:span text:style-name="T767"> </text:span></text:span><text:span text:style-name="exemple"><text:span text:style-name="T443">son travail</text:span></text:span><text:span text:style-name="exemple"><text:span text:style-name="T437"><text:tab/></text:span></text:span><text:span text:style-name="texte_20_par_20_défaut"><text:span text:style-name="T768"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<text:span text:style-name="T89">groupe nominal</text:span></text:span></text:p>
      <text:p text:style-name="P344"/>
      <text:p text:style-name="P150"><text:span text:style-name="texte_20_par_20_défaut"><text:span text:style-name="T623">Analyse des fonctions</text:span></text:span></text:p>
      <text:p text:style-name="P24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38">Le </text:span></text:span><text:span text:style-name="exemple"><text:span text:style-name="T557">facteur</text:span></text:span><text:span text:style-name="T84"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38">distribue</text:span></text:span></text:p>
      <text:p text:style-name="P270"><text:span text:style-name="texte_20_par_20_défaut"><text:span text:style-name="T311">•</text:span></text:span><text:span text:style-name="exemple"><text:span text:style-name="T336"> </text:span></text:span><text:span text:style-name="exemple"><text:span text:style-name="T345">distribue </text:span></text:span><text:span text:style-name="exemple"><text:span text:style-name="T438">le courrier </text:span></text:span><text:span text:style-name="exemple"><text:span text:style-name="T239"><text:s/><text:tab/><text:tab/></text:span></text:span><text:span text:style-name="texte_20_par_20_défaut"><text:span text:style-name="T84">:<text:tab/></text:span></text:span><text:span text:style-name="texte_20_par_20_défaut"><text:span text:style-name="T711">prédicat du sujet </text:span></text:span><text:span text:style-name="exemple"><text:span text:style-name="T241">Le facteur</text:span></text:span></text:p>
      <text:p text:style-name="P347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3">le courrier</text:span></text:span><text:span text:style-name="exemple"><text:span text:style-name="T338"><text:tab/></text:span></text:span><text:span text:style-name="exemple"><text:span text:style-name="T538"><text:tab/><text:tab/></text:span></text:span><text:span text:style-name="texte_20_par_20_défaut"><text:span text:style-name="T84">:<text:tab/></text:span></text:span><text:span text:style-name="texte_20_par_20_défaut"><text:span text:style-name="T688">COD </text:span></text:span><text:span text:style-name="texte_20_par_20_défaut"><text:span text:style-name="T104">de </text:span></text:span><text:span text:style-name="exemple"><text:span text:style-name="T444">distribue</text:span></text:span></text:p>
      <text:p text:style-name="P34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59">il</text:span></text:span><text:span text:style-name="exemple"><text:span text:style-name="T338"><text:tab/><text:tab/></text:span></text:span><text:span text:style-name="T538"><text:tab/><text:tab/><text:tab/></text:span><text:span text:style-name="texte_20_par_20_défaut"><text:span text:style-name="T84">:<text:tab/></text:span></text:span><text:span text:style-name="texte_20_par_20_défaut">sujet de </text:span><text:span text:style-name="exemple"><text:span text:style-name="T443">aime</text:span></text:span></text:p>
      <text:p text:style-name="P270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2">aime son travail<text:tab/></text:span></text:span><text:span text:style-name="exemple"><text:span text:style-name="T239"> <text:tab/><text:tab/></text:span></text:span><text:span text:style-name="texte_20_par_20_défaut"><text:span text:style-name="T84">:<text:tab/></text:span></text:span><text:span text:style-name="texte_20_par_20_défaut"><text:span text:style-name="T711">prédicat du sujet </text:span></text:span><text:span text:style-name="exemple"><text:span text:style-name="T241">il</text:span></text:span></text:p>
      <text:p text:style-name="P346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347">s</text:span></text:span><text:span text:style-name="exemple"><text:span text:style-name="T559">on travail</text:span></text:span><text:span text:style-name="exemple"><text:span text:style-name="T338"><text:tab/></text:span></text:span><text:span text:style-name="exemple"><text:span text:style-name="T538"><text:tab/><text:tab/></text:span></text:span><text:span text:style-name="texte_20_par_20_défaut"><text:span text:style-name="T84">:<text:tab/></text:span></text:span><text:span text:style-name="texte_20_par_20_défaut"><text:span text:style-name="T688">COD </text:span></text:span><text:span text:style-name="texte_20_par_20_défaut"><text:span text:style-name="T104">de </text:span></text:span><text:span text:style-name="exemple"><text:span text:style-name="T443">aime</text:span></text:span></text:p>
      <text:p text:style-name="P150"><text:span text:style-name="exemple"/></text:p>
      <text:p text:style-name="P150"><text:span text:style-name="texte_20_par_20_défaut"><text:span text:style-name="T623">Analyse des propositions</text:span></text:span></text:p>
      <text:p text:style-name="P239"><text:span text:style-name="texte_20_par_20_défaut">La phrase contient </text:span><text:span text:style-name="texte_20_par_20_défaut"><text:span text:style-name="T811">deux</text:span></text:span><text:span text:style-name="texte_20_par_20_défaut"> proposition</text:span><text:span text:style-name="texte_20_par_20_défaut"><text:span text:style-name="T871">s</text:span></text:span><text:span text:style-name="texte_20_par_20_défaut"> : il s’agit par conséquent d’une phrase </text:span><text:span text:style-name="texte_20_par_20_défaut"><text:span text:style-name="T811">complexe</text:span></text:span><text:span text:style-name="texte_20_par_20_défaut">.</text:span></text:p>
      <text:p text:style-name="P340"><text:span text:style-name="texte_20_par_20_défaut"><text:span text:style-name="T872">La </text:span></text:span><text:span text:style-name="texte_20_par_20_défaut"><text:span text:style-name="T911">première </text:span></text:span><text:span text:style-name="texte_20_par_20_défaut"><text:span text:style-name="T872">proposition est </text:span></text:span><text:span text:style-name="texte_20_par_20_défaut"><text:span text:style-name="T911">la proposition indépendante</text:span></text:span><text:span text:style-name="texte_20_par_20_défaut"><text:span text:style-name="T872"> </text:span></text:span><text:span text:style-name="exemple"><text:span text:style-name="T874">Le facteur distribue le courrier</text:span></text:span><text:span text:style-name="texte_20_par_20_défaut"><text:span text:style-name="T872">; </text:span></text:span><text:span text:style-name="texte_20_par_20_défaut"><text:span text:style-name="T911">cette proposition est liée à la suivante par coordination au moyen de la conjonction de coordination </text:span></text:span><text:span text:style-name="exemple"><text:span text:style-name="T911">et</text:span></text:span><text:span text:style-name="texte_20_par_20_défaut"><text:span text:style-name="T911">. La seconde proposition est la proposition indépenda</text:span></text:span><text:span text:style-name="texte_20_par_20_défaut"><text:span text:style-name="T921">n</text:span></text:span><text:span text:style-name="texte_20_par_20_défaut"><text:span text:style-name="T911">te </text:span></text:span><text:span text:style-name="exemple"><text:span text:style-name="T911">il aime son travail</text:span></text:span><text:span text:style-name="texte_20_par_20_défaut"><text:span text:style-name="T911">.</text:span></text:span></text:p>
      <text:p text:style-name="P150"><text:span text:style-name="texte_20_par_20_défaut"/></text:p>
      <text:p text:style-name="P150"><text:span text:style-name="texte_20_par_20_défaut"><text:span text:style-name="T623">Analyse du type et de la forme de la phrase</text:span></text:span></text:p>
      <text:p text:style-name="P344"><text:span text:style-name="texte_20_par_20_défaut"><text:span text:style-name="T132">La phrase est de type déclaratif et </text:span></text:span><text:span text:style-name="texte_20_par_20_défaut"><text:span text:style-name="T135">n’a pas de forme particulière.</text:span></text:span></text:p>
      <text:p text:style-name="P150"><text:span text:style-name="texte_20_par_20_défaut"><text:span text:style-name="T308"><text:tab/></text:span></text:span><text:span text:style-name="GGF"><text:span text:style-name="T308">[ </text:span></text:span><text:span text:style-name="GGF">GGF.1.</text:span><text:span text:style-name="GGF"><text:span text:style-name="T875">24</text:span></text:span><text:span text:style-name="GGF"> </text:span><text:span text:style-name="GGF"><text:span text:style-name="T308">]</text:span></text:span><text:span text:style-name="GGF"> </text:span></text:p>
      <text:p text:style-name="P508"><text:soft-page-break/><text:span text:style-name="texte_20_par_20_défaut"><text:span text:style-name="T251"><text:tab/></text:span></text:span><text:span text:style-name="GGF"><text:span text:style-name="T251"><text:tab/></text:span></text:span><text:span text:style-name="GGF"><text:span text:style-name="T26">Confer </text:span></text:span><text:span text:style-name="GGF"><text:span text:style-name="T876">la d</text:span></text:span><text:span text:style-name="GGF"><text:span text:style-name="T250">iscussion sur le type de phrase dans une phrase subordonnée.</text:span></text:span></text:p>
      <text:p text:style-name="P213"><text:span text:style-name="titre_20_avec_20_numéro"><text:s/>B.035 </text:span></text:p>
      <text:p text:style-name="P477"><text:span text:style-name="référence"><text:span text:style-name="T325">TG(I</text:span></text:span><text:span text:style-name="référence"><text:span text:style-name="T329">I</text:span></text:span><text:span text:style-name="référence"><text:span text:style-name="T325">.</text:span></text:span><text:span text:style-name="référence"><text:span text:style-name="T329">3</text:span></text:span><text:span text:style-name="référence"><text:span text:style-name="T327">.</text:span></text:span><text:span text:style-name="référence"><text:span text:style-name="T329">4</text:span></text:span><text:span text:style-name="référence"><text:span text:style-name="T326">.</text:span></text:span><text:span text:style-name="référence"><text:span text:style-name="T329">1</text:span></text:span><text:span text:style-name="référence"><text:span text:style-name="T325">, </text:span></text:span><text:span text:style-name="référence"><text:span text:style-name="T328">p</text:span></text:span><text:span text:style-name="référence"><text:span text:style-name="T327">. </text:span></text:span><text:span text:style-name="référence"><text:span text:style-name="T329">120)</text:span></text:span></text:p>
      <text:p text:style-name="P80"><text:span text:style-name="référence"/></text:p>
      <text:p text:style-name="P55"><text:span text:style-name="phrase_20_analysée_20__28_gros_20_caractère_29_"><text:span text:style-name="T794">Toi, chère amie, quand donc m’écriras-tu ?</text:span></text:span></text:p>
      <text:p text:style-name="P194"/>
      <text:p text:style-name="P194"/>
      <text:p text:style-name="P31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86"><text:span text:style-name="texte_20_par_20_défaut"><text:span text:style-name="T311">•</text:span></text:span><text:span text:style-name="T76"> </text:span><text:span text:style-name="exemple"><text:span text:style-name="T462">Toi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12">pronom personnel disjoint</text:span></text:span></text:p>
      <text:p text:style-name="P408"><text:span text:style-name="texte_20_par_20_défaut"><text:span text:style-name="T311">•</text:span></text:span><text:span text:style-name="T76"> </text:span><text:span text:style-name="exemple"><text:span text:style-name="T462">chèr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12">adjectif</text:span></text:span></text:p>
      <text:p text:style-name="P408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2">amie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12">nom commun</text:span></text:span></text:p>
      <text:p text:style-name="P408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2">quand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712">adverbe</text:span></text:span></text:p>
      <text:p text:style-name="P408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2">donc<text:tab/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712">adverbe</text:span></text:span></text:p>
      <text:p text:style-name="P409"><text:span text:style-name="texte_20_par_20_défaut"><text:span text:style-name="T321">•</text:span></text:span><text:span text:style-name="texte_20_par_20_défaut"><text:span text:style-name="T796"> </text:span></text:span><text:span text:style-name="exemple"><text:span text:style-name="T587">m’<text:tab/><text:tab/></text:span></text:span><text:span text:style-name="exemple"><text:span text:style-name="T588"><text:tab/><text:tab/><text:tab/></text:span></text:span><text:span text:style-name="texte_20_par_20_défaut"><text:span text:style-name="T330">:<text:tab/></text:span></text:span><text:span text:style-name="texte_20_par_20_défaut"><text:span text:style-name="T331">p</text:span></text:span><text:span text:style-name="texte_20_par_20_défaut"><text:span text:style-name="T797">ronom personnel</text:span></text:span></text:p>
      <text:p text:style-name="P409"><text:span text:style-name="texte_20_par_20_défaut"><text:span text:style-name="T321">•</text:span></text:span><text:span text:style-name="texte_20_par_20_défaut"><text:span text:style-name="T796"> </text:span></text:span><text:span text:style-name="exemple"><text:span text:style-name="T587">écriras<text:tab/></text:span></text:span><text:span text:style-name="exemple"><text:span text:style-name="T588"><text:tab/><text:tab/><text:tab/></text:span></text:span><text:span text:style-name="texte_20_par_20_défaut"><text:span text:style-name="T330">:<text:tab/></text:span></text:span><text:span text:style-name="texte_20_par_20_défaut"><text:span text:style-name="T797">verbe (écrire : indicatif.futur.2S)</text:span></text:span></text:p>
      <text:p text:style-name="P409"><text:span text:style-name="texte_20_par_20_défaut"><text:span text:style-name="T321">•</text:span></text:span><text:span text:style-name="texte_20_par_20_défaut"><text:span text:style-name="T796"> </text:span></text:span><text:span text:style-name="exemple"><text:span text:style-name="T587">tu<text:tab/><text:tab/></text:span></text:span><text:span text:style-name="exemple"><text:span text:style-name="T588"><text:tab/><text:tab/><text:tab/></text:span></text:span><text:span text:style-name="texte_20_par_20_défaut"><text:span text:style-name="T330">:<text:tab/></text:span></text:span><text:span text:style-name="texte_20_par_20_défaut"><text:span text:style-name="T331">p</text:span></text:span><text:span text:style-name="texte_20_par_20_défaut"><text:span text:style-name="T797">ronom personnel</text:span></text:span></text:p>
      <text:p text:style-name="P409"><text:span text:style-name="texte_20_par_20_défaut"><text:span text:style-name="T797"/></text:span></text:p>
      <text:p text:style-name="P468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287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4">chère amie<text:tab/><text:tab/></text:span></text:span><text:span text:style-name="exemple"> <text:tab/><text:tab/></text:span><text:span text:style-name="texte_20_par_20_défaut"><text:span text:style-name="T84">:<text:tab/></text:span></text:span><text:span text:style-name="texte_20_par_20_défaut"><text:span text:style-name="T675">groupe </text:span></text:span><text:span text:style-name="texte_20_par_20_défaut"><text:span text:style-name="T713">nominal</text:span></text:span></text:p>
      <text:p text:style-name="P287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4">m’écriras<text:tab/></text:span></text:span><text:span text:style-name="exemple"><text:span text:style-name="T560"><text:tab/></text:span></text:span><text:span text:style-name="exemple"><text:span text:style-name="T438"> </text:span></text:span><text:span text:style-name="exemple"><text:span text:style-name="T224"><text:s/><text:tab/><text:tab/></text:span></text:span><text:span text:style-name="texte_20_par_20_défaut"><text:span text:style-name="T84">:<text:tab/></text:span></text:span><text:span text:style-name="texte_20_par_20_défaut"><text:span text:style-name="T675">groupe verbal</text:span></text:span></text:p>
      <text:p text:style-name="P410"><text:span text:style-name="texte_20_par_20_défaut"><text:span text:style-name="T324"/></text:span></text:p>
      <text:p text:style-name="P469"><text:span text:style-name="texte_20_par_20_défaut"><text:span text:style-name="T623">Analyse des fonctions</text:span></text:span></text:p>
      <text:p text:style-name="P28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5">Toi, chère amie</text:span></text:span><text:span text:style-name="T84"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63">écriras</text:span></text:span></text:p>
      <text:p text:style-name="P290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5">chère amie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114">apposition à </text:span></text:span><text:span text:style-name="exemple"><text:span text:style-name="T465">Toi</text:span></text:span></text:p>
      <text:p text:style-name="P288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5">m’</text:span></text:span><text:span text:style-name="exemple"><text:span text:style-name="T576">écriras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113">prédicat du sujet </text:span></text:span><text:span text:style-name="exemple"><text:span text:style-name="T464">toi, chère amie … tu</text:span></text:span></text:p>
      <text:p text:style-name="P284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5">m’</text:span></text:span><text:span text:style-name="exemple"><text:span text:style-name="T603"><text:tab/><text:tab/><text:tab/><text:tab/></text:span></text:span><text:span text:style-name="texte_20_par_20_défaut"><text:span text:style-name="T84">:<text:tab/></text:span></text:span><text:span text:style-name="texte_20_par_20_défaut"><text:span text:style-name="T714">COI</text:span></text:span><text:span text:style-name="texte_20_par_20_défaut"><text:span text:style-name="T87"> de </text:span></text:span><text:span text:style-name="exemple"><text:span text:style-name="T463">écriras</text:span></text:span></text:p>
      <text:p text:style-name="P284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5">tu</text:span></text:span><text:span text:style-name="exemple"><text:span text:style-name="T603"><text:tab/><text:tab/><text:tab/><text:tab/><text:tab/></text:span></text:span><text:span text:style-name="texte_20_par_20_défaut"><text:span text:style-name="T84">:<text:tab/></text:span></text:span><text:span text:style-name="texte_20_par_20_défaut"><text:span text:style-name="T714">sujet</text:span></text:span><text:span text:style-name="texte_20_par_20_défaut"><text:span text:style-name="T87"> de </text:span></text:span><text:span text:style-name="exemple"><text:span text:style-name="T463">écriras</text:span></text:span></text:p>
      <text:p text:style-name="P414"><text:span text:style-name="exemple"><text:span text:style-name="T463"/></text:span></text:p>
      <text:p text:style-name="P195"><text:span text:style-name="texte_20_par_20_défaut"><text:span text:style-name="T623">Analyse des propositions</text:span></text:span></text:p>
      <text:p text:style-name="P289"><text:span text:style-name="texte_20_par_20_défaut">La phrase contient une seule proposition : il s’agit par conséquent d’une phrase simple.</text:span></text:p>
      <text:p text:style-name="P415"><text:span text:style-name="texte_20_par_20_défaut"><text:span text:style-name="T920">L’unique proposition est une proposition indépendante.</text:span></text:span></text:p>
      <text:p text:style-name="P411"><text:span text:style-name="texte_20_par_20_défaut"><text:span text:style-name="T321"/></text:span></text:p>
      <text:p text:style-name="P195"><text:span text:style-name="texte_20_par_20_défaut"><text:span text:style-name="T623">Analyse du type et de la forme de la phrase.</text:span></text:span></text:p>
      <text:p text:style-name="P412"><text:span text:style-name="texte_20_par_20_défaut"><text:span text:style-name="T321">La phrase est de type interrogatif</text:span></text:span><text:span text:style-name="texte_20_par_20_défaut"><text:span text:style-name="T648"> </text:span></text:span><text:span text:style-name="texte_20_par_20_défaut"><text:span text:style-name="T321">et </text:span></text:span><text:span text:style-name="texte_20_par_20_défaut"><text:span text:style-name="T332">a une forme emphatique par détachement.</text:span></text:span></text:p>
      <text:p text:style-name="P214"><text:span text:style-name="titre_20_avec_20_numéro"><text:s/>B.036 </text:span></text:p>
      <text:p text:style-name="P478"><text:span text:style-name="référence"><text:span text:style-name="T325">TG(I</text:span></text:span><text:span text:style-name="référence"><text:span text:style-name="T329">I</text:span></text:span><text:span text:style-name="référence"><text:span text:style-name="T325">.</text:span></text:span><text:span text:style-name="référence"><text:span text:style-name="T329">3</text:span></text:span><text:span text:style-name="référence"><text:span text:style-name="T327">.</text:span></text:span><text:span text:style-name="référence"><text:span text:style-name="T329">4</text:span></text:span><text:span text:style-name="référence"><text:span text:style-name="T326">.</text:span></text:span><text:span text:style-name="référence"><text:span text:style-name="T329">1</text:span></text:span><text:span text:style-name="référence"><text:span text:style-name="T325">, </text:span></text:span><text:span text:style-name="référence"><text:span text:style-name="T328">p</text:span></text:span><text:span text:style-name="référence"><text:span text:style-name="T327">. </text:span></text:span><text:span text:style-name="référence"><text:span text:style-name="T329">120)</text:span></text:span></text:p>
      <text:p text:style-name="P81"><text:span text:style-name="référence"/></text:p>
      <text:p text:style-name="P56"><text:span text:style-name="phrase_20_analysée_20__28_gros_20_caractère_29_"><text:span text:style-name="T798">Je ne pense en effet qu’à toi.</text:span></text:span></text:p>
      <text:p text:style-name="P196"/>
      <text:p text:style-name="P196"/>
      <text:p text:style-name="P32"><text:span text:style-name="texte_20_par_20_défaut">Analyse </text:span><text:span text:style-name="texte_20_par_20_défaut"><text:span text:style-name="T396">de la </text:span></text:span><text:span text:style-name="texte_20_par_20_défaut">nature des mots</text:span></text:p>
      <text:p text:style-name="P285"><text:span text:style-name="texte_20_par_20_défaut"><text:span text:style-name="T311">•</text:span></text:span><text:span text:style-name="T76"> </text:span><text:span text:style-name="exemple"><text:span text:style-name="T466">Je</text:span></text:span><text:span text:style-name="exemple"><text:span text:style-name="T405"><text:tab/><text:tab/><text:tab/><text:tab/><text:tab/></text:span></text:span><text:span text:style-name="texte_20_par_20_défaut"><text:span text:style-name="T79">:<text:tab/></text:span></text:span><text:span text:style-name="texte_20_par_20_défaut"><text:span text:style-name="T712">pronom personnel</text:span></text:span></text:p>
      <text:p text:style-name="P416"><text:span text:style-name="texte_20_par_20_défaut"><text:span text:style-name="T311">•</text:span></text:span><text:span text:style-name="T76"> </text:span><text:span text:style-name="exemple"><text:span text:style-name="T467">ne</text:span></text:span><text:span text:style-name="exemple"><text:span text:style-name="T462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715">adverbe</text:span></text:span></text:p>
      <text:p text:style-name="P41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7">pense</text:span></text:span><text:span text:style-name="exemple"><text:span text:style-name="T462"><text:tab/></text:span></text:span><text:span text:style-name="exemple"><text:span text:style-name="T405"><text:tab/><text:tab/><text:tab/><text:tab/></text:span></text:span><text:span text:style-name="texte_20_par_20_défaut"><text:span text:style-name="T79">:<text:tab/></text:span></text:span><text:span text:style-name="texte_20_par_20_défaut"><text:span text:style-name="T115">v</text:span></text:span><text:span text:style-name="texte_20_par_20_défaut"><text:span text:style-name="T715">erbe (penser : indicatif.présent.1S)</text:span></text:span></text:p>
      <text:p text:style-name="P41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7">en effet</text:span></text:span><text:span text:style-name="exemple"><text:span text:style-name="T462"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712">adverbe</text:span></text:span></text:p>
      <text:p text:style-name="P416"><text:span text:style-name="texte_20_par_20_défaut"><text:span text:style-name="T311">•</text:span></text:span><text:span text:style-name="texte_20_par_20_défaut"><text:span text:style-name="T669"> </text:span></text:span><text:span text:style-name="exemple"><text:span text:style-name="T467">qu’</text:span></text:span><text:span text:style-name="exemple"><text:span text:style-name="T462"><text:tab/><text:tab/></text:span></text:span><text:span text:style-name="exemple"><text:span text:style-name="T405"><text:tab/><text:tab/><text:tab/></text:span></text:span><text:span text:style-name="texte_20_par_20_défaut"><text:span text:style-name="T79">:<text:tab/></text:span></text:span><text:span text:style-name="texte_20_par_20_défaut"><text:span text:style-name="T712">adverbe</text:span></text:span></text:p>
      <text:p text:style-name="P413"><text:span text:style-name="texte_20_par_20_défaut"><text:span text:style-name="T321">•</text:span></text:span><text:span text:style-name="texte_20_par_20_défaut"><text:span text:style-name="T796"> </text:span></text:span><text:span text:style-name="exemple"><text:span text:style-name="T589">toi</text:span></text:span><text:span text:style-name="exemple"><text:span text:style-name="T587"><text:tab/><text:tab/></text:span></text:span><text:span text:style-name="exemple"><text:span text:style-name="T588"><text:tab/><text:tab/><text:tab/></text:span></text:span><text:span text:style-name="texte_20_par_20_défaut"><text:span text:style-name="T330">:<text:tab/></text:span></text:span><text:span text:style-name="texte_20_par_20_défaut"><text:span text:style-name="T331">p</text:span></text:span><text:span text:style-name="texte_20_par_20_défaut"><text:span text:style-name="T797">ronom personnel </text:span></text:span><text:span text:style-name="texte_20_par_20_défaut"><text:span text:style-name="T799">disjoint</text:span></text:span></text:p>
      <text:p text:style-name="P413"><text:span text:style-name="texte_20_par_20_défaut"><text:span text:style-name="T797"/></text:span></text:p>
      <text:p text:style-name="P470"><text:span text:style-name="texte_20_par_20_défaut"><text:span text:style-name="T623">Analyse </text:span></text:span><text:span text:style-name="texte_20_par_20_défaut"><text:span text:style-name="T629">de la </text:span></text:span><text:span text:style-name="texte_20_par_20_défaut"><text:span text:style-name="T623">nature des </text:span></text:span><text:span text:style-name="texte_20_par_20_défaut"><text:span text:style-name="T631">groupes de </text:span></text:span><text:span text:style-name="texte_20_par_20_défaut"><text:span text:style-name="T623">mots</text:span></text:span></text:p>
      <text:p text:style-name="P285"><text:span text:style-name="texte_20_par_20_défaut"><text:span text:style-name="T311">•</text:span></text:span><text:span text:style-name="exemple"><text:span text:style-name="T336"> n</text:span></text:span><text:span text:style-name="exemple"><text:span text:style-name="T357">e </text:span></text:span><text:span text:style-name="exemple"><text:span text:style-name="T577">pense qu’à toi</text:span></text:span><text:span text:style-name="exemple"><text:span text:style-name="T574"><text:tab/></text:span></text:span><text:span text:style-name="exemple"> <text:tab/><text:tab/></text:span><text:span text:style-name="texte_20_par_20_défaut"><text:span text:style-name="T84">:<text:tab/></text:span></text:span><text:span text:style-name="texte_20_par_20_défaut"><text:span text:style-name="T675">groupe </text:span></text:span><text:span text:style-name="texte_20_par_20_défaut"><text:span text:style-name="T716">verbal</text:span></text:span></text:p>
      <text:p text:style-name="P413"><text:span text:style-name="texte_20_par_20_défaut"><text:span text:style-name="T324"/></text:span></text:p>
      <text:p text:style-name="P470"><text:span text:style-name="texte_20_par_20_défaut"><text:span text:style-name="T623">Analyse des fonctions</text:span></text:span></text:p>
      <text:p text:style-name="P285"><text:span text:style-name="texte_20_par_20_défaut"><text:span text:style-name="T311">•</text:span></text:span><text:span text:style-name="exemple"><text:span text:style-name="T336"> </text:span></text:span><text:span text:style-name="exemple"><text:span text:style-name="T577">Je</text:span></text:span><text:span text:style-name="T84"><text:tab/><text:tab/><text:tab/><text:tab/><text:tab/></text:span><text:span text:style-name="texte_20_par_20_défaut"><text:span text:style-name="T84">:<text:tab/></text:span></text:span><text:span text:style-name="texte_20_par_20_défaut"><text:span text:style-name="T87">sujet de </text:span></text:span><text:span text:style-name="exemple"><text:span text:style-name="T468">pense</text:span></text:span></text:p>
      <text:p text:style-name="P291"><text:span text:style-name="texte_20_par_20_défaut"><text:span text:style-name="T311">•</text:span></text:span><text:span text:style-name="exemple"><text:span text:style-name="T336"> n</text:span></text:span><text:span text:style-name="exemple"><text:span text:style-name="T357">e </text:span></text:span><text:span text:style-name="exemple"><text:span text:style-name="T577">pense qu’à toi</text:span></text:span><text:span text:style-name="exemple"><text:span text:style-name="T574"><text:tab/></text:span></text:span><text:span text:style-name="exemple"><text:span text:style-name="T242"> <text:tab/><text:tab/></text:span></text:span><text:span text:style-name="texte_20_par_20_défaut"><text:span text:style-name="T84">:<text:tab/></text:span></text:span><text:span text:style-name="texte_20_par_20_défaut"><text:span text:style-name="T717">prédicat du sujet </text:span></text:span><text:span text:style-name="exemple"><text:span text:style-name="T243">Je</text:span></text:span></text:p>
      <text:p text:style-name="P285"><text:span text:style-name="texte_20_par_20_défaut"><text:span text:style-name="T311"><text:tab/>•</text:span></text:span><text:span text:style-name="exemple"><text:span text:style-name="T336"> </text:span></text:span><text:span text:style-name="exemple"><text:span text:style-name="T577">à toi<text:tab/></text:span></text:span><text:span text:style-name="exemple"><text:span text:style-name="T603"><text:tab/><text:tab/><text:tab/></text:span></text:span><text:span text:style-name="texte_20_par_20_défaut"><text:span text:style-name="T84">:<text:tab/></text:span></text:span><text:span text:style-name="texte_20_par_20_défaut"><text:span text:style-name="T714">COI</text:span></text:span><text:span text:style-name="texte_20_par_20_défaut"><text:span text:style-name="T87"> de </text:span></text:span><text:span text:style-name="exemple"><text:span text:style-name="T468">pense</text:span></text:span></text:p>
      <text:p text:style-name="P416"><text:span text:style-name="exemple"><text:span text:style-name="T463"/></text:span></text:p>
      <text:p text:style-name="P196"><text:span text:style-name="texte_20_par_20_défaut"><text:span text:style-name="T623">Analyse des propositions</text:span></text:span></text:p>
      <text:p text:style-name="P285"><text:span text:style-name="texte_20_par_20_défaut">La phrase contient une seule proposition : il s’agit par conséquent d’une phrase simple.</text:span></text:p>
      <text:p text:style-name="P416"><text:span text:style-name="texte_20_par_20_défaut"><text:span text:style-name="T920">L’unique proposition est une proposition indépendante.</text:span></text:span></text:p>
      <text:p text:style-name="P413"><text:span text:style-name="texte_20_par_20_défaut"><text:span text:style-name="T321"/></text:span></text:p>
      <text:p text:style-name="P197"><text:span text:style-name="texte_20_par_20_défaut"><text:span text:style-name="T623">Analyse du type et de la forme de la phrase</text:span></text:span></text:p>
      <text:p text:style-name="P417"><text:span text:style-name="texte_20_par_20_défaut"><text:span text:style-name="T275">La phrase est de type déclaratif et </text:span></text:span><text:span text:style-name="texte_20_par_20_défaut"><text:span text:style-name="T277">a une forme négative.</text:span></text:span></text:p>
      <text:p text:style-name="P509"><text:span text:style-name="exemple"><text:span text:style-name="T637"/></text:span></text:p>
      <text:p text:style-name="P417"><text:span text:style-name="texte_20_par_20_défaut"><text:span text:style-name="T636">Analyse de la forme négative</text:span></text:span><text:span text:style-name="texte_20_par_20_défaut"><text:span text:style-name="T278"> : dans cette phrase la négation est </text:span></text:span><text:span text:style-name="texte_20_par_20_défaut"><text:span text:style-name="T639">e</text:span></text:span><text:span text:style-name="texte_20_par_20_défaut"><text:span text:style-name="T828">xceptive</text:span></text:span><text:span text:style-name="texte_20_par_20_défaut"><text:span text:style-name="T278"> <text:s text:c="7"/></text:span></text:span><text:span text:style-name="référence"><text:span text:style-name="T128">TG(</text:span></text:span><text:span text:style-name="référence"><text:span text:style-name="T133">I</text:span></text:span><text:span text:style-name="référence"><text:span text:style-name="T128">I.</text:span></text:span><text:span text:style-name="référence"><text:span text:style-name="T146">1</text:span></text:span><text:span text:style-name="référence"><text:span text:style-name="T129">.</text:span></text:span><text:span text:style-name="référence"><text:span text:style-name="T146">8.1</text:span></text:span><text:span text:style-name="référence"><text:span text:style-name="T128">, p.</text:span></text:span><text:span text:style-name="référence"><text:span text:style-name="T129"> </text:span></text:span><text:span text:style-name="référence"><text:span text:style-name="T146">7</text:span></text:span><text:span text:style-name="référence"><text:span text:style-name="T152">4</text:span></text:span><text:span text:style-name="référence"><text:span text:style-name="T132">)</text:span></text:span></text:p>
      <text:p text:style-name="P417"><text:span text:style-name="texte_20_par_20_défaut"><text:span text:style-name="T278">car elle </text:span></text:span><text:span text:style-name="texte_20_par_20_défaut"><text:span text:style-name="T283">se construit avec l’adverbe </text:span></text:span><text:span text:style-name="exemple"><text:span text:style-name="T283">ne… que…</text:span></text:span><text:span text:style-name="texte_20_par_20_défaut"><text:span text:style-name="T283"> et contient une négation</text:span></text:span></text:p>
      <text:p text:style-name="P417"><text:span text:style-name="texte_20_par_20_défaut"><text:span text:style-name="T283">implicite. </text:span></text:span><text:span text:style-name="exemple">Je ne </text:span><text:span text:style-name="exemple"><text:span text:style-name="T949">pense en effet qu’à toi</text:span></text:span><text:span text:style-name="texte_20_par_20_défaut"><text:span text:style-name="T283"> </text:span></text:span><text:span text:style-name="texte_20_par_20_défaut"><text:span text:style-name="T284">signifie à la fois </text:span></text:span><text:span text:style-name="exemple"><text:span text:style-name="T527">Je pense à toi</text:span></text:span><text:span text:style-name="exemple"><text:span text:style-name="T284"> </text:span></text:span></text:p>
      <text:p text:style-name="P417"><text:span text:style-name="texte_20_par_20_défaut"><text:span text:style-name="T333">(valeur positive explicite) et </text:span></text:span><text:span text:style-name="exemple"><text:span text:style-name="T378">Je </text:span></text:span><text:span text:style-name="exemple"><text:span text:style-name="T590">ne pense pas aux personnes qui ne sont pas toi </text:span></text:span><text:span text:style-name="texte_20_par_20_défaut"><text:span text:style-name="T333">(valeur négative implicite sous la forme d’une double négation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46</text:page-number> / <text:page-count>4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1-22T22:52:40.479726666</dc:date>
    <meta:editing-duration>P1DT32M12S</meta:editing-duration>
    <meta:editing-cycles>841</meta:editing-cycles>
    <meta:print-date>2022-11-16T22:02:57.888560544</meta:print-date>
    <meta:document-statistic meta:table-count="0" meta:image-count="0" meta:object-count="0" meta:page-count="46" meta:paragraph-count="1115" meta:word-count="8663" meta:character-count="50273" meta:non-whitespace-character-count="40082"/>
  </office:meta>
</office:document-meta>
</file>